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3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3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3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1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4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36"/>
    <style:style style:name="ce172" style:family="table-cell" style:parent-style-name="Default" style:data-style-name="N0">
      <style:text-properties fo:font-size="10pt" style:font-size-asian="10pt" style:font-size-complex="10pt"/>
    </style:style>
    <style:style style:name="ce1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4" style:family="table-cell" style:parent-style-name="Default" style:data-style-name="N37"/>
    <style:style style:name="ce185" style:family="table-cell" style:parent-style-name="Default" style:data-style-name="N0">
      <style:table-cell-properties fo:background-color="transparent"/>
    </style:style>
    <style:style style:name="ce18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3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ackground-color="#4F6228"/>
    </style:style>
    <style:style style:name="ce25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Default" style:data-style-name="N0">
      <style:text-properties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5" style:family="table-cell" style:parent-style-name="Default" style:data-style-name="N1"/>
    <style:style style:name="ce27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6985cm"/>
    </style:style>
    <style:style style:name="co25" style:family="table-column">
      <style:table-column-properties fo:break-before="auto" style:column-width="1.50283333333333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0.359833333333333cm"/>
    </style:style>
    <style:style style:name="co28" style:family="table-column">
      <style:table-column-properties fo:break-before="auto" style:column-width="0.867833333333333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1.88383333333333cm"/>
    </style:style>
    <style:style style:name="co31" style:family="table-column">
      <style:table-column-properties fo:break-before="auto" style:column-width="0.6773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07433333333333cm"/>
    </style:style>
    <style:style style:name="co35" style:family="table-column">
      <style:table-column-properties fo:break-before="auto" style:column-width="1.841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4605cm"/>
    </style:style>
    <style:style style:name="co38" style:family="table-column">
      <style:table-column-properties fo:break-before="auto" style:column-width="1.54516666666667cm"/>
    </style:style>
    <style:style style:name="co39" style:family="table-column">
      <style:table-column-properties fo:break-before="auto" style:column-width="1.41816666666667cm"/>
    </style:style>
    <style:style style:name="co40" style:family="table-column">
      <style:table-column-properties fo:break-before="auto" style:column-width="8.84766666666667cm"/>
    </style:style>
    <style:style style:name="co41" style:family="table-column">
      <style:table-column-properties fo:break-before="auto" style:column-width="2.7305cm"/>
    </style:style>
    <style:style style:name="co42" style:family="table-column">
      <style:table-column-properties fo:break-before="auto" style:column-width="2.6035cm"/>
    </style:style>
    <style:style style:name="co43" style:family="table-column">
      <style:table-column-properties fo:break-before="auto" style:column-width="1.9685cm"/>
    </style:style>
    <style:style style:name="co44" style:family="table-column">
      <style:table-column-properties fo:break-before="auto" style:column-width="1.98966666666667cm"/>
    </style:style>
    <style:style style:name="co45" style:family="table-column">
      <style:table-column-properties fo:break-before="auto" style:column-width="1.651cm"/>
    </style:style>
    <style:style style:name="co46" style:family="table-column">
      <style:table-column-properties fo:break-before="auto" style:column-width="9.2075cm"/>
    </style:style>
    <style:style style:name="co47" style:family="table-column">
      <style:table-column-properties fo:break-before="auto" style:column-width="2.94216666666667cm"/>
    </style:style>
    <style:style style:name="co48" style:family="table-column">
      <style:table-column-properties fo:break-before="auto" style:column-width="5.969cm"/>
    </style:style>
    <style:style style:name="co49" style:family="table-column">
      <style:table-column-properties fo:break-before="auto" style:column-width="9.779cm"/>
    </style:style>
    <style:style style:name="co50" style:family="table-column">
      <style:table-column-properties fo:break-before="auto" style:column-width="7.64116666666667cm"/>
    </style:style>
    <style:style style:name="co51" style:family="table-column">
      <style:table-column-properties fo:break-before="auto" style:column-width="2.794cm"/>
    </style:style>
    <style:style style:name="co52" style:family="table-column">
      <style:table-column-properties fo:break-before="auto" style:column-width="1.397cm"/>
    </style:style>
    <style:style style:name="co53" style:family="table-column">
      <style:table-column-properties fo:break-before="auto" style:column-width="9.080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002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002</text:p>
          </table:table-cell>
          <table:table-cell office:value-type="string" table:style-name="ce13">
            <text:p>202001</text:p>
          </table:table-cell>
          <table:table-cell office:value-type="string" table:style-name="ce13">
            <text:p>201902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5671" table:style-name="ce19">
            <text:p>465 671</text:p>
          </table:table-cell>
          <table:table-cell office:value-type="float" office:value="473404" table:style-name="ce19">
            <text:p>473 404</text:p>
          </table:table-cell>
          <table:table-cell office:value-type="float" office:value="504886" table:style-name="ce19">
            <text:p>504 886</text:p>
          </table:table-cell>
          <table:table-cell office:value-type="float" office:value="-1.6334885214320114" table:style-name="ce20">
            <text:p>-1,6</text:p>
          </table:table-cell>
          <table:table-cell office:value-type="float" office:value="-7.7670998997793559" table:style-name="ce20">
            <text:p>-7,8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15562" table:style-name="ce19">
            <text:p>315 562</text:p>
          </table:table-cell>
          <table:table-cell office:value-type="float" office:value="320558" table:style-name="ce19">
            <text:p>320 558</text:p>
          </table:table-cell>
          <table:table-cell office:value-type="float" office:value="342702" table:style-name="ce19">
            <text:p>342 702</text:p>
          </table:table-cell>
          <table:table-cell office:value-type="float" office:value="-1.5585323092856831" table:style-name="ce20">
            <text:p>-1,6</text:p>
          </table:table-cell>
          <table:table-cell office:value-type="float" office:value="-7.919416869466767" table:style-name="ce20">
            <text:p>-7,9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3819" table:style-name="ce19">
            <text:p>13 819</text:p>
          </table:table-cell>
          <table:table-cell office:value-type="float" office:value="12669" table:style-name="ce19">
            <text:p>12 669</text:p>
          </table:table-cell>
          <table:table-cell office:value-type="float" office:value="15753" table:style-name="ce19">
            <text:p>15 753</text:p>
          </table:table-cell>
          <table:table-cell office:value-type="float" office:value="9.0772752387718043" table:style-name="ce20">
            <text:p>9,1</text:p>
          </table:table-cell>
          <table:table-cell office:value-type="float" office:value="-12.277026598108296" table:style-name="ce20">
            <text:p>-12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2434" table:style-name="ce19">
            <text:p>42 434</text:p>
          </table:table-cell>
          <table:table-cell office:value-type="float" office:value="55540" table:style-name="ce19">
            <text:p>55 540</text:p>
          </table:table-cell>
          <table:table-cell office:value-type="float" office:value="44702" table:style-name="ce19">
            <text:p>44 702</text:p>
          </table:table-cell>
          <table:table-cell office:value-type="float" office:value="-23.59740727403673" table:style-name="ce20">
            <text:p>-23,6</text:p>
          </table:table-cell>
          <table:table-cell office:value-type="float" office:value="-5.0735984967115568" table:style-name="ce20">
            <text:p>-5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39174" table:style-name="ce19">
            <text:p>39 174</text:p>
          </table:table-cell>
          <table:table-cell office:value-type="float" office:value="51723" table:style-name="ce19">
            <text:p>51 723</text:p>
          </table:table-cell>
          <table:table-cell office:value-type="float" office:value="41049" table:style-name="ce19">
            <text:p>41 049</text:p>
          </table:table-cell>
          <table:table-cell office:value-type="float" office:value="-24.261933762542775" table:style-name="ce20">
            <text:p>-24,3</text:p>
          </table:table-cell>
          <table:table-cell office:value-type="float" office:value="-4.5677117591171523" table:style-name="ce20">
            <text:p>-4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9876" table:style-name="ce19">
            <text:p>9 876</text:p>
          </table:table-cell>
          <table:table-cell office:value-type="float" office:value="12128" table:style-name="ce19">
            <text:p>12 128</text:p>
          </table:table-cell>
          <table:table-cell office:value-type="float" office:value="10805" table:style-name="ce19">
            <text:p>10 805</text:p>
          </table:table-cell>
          <table:table-cell office:value-type="float" office:value="-18.568601583113455" table:style-name="ce20">
            <text:p>-18,6</text:p>
          </table:table-cell>
          <table:table-cell office:value-type="float" office:value="-8.5978713558537709" table:style-name="ce20">
            <text:p>-8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538" table:style-name="ce38">
            <text:p>6 538</text:p>
          </table:table-cell>
          <table:table-cell office:value-type="float" office:value="7957" table:style-name="ce38">
            <text:p>7 957</text:p>
          </table:table-cell>
          <table:table-cell office:value-type="float" office:value="6830" table:style-name="ce38">
            <text:p>6 830</text:p>
          </table:table-cell>
          <table:table-cell office:value-type="float" office:value="-17.833354279250972" table:style-name="ce39">
            <text:p>-17,8</text:p>
          </table:table-cell>
          <table:table-cell office:value-type="float" office:value="-4.2752562225475836" table:style-name="ce39">
            <text:p>-4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51">
            <text:p>fev-19</text:p>
          </table:table-cell>
          <table:table-cell office:value-type="float" office:value="342702" table:style-name="ce52">
            <text:p>342 702<text:s/></text:p>
          </table:table-cell>
          <table:table-cell office:value-type="float" office:value="41049" table:style-name="ce52">
            <text:p>41 049<text:s/></text:p>
          </table:table-cell>
          <table:table-cell office:value-type="float" office:value="10805" table:style-name="ce52">
            <text:p>10 805<text:s/></text:p>
          </table:table-cell>
          <table:table-cell office:value-type="float" office:value="6830" table:style-name="ce52">
            <text:p>6 830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51">
            <text:p>mar-19</text:p>
          </table:table-cell>
          <table:table-cell office:value-type="float" office:value="333776" table:style-name="ce52">
            <text:p>333 776<text:s/></text:p>
          </table:table-cell>
          <table:table-cell office:value-type="float" office:value="39524" table:style-name="ce52">
            <text:p>39 524<text:s/></text:p>
          </table:table-cell>
          <table:table-cell office:value-type="float" office:value="12089" table:style-name="ce52">
            <text:p>12 089<text:s/></text:p>
          </table:table-cell>
          <table:table-cell office:value-type="float" office:value="8367" table:style-name="ce52">
            <text:p>8 3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51">
            <text:p>abr-19</text:p>
          </table:table-cell>
          <table:table-cell office:value-type="float" office:value="321240" table:style-name="ce52">
            <text:p>321 240<text:s/></text:p>
          </table:table-cell>
          <table:table-cell office:value-type="float" office:value="37655" table:style-name="ce52">
            <text:p>37 655<text:s/></text:p>
          </table:table-cell>
          <table:table-cell office:value-type="float" office:value="10467" table:style-name="ce52">
            <text:p>10 467<text:s/></text:p>
          </table:table-cell>
          <table:table-cell office:value-type="float" office:value="7226" table:style-name="ce52">
            <text:p>7 226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5-01T00:00:00" table:style-name="ce51">
            <text:p>mai-19</text:p>
          </table:table-cell>
          <table:table-cell office:value-type="float" office:value="305171" table:style-name="ce52">
            <text:p>305 171<text:s/></text:p>
          </table:table-cell>
          <table:table-cell office:value-type="float" office:value="38202" table:style-name="ce52">
            <text:p>38 202<text:s/></text:p>
          </table:table-cell>
          <table:table-cell office:value-type="float" office:value="13561" table:style-name="ce52">
            <text:p>13 561<text:s/></text:p>
          </table:table-cell>
          <table:table-cell office:value-type="float" office:value="7907" table:style-name="ce52">
            <text:p>7 90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6-01T00:00:00" table:style-name="ce51">
            <text:p>jun-19</text:p>
          </table:table-cell>
          <table:table-cell office:value-type="float" office:value="298191" table:style-name="ce52">
            <text:p>298 191<text:s/></text:p>
          </table:table-cell>
          <table:table-cell office:value-type="float" office:value="33978" table:style-name="ce52">
            <text:p>33 978<text:s/></text:p>
          </table:table-cell>
          <table:table-cell office:value-type="float" office:value="10784" table:style-name="ce52">
            <text:p>10 784<text:s/></text:p>
          </table:table-cell>
          <table:table-cell office:value-type="float" office:value="7517" table:style-name="ce52">
            <text:p>7 51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51">
            <text:p>jul-19</text:p>
          </table:table-cell>
          <table:table-cell office:value-type="float" office:value="297290" table:style-name="ce56">
            <text:p>297 290<text:s/></text:p>
          </table:table-cell>
          <table:table-cell office:value-type="float" office:value="42190" table:style-name="ce56">
            <text:p>42 190<text:s/></text:p>
          </table:table-cell>
          <table:table-cell office:value-type="float" office:value="11332" table:style-name="ce52">
            <text:p>11 332<text:s/></text:p>
          </table:table-cell>
          <table:table-cell office:value-type="float" office:value="6976" table:style-name="ce52">
            <text:p>6 97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8-01T00:00:00" table:style-name="ce51">
            <text:p>ago-19</text:p>
          </table:table-cell>
          <table:table-cell office:value-type="float" office:value="304330" table:style-name="ce52">
            <text:p>304 330<text:s/></text:p>
          </table:table-cell>
          <table:table-cell office:value-type="float" office:value="37775" table:style-name="ce52">
            <text:p>37 775<text:s/></text:p>
          </table:table-cell>
          <table:table-cell office:value-type="float" office:value="9375" table:style-name="ce52">
            <text:p>9 375<text:s/></text:p>
          </table:table-cell>
          <table:table-cell office:value-type="float" office:value="6555" table:style-name="ce52">
            <text:p>6 55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09-01T00:00:00" table:style-name="ce51">
            <text:p>set-19</text:p>
          </table:table-cell>
          <table:table-cell office:value-type="float" office:value="279388" table:style-name="ce52">
            <text:p>279 388<text:s/></text:p>
          </table:table-cell>
          <table:table-cell office:value-type="float" office:value="48263" table:style-name="ce52">
            <text:p>48 263<text:s/></text:p>
          </table:table-cell>
          <table:table-cell office:value-type="float" office:value="11940" table:style-name="ce52">
            <text:p>11 940<text:s/></text:p>
          </table:table-cell>
          <table:table-cell office:value-type="float" office:value="8623" table:style-name="ce52">
            <text:p>8 62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0-01T00:00:00" table:style-name="ce51">
            <text:p>out-19</text:p>
          </table:table-cell>
          <table:table-cell office:value-type="float" office:value="300019" table:style-name="ce52">
            <text:p>300 019<text:s/></text:p>
          </table:table-cell>
          <table:table-cell office:value-type="float" office:value="52583" table:style-name="ce52">
            <text:p>52 583<text:s/></text:p>
          </table:table-cell>
          <table:table-cell office:value-type="float" office:value="11013" table:style-name="ce52">
            <text:p>11 013<text:s/></text:p>
          </table:table-cell>
          <table:table-cell office:value-type="float" office:value="7521" table:style-name="ce52">
            <text:p>7 52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1-01T00:00:00" table:style-name="ce51">
            <text:p>nov-19</text:p>
          </table:table-cell>
          <table:table-cell office:value-type="float" office:value="305961" table:style-name="ce52">
            <text:p>305 961<text:s/></text:p>
          </table:table-cell>
          <table:table-cell office:value-type="float" office:value="50955" table:style-name="ce52">
            <text:p>50 955<text:s/></text:p>
          </table:table-cell>
          <table:table-cell office:value-type="float" office:value="9020" table:style-name="ce52">
            <text:p>9 020<text:s/></text:p>
          </table:table-cell>
          <table:table-cell office:value-type="float" office:value="6431" table:style-name="ce52">
            <text:p>6 43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2-01T00:00:00" table:style-name="ce51">
            <text:p>dez-19</text:p>
          </table:table-cell>
          <table:table-cell office:value-type="float" office:value="310482" table:style-name="ce52">
            <text:p>310 482<text:s/></text:p>
          </table:table-cell>
          <table:table-cell office:value-type="float" office:value="42195" table:style-name="ce52">
            <text:p>42 195<text:s/></text:p>
          </table:table-cell>
          <table:table-cell office:value-type="float" office:value="7132" table:style-name="ce52">
            <text:p>7 132<text:s/></text:p>
          </table:table-cell>
          <table:table-cell office:value-type="float" office:value="5080" table:style-name="ce52">
            <text:p>5 0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1-01T00:00:00" table:style-name="ce57">
            <text:p>jan-20</text:p>
          </table:table-cell>
          <table:table-cell office:value-type="float" office:value="320558" table:style-name="ce52">
            <text:p>320 558<text:s/></text:p>
          </table:table-cell>
          <table:table-cell office:value-type="float" office:value="51723" table:style-name="ce52">
            <text:p>51 723<text:s/></text:p>
          </table:table-cell>
          <table:table-cell office:value-type="float" office:value="12128" table:style-name="ce52">
            <text:p>12 128<text:s/></text:p>
          </table:table-cell>
          <table:table-cell office:value-type="float" office:value="7957" table:style-name="ce52">
            <text:p>7 957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0-02-01T00:00:00" table:style-name="ce58">
            <text:p>fev-20</text:p>
          </table:table-cell>
          <table:table-cell office:value-type="float" office:value="315562" table:style-name="ce59">
            <text:p>315 562<text:s/></text:p>
          </table:table-cell>
          <table:table-cell office:value-type="float" office:value="39174" table:style-name="ce59">
            <text:p>39 174<text:s/></text:p>
          </table:table-cell>
          <table:table-cell office:value-type="float" office:value="9876" table:style-name="ce59">
            <text:p>9 876<text:s/></text:p>
          </table:table-cell>
          <table:table-cell office:value-type="float" office:value="6538" table:style-name="ce59">
            <text:p>6 538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2002</text:p>
          </table:table-cell>
          <table:table-cell office:value-type="string" table:style-name="ce65">
            <text:p>202001</text:p>
          </table:table-cell>
          <table:table-cell office:value-type="string" table:style-name="ce65">
            <text:p>201902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15562" table:style-name="ce68">
            <text:p>315 562</text:p>
          </table:table-cell>
          <table:table-cell office:value-type="float" office:value="320558" table:style-name="ce68">
            <text:p>320 558</text:p>
          </table:table-cell>
          <table:table-cell office:value-type="float" office:value="342702" table:style-name="ce68">
            <text:p>342 702</text:p>
          </table:table-cell>
          <table:table-cell office:value-type="float" office:value="-4996" table:style-name="ce68">
            <text:p>-4 996</text:p>
          </table:table-cell>
          <table:table-cell office:value-type="float" office:value="-1.5585323092856831" table:style-name="ce69">
            <text:p>-1,6</text:p>
          </table:table-cell>
          <table:table-cell office:value-type="float" office:value="-27140" table:style-name="ce68">
            <text:p>-27 140</text:p>
          </table:table-cell>
          <table:table-cell office:value-type="float" office:value="-7.919416869466767" table:style-name="ce69">
            <text:p>-7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homens</text:p>
          </table:table-cell>
          <table:table-cell office:value-type="float" office:value="138384" table:style-name="ce68">
            <text:p>138 384</text:p>
          </table:table-cell>
          <table:table-cell office:value-type="float" office:value="140888" table:style-name="ce68">
            <text:p>140 888</text:p>
          </table:table-cell>
          <table:table-cell office:value-type="float" office:value="151196" table:style-name="ce68">
            <text:p>151 196</text:p>
          </table:table-cell>
          <table:table-cell office:value-type="float" office:value="-2504" table:style-name="ce68">
            <text:p>-2 504</text:p>
          </table:table-cell>
          <table:table-cell office:value-type="float" office:value="-1.7772982794844132" table:style-name="ce69">
            <text:p>-1,8</text:p>
          </table:table-cell>
          <table:table-cell office:value-type="float" office:value="-12812" table:style-name="ce68">
            <text:p>-12 812</text:p>
          </table:table-cell>
          <table:table-cell office:value-type="float" office:value="-8.4737691473319394" table:style-name="ce69">
            <text:p>-8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70">
            <text:p>mulheres</text:p>
          </table:table-cell>
          <table:table-cell office:value-type="float" office:value="177178" table:style-name="ce68">
            <text:p>177 178</text:p>
          </table:table-cell>
          <table:table-cell office:value-type="float" office:value="179670" table:style-name="ce68">
            <text:p>179 670</text:p>
          </table:table-cell>
          <table:table-cell office:value-type="float" office:value="191506" table:style-name="ce68">
            <text:p>191 506</text:p>
          </table:table-cell>
          <table:table-cell office:value-type="float" office:value="-2492" table:style-name="ce68">
            <text:p>-2 492</text:p>
          </table:table-cell>
          <table:table-cell office:value-type="float" office:value="-1.3869872544108643" table:style-name="ce69">
            <text:p>-1,4</text:p>
          </table:table-cell>
          <table:table-cell office:value-type="float" office:value="-14328" table:style-name="ce68">
            <text:p>-14 328</text:p>
          </table:table-cell>
          <table:table-cell office:value-type="float" office:value="-7.4817499190625885" table:style-name="ce69">
            <text:p>-7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lt; 25 anos</text:p>
          </table:table-cell>
          <table:table-cell office:value-type="float" office:value="33999" table:style-name="ce68">
            <text:p>33 999</text:p>
          </table:table-cell>
          <table:table-cell office:value-type="float" office:value="34920" table:style-name="ce68">
            <text:p>34 920</text:p>
          </table:table-cell>
          <table:table-cell office:value-type="float" office:value="36585" table:style-name="ce68">
            <text:p>36 585</text:p>
          </table:table-cell>
          <table:table-cell office:value-type="float" office:value="-921" table:style-name="ce68">
            <text:p>- 921</text:p>
          </table:table-cell>
          <table:table-cell office:value-type="float" office:value="-2.6374570446735395" table:style-name="ce69">
            <text:p>-2,6</text:p>
          </table:table-cell>
          <table:table-cell office:value-type="float" office:value="-2586" table:style-name="ce68">
            <text:p>-2 586</text:p>
          </table:table-cell>
          <table:table-cell office:value-type="float" office:value="-7.0684706847068473" table:style-name="ce69">
            <text:p>-7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70">
            <text:p>&gt;= 25 anos</text:p>
          </table:table-cell>
          <table:table-cell office:value-type="float" office:value="281563" table:style-name="ce68">
            <text:p>281 563</text:p>
          </table:table-cell>
          <table:table-cell office:value-type="float" office:value="285638" table:style-name="ce68">
            <text:p>285 638</text:p>
          </table:table-cell>
          <table:table-cell office:value-type="float" office:value="306117" table:style-name="ce68">
            <text:p>306 117</text:p>
          </table:table-cell>
          <table:table-cell office:value-type="float" office:value="-4075" table:style-name="ce68">
            <text:p>-4 075</text:p>
          </table:table-cell>
          <table:table-cell office:value-type="float" office:value="-1.426630910453091" table:style-name="ce69">
            <text:p>-1,4</text:p>
          </table:table-cell>
          <table:table-cell office:value-type="float" office:value="-24554" table:style-name="ce68">
            <text:p>-24 554</text:p>
          </table:table-cell>
          <table:table-cell office:value-type="float" office:value="-8.0211161092000776" table:style-name="ce69">
            <text:p>-8,0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lt; 1 ano inscrição</text:p>
          </table:table-cell>
          <table:table-cell office:value-type="float" office:value="189771" table:style-name="ce68">
            <text:p>189 771</text:p>
          </table:table-cell>
          <table:table-cell office:value-type="float" office:value="193401" table:style-name="ce68">
            <text:p>193 401</text:p>
          </table:table-cell>
          <table:table-cell office:value-type="float" office:value="196151" table:style-name="ce68">
            <text:p>196 151</text:p>
          </table:table-cell>
          <table:table-cell office:value-type="float" office:value="-3630" table:style-name="ce68">
            <text:p>-3 630</text:p>
          </table:table-cell>
          <table:table-cell office:value-type="float" office:value="-1.8769292816479748" table:style-name="ce69">
            <text:p>-1,9</text:p>
          </table:table-cell>
          <table:table-cell office:value-type="float" office:value="-6380" table:style-name="ce68">
            <text:p>-6 380</text:p>
          </table:table-cell>
          <table:table-cell office:value-type="float" office:value="-3.2525962141411466" table:style-name="ce69">
            <text:p>-3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70">
            <text:p>&gt;= 1 ano inscrição</text:p>
          </table:table-cell>
          <table:table-cell office:value-type="float" office:value="125791" table:style-name="ce68">
            <text:p>125 791</text:p>
          </table:table-cell>
          <table:table-cell office:value-type="float" office:value="127157" table:style-name="ce68">
            <text:p>127 157</text:p>
          </table:table-cell>
          <table:table-cell office:value-type="float" office:value="146551" table:style-name="ce68">
            <text:p>146 551</text:p>
          </table:table-cell>
          <table:table-cell office:value-type="float" office:value="-1366" table:style-name="ce68">
            <text:p>-1 366</text:p>
          </table:table-cell>
          <table:table-cell office:value-type="float" office:value="-1.0742625258538656" table:style-name="ce69">
            <text:p>-1,1</text:p>
          </table:table-cell>
          <table:table-cell office:value-type="float" office:value="-20760" table:style-name="ce68">
            <text:p>-20 760</text:p>
          </table:table-cell>
          <table:table-cell office:value-type="float" office:value="-14.165717054131328" table:style-name="ce69">
            <text:p>-14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primeiro emprego</text:p>
          </table:table-cell>
          <table:table-cell office:value-type="float" office:value="29110" table:style-name="ce68">
            <text:p>29 110</text:p>
          </table:table-cell>
          <table:table-cell office:value-type="float" office:value="29859" table:style-name="ce68">
            <text:p>29 859</text:p>
          </table:table-cell>
          <table:table-cell office:value-type="float" office:value="32865" table:style-name="ce68">
            <text:p>32 865</text:p>
          </table:table-cell>
          <table:table-cell office:value-type="float" office:value="-749" table:style-name="ce68">
            <text:p>- 749</text:p>
          </table:table-cell>
          <table:table-cell office:value-type="float" office:value="-2.5084564118021366" table:style-name="ce69">
            <text:p>-2,5</text:p>
          </table:table-cell>
          <table:table-cell office:value-type="float" office:value="-3755" table:style-name="ce68">
            <text:p>-3 755</text:p>
          </table:table-cell>
          <table:table-cell office:value-type="float" office:value="-11.425528677924843" table:style-name="ce69">
            <text:p>-11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ovo emprego</text:p>
          </table:table-cell>
          <table:table-cell office:value-type="float" office:value="286452" table:style-name="ce68">
            <text:p>286 452</text:p>
          </table:table-cell>
          <table:table-cell office:value-type="float" office:value="290699" table:style-name="ce68">
            <text:p>290 699</text:p>
          </table:table-cell>
          <table:table-cell office:value-type="float" office:value="309837" table:style-name="ce68">
            <text:p>309 837</text:p>
          </table:table-cell>
          <table:table-cell office:value-type="float" office:value="-4247" table:style-name="ce68">
            <text:p>-4 247</text:p>
          </table:table-cell>
          <table:table-cell office:value-type="float" office:value="-1.4609613380162987" table:style-name="ce69">
            <text:p>-1,5</text:p>
          </table:table-cell>
          <table:table-cell office:value-type="float" office:value="-23385" table:style-name="ce68">
            <text:p>-23 385</text:p>
          </table:table-cell>
          <table:table-cell office:value-type="float" office:value="-7.5475169201870669" table:style-name="ce69">
            <text:p>-7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nenhum nível instrução</text:p>
          </table:table-cell>
          <table:table-cell office:value-type="float" office:value="22581" table:style-name="ce68">
            <text:p>22 581</text:p>
          </table:table-cell>
          <table:table-cell office:value-type="float" office:value="22627" table:style-name="ce68">
            <text:p>22 627</text:p>
          </table:table-cell>
          <table:table-cell office:value-type="float" office:value="23884" table:style-name="ce68">
            <text:p>23 884</text:p>
          </table:table-cell>
          <table:table-cell office:value-type="float" office:value="-46" table:style-name="ce68">
            <text:p>- 46</text:p>
          </table:table-cell>
          <table:table-cell office:value-type="float" office:value="-0.20329694612630927" table:style-name="ce69">
            <text:p>-0,2</text:p>
          </table:table-cell>
          <table:table-cell office:value-type="float" office:value="-1303" table:style-name="ce68">
            <text:p>-1 303</text:p>
          </table:table-cell>
          <table:table-cell office:value-type="float" office:value="-5.455535086250209" table:style-name="ce69">
            <text:p>-5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1º ciclo ensino básico</text:p>
          </table:table-cell>
          <table:table-cell office:value-type="float" office:value="51147" table:style-name="ce68">
            <text:p>51 147</text:p>
          </table:table-cell>
          <table:table-cell office:value-type="float" office:value="51811" table:style-name="ce68">
            <text:p>51 811</text:p>
          </table:table-cell>
          <table:table-cell office:value-type="float" office:value="60420" table:style-name="ce68">
            <text:p>60 420</text:p>
          </table:table-cell>
          <table:table-cell office:value-type="float" office:value="-664" table:style-name="ce68">
            <text:p>- 664</text:p>
          </table:table-cell>
          <table:table-cell office:value-type="float" office:value="-1.2815811314199688" table:style-name="ce69">
            <text:p>-1,3</text:p>
          </table:table-cell>
          <table:table-cell office:value-type="float" office:value="-9273" table:style-name="ce68">
            <text:p>-9 273</text:p>
          </table:table-cell>
          <table:table-cell office:value-type="float" office:value="-15.347567030784509" table:style-name="ce69">
            <text:p>-15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2º ciclo ensino básico</text:p>
          </table:table-cell>
          <table:table-cell office:value-type="float" office:value="46154" table:style-name="ce68">
            <text:p>46 154</text:p>
          </table:table-cell>
          <table:table-cell office:value-type="float" office:value="46737" table:style-name="ce68">
            <text:p>46 737</text:p>
          </table:table-cell>
          <table:table-cell office:value-type="float" office:value="50954" table:style-name="ce68">
            <text:p>50 954</text:p>
          </table:table-cell>
          <table:table-cell office:value-type="float" office:value="-583" table:style-name="ce68">
            <text:p>- 583</text:p>
          </table:table-cell>
          <table:table-cell office:value-type="float" office:value="-1.2474056957014783" table:style-name="ce69">
            <text:p>-1,2</text:p>
          </table:table-cell>
          <table:table-cell office:value-type="float" office:value="-4800" table:style-name="ce68">
            <text:p>-4 800</text:p>
          </table:table-cell>
          <table:table-cell office:value-type="float" office:value="-9.4202614122541899" table:style-name="ce69">
            <text:p>-9,4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3º ciclo ensino básico</text:p>
          </table:table-cell>
          <table:table-cell office:value-type="float" office:value="62463" table:style-name="ce68">
            <text:p>62 463</text:p>
          </table:table-cell>
          <table:table-cell office:value-type="float" office:value="63348" table:style-name="ce68">
            <text:p>63 348</text:p>
          </table:table-cell>
          <table:table-cell office:value-type="float" office:value="68380" table:style-name="ce68">
            <text:p>68 380</text:p>
          </table:table-cell>
          <table:table-cell office:value-type="float" office:value="-885" table:style-name="ce68">
            <text:p>- 885</text:p>
          </table:table-cell>
          <table:table-cell office:value-type="float" office:value="-1.397044894866452" table:style-name="ce69">
            <text:p>-1,4</text:p>
          </table:table-cell>
          <table:table-cell office:value-type="float" office:value="-5917" table:style-name="ce68">
            <text:p>-5 917</text:p>
          </table:table-cell>
          <table:table-cell office:value-type="float" office:value="-8.6531149458906107" table:style-name="ce69">
            <text:p>-8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ecundário</text:p>
          </table:table-cell>
          <table:table-cell office:value-type="float" office:value="91221" table:style-name="ce68">
            <text:p>91 221</text:p>
          </table:table-cell>
          <table:table-cell office:value-type="float" office:value="92397" table:style-name="ce68">
            <text:p>92 397</text:p>
          </table:table-cell>
          <table:table-cell office:value-type="float" office:value="93003" table:style-name="ce68">
            <text:p>93 003</text:p>
          </table:table-cell>
          <table:table-cell office:value-type="float" office:value="-1176" table:style-name="ce68">
            <text:p>-1 176</text:p>
          </table:table-cell>
          <table:table-cell office:value-type="float" office:value="-1.2727685963829993" table:style-name="ce69">
            <text:p>-1,3</text:p>
          </table:table-cell>
          <table:table-cell office:value-type="float" office:value="-1782" table:style-name="ce68">
            <text:p>-1 782</text:p>
          </table:table-cell>
          <table:table-cell office:value-type="float" office:value="-1.9160672236379472" table:style-name="ce69">
            <text:p>-1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70">
            <text:p>superior</text:p>
          </table:table-cell>
          <table:table-cell office:value-type="float" office:value="41996" table:style-name="ce68">
            <text:p>41 996</text:p>
          </table:table-cell>
          <table:table-cell office:value-type="float" office:value="43638" table:style-name="ce68">
            <text:p>43 638</text:p>
          </table:table-cell>
          <table:table-cell office:value-type="float" office:value="46061" table:style-name="ce68">
            <text:p>46 061</text:p>
          </table:table-cell>
          <table:table-cell office:value-type="float" office:value="-1642" table:style-name="ce68">
            <text:p>-1 642</text:p>
          </table:table-cell>
          <table:table-cell office:value-type="float" office:value="-3.7627755625830699" table:style-name="ce69">
            <text:p>-3,8</text:p>
          </table:table-cell>
          <table:table-cell office:value-type="float" office:value="-4065" table:style-name="ce68">
            <text:p>-4 065</text:p>
          </table:table-cell>
          <table:table-cell office:value-type="float" office:value="-8.8252534682269168" table:style-name="ce69">
            <text:p>-8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Total <text:s/>País</text:p>
          </table:table-cell>
          <table:table-cell office:value-type="float" office:value="315562" table:style-name="ce68">
            <text:p>315 562</text:p>
          </table:table-cell>
          <table:table-cell office:value-type="float" office:value="320558" table:style-name="ce68">
            <text:p>320 558</text:p>
          </table:table-cell>
          <table:table-cell office:value-type="float" office:value="342702" table:style-name="ce68">
            <text:p>342 702</text:p>
          </table:table-cell>
          <table:table-cell office:value-type="float" office:value="-4996" table:style-name="ce68">
            <text:p>-4 996</text:p>
          </table:table-cell>
          <table:table-cell office:value-type="float" office:value="-1.5585323092856831" table:style-name="ce69">
            <text:p>-1,6</text:p>
          </table:table-cell>
          <table:table-cell office:value-type="float" office:value="-27140" table:style-name="ce68">
            <text:p>-27 140</text:p>
          </table:table-cell>
          <table:table-cell office:value-type="float" office:value="-7.919416869466767" table:style-name="ce69">
            <text:p>-7,9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Norte</text:p>
          </table:table-cell>
          <table:table-cell office:value-type="float" office:value="124337" table:style-name="ce68">
            <text:p>124 337</text:p>
          </table:table-cell>
          <table:table-cell office:value-type="float" office:value="125571" table:style-name="ce68">
            <text:p>125 571</text:p>
          </table:table-cell>
          <table:table-cell office:value-type="float" office:value="137964" table:style-name="ce68">
            <text:p>137 964</text:p>
          </table:table-cell>
          <table:table-cell office:value-type="float" office:value="-1234" table:style-name="ce68">
            <text:p>-1 234</text:p>
          </table:table-cell>
          <table:table-cell office:value-type="float" office:value="-0.98271097626044224" table:style-name="ce69">
            <text:p>-1,0</text:p>
          </table:table-cell>
          <table:table-cell office:value-type="float" office:value="-13627" table:style-name="ce68">
            <text:p>-13 627</text:p>
          </table:table-cell>
          <table:table-cell office:value-type="float" office:value="-9.8772143457713604" table:style-name="ce69">
            <text:p>-9,9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Centro</text:p>
          </table:table-cell>
          <table:table-cell office:value-type="float" office:value="41927" table:style-name="ce68">
            <text:p>41 927</text:p>
          </table:table-cell>
          <table:table-cell office:value-type="float" office:value="42894" table:style-name="ce68">
            <text:p>42 894</text:p>
          </table:table-cell>
          <table:table-cell office:value-type="float" office:value="45660" table:style-name="ce68">
            <text:p>45 660</text:p>
          </table:table-cell>
          <table:table-cell office:value-type="float" office:value="-967" table:style-name="ce68">
            <text:p>- 967</text:p>
          </table:table-cell>
          <table:table-cell office:value-type="float" office:value="-2.2543945540168786" table:style-name="ce69">
            <text:p>-2,3</text:p>
          </table:table-cell>
          <table:table-cell office:value-type="float" office:value="-3733" table:style-name="ce68">
            <text:p>-3 733</text:p>
          </table:table-cell>
          <table:table-cell office:value-type="float" office:value="-8.1756460797196677" table:style-name="ce69">
            <text:p>-8,2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Lisboa VT</text:p>
          </table:table-cell>
          <table:table-cell office:value-type="float" office:value="92458" table:style-name="ce68">
            <text:p>92 458</text:p>
          </table:table-cell>
          <table:table-cell office:value-type="float" office:value="93050" table:style-name="ce68">
            <text:p>93 050</text:p>
          </table:table-cell>
          <table:table-cell office:value-type="float" office:value="100102" table:style-name="ce68">
            <text:p>100 102</text:p>
          </table:table-cell>
          <table:table-cell office:value-type="float" office:value="-592" table:style-name="ce68">
            <text:p>- 592</text:p>
          </table:table-cell>
          <table:table-cell office:value-type="float" office:value="-0.63621708758731865" table:style-name="ce69">
            <text:p>-0,6</text:p>
          </table:table-cell>
          <table:table-cell office:value-type="float" office:value="-7644" table:style-name="ce68">
            <text:p>-7 644</text:p>
          </table:table-cell>
          <table:table-cell office:value-type="float" office:value="-7.6362110647139918" table:style-name="ce69">
            <text:p>-7,6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lentejo</text:p>
          </table:table-cell>
          <table:table-cell office:value-type="float" office:value="15106" table:style-name="ce68">
            <text:p>15 106</text:p>
          </table:table-cell>
          <table:table-cell office:value-type="float" office:value="15601" table:style-name="ce68">
            <text:p>15 601</text:p>
          </table:table-cell>
          <table:table-cell office:value-type="float" office:value="15783" table:style-name="ce68">
            <text:p>15 783</text:p>
          </table:table-cell>
          <table:table-cell office:value-type="float" office:value="-495" table:style-name="ce68">
            <text:p>- 495</text:p>
          </table:table-cell>
          <table:table-cell office:value-type="float" office:value="-3.1728735337478366" table:style-name="ce69">
            <text:p>-3,2</text:p>
          </table:table-cell>
          <table:table-cell office:value-type="float" office:value="-677" table:style-name="ce68">
            <text:p>- 677</text:p>
          </table:table-cell>
          <table:table-cell office:value-type="float" office:value="-4.2894253310523984" table:style-name="ce69">
            <text:p>-4,3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<text:s/>Algarve</text:p>
          </table:table-cell>
          <table:table-cell office:value-type="float" office:value="19188" table:style-name="ce68">
            <text:p>19 188</text:p>
          </table:table-cell>
          <table:table-cell office:value-type="float" office:value="20815" table:style-name="ce68">
            <text:p>20 815</text:p>
          </table:table-cell>
          <table:table-cell office:value-type="float" office:value="19014" table:style-name="ce68">
            <text:p>19 014</text:p>
          </table:table-cell>
          <table:table-cell office:value-type="float" office:value="-1627" table:style-name="ce68">
            <text:p>-1 627</text:p>
          </table:table-cell>
          <table:table-cell office:value-type="float" office:value="-7.816478501080951" table:style-name="ce69">
            <text:p>-7,8</text:p>
          </table:table-cell>
          <table:table-cell office:value-type="float" office:value="174" table:style-name="ce68">
            <text:p><text:s/>174</text:p>
          </table:table-cell>
          <table:table-cell office:value-type="float" office:value="0.91511517828968136" table:style-name="ce69">
            <text:p>0,9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Açores</text:p>
          </table:table-cell>
          <table:table-cell office:value-type="float" office:value="6956" table:style-name="ce68">
            <text:p>6 956</text:p>
          </table:table-cell>
          <table:table-cell office:value-type="float" office:value="6973" table:style-name="ce68">
            <text:p>6 973</text:p>
          </table:table-cell>
          <table:table-cell office:value-type="float" office:value="7665" table:style-name="ce68">
            <text:p>7 665</text:p>
          </table:table-cell>
          <table:table-cell office:value-type="float" office:value="-17" table:style-name="ce68">
            <text:p>- 17</text:p>
          </table:table-cell>
          <table:table-cell office:value-type="float" office:value="-0.24379750466083464" table:style-name="ce69">
            <text:p>-0,2</text:p>
          </table:table-cell>
          <table:table-cell office:value-type="float" office:value="-709" table:style-name="ce68">
            <text:p>- 709</text:p>
          </table:table-cell>
          <table:table-cell office:value-type="float" office:value="-9.2498369210697984" table:style-name="ce69">
            <text:p>-9,2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70">
            <text:p>Madeira</text:p>
          </table:table-cell>
          <table:table-cell office:value-type="float" office:value="15590" table:style-name="ce68">
            <text:p>15 590</text:p>
          </table:table-cell>
          <table:table-cell office:value-type="float" office:value="15654" table:style-name="ce68">
            <text:p>15 654</text:p>
          </table:table-cell>
          <table:table-cell office:value-type="float" office:value="16514" table:style-name="ce68">
            <text:p>16 514</text:p>
          </table:table-cell>
          <table:table-cell office:value-type="float" office:value="-64" table:style-name="ce68">
            <text:p>- 64</text:p>
          </table:table-cell>
          <table:table-cell office:value-type="float" office:value="-0.40884119074996805" table:style-name="ce69">
            <text:p>-0,4</text:p>
          </table:table-cell>
          <table:table-cell office:value-type="float" office:value="-924" table:style-name="ce68">
            <text:p>- 924</text:p>
          </table:table-cell>
          <table:table-cell office:value-type="float" office:value="-5.5952525130192559" table:style-name="ce69">
            <text:p>-5,6</text:p>
          </table:table-cell>
          <table:table-cell office:value-type="float" office:value="-7.919416869466767" table:style-name="ce72">
            <text:p>-7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93016" table:style-name="ce79">
            <text:p>293016</text:p>
          </table:table-cell>
          <table:table-cell office:value-type="float" office:value="297931" table:style-name="ce79">
            <text:p>297931</text:p>
          </table:table-cell>
          <table:table-cell office:value-type="float" office:value="318523" table:style-name="ce79">
            <text:p>318523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9585" table:style-name="ce81">
            <text:p>9585</text:p>
          </table:table-cell>
          <table:table-cell office:value-type="float" office:value="11743" table:style-name="ce81">
            <text:p>11743</text:p>
          </table:table-cell>
          <table:table-cell office:value-type="float" office:value="10396" table:style-name="ce81">
            <text:p>10396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6334" table:style-name="ce79">
            <text:p>6334</text:p>
          </table:table-cell>
          <table:table-cell office:value-type="float" office:value="7713" table:style-name="ce79">
            <text:p>7713</text:p>
          </table:table-cell>
          <table:table-cell office:value-type="float" office:value="6559" table:style-name="ce79">
            <text:p>6559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7054" table:style-name="ce83">
            <text:p>7054</text:p>
          </table:table-cell>
          <table:table-cell office:value-type="float" office:value="7153" table:style-name="ce83">
            <text:p>7153</text:p>
          </table:table-cell>
          <table:table-cell office:value-type="float" office:value="7386" table:style-name="ce83">
            <text:p>7386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-11.3721318074645" table:style-name="ce84">
            <text:p>-11,4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30" table:style-name="ce85">
            <text:p>30</text:p>
          </table:table-cell>
          <table:table-cell office:value-type="float" office:value="29" table:style-name="ce85">
            <text:p>29</text:p>
          </table:table-cell>
          <table:table-cell office:value-type="float" office:value="42" table:style-name="ce85">
            <text:p>42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17" table:style-name="ce83">
            <text:p>17</text:p>
          </table:table-cell>
          <table:table-cell office:value-type="float" office:value="28" table:style-name="ce83">
            <text:p>28</text:p>
          </table:table-cell>
          <table:table-cell office:value-type="float" office:value="12" table:style-name="ce83">
            <text:p>12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-100" table:style-name="ce88">
            <text:p>-100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0944" table:style-name="ce89">
            <text:p>30944</text:p>
          </table:table-cell>
          <table:table-cell office:value-type="float" office:value="32430" table:style-name="ce89">
            <text:p>32430</text:p>
          </table:table-cell>
          <table:table-cell office:value-type="float" office:value="34289" table:style-name="ce89">
            <text:p>34289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-9.7553151156347493" table:style-name="ce84">
            <text:p>-9,8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635" table:style-name="ce90">
            <text:p>635</text:p>
          </table:table-cell>
          <table:table-cell office:value-type="float" office:value="615" table:style-name="ce90">
            <text:p>615</text:p>
          </table:table-cell>
          <table:table-cell office:value-type="float" office:value="783" table:style-name="ce90">
            <text:p>783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432" table:style-name="ce89">
            <text:p>432</text:p>
          </table:table-cell>
          <table:table-cell office:value-type="float" office:value="380" table:style-name="ce89">
            <text:p>380</text:p>
          </table:table-cell>
          <table:table-cell office:value-type="float" office:value="462" table:style-name="ce89">
            <text:p>462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-79" table:style-name="ce88">
            <text:p>-79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26478" table:style-name="ce83">
            <text:p>26478</text:p>
          </table:table-cell>
          <table:table-cell office:value-type="float" office:value="26910" table:style-name="ce83">
            <text:p>26910</text:p>
          </table:table-cell>
          <table:table-cell office:value-type="float" office:value="29065" table:style-name="ce83">
            <text:p>29065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-8.9007397213143005" table:style-name="ce84">
            <text:p>-8,9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615" table:style-name="ce85">
            <text:p>615</text:p>
          </table:table-cell>
          <table:table-cell office:value-type="float" office:value="592" table:style-name="ce85">
            <text:p>592</text:p>
          </table:table-cell>
          <table:table-cell office:value-type="float" office:value="757" table:style-name="ce85">
            <text:p>757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382" table:style-name="ce83">
            <text:p>382</text:p>
          </table:table-cell>
          <table:table-cell office:value-type="float" office:value="305" table:style-name="ce83">
            <text:p>305</text:p>
          </table:table-cell>
          <table:table-cell office:value-type="float" office:value="379" table:style-name="ce83">
            <text:p>379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-68" table:style-name="ce88">
            <text:p>-6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4923" table:style-name="ce89">
            <text:p>34923</text:p>
          </table:table-cell>
          <table:table-cell office:value-type="float" office:value="35188" table:style-name="ce89">
            <text:p>35188</text:p>
          </table:table-cell>
          <table:table-cell office:value-type="float" office:value="37106" table:style-name="ce89">
            <text:p>37106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-8.3225978950438702" table:style-name="ce84">
            <text:p>-8,3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858" table:style-name="ce90">
            <text:p>858</text:p>
          </table:table-cell>
          <table:table-cell office:value-type="float" office:value="965" table:style-name="ce90">
            <text:p>965</text:p>
          </table:table-cell>
          <table:table-cell office:value-type="float" office:value="940" table:style-name="ce90">
            <text:p>940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595" table:style-name="ce89">
            <text:p>595</text:p>
          </table:table-cell>
          <table:table-cell office:value-type="float" office:value="652" table:style-name="ce89">
            <text:p>652</text:p>
          </table:table-cell>
          <table:table-cell office:value-type="float" office:value="695" table:style-name="ce89">
            <text:p>695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-30" table:style-name="ce88">
            <text:p>-30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60433" table:style-name="ce83">
            <text:p>60433</text:p>
          </table:table-cell>
          <table:table-cell office:value-type="float" office:value="61299" table:style-name="ce83">
            <text:p>61299</text:p>
          </table:table-cell>
          <table:table-cell office:value-type="float" office:value="64759" table:style-name="ce83">
            <text:p>64759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-7.1490260051818399" table:style-name="ce84">
            <text:p>-7,1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932" table:style-name="ce85">
            <text:p>1932</text:p>
          </table:table-cell>
          <table:table-cell office:value-type="float" office:value="1829" table:style-name="ce85">
            <text:p>1829</text:p>
          </table:table-cell>
          <table:table-cell office:value-type="float" office:value="2097" table:style-name="ce85">
            <text:p>2097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281" table:style-name="ce83">
            <text:p>1281</text:p>
          </table:table-cell>
          <table:table-cell office:value-type="float" office:value="1097" table:style-name="ce83">
            <text:p>1097</text:p>
          </table:table-cell>
          <table:table-cell office:value-type="float" office:value="1263" table:style-name="ce83">
            <text:p>1263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-29" table:style-name="ce88">
            <text:p>-29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9676" table:style-name="ce89">
            <text:p>9676</text:p>
          </table:table-cell>
          <table:table-cell office:value-type="float" office:value="9880" table:style-name="ce89">
            <text:p>9880</text:p>
          </table:table-cell>
          <table:table-cell office:value-type="float" office:value="10421" table:style-name="ce89">
            <text:p>10421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-6.6801525656665497" table:style-name="ce84">
            <text:p>-6,7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271" table:style-name="ce90">
            <text:p>271</text:p>
          </table:table-cell>
          <table:table-cell office:value-type="float" office:value="668" table:style-name="ce90">
            <text:p>668</text:p>
          </table:table-cell>
          <table:table-cell office:value-type="float" office:value="235" table:style-name="ce90">
            <text:p>235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200" table:style-name="ce89">
            <text:p>200</text:p>
          </table:table-cell>
          <table:table-cell office:value-type="float" office:value="555" table:style-name="ce89">
            <text:p>555</text:p>
          </table:table-cell>
          <table:table-cell office:value-type="float" office:value="144" table:style-name="ce89">
            <text:p>144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3" table:style-name="ce88">
            <text:p>3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30823" table:style-name="ce83">
            <text:p>30823</text:p>
          </table:table-cell>
          <table:table-cell office:value-type="float" office:value="31178" table:style-name="ce83">
            <text:p>31178</text:p>
          </table:table-cell>
          <table:table-cell office:value-type="float" office:value="34778" table:style-name="ce83">
            <text:p>34778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-6.3587941354126603" table:style-name="ce84">
            <text:p>-6,4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1529" table:style-name="ce85">
            <text:p>1529</text:p>
          </table:table-cell>
          <table:table-cell office:value-type="float" office:value="2018" table:style-name="ce85">
            <text:p>2018</text:p>
          </table:table-cell>
          <table:table-cell office:value-type="float" office:value="1813" table:style-name="ce85">
            <text:p>1813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806" table:style-name="ce83">
            <text:p>806</text:p>
          </table:table-cell>
          <table:table-cell office:value-type="float" office:value="994" table:style-name="ce83">
            <text:p>994</text:p>
          </table:table-cell>
          <table:table-cell office:value-type="float" office:value="874" table:style-name="ce83">
            <text:p>874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5" table:style-name="ce88">
            <text:p>5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17053" table:style-name="ce89">
            <text:p>17053</text:p>
          </table:table-cell>
          <table:table-cell office:value-type="float" office:value="17215" table:style-name="ce89">
            <text:p>17215</text:p>
          </table:table-cell>
          <table:table-cell office:value-type="float" office:value="18211" table:style-name="ce89">
            <text:p>18211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-5.8831455829245902" table:style-name="ce84">
            <text:p>-5,9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987" table:style-name="ce90">
            <text:p>987</text:p>
          </table:table-cell>
          <table:table-cell office:value-type="float" office:value="1298" table:style-name="ce90">
            <text:p>1298</text:p>
          </table:table-cell>
          <table:table-cell office:value-type="float" office:value="873" table:style-name="ce90">
            <text:p>873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533" table:style-name="ce89">
            <text:p>533</text:p>
          </table:table-cell>
          <table:table-cell office:value-type="float" office:value="901" table:style-name="ce89">
            <text:p>901</text:p>
          </table:table-cell>
          <table:table-cell office:value-type="float" office:value="612" table:style-name="ce89">
            <text:p>612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18" table:style-name="ce88">
            <text:p>18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75434" table:style-name="ce83">
            <text:p>75434</text:p>
          </table:table-cell>
          <table:table-cell office:value-type="float" office:value="76486" table:style-name="ce83">
            <text:p>76486</text:p>
          </table:table-cell>
          <table:table-cell office:value-type="float" office:value="82282" table:style-name="ce83">
            <text:p>82282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-4.4949905226103404" table:style-name="ce84">
            <text:p>-4,5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2727" table:style-name="ce85">
            <text:p>2727</text:p>
          </table:table-cell>
          <table:table-cell office:value-type="float" office:value="3724" table:style-name="ce85">
            <text:p>3724</text:p>
          </table:table-cell>
          <table:table-cell office:value-type="float" office:value="2851" table:style-name="ce85">
            <text:p>2851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2087" table:style-name="ce83">
            <text:p>2087</text:p>
          </table:table-cell>
          <table:table-cell office:value-type="float" office:value="2797" table:style-name="ce83">
            <text:p>2797</text:p>
          </table:table-cell>
          <table:table-cell office:value-type="float" office:value="2116" table:style-name="ce83">
            <text:p>2116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56" table:style-name="ce88">
            <text:p>56</text:p>
          </table:table-cell>
          <table:table-cell table:number-columns-repeated="16363" table:style-name="ce75"/>
        </table:table-row>
        <table:table-row table:style-name="ro12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84" table:style-name="ce89">
            <text:p>184</text:p>
          </table:table-cell>
          <table:table-cell office:value-type="float" office:value="177" table:style-name="ce89">
            <text:p>177</text:p>
          </table:table-cell>
          <table:table-cell office:value-type="float" office:value="191" table:style-name="ce89">
            <text:p>191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1" table:style-name="ce90">
            <text:p>1</text:p>
          </table:table-cell>
          <table:table-cell office:value-type="float" office:value="5" table:style-name="ce90">
            <text:p>5</text:p>
          </table:table-cell>
          <table:table-cell office:value-type="float" office:value="5" table:style-name="ce90">
            <text:p>5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1" table:style-name="ce89">
            <text:p>1</text:p>
          </table:table-cell>
          <table:table-cell office:value-type="float" office:value="4" table:style-name="ce89">
            <text:p>4</text:p>
          </table:table-cell>
          <table:table-cell office:value-type="float" office:value="2" table:style-name="ce89">
            <text:p>2</text:p>
          </table:table-cell>
          <table:table-cell table:number-columns-repeated="16366" table:style-name="ce75"/>
        </table:table-row>
        <table:table-row table:style-name="ro12">
          <table:table-cell table:style-name="ce75"/>
          <table:table-cell table:style-name="ce82"/>
          <table:table-cell office:value-type="float" office:value="14" table:style-name="ce83">
            <text:p>14</text:p>
          </table:table-cell>
          <table:table-cell office:value-type="float" office:value="15" table:style-name="ce83">
            <text:p>15</text:p>
          </table:table-cell>
          <table:table-cell office:value-type="float" office:value="35" table:style-name="ce83">
            <text:p>35</text:p>
          </table:table-cell>
          <table:table-cell table:number-columns-repeated="16379" table:style-name="ce75"/>
        </table:table-row>
        <table:table-row table:style-name="ro12">
          <table:table-cell table:style-name="ce75"/>
          <table:table-cell table:number-columns-repeated="16383" table:style-name="ce7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75"/>
          <table:table-cell table:number-columns-repeated="16383" table:style-name="ce75"/>
        </table:table-row>
        <table:table-row table:style-name="ro8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2002</text:p>
          </table:table-cell>
          <table:table-cell office:value-type="string" table:style-name="ce77">
            <text:p>202001</text:p>
          </table:table-cell>
          <table:table-cell office:value-type="string" table:style-name="ce77">
            <text:p>20190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265698" table:style-name="ce81">
            <text:p>265698</text:p>
          </table:table-cell>
          <table:table-cell office:value-type="float" office:value="269995" table:style-name="ce81">
            <text:p>269995</text:p>
          </table:table-cell>
          <table:table-cell office:value-type="float" office:value="287761" table:style-name="ce81">
            <text:p>287761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9585" table:style-name="ce81">
            <text:p>9585</text:p>
          </table:table-cell>
          <table:table-cell office:value-type="float" office:value="11743" table:style-name="ce81">
            <text:p>11743</text:p>
          </table:table-cell>
          <table:table-cell office:value-type="float" office:value="10396" table:style-name="ce81">
            <text:p>10396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6334" table:style-name="ce81">
            <text:p>6334</text:p>
          </table:table-cell>
          <table:table-cell office:value-type="float" office:value="7713" table:style-name="ce81">
            <text:p>7713</text:p>
          </table:table-cell>
          <table:table-cell office:value-type="float" office:value="6559" table:style-name="ce81">
            <text:p>655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2915" table:style-name="ce85">
            <text:p>12915</text:p>
          </table:table-cell>
          <table:table-cell office:value-type="float" office:value="13274" table:style-name="ce85">
            <text:p>13274</text:p>
          </table:table-cell>
          <table:table-cell office:value-type="float" office:value="13830" table:style-name="ce85">
            <text:p>13830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17.547357926221299" table:style-name="ce93">
            <text:p>-17,5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374" table:style-name="ce85">
            <text:p>374</text:p>
          </table:table-cell>
          <table:table-cell office:value-type="float" office:value="757" table:style-name="ce85">
            <text:p>757</text:p>
          </table:table-cell>
          <table:table-cell office:value-type="float" office:value="348" table:style-name="ce85">
            <text:p>348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237" table:style-name="ce85">
            <text:p>-237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57" table:style-name="ce85">
            <text:p>257</text:p>
          </table:table-cell>
          <table:table-cell office:value-type="float" office:value="577" table:style-name="ce85">
            <text:p>577</text:p>
          </table:table-cell>
          <table:table-cell office:value-type="float" office:value="194" table:style-name="ce85">
            <text:p>19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60058" table:style-name="ce90">
            <text:p>60058</text:p>
          </table:table-cell>
          <table:table-cell office:value-type="float" office:value="60355" table:style-name="ce90">
            <text:p>60355</text:p>
          </table:table-cell>
          <table:table-cell office:value-type="float" office:value="65626" table:style-name="ce90">
            <text:p>65626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15.8932059908834" table:style-name="ce94">
            <text:p>-15,9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2471" table:style-name="ce90">
            <text:p>2471</text:p>
          </table:table-cell>
          <table:table-cell office:value-type="float" office:value="2907" table:style-name="ce90">
            <text:p>2907</text:p>
          </table:table-cell>
          <table:table-cell office:value-type="float" office:value="2875" table:style-name="ce90">
            <text:p>2875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-135" table:style-name="ce90">
            <text:p>-135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449" table:style-name="ce90">
            <text:p>1449</text:p>
          </table:table-cell>
          <table:table-cell office:value-type="float" office:value="1537" table:style-name="ce90">
            <text:p>1537</text:p>
          </table:table-cell>
          <table:table-cell office:value-type="float" office:value="1513" table:style-name="ce90">
            <text:p>151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704" table:style-name="ce85">
            <text:p>1704</text:p>
          </table:table-cell>
          <table:table-cell office:value-type="float" office:value="1703" table:style-name="ce85">
            <text:p>1703</text:p>
          </table:table-cell>
          <table:table-cell office:value-type="float" office:value="1621" table:style-name="ce85">
            <text:p>1621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13.424345847553999" table:style-name="ce93">
            <text:p>-13,4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7" table:style-name="ce85">
            <text:p>7</text:p>
          </table:table-cell>
          <table:table-cell office:value-type="float" office:value="11" table:style-name="ce85">
            <text:p>11</text:p>
          </table:table-cell>
          <table:table-cell office:value-type="float" office:value="20" table:style-name="ce85">
            <text:p>20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115" table:style-name="ce85">
            <text:p>-115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4" table:style-name="ce85">
            <text:p>4</text:p>
          </table:table-cell>
          <table:table-cell office:value-type="float" office:value="4" table:style-name="ce85">
            <text:p>4</text:p>
          </table:table-cell>
          <table:table-cell office:value-type="float" office:value="9" table:style-name="ce85">
            <text:p>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6300" table:style-name="ce90">
            <text:p>6300</text:p>
          </table:table-cell>
          <table:table-cell office:value-type="float" office:value="6385" table:style-name="ce90">
            <text:p>6385</text:p>
          </table:table-cell>
          <table:table-cell office:value-type="float" office:value="6794" table:style-name="ce90">
            <text:p>6794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2.056213017751499" table:style-name="ce94">
            <text:p>-12,1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83" table:style-name="ce90">
            <text:p>283</text:p>
          </table:table-cell>
          <table:table-cell office:value-type="float" office:value="325" table:style-name="ce90">
            <text:p>325</text:p>
          </table:table-cell>
          <table:table-cell office:value-type="float" office:value="309" table:style-name="ce90">
            <text:p>309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98" table:style-name="ce90">
            <text:p>-98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04" table:style-name="ce90">
            <text:p>204</text:p>
          </table:table-cell>
          <table:table-cell office:value-type="float" office:value="238" table:style-name="ce90">
            <text:p>238</text:p>
          </table:table-cell>
          <table:table-cell office:value-type="float" office:value="250" table:style-name="ce90">
            <text:p>25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672" table:style-name="ce85">
            <text:p>2672</text:p>
          </table:table-cell>
          <table:table-cell office:value-type="float" office:value="2653" table:style-name="ce85">
            <text:p>2653</text:p>
          </table:table-cell>
          <table:table-cell office:value-type="float" office:value="2883" table:style-name="ce85">
            <text:p>2883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1.320268179474001" table:style-name="ce93">
            <text:p>-11,3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103" table:style-name="ce85">
            <text:p>103</text:p>
          </table:table-cell>
          <table:table-cell office:value-type="float" office:value="70" table:style-name="ce85">
            <text:p>70</text:p>
          </table:table-cell>
          <table:table-cell office:value-type="float" office:value="97" table:style-name="ce85">
            <text:p>97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80" table:style-name="ce85">
            <text:p>-80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58" table:style-name="ce85">
            <text:p>58</text:p>
          </table:table-cell>
          <table:table-cell office:value-type="float" office:value="51" table:style-name="ce85">
            <text:p>51</text:p>
          </table:table-cell>
          <table:table-cell office:value-type="float" office:value="46" table:style-name="ce85">
            <text:p>4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8095" table:style-name="ce90">
            <text:p>8095</text:p>
          </table:table-cell>
          <table:table-cell office:value-type="float" office:value="7858" table:style-name="ce90">
            <text:p>7858</text:p>
          </table:table-cell>
          <table:table-cell office:value-type="float" office:value="8144" table:style-name="ce90">
            <text:p>8144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10.3102931735502" table:style-name="ce94">
            <text:p>-10,3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99" table:style-name="ce90">
            <text:p>199</text:p>
          </table:table-cell>
          <table:table-cell office:value-type="float" office:value="223" table:style-name="ce90">
            <text:p>223</text:p>
          </table:table-cell>
          <table:table-cell office:value-type="float" office:value="175" table:style-name="ce90">
            <text:p>175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80" table:style-name="ce90">
            <text:p>-80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46" table:style-name="ce90">
            <text:p>146</text:p>
          </table:table-cell>
          <table:table-cell office:value-type="float" office:value="140" table:style-name="ce90">
            <text:p>140</text:p>
          </table:table-cell>
          <table:table-cell office:value-type="float" office:value="115" table:style-name="ce90">
            <text:p>115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3111" table:style-name="ce85">
            <text:p>3111</text:p>
          </table:table-cell>
          <table:table-cell office:value-type="float" office:value="2988" table:style-name="ce85">
            <text:p>2988</text:p>
          </table:table-cell>
          <table:table-cell office:value-type="float" office:value="3346" table:style-name="ce85">
            <text:p>3346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9.4571358388602302" table:style-name="ce93">
            <text:p>-9,5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84" table:style-name="ce85">
            <text:p>184</text:p>
          </table:table-cell>
          <table:table-cell office:value-type="float" office:value="221" table:style-name="ce85">
            <text:p>221</text:p>
          </table:table-cell>
          <table:table-cell office:value-type="float" office:value="103" table:style-name="ce85">
            <text:p>103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60" table:style-name="ce85">
            <text:p>-60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39" table:style-name="ce85">
            <text:p>139</text:p>
          </table:table-cell>
          <table:table-cell office:value-type="float" office:value="167" table:style-name="ce85">
            <text:p>167</text:p>
          </table:table-cell>
          <table:table-cell office:value-type="float" office:value="91" table:style-name="ce85">
            <text:p>9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895" table:style-name="ce90">
            <text:p>1895</text:p>
          </table:table-cell>
          <table:table-cell office:value-type="float" office:value="1903" table:style-name="ce90">
            <text:p>1903</text:p>
          </table:table-cell>
          <table:table-cell office:value-type="float" office:value="2036" table:style-name="ce90">
            <text:p>2036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-7.6178553981436297" table:style-name="ce94">
            <text:p>-7,6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73" table:style-name="ce90">
            <text:p>73</text:p>
          </table:table-cell>
          <table:table-cell office:value-type="float" office:value="90" table:style-name="ce90">
            <text:p>90</text:p>
          </table:table-cell>
          <table:table-cell office:value-type="float" office:value="94" table:style-name="ce90">
            <text:p>94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59" table:style-name="ce90">
            <text:p>-59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60" table:style-name="ce90">
            <text:p>60</text:p>
          </table:table-cell>
          <table:table-cell office:value-type="float" office:value="58" table:style-name="ce90">
            <text:p>58</text:p>
          </table:table-cell>
          <table:table-cell office:value-type="float" office:value="61" table:style-name="ce90">
            <text:p>6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189" table:style-name="ce85">
            <text:p>1189</text:p>
          </table:table-cell>
          <table:table-cell office:value-type="float" office:value="1204" table:style-name="ce85">
            <text:p>1204</text:p>
          </table:table-cell>
          <table:table-cell office:value-type="float" office:value="1352" table:style-name="ce85">
            <text:p>1352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7.3890339425587497" table:style-name="ce93">
            <text:p>-7,4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6" table:style-name="ce85">
            <text:p>16</text:p>
          </table:table-cell>
          <table:table-cell office:value-type="float" office:value="46" table:style-name="ce85">
            <text:p>46</text:p>
          </table:table-cell>
          <table:table-cell office:value-type="float" office:value="51" table:style-name="ce85">
            <text:p>5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48" table:style-name="ce85">
            <text:p>-48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2" table:style-name="ce85">
            <text:p>12</text:p>
          </table:table-cell>
          <table:table-cell office:value-type="float" office:value="28" table:style-name="ce85">
            <text:p>28</text:p>
          </table:table-cell>
          <table:table-cell office:value-type="float" office:value="46" table:style-name="ce85">
            <text:p>4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2029" table:style-name="ce90">
            <text:p>2029</text:p>
          </table:table-cell>
          <table:table-cell office:value-type="float" office:value="1982" table:style-name="ce90">
            <text:p>1982</text:p>
          </table:table-cell>
          <table:table-cell office:value-type="float" office:value="2044" table:style-name="ce90">
            <text:p>2044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7.3217370662938999" table:style-name="ce94">
            <text:p>-7,3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88" table:style-name="ce90">
            <text:p>88</text:p>
          </table:table-cell>
          <table:table-cell office:value-type="float" office:value="79" table:style-name="ce90">
            <text:p>79</text:p>
          </table:table-cell>
          <table:table-cell office:value-type="float" office:value="168" table:style-name="ce90">
            <text:p>168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45" table:style-name="ce90">
            <text:p>-45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70" table:style-name="ce90">
            <text:p>70</text:p>
          </table:table-cell>
          <table:table-cell office:value-type="float" office:value="64" table:style-name="ce90">
            <text:p>64</text:p>
          </table:table-cell>
          <table:table-cell office:value-type="float" office:value="61" table:style-name="ce90">
            <text:p>6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522" table:style-name="ce85">
            <text:p>1522</text:p>
          </table:table-cell>
          <table:table-cell office:value-type="float" office:value="1564" table:style-name="ce85">
            <text:p>1564</text:p>
          </table:table-cell>
          <table:table-cell office:value-type="float" office:value="1758" table:style-name="ce85">
            <text:p>1758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-7.31876517516476" table:style-name="ce93">
            <text:p>-7,3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63" table:style-name="ce85">
            <text:p>63</text:p>
          </table:table-cell>
          <table:table-cell office:value-type="float" office:value="105" table:style-name="ce85">
            <text:p>105</text:p>
          </table:table-cell>
          <table:table-cell office:value-type="float" office:value="71" table:style-name="ce85">
            <text:p>71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35" table:style-name="ce85">
            <text:p>-3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51" table:style-name="ce85">
            <text:p>51</text:p>
          </table:table-cell>
          <table:table-cell office:value-type="float" office:value="46" table:style-name="ce85">
            <text:p>46</text:p>
          </table:table-cell>
          <table:table-cell office:value-type="float" office:value="47" table:style-name="ce85">
            <text:p>4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462" table:style-name="ce90">
            <text:p>3462</text:p>
          </table:table-cell>
          <table:table-cell office:value-type="float" office:value="3536" table:style-name="ce90">
            <text:p>3536</text:p>
          </table:table-cell>
          <table:table-cell office:value-type="float" office:value="3468" table:style-name="ce90">
            <text:p>3468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7.2711215778628198" table:style-name="ce94">
            <text:p>-7,3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61" table:style-name="ce90">
            <text:p>161</text:p>
          </table:table-cell>
          <table:table-cell office:value-type="float" office:value="255" table:style-name="ce90">
            <text:p>255</text:p>
          </table:table-cell>
          <table:table-cell office:value-type="float" office:value="259" table:style-name="ce90">
            <text:p>259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-27" table:style-name="ce90">
            <text:p>-27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03" table:style-name="ce90">
            <text:p>103</text:p>
          </table:table-cell>
          <table:table-cell office:value-type="float" office:value="137" table:style-name="ce90">
            <text:p>137</text:p>
          </table:table-cell>
          <table:table-cell office:value-type="float" office:value="149" table:style-name="ce90">
            <text:p>14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325" table:style-name="ce85">
            <text:p>2325</text:p>
          </table:table-cell>
          <table:table-cell office:value-type="float" office:value="2355" table:style-name="ce85">
            <text:p>2355</text:p>
          </table:table-cell>
          <table:table-cell office:value-type="float" office:value="2314" table:style-name="ce85">
            <text:p>2314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7.0233114166168598" table:style-name="ce93">
            <text:p>-7,0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74" table:style-name="ce85">
            <text:p>74</text:p>
          </table:table-cell>
          <table:table-cell office:value-type="float" office:value="90" table:style-name="ce85">
            <text:p>90</text:p>
          </table:table-cell>
          <table:table-cell office:value-type="float" office:value="134" table:style-name="ce85">
            <text:p>134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26" table:style-name="ce85">
            <text:p>-26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55" table:style-name="ce85">
            <text:p>55</text:p>
          </table:table-cell>
          <table:table-cell office:value-type="float" office:value="44" table:style-name="ce85">
            <text:p>44</text:p>
          </table:table-cell>
          <table:table-cell office:value-type="float" office:value="67" table:style-name="ce85">
            <text:p>67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1855" table:style-name="ce90">
            <text:p>1855</text:p>
          </table:table-cell>
          <table:table-cell office:value-type="float" office:value="1870" table:style-name="ce90">
            <text:p>1870</text:p>
          </table:table-cell>
          <table:table-cell office:value-type="float" office:value="1805" table:style-name="ce90">
            <text:p>1805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6.9253438113948897" table:style-name="ce94">
            <text:p>-6,9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36" table:style-name="ce90">
            <text:p>36</text:p>
          </table:table-cell>
          <table:table-cell office:value-type="float" office:value="61" table:style-name="ce90">
            <text:p>61</text:p>
          </table:table-cell>
          <table:table-cell office:value-type="float" office:value="81" table:style-name="ce90">
            <text:p>81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21" table:style-name="ce90">
            <text:p>-21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39" table:style-name="ce90">
            <text:p>39</text:p>
          </table:table-cell>
          <table:table-cell office:value-type="float" office:value="46" table:style-name="ce90">
            <text:p>46</text:p>
          </table:table-cell>
          <table:table-cell office:value-type="float" office:value="53" table:style-name="ce90">
            <text:p>53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3439" table:style-name="ce85">
            <text:p>3439</text:p>
          </table:table-cell>
          <table:table-cell office:value-type="float" office:value="3467" table:style-name="ce85">
            <text:p>3467</text:p>
          </table:table-cell>
          <table:table-cell office:value-type="float" office:value="3878" table:style-name="ce85">
            <text:p>3878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6.6160520607375304" table:style-name="ce93">
            <text:p>-6,6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69" table:style-name="ce85">
            <text:p>169</text:p>
          </table:table-cell>
          <table:table-cell office:value-type="float" office:value="171" table:style-name="ce85">
            <text:p>171</text:p>
          </table:table-cell>
          <table:table-cell office:value-type="float" office:value="184" table:style-name="ce85">
            <text:p>184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-15" table:style-name="ce85">
            <text:p>-15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13" table:style-name="ce85">
            <text:p>113</text:p>
          </table:table-cell>
          <table:table-cell office:value-type="float" office:value="123" table:style-name="ce85">
            <text:p>123</text:p>
          </table:table-cell>
          <table:table-cell office:value-type="float" office:value="124" table:style-name="ce85">
            <text:p>12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086" table:style-name="ce90">
            <text:p>1086</text:p>
          </table:table-cell>
          <table:table-cell office:value-type="float" office:value="1135" table:style-name="ce90">
            <text:p>1135</text:p>
          </table:table-cell>
          <table:table-cell office:value-type="float" office:value="1148" table:style-name="ce90">
            <text:p>1148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-6.3013965257165099" table:style-name="ce94">
            <text:p>-6,3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69" table:style-name="ce90">
            <text:p>69</text:p>
          </table:table-cell>
          <table:table-cell office:value-type="float" office:value="98" table:style-name="ce90">
            <text:p>98</text:p>
          </table:table-cell>
          <table:table-cell office:value-type="float" office:value="48" table:style-name="ce90">
            <text:p>48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13" table:style-name="ce90">
            <text:p>-13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55" table:style-name="ce90">
            <text:p>55</text:p>
          </table:table-cell>
          <table:table-cell office:value-type="float" office:value="37" table:style-name="ce90">
            <text:p>37</text:p>
          </table:table-cell>
          <table:table-cell office:value-type="float" office:value="34" table:style-name="ce90">
            <text:p>3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9374" table:style-name="ce85">
            <text:p>19374</text:p>
          </table:table-cell>
          <table:table-cell office:value-type="float" office:value="19752" table:style-name="ce85">
            <text:p>19752</text:p>
          </table:table-cell>
          <table:table-cell office:value-type="float" office:value="23035" table:style-name="ce85">
            <text:p>23035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-6.2605752961082901" table:style-name="ce93">
            <text:p>-6,3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946" table:style-name="ce85">
            <text:p>946</text:p>
          </table:table-cell>
          <table:table-cell office:value-type="float" office:value="1062" table:style-name="ce85">
            <text:p>1062</text:p>
          </table:table-cell>
          <table:table-cell office:value-type="float" office:value="1081" table:style-name="ce85">
            <text:p>1081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8" table:style-name="ce85">
            <text:p>-8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340" table:style-name="ce85">
            <text:p>340</text:p>
          </table:table-cell>
          <table:table-cell office:value-type="float" office:value="354" table:style-name="ce85">
            <text:p>354</text:p>
          </table:table-cell>
          <table:table-cell office:value-type="float" office:value="360" table:style-name="ce85">
            <text:p>36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190097" table:style-name="ce90">
            <text:p>190097</text:p>
          </table:table-cell>
          <table:table-cell office:value-type="float" office:value="193628" table:style-name="ce90">
            <text:p>193628</text:p>
          </table:table-cell>
          <table:table-cell office:value-type="float" office:value="205222" table:style-name="ce90">
            <text:p>205222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5.4093425269496" table:style-name="ce94">
            <text:p>-5,4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6740" table:style-name="ce90">
            <text:p>6740</text:p>
          </table:table-cell>
          <table:table-cell office:value-type="float" office:value="8079" table:style-name="ce90">
            <text:p>8079</text:p>
          </table:table-cell>
          <table:table-cell office:value-type="float" office:value="7173" table:style-name="ce90">
            <text:p>7173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8" table:style-name="ce90">
            <text:p>-8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4628" table:style-name="ce90">
            <text:p>4628</text:p>
          </table:table-cell>
          <table:table-cell office:value-type="float" office:value="5599" table:style-name="ce90">
            <text:p>5599</text:p>
          </table:table-cell>
          <table:table-cell office:value-type="float" office:value="4852" table:style-name="ce90">
            <text:p>485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3547" table:style-name="ce85">
            <text:p>3547</text:p>
          </table:table-cell>
          <table:table-cell office:value-type="float" office:value="3564" table:style-name="ce85">
            <text:p>3564</text:p>
          </table:table-cell>
          <table:table-cell office:value-type="float" office:value="3830" table:style-name="ce85">
            <text:p>3830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-5.4006968641114996" table:style-name="ce93">
            <text:p>-5,4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66" table:style-name="ce85">
            <text:p>166</text:p>
          </table:table-cell>
          <table:table-cell office:value-type="float" office:value="174" table:style-name="ce85">
            <text:p>174</text:p>
          </table:table-cell>
          <table:table-cell office:value-type="float" office:value="214" table:style-name="ce85">
            <text:p>214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1" table:style-name="ce85">
            <text:p>-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01" table:style-name="ce85">
            <text:p>101</text:p>
          </table:table-cell>
          <table:table-cell office:value-type="float" office:value="78" table:style-name="ce85">
            <text:p>78</text:p>
          </table:table-cell>
          <table:table-cell office:value-type="float" office:value="126" table:style-name="ce85">
            <text:p>12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30257" table:style-name="ce90">
            <text:p>30257</text:p>
          </table:table-cell>
          <table:table-cell office:value-type="float" office:value="30345" table:style-name="ce90">
            <text:p>30345</text:p>
          </table:table-cell>
          <table:table-cell office:value-type="float" office:value="32752" table:style-name="ce90">
            <text:p>32752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2.7323494216194701" table:style-name="ce94">
            <text:p>-2,7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066" table:style-name="ce90">
            <text:p>1066</text:p>
          </table:table-cell>
          <table:table-cell office:value-type="float" office:value="972" table:style-name="ce90">
            <text:p>972</text:p>
          </table:table-cell>
          <table:table-cell office:value-type="float" office:value="1146" table:style-name="ce90">
            <text:p>1146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5" table:style-name="ce90">
            <text:p>5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668" table:style-name="ce90">
            <text:p>668</text:p>
          </table:table-cell>
          <table:table-cell office:value-type="float" office:value="603" table:style-name="ce90">
            <text:p>603</text:p>
          </table:table-cell>
          <table:table-cell office:value-type="float" office:value="789" table:style-name="ce90">
            <text:p>789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877" table:style-name="ce85">
            <text:p>4877</text:p>
          </table:table-cell>
          <table:table-cell office:value-type="float" office:value="4923" table:style-name="ce85">
            <text:p>4923</text:p>
          </table:table-cell>
          <table:table-cell office:value-type="float" office:value="5014" table:style-name="ce85">
            <text:p>501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0.73385518590998" table:style-name="ce93">
            <text:p>-0,7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204" table:style-name="ce85">
            <text:p>204</text:p>
          </table:table-cell>
          <table:table-cell office:value-type="float" office:value="174" table:style-name="ce85">
            <text:p>174</text:p>
          </table:table-cell>
          <table:table-cell office:value-type="float" office:value="205" table:style-name="ce85">
            <text:p>205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6" table:style-name="ce85">
            <text:p>6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07" table:style-name="ce85">
            <text:p>107</text:p>
          </table:table-cell>
          <table:table-cell office:value-type="float" office:value="78" table:style-name="ce85">
            <text:p>78</text:p>
          </table:table-cell>
          <table:table-cell office:value-type="float" office:value="151" table:style-name="ce85">
            <text:p>151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29220" table:style-name="ce90">
            <text:p>29220</text:p>
          </table:table-cell>
          <table:table-cell office:value-type="float" office:value="30609" table:style-name="ce90">
            <text:p>30609</text:p>
          </table:table-cell>
          <table:table-cell office:value-type="float" office:value="30891" table:style-name="ce90">
            <text:p>30891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-0.60166994106090399" table:style-name="ce94">
            <text:p>-0,6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1447" table:style-name="ce90">
            <text:p>1447</text:p>
          </table:table-cell>
          <table:table-cell office:value-type="float" office:value="1213" table:style-name="ce90">
            <text:p>1213</text:p>
          </table:table-cell>
          <table:table-cell office:value-type="float" office:value="1684" table:style-name="ce90">
            <text:p>168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21" table:style-name="ce90">
            <text:p>21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905" table:style-name="ce90">
            <text:p>905</text:p>
          </table:table-cell>
          <table:table-cell office:value-type="float" office:value="622" table:style-name="ce90">
            <text:p>622</text:p>
          </table:table-cell>
          <table:table-cell office:value-type="float" office:value="944" table:style-name="ce90">
            <text:p>944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3686" table:style-name="ce85">
            <text:p>3686</text:p>
          </table:table-cell>
          <table:table-cell office:value-type="float" office:value="3706" table:style-name="ce85">
            <text:p>3706</text:p>
          </table:table-cell>
          <table:table-cell office:value-type="float" office:value="4071" table:style-name="ce85">
            <text:p>4071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-0.173010380622837" table:style-name="ce93">
            <text:p>-0,2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43" table:style-name="ce85">
            <text:p>143</text:p>
          </table:table-cell>
          <table:table-cell office:value-type="float" office:value="182" table:style-name="ce85">
            <text:p>182</text:p>
          </table:table-cell>
          <table:table-cell office:value-type="float" office:value="202" table:style-name="ce85">
            <text:p>202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24" table:style-name="ce85">
            <text:p>24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99" table:style-name="ce85">
            <text:p>99</text:p>
          </table:table-cell>
          <table:table-cell office:value-type="float" office:value="94" table:style-name="ce85">
            <text:p>94</text:p>
          </table:table-cell>
          <table:table-cell office:value-type="float" office:value="122" table:style-name="ce85">
            <text:p>122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481" table:style-name="ce90">
            <text:p>2481</text:p>
          </table:table-cell>
          <table:table-cell office:value-type="float" office:value="2547" table:style-name="ce90">
            <text:p>2547</text:p>
          </table:table-cell>
          <table:table-cell office:value-type="float" office:value="3009" table:style-name="ce90">
            <text:p>3009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0.47536732929991399" table:style-name="ce94">
            <text:p>0,5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31" table:style-name="ce90">
            <text:p>31</text:p>
          </table:table-cell>
          <table:table-cell office:value-type="float" office:value="32" table:style-name="ce90">
            <text:p>32</text:p>
          </table:table-cell>
          <table:table-cell office:value-type="float" office:value="39" table:style-name="ce90">
            <text:p>39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6" table:style-name="ce90">
            <text:p>26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2" table:style-name="ce90">
            <text:p>22</text:p>
          </table:table-cell>
          <table:table-cell office:value-type="float" office:value="27" table:style-name="ce90">
            <text:p>27</text:p>
          </table:table-cell>
          <table:table-cell office:value-type="float" office:value="36" table:style-name="ce90">
            <text:p>3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70277" table:style-name="ce85">
            <text:p>70277</text:p>
          </table:table-cell>
          <table:table-cell office:value-type="float" office:value="71163" table:style-name="ce85">
            <text:p>71163</text:p>
          </table:table-cell>
          <table:table-cell office:value-type="float" office:value="75829" table:style-name="ce85">
            <text:p>75829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.7700831024930701" table:style-name="ce93">
            <text:p>2,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2178" table:style-name="ce85">
            <text:p>2178</text:p>
          </table:table-cell>
          <table:table-cell office:value-type="float" office:value="3866" table:style-name="ce85">
            <text:p>3866</text:p>
          </table:table-cell>
          <table:table-cell office:value-type="float" office:value="2041" table:style-name="ce85">
            <text:p>2041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81" table:style-name="ce85">
            <text:p>81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615" table:style-name="ce85">
            <text:p>1615</text:p>
          </table:table-cell>
          <table:table-cell office:value-type="float" office:value="3145" table:style-name="ce85">
            <text:p>3145</text:p>
          </table:table-cell>
          <table:table-cell office:value-type="float" office:value="1560" table:style-name="ce85">
            <text:p>156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540" table:style-name="ce90">
            <text:p>5540</text:p>
          </table:table-cell>
          <table:table-cell office:value-type="float" office:value="5621" table:style-name="ce90">
            <text:p>5621</text:p>
          </table:table-cell>
          <table:table-cell office:value-type="float" office:value="5910" table:style-name="ce90">
            <text:p>5910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5.1202961135101797" table:style-name="ce94">
            <text:p>5,1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419" table:style-name="ce90">
            <text:p>419</text:p>
          </table:table-cell>
          <table:table-cell office:value-type="float" office:value="406" table:style-name="ce90">
            <text:p>406</text:p>
          </table:table-cell>
          <table:table-cell office:value-type="float" office:value="534" table:style-name="ce90">
            <text:p>534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37" table:style-name="ce90">
            <text:p>137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52" table:style-name="ce90">
            <text:p>252</text:p>
          </table:table-cell>
          <table:table-cell office:value-type="float" office:value="264" table:style-name="ce90">
            <text:p>264</text:p>
          </table:table-cell>
          <table:table-cell office:value-type="float" office:value="358" table:style-name="ce90">
            <text:p>358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0956" table:style-name="ce85">
            <text:p>20956</text:p>
          </table:table-cell>
          <table:table-cell office:value-type="float" office:value="21544" table:style-name="ce85">
            <text:p>21544</text:p>
          </table:table-cell>
          <table:table-cell office:value-type="float" office:value="23365" table:style-name="ce85">
            <text:p>23365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782" table:style-name="ce85">
            <text:p>782</text:p>
          </table:table-cell>
          <table:table-cell office:value-type="float" office:value="831" table:style-name="ce85">
            <text:p>831</text:p>
          </table:table-cell>
          <table:table-cell office:value-type="float" office:value="809" table:style-name="ce85">
            <text:p>809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51" table:style-name="ce85">
            <text:p>651</text:p>
          </table:table-cell>
          <table:table-cell office:value-type="float" office:value="563" table:style-name="ce85">
            <text:p>563</text:p>
          </table:table-cell>
          <table:table-cell office:value-type="float" office:value="576" table:style-name="ce85">
            <text:p>576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9256" table:style-name="ce90">
            <text:p>19256</text:p>
          </table:table-cell>
          <table:table-cell office:value-type="float" office:value="19606" table:style-name="ce90">
            <text:p>19606</text:p>
          </table:table-cell>
          <table:table-cell office:value-type="float" office:value="20551" table:style-name="ce90">
            <text:p>20551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304" table:style-name="ce90">
            <text:p>304</text:p>
          </table:table-cell>
          <table:table-cell office:value-type="float" office:value="229" table:style-name="ce90">
            <text:p>229</text:p>
          </table:table-cell>
          <table:table-cell office:value-type="float" office:value="299" table:style-name="ce90">
            <text:p>299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08" table:style-name="ce90">
            <text:p>208</text:p>
          </table:table-cell>
          <table:table-cell office:value-type="float" office:value="125" table:style-name="ce90">
            <text:p>125</text:p>
          </table:table-cell>
          <table:table-cell office:value-type="float" office:value="190" table:style-name="ce90">
            <text:p>190</text:p>
          </table:table-cell>
          <table:table-cell table:number-columns-repeated="16358" table:style-name="ce75"/>
        </table:table-row>
        <table:table-row table:style-name="ro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52" table:style-name="ce85">
            <text:p>52</text:p>
          </table:table-cell>
          <table:table-cell office:value-type="float" office:value="54" table:style-name="ce85">
            <text:p>54</text:p>
          </table:table-cell>
          <table:table-cell office:value-type="float" office:value="75" table:style-name="ce85">
            <text:p>75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2576" table:style-name="ce90">
            <text:p>2576</text:p>
          </table:table-cell>
          <table:table-cell office:value-type="float" office:value="2684" table:style-name="ce90">
            <text:p>2684</text:p>
          </table:table-cell>
          <table:table-cell office:value-type="float" office:value="3008" table:style-name="ce90">
            <text:p>3008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8">
          <table:table-cell table:style-name="ce75"/>
          <table:table-cell table:number-columns-repeated="16383" table:style-name="ce75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588in" svg:y="0.23992in" svg:width="1.95126in" svg:height="0.50674in">
                <draw:text-box>
                  <text:p text:style-name="a12" text:class-names="" text:cond-style-name=""><text:span text:style-name="a10" text:class-names="">FEVEREIRO 2020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1 - PEDIDOS DE EMPREGO <text:s text:c="2"/>E <text:s text:c="3"/>DESEMPREGO REGISTADO</text:p>
          </table:table-cell>
          <table:table-cell table:number-columns-repeated="2" table:style-name="ce98"/>
          <table:table-cell table:number-columns-repeated="6" table:style-name="ce97"/>
          <table:table-cell office:value-type="string" table:number-columns-spanned="2" table:number-rows-spanned="1" table:style-name="ce173">
            <text:p>TOTAL <text:s/>PAÍS</text:p>
          </table:table-cell>
          <table:covered-table-cell/>
          <table:table-cell table:number-columns-repeated="2" table:style-name="ce96"/>
          <table:table-cell table:number-columns-repeated="16370" table:style-name="ce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09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5">
          <table:table-cell/>
          <table:table-cell table:style-name="ce95"/>
          <table:table-cell table:style-name="ce122"/>
          <table:table-cell table:style-name="ce123"/>
          <table:table-cell table:style-name="ce124"/>
          <table:table-cell table:style-name="ce125"/>
          <table:table-cell table:style-name="ce124"/>
          <table:table-cell table:style-name="ce125"/>
          <table:table-cell table:number-columns-repeated="4" table:style-name="ce126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65671" table:style-name="ce128">
            <text:p>465 671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73404" table:style-name="ce130">
            <text:p>473 404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04886" table:style-name="ce130">
            <text:p>504 88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7733" table:style-name="ce132">
            <text:p><text:s/>-7 733</text:p>
          </table:table-cell>
          <table:table-cell office:value-type="float" office:value="-1.6334885214320114" table:style-name="ce133">
            <text:p>-1,6<text:s text:c="3"/></text:p>
          </table:table-cell>
          <table:table-cell office:value-type="float" office:value="-39215" table:style-name="ce132">
            <text:p><text:s/>-39 215</text:p>
          </table:table-cell>
          <table:table-cell office:value-type="float" office:value="-7.7670998997793559" table:style-name="ce133">
            <text:p>-7,8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315562" table:style-name="ce137">
            <text:p>315 562</text:p>
          </table:table-cell>
          <table:table-cell office:value-type="float" office:value="67.765010060751038" table:style-name="ce138">
            <text:p>67,8<text:s text:c="5"/></text:p>
          </table:table-cell>
          <table:table-cell office:value-type="float" office:value="320558" table:style-name="ce139">
            <text:p>320 558</text:p>
          </table:table-cell>
          <table:table-cell office:value-type="float" office:value="67.71341180049177" table:style-name="ce140">
            <text:p>67,7<text:s text:c="5"/></text:p>
          </table:table-cell>
          <table:table-cell office:value-type="float" office:value="342702" table:style-name="ce139">
            <text:p>342 702</text:p>
          </table:table-cell>
          <table:table-cell office:value-type="float" office:value="67.877104930618003" table:style-name="ce140">
            <text:p>67,9<text:s text:c="5"/></text:p>
          </table:table-cell>
          <table:table-cell office:value-type="float" office:value="-4996" table:style-name="ce141">
            <text:p><text:s/>-4 996</text:p>
          </table:table-cell>
          <table:table-cell office:value-type="float" office:value="-1.5585323092856831" table:style-name="ce142">
            <text:p>-1,6<text:s text:c="3"/></text:p>
          </table:table-cell>
          <table:table-cell office:value-type="float" office:value="-27140" table:style-name="ce141">
            <text:p><text:s/>-27 140</text:p>
          </table:table-cell>
          <table:table-cell office:value-type="float" office:value="-7.919416869466767" table:style-name="ce142">
            <text:p>-7,9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38075" table:style-name="ce137">
            <text:p>38 075</text:p>
          </table:table-cell>
          <table:table-cell office:value-type="float" office:value="8.176373448206995" table:style-name="ce138">
            <text:p>8,2<text:s text:c="5"/></text:p>
          </table:table-cell>
          <table:table-cell office:value-type="float" office:value="38872" table:style-name="ce139">
            <text:p>38 872</text:p>
          </table:table-cell>
          <table:table-cell office:value-type="float" office:value="8.2111684734391766" table:style-name="ce140">
            <text:p>8,2<text:s text:c="5"/></text:p>
          </table:table-cell>
          <table:table-cell office:value-type="float" office:value="44602" table:style-name="ce139">
            <text:p>44 602</text:p>
          </table:table-cell>
          <table:table-cell office:value-type="float" office:value="8.8340734343990519" table:style-name="ce140">
            <text:p>8,8<text:s text:c="5"/></text:p>
          </table:table-cell>
          <table:table-cell office:value-type="float" office:value="-797" table:style-name="ce141">
            <text:p><text:s/>- 797</text:p>
          </table:table-cell>
          <table:table-cell office:value-type="float" office:value="-2.0503189956781234" table:style-name="ce142">
            <text:p>-2,1<text:s text:c="3"/></text:p>
          </table:table-cell>
          <table:table-cell office:value-type="float" office:value="-6527" table:style-name="ce141">
            <text:p><text:s/>-6 527</text:p>
          </table:table-cell>
          <table:table-cell office:value-type="float" office:value="-14.633872920496838" table:style-name="ce142">
            <text:p>-14,6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87329" table:style-name="ce137">
            <text:p>87 329</text:p>
          </table:table-cell>
          <table:table-cell office:value-type="float" office:value="18.753368794706994" table:style-name="ce138">
            <text:p>18,8<text:s text:c="5"/></text:p>
          </table:table-cell>
          <table:table-cell office:value-type="float" office:value="88024" table:style-name="ce139">
            <text:p>88 024</text:p>
          </table:table-cell>
          <table:table-cell office:value-type="float" office:value="18.59384373600561" table:style-name="ce140">
            <text:p>18,6<text:s text:c="5"/></text:p>
          </table:table-cell>
          <table:table-cell office:value-type="float" office:value="91367" table:style-name="ce139">
            <text:p>91 367</text:p>
          </table:table-cell>
          <table:table-cell office:value-type="float" office:value="18.096560411657283" table:style-name="ce140">
            <text:p>18,1<text:s text:c="5"/></text:p>
          </table:table-cell>
          <table:table-cell office:value-type="float" office:value="-695" table:style-name="ce141">
            <text:p><text:s/>- 695</text:p>
          </table:table-cell>
          <table:table-cell office:value-type="float" office:value="-0.78955739343815312" table:style-name="ce142">
            <text:p>-0,8<text:s text:c="3"/></text:p>
          </table:table-cell>
          <table:table-cell office:value-type="float" office:value="-4038" table:style-name="ce141">
            <text:p><text:s/>-4 038</text:p>
          </table:table-cell>
          <table:table-cell office:value-type="float" office:value="-4.4195387831492772" table:style-name="ce142">
            <text:p>-4,4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4705" table:style-name="ce137">
            <text:p>24 705</text:p>
          </table:table-cell>
          <table:table-cell office:value-type="float" office:value="5.3052476963349662" table:style-name="ce138">
            <text:p>5,3<text:s text:c="5"/></text:p>
          </table:table-cell>
          <table:table-cell office:value-type="float" office:value="25950" table:style-name="ce139">
            <text:p>25 950</text:p>
          </table:table-cell>
          <table:table-cell office:value-type="float" office:value="5.4815759900634555" table:style-name="ce140">
            <text:p>5,5<text:s text:c="5"/></text:p>
          </table:table-cell>
          <table:table-cell office:value-type="float" office:value="26215" table:style-name="ce139">
            <text:p>26 215</text:p>
          </table:table-cell>
          <table:table-cell office:value-type="float" office:value="5.1922612233256613" table:style-name="ce140">
            <text:p>5,2<text:s text:c="5"/></text:p>
          </table:table-cell>
          <table:table-cell office:value-type="float" office:value="-1245" table:style-name="ce141">
            <text:p><text:s/>-1 245</text:p>
          </table:table-cell>
          <table:table-cell office:value-type="float" office:value="-4.797687861271676" table:style-name="ce142">
            <text:p>-4,8<text:s text:c="3"/></text:p>
          </table:table-cell>
          <table:table-cell office:value-type="float" office:value="-1510" table:style-name="ce141">
            <text:p><text:s/>-1 510</text:p>
          </table:table-cell>
          <table:table-cell office:value-type="float" office:value="-5.7600610337592979" table:style-name="ce142">
            <text:p>-5,8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315562" table:style-name="ce148">
            <text:p>315 56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320558" table:style-name="ce150">
            <text:p>320 55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42702" table:style-name="ce150">
            <text:p>342 70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4996" table:style-name="ce132">
            <text:p><text:s/>-4 996</text:p>
          </table:table-cell>
          <table:table-cell office:value-type="float" office:value="-1.5585323092856831" table:style-name="ce133">
            <text:p>-1,6<text:s text:c="3"/></text:p>
          </table:table-cell>
          <table:table-cell office:value-type="float" office:value="-27140" table:style-name="ce132">
            <text:p><text:s/>-27 140</text:p>
          </table:table-cell>
          <table:table-cell office:value-type="float" office:value="-7.919416869466767" table:style-name="ce133">
            <text:p>-7,9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38384" table:style-name="ce154">
            <text:p>138 384</text:p>
          </table:table-cell>
          <table:table-cell office:value-type="float" office:value="43.853188913747537" table:style-name="ce155">
            <text:p>43,9<text:s text:c="5"/></text:p>
          </table:table-cell>
          <table:table-cell office:value-type="float" office:value="140888" table:style-name="ce156">
            <text:p>140 888</text:p>
          </table:table-cell>
          <table:table-cell office:value-type="float" office:value="43.950860686677608" table:style-name="ce157">
            <text:p>44,0<text:s text:c="5"/></text:p>
          </table:table-cell>
          <table:table-cell office:value-type="float" office:value="151196" table:style-name="ce156">
            <text:p>151 196</text:p>
          </table:table-cell>
          <table:table-cell office:value-type="float" office:value="44.118797089016113" table:style-name="ce157">
            <text:p>44,1<text:s text:c="5"/></text:p>
          </table:table-cell>
          <table:table-cell office:value-type="float" office:value="-2504" table:style-name="ce141">
            <text:p><text:s/>-2 504</text:p>
          </table:table-cell>
          <table:table-cell office:value-type="float" office:value="-1.7772982794844132" table:style-name="ce142">
            <text:p>-1,8<text:s text:c="3"/></text:p>
          </table:table-cell>
          <table:table-cell office:value-type="float" office:value="-12812" table:style-name="ce141">
            <text:p><text:s/>-12 812</text:p>
          </table:table-cell>
          <table:table-cell office:value-type="float" office:value="-8.4737691473319394" table:style-name="ce142">
            <text:p>-8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77178" table:style-name="ce154">
            <text:p>177 178</text:p>
          </table:table-cell>
          <table:table-cell office:value-type="float" office:value="56.14681108625247" table:style-name="ce155">
            <text:p>56,1<text:s text:c="5"/></text:p>
          </table:table-cell>
          <table:table-cell office:value-type="float" office:value="179670" table:style-name="ce156">
            <text:p>179 670</text:p>
          </table:table-cell>
          <table:table-cell office:value-type="float" office:value="56.049139313322392" table:style-name="ce157">
            <text:p>56,0<text:s text:c="5"/></text:p>
          </table:table-cell>
          <table:table-cell office:value-type="float" office:value="191506" table:style-name="ce156">
            <text:p>191 506</text:p>
          </table:table-cell>
          <table:table-cell office:value-type="float" office:value="55.881202910983887" table:style-name="ce157">
            <text:p>55,9<text:s text:c="5"/></text:p>
          </table:table-cell>
          <table:table-cell office:value-type="float" office:value="-2492" table:style-name="ce141">
            <text:p><text:s/>-2 492</text:p>
          </table:table-cell>
          <table:table-cell office:value-type="float" office:value="-1.3869872544108643" table:style-name="ce142">
            <text:p>-1,4<text:s text:c="3"/></text:p>
          </table:table-cell>
          <table:table-cell office:value-type="float" office:value="-14328" table:style-name="ce141">
            <text:p><text:s/>-14 328</text:p>
          </table:table-cell>
          <table:table-cell office:value-type="float" office:value="-7.4817499190625885" table:style-name="ce142">
            <text:p>-7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3999" table:style-name="ce154">
            <text:p>33 999</text:p>
          </table:table-cell>
          <table:table-cell office:value-type="float" office:value="10.774110951255221" table:style-name="ce155">
            <text:p>10,8<text:s text:c="5"/></text:p>
          </table:table-cell>
          <table:table-cell office:value-type="float" office:value="34920" table:style-name="ce156">
            <text:p>34 920</text:p>
          </table:table-cell>
          <table:table-cell office:value-type="float" office:value="10.8935044516125" table:style-name="ce157">
            <text:p>10,9<text:s text:c="5"/></text:p>
          </table:table-cell>
          <table:table-cell office:value-type="float" office:value="36585" table:style-name="ce156">
            <text:p>36 585</text:p>
          </table:table-cell>
          <table:table-cell office:value-type="float" office:value="10.675455643678765" table:style-name="ce157">
            <text:p>10,7<text:s text:c="5"/></text:p>
          </table:table-cell>
          <table:table-cell office:value-type="float" office:value="-921" table:style-name="ce141">
            <text:p><text:s/>- 921</text:p>
          </table:table-cell>
          <table:table-cell office:value-type="float" office:value="-2.6374570446735395" table:style-name="ce142">
            <text:p>-2,6<text:s text:c="3"/></text:p>
          </table:table-cell>
          <table:table-cell office:value-type="float" office:value="-2586" table:style-name="ce141">
            <text:p><text:s/>-2 586</text:p>
          </table:table-cell>
          <table:table-cell office:value-type="float" office:value="-7.0684706847068473" table:style-name="ce142">
            <text:p>-7,1<text:s text:c="3"/></text:p>
          </table:table-cell>
          <table:table-cell table:style-name="ce158"/>
          <table:table-cell table:number-columns-repeated="2" table:style-name="ce159"/>
          <table:table-cell table:number-columns-repeated="3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81563" table:style-name="ce154">
            <text:p>281 563</text:p>
          </table:table-cell>
          <table:table-cell office:value-type="float" office:value="89.225889048744776" table:style-name="ce155">
            <text:p>89,2<text:s text:c="5"/></text:p>
          </table:table-cell>
          <table:table-cell office:value-type="float" office:value="285638" table:style-name="ce156">
            <text:p>285 638</text:p>
          </table:table-cell>
          <table:table-cell office:value-type="float" office:value="89.1064955483875" table:style-name="ce157">
            <text:p>89,1<text:s text:c="5"/></text:p>
          </table:table-cell>
          <table:table-cell office:value-type="float" office:value="306117" table:style-name="ce156">
            <text:p>306 117</text:p>
          </table:table-cell>
          <table:table-cell office:value-type="float" office:value="89.32454435632124" table:style-name="ce157">
            <text:p>89,3<text:s text:c="5"/></text:p>
          </table:table-cell>
          <table:table-cell office:value-type="float" office:value="-4075" table:style-name="ce141">
            <text:p><text:s/>-4 075</text:p>
          </table:table-cell>
          <table:table-cell office:value-type="float" office:value="-1.426630910453091" table:style-name="ce142">
            <text:p>-1,4<text:s text:c="3"/></text:p>
          </table:table-cell>
          <table:table-cell office:value-type="float" office:value="-24554" table:style-name="ce141">
            <text:p><text:s/>-24 554</text:p>
          </table:table-cell>
          <table:table-cell office:value-type="float" office:value="-8.0211161092000776" table:style-name="ce142">
            <text:p>-8,0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89771" table:style-name="ce154">
            <text:p>189 771</text:p>
          </table:table-cell>
          <table:table-cell office:value-type="float" office:value="60.137469023519941" table:style-name="ce155">
            <text:p>60,1<text:s text:c="5"/></text:p>
          </table:table-cell>
          <table:table-cell office:value-type="float" office:value="193401" table:style-name="ce156">
            <text:p>193 401</text:p>
          </table:table-cell>
          <table:table-cell office:value-type="float" office:value="60.332607515644597" table:style-name="ce157">
            <text:p>60,3<text:s text:c="5"/></text:p>
          </table:table-cell>
          <table:table-cell office:value-type="float" office:value="196151" table:style-name="ce156">
            <text:p>196 151</text:p>
          </table:table-cell>
          <table:table-cell office:value-type="float" office:value="57.236607898407364" table:style-name="ce157">
            <text:p>57,2<text:s text:c="5"/></text:p>
          </table:table-cell>
          <table:table-cell office:value-type="float" office:value="-3630" table:style-name="ce141">
            <text:p><text:s/>-3 630</text:p>
          </table:table-cell>
          <table:table-cell office:value-type="float" office:value="-1.8769292816479748" table:style-name="ce142">
            <text:p>-1,9<text:s text:c="3"/></text:p>
          </table:table-cell>
          <table:table-cell office:value-type="float" office:value="-6380" table:style-name="ce141">
            <text:p><text:s/>-6 380</text:p>
          </table:table-cell>
          <table:table-cell office:value-type="float" office:value="-3.2525962141411466" table:style-name="ce142">
            <text:p>-3,3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5791" table:style-name="ce154">
            <text:p>125 791</text:p>
          </table:table-cell>
          <table:table-cell office:value-type="float" office:value="39.862530976480059" table:style-name="ce155">
            <text:p>39,9<text:s text:c="5"/></text:p>
          </table:table-cell>
          <table:table-cell office:value-type="float" office:value="127157" table:style-name="ce156">
            <text:p>127 157</text:p>
          </table:table-cell>
          <table:table-cell office:value-type="float" office:value="39.66739248435541" table:style-name="ce157">
            <text:p>39,7<text:s text:c="5"/></text:p>
          </table:table-cell>
          <table:table-cell office:value-type="float" office:value="146551" table:style-name="ce156">
            <text:p>146 551</text:p>
          </table:table-cell>
          <table:table-cell office:value-type="float" office:value="42.763392101592643" table:style-name="ce157">
            <text:p>42,8<text:s text:c="5"/></text:p>
          </table:table-cell>
          <table:table-cell office:value-type="float" office:value="-1366" table:style-name="ce141">
            <text:p><text:s/>-1 366</text:p>
          </table:table-cell>
          <table:table-cell office:value-type="float" office:value="-1.0742625258538656" table:style-name="ce142">
            <text:p>-1,1<text:s text:c="3"/></text:p>
          </table:table-cell>
          <table:table-cell office:value-type="float" office:value="-20760" table:style-name="ce141">
            <text:p><text:s/>-20 760</text:p>
          </table:table-cell>
          <table:table-cell office:value-type="float" office:value="-14.165717054131328" table:style-name="ce142">
            <text:p>-14,2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9110" table:style-name="ce154">
            <text:p>29 110</text:p>
          </table:table-cell>
          <table:table-cell office:value-type="float" office:value="9.224811605960161" table:style-name="ce155">
            <text:p>9,2<text:s text:c="5"/></text:p>
          </table:table-cell>
          <table:table-cell office:value-type="float" office:value="29859" table:style-name="ce156">
            <text:p>29 859</text:p>
          </table:table-cell>
          <table:table-cell office:value-type="float" office:value="9.3146950005927174" table:style-name="ce157">
            <text:p>9,3<text:s text:c="5"/></text:p>
          </table:table-cell>
          <table:table-cell office:value-type="float" office:value="32865" table:style-name="ce156">
            <text:p>32 865</text:p>
          </table:table-cell>
          <table:table-cell office:value-type="float" office:value="9.5899644589176596" table:style-name="ce157">
            <text:p>9,6<text:s text:c="5"/></text:p>
          </table:table-cell>
          <table:table-cell office:value-type="float" office:value="-749" table:style-name="ce141">
            <text:p><text:s/>- 749</text:p>
          </table:table-cell>
          <table:table-cell office:value-type="float" office:value="-2.5084564118021366" table:style-name="ce142">
            <text:p>-2,5<text:s text:c="3"/></text:p>
          </table:table-cell>
          <table:table-cell office:value-type="float" office:value="-3755" table:style-name="ce141">
            <text:p><text:s/>-3 755</text:p>
          </table:table-cell>
          <table:table-cell office:value-type="float" office:value="-11.425528677924843" table:style-name="ce142">
            <text:p>-11,4<text:s text:c="3"/></text:p>
          </table:table-cell>
          <table:table-cell table:style-name="ce158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86452" table:style-name="ce154">
            <text:p>286 452</text:p>
          </table:table-cell>
          <table:table-cell office:value-type="float" office:value="90.775188394039844" table:style-name="ce155">
            <text:p>90,8<text:s text:c="5"/></text:p>
          </table:table-cell>
          <table:table-cell office:value-type="float" office:value="290699" table:style-name="ce156">
            <text:p>290 699</text:p>
          </table:table-cell>
          <table:table-cell office:value-type="float" office:value="90.685304999407279" table:style-name="ce157">
            <text:p>90,7<text:s text:c="5"/></text:p>
          </table:table-cell>
          <table:table-cell office:value-type="float" office:value="309837" table:style-name="ce156">
            <text:p>309 837</text:p>
          </table:table-cell>
          <table:table-cell office:value-type="float" office:value="90.410035541082351" table:style-name="ce157">
            <text:p>90,4<text:s text:c="5"/></text:p>
          </table:table-cell>
          <table:table-cell office:value-type="float" office:value="-4247" table:style-name="ce141">
            <text:p><text:s/>-4 247</text:p>
          </table:table-cell>
          <table:table-cell office:value-type="float" office:value="-1.4609613380162987" table:style-name="ce142">
            <text:p>-1,5<text:s text:c="3"/></text:p>
          </table:table-cell>
          <table:table-cell office:value-type="float" office:value="-23385" table:style-name="ce141">
            <text:p><text:s/>-23 385</text:p>
          </table:table-cell>
          <table:table-cell office:value-type="float" office:value="-7.5475169201870669" table:style-name="ce142">
            <text:p>-7,5<text:s text:c="3"/></text:p>
          </table:table-cell>
          <table:table-cell table:style-name="ce152"/>
          <table:table-cell table:style-name="ce159"/>
          <table:table-cell table:number-columns-repeated="4" table:style-name="ce153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2581" table:style-name="ce154">
            <text:p>22 581</text:p>
          </table:table-cell>
          <table:table-cell office:value-type="float" office:value="7.1558045645546668" table:style-name="ce155">
            <text:p>7,2<text:s text:c="5"/></text:p>
          </table:table-cell>
          <table:table-cell office:value-type="float" office:value="22627" table:style-name="ce156">
            <text:p>22 627</text:p>
          </table:table-cell>
          <table:table-cell office:value-type="float" office:value="7.0586290156539526" table:style-name="ce157">
            <text:p>7,1<text:s text:c="5"/></text:p>
          </table:table-cell>
          <table:table-cell office:value-type="float" office:value="23884" table:style-name="ce156">
            <text:p>23 884</text:p>
          </table:table-cell>
          <table:table-cell office:value-type="float" office:value="6.9693202840952191" table:style-name="ce157">
            <text:p>7,0<text:s text:c="5"/></text:p>
          </table:table-cell>
          <table:table-cell office:value-type="float" office:value="-46" table:style-name="ce141">
            <text:p><text:s/>- 46</text:p>
          </table:table-cell>
          <table:table-cell office:value-type="float" office:value="-0.20329694612630927" table:style-name="ce142">
            <text:p>-0,2<text:s text:c="3"/></text:p>
          </table:table-cell>
          <table:table-cell office:value-type="float" office:value="-1303" table:style-name="ce141">
            <text:p><text:s/>-1 303</text:p>
          </table:table-cell>
          <table:table-cell office:value-type="float" office:value="-5.455535086250209" table:style-name="ce142">
            <text:p>-5,5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1147" table:style-name="ce154">
            <text:p>51 147</text:p>
          </table:table-cell>
          <table:table-cell office:value-type="float" office:value="16.208225324975757" table:style-name="ce155">
            <text:p>16,2<text:s text:c="5"/></text:p>
          </table:table-cell>
          <table:table-cell office:value-type="float" office:value="51811" table:style-name="ce156">
            <text:p>51 811</text:p>
          </table:table-cell>
          <table:table-cell office:value-type="float" office:value="16.162753698238696" table:style-name="ce157">
            <text:p>16,2<text:s text:c="5"/></text:p>
          </table:table-cell>
          <table:table-cell office:value-type="float" office:value="60420" table:style-name="ce156">
            <text:p>60 420</text:p>
          </table:table-cell>
          <table:table-cell office:value-type="float" office:value="17.630477791200519" table:style-name="ce157">
            <text:p>17,6<text:s text:c="5"/></text:p>
          </table:table-cell>
          <table:table-cell office:value-type="float" office:value="-664" table:style-name="ce141">
            <text:p><text:s/>- 664</text:p>
          </table:table-cell>
          <table:table-cell office:value-type="float" office:value="-1.2815811314199688" table:style-name="ce142">
            <text:p>-1,3<text:s text:c="3"/></text:p>
          </table:table-cell>
          <table:table-cell office:value-type="float" office:value="-9273" table:style-name="ce141">
            <text:p><text:s/>-9 273</text:p>
          </table:table-cell>
          <table:table-cell office:value-type="float" office:value="-15.347567030784509" table:style-name="ce142">
            <text:p>-15,3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6154" table:style-name="ce154">
            <text:p>46 154</text:p>
          </table:table-cell>
          <table:table-cell office:value-type="float" office:value="14.625968906268817" table:style-name="ce155">
            <text:p>14,6<text:s text:c="5"/></text:p>
          </table:table-cell>
          <table:table-cell office:value-type="float" office:value="46737" table:style-name="ce156">
            <text:p>46 737</text:p>
          </table:table-cell>
          <table:table-cell office:value-type="float" office:value="14.579888818872092" table:style-name="ce157">
            <text:p>14,6<text:s text:c="5"/></text:p>
          </table:table-cell>
          <table:table-cell office:value-type="float" office:value="50954" table:style-name="ce156">
            <text:p>50 954</text:p>
          </table:table-cell>
          <table:table-cell office:value-type="float" office:value="14.86831124417132" table:style-name="ce157">
            <text:p>14,9<text:s text:c="5"/></text:p>
          </table:table-cell>
          <table:table-cell office:value-type="float" office:value="-583" table:style-name="ce141">
            <text:p><text:s/>- 583</text:p>
          </table:table-cell>
          <table:table-cell office:value-type="float" office:value="-1.2474056957014783" table:style-name="ce142">
            <text:p>-1,2<text:s text:c="3"/></text:p>
          </table:table-cell>
          <table:table-cell office:value-type="float" office:value="-4800" table:style-name="ce141">
            <text:p><text:s/>-4 800</text:p>
          </table:table-cell>
          <table:table-cell office:value-type="float" office:value="-9.4202614122541899" table:style-name="ce142">
            <text:p>-9,4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62463" table:style-name="ce154">
            <text:p>62 463</text:p>
          </table:table-cell>
          <table:table-cell office:value-type="float" office:value="19.794208428137736" table:style-name="ce155">
            <text:p>19,8<text:s text:c="5"/></text:p>
          </table:table-cell>
          <table:table-cell office:value-type="float" office:value="63348" table:style-name="ce156">
            <text:p>63 348</text:p>
          </table:table-cell>
          <table:table-cell office:value-type="float" office:value="19.761790378028312" table:style-name="ce157">
            <text:p>19,8<text:s text:c="5"/></text:p>
          </table:table-cell>
          <table:table-cell office:value-type="float" office:value="68380" table:style-name="ce156">
            <text:p>68 380</text:p>
          </table:table-cell>
          <table:table-cell office:value-type="float" office:value="19.953195487624818" table:style-name="ce157">
            <text:p>20,0<text:s text:c="5"/></text:p>
          </table:table-cell>
          <table:table-cell office:value-type="float" office:value="-885" table:style-name="ce141">
            <text:p><text:s/>- 885</text:p>
          </table:table-cell>
          <table:table-cell office:value-type="float" office:value="-1.397044894866452" table:style-name="ce142">
            <text:p>-1,4<text:s text:c="3"/></text:p>
          </table:table-cell>
          <table:table-cell office:value-type="float" office:value="-5917" table:style-name="ce141">
            <text:p><text:s/>-5 917</text:p>
          </table:table-cell>
          <table:table-cell office:value-type="float" office:value="-8.6531149458906107" table:style-name="ce142">
            <text:p>-8,7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91221" table:style-name="ce154">
            <text:p>91 221</text:p>
          </table:table-cell>
          <table:table-cell office:value-type="float" office:value="28.907473016396146" table:style-name="ce155">
            <text:p>28,9<text:s text:c="5"/></text:p>
          </table:table-cell>
          <table:table-cell office:value-type="float" office:value="92397" table:style-name="ce156">
            <text:p>92 397</text:p>
          </table:table-cell>
          <table:table-cell office:value-type="float" office:value="28.82380099701146" table:style-name="ce157">
            <text:p>28,8<text:s text:c="5"/></text:p>
          </table:table-cell>
          <table:table-cell office:value-type="float" office:value="93003" table:style-name="ce156">
            <text:p>93 003</text:p>
          </table:table-cell>
          <table:table-cell office:value-type="float" office:value="27.138155015144356" table:style-name="ce157">
            <text:p>27,1<text:s text:c="5"/></text:p>
          </table:table-cell>
          <table:table-cell office:value-type="float" office:value="-1176" table:style-name="ce141">
            <text:p><text:s/>-1 176</text:p>
          </table:table-cell>
          <table:table-cell office:value-type="float" office:value="-1.2727685963829993" table:style-name="ce142">
            <text:p>-1,3<text:s text:c="3"/></text:p>
          </table:table-cell>
          <table:table-cell office:value-type="float" office:value="-1782" table:style-name="ce141">
            <text:p><text:s/>-1 782</text:p>
          </table:table-cell>
          <table:table-cell office:value-type="float" office:value="-1.9160672236379472" table:style-name="ce142">
            <text:p>-1,9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1996" table:style-name="ce154">
            <text:p>41 996</text:p>
          </table:table-cell>
          <table:table-cell office:value-type="float" office:value="13.308319759666881" table:style-name="ce155">
            <text:p>13,3<text:s text:c="5"/></text:p>
          </table:table-cell>
          <table:table-cell office:value-type="float" office:value="43638" table:style-name="ce156">
            <text:p>43 638</text:p>
          </table:table-cell>
          <table:table-cell office:value-type="float" office:value="13.613137092195485" table:style-name="ce157">
            <text:p>13,6<text:s text:c="5"/></text:p>
          </table:table-cell>
          <table:table-cell office:value-type="float" office:value="46061" table:style-name="ce156">
            <text:p>46 061</text:p>
          </table:table-cell>
          <table:table-cell office:value-type="float" office:value="13.440540177763772" table:style-name="ce157">
            <text:p>13,4<text:s text:c="5"/></text:p>
          </table:table-cell>
          <table:table-cell office:value-type="float" office:value="-1642" table:style-name="ce141">
            <text:p><text:s/>-1 642</text:p>
          </table:table-cell>
          <table:table-cell office:value-type="float" office:value="-3.7627755625830699" table:style-name="ce142">
            <text:p>-3,8<text:s text:c="3"/></text:p>
          </table:table-cell>
          <table:table-cell office:value-type="float" office:value="-4065" table:style-name="ce141">
            <text:p><text:s/>-4 065</text:p>
          </table:table-cell>
          <table:table-cell office:value-type="float" office:value="-8.8252534682269168" table:style-name="ce142">
            <text:p>-8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38384" table:style-name="ce148">
            <text:p>138 384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40888" table:style-name="ce150">
            <text:p>140 88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51196" table:style-name="ce150">
            <text:p>151 19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2504" table:style-name="ce132">
            <text:p><text:s/>-2 504</text:p>
          </table:table-cell>
          <table:table-cell office:value-type="float" office:value="-1.7772982794844132" table:style-name="ce133">
            <text:p>-1,8<text:s text:c="3"/></text:p>
          </table:table-cell>
          <table:table-cell office:value-type="float" office:value="-12812" table:style-name="ce132">
            <text:p><text:s/>-12 812</text:p>
          </table:table-cell>
          <table:table-cell office:value-type="float" office:value="-8.4737691473319394" table:style-name="ce133">
            <text:p>-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5487" table:style-name="ce154">
            <text:p>15 487</text:p>
          </table:table-cell>
          <table:table-cell office:value-type="float" office:value="11.191322696265464" table:style-name="ce155">
            <text:p>11,2<text:s text:c="5"/></text:p>
          </table:table-cell>
          <table:table-cell office:value-type="float" office:value="15947" table:style-name="ce156">
            <text:p>15 947</text:p>
          </table:table-cell>
          <table:table-cell office:value-type="float" office:value="11.318919993186077" table:style-name="ce157">
            <text:p>11,3<text:s text:c="5"/></text:p>
          </table:table-cell>
          <table:table-cell office:value-type="float" office:value="16604" table:style-name="ce156">
            <text:p>16 604</text:p>
          </table:table-cell>
          <table:table-cell office:value-type="float" office:value="10.981772004550384" table:style-name="ce157">
            <text:p>11,0<text:s text:c="5"/></text:p>
          </table:table-cell>
          <table:table-cell office:value-type="float" office:value="-460" table:style-name="ce141">
            <text:p><text:s/>- 460</text:p>
          </table:table-cell>
          <table:table-cell office:value-type="float" office:value="-2.8845550887314229" table:style-name="ce142">
            <text:p>-2,9<text:s text:c="3"/></text:p>
          </table:table-cell>
          <table:table-cell office:value-type="float" office:value="-1117" table:style-name="ce141">
            <text:p><text:s/>-1 117</text:p>
          </table:table-cell>
          <table:table-cell office:value-type="float" office:value="-6.7272946278005303" table:style-name="ce142">
            <text:p>-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22897" table:style-name="ce154">
            <text:p>122 897</text:p>
          </table:table-cell>
          <table:table-cell office:value-type="float" office:value="88.808677303734541" table:style-name="ce155">
            <text:p>88,8<text:s text:c="5"/></text:p>
          </table:table-cell>
          <table:table-cell office:value-type="float" office:value="124941" table:style-name="ce156">
            <text:p>124 941</text:p>
          </table:table-cell>
          <table:table-cell office:value-type="float" office:value="88.681080006813929" table:style-name="ce157">
            <text:p>88,7<text:s text:c="5"/></text:p>
          </table:table-cell>
          <table:table-cell office:value-type="float" office:value="134592" table:style-name="ce156">
            <text:p>134 592</text:p>
          </table:table-cell>
          <table:table-cell office:value-type="float" office:value="89.018227995449621" table:style-name="ce157">
            <text:p>89,0<text:s text:c="5"/></text:p>
          </table:table-cell>
          <table:table-cell office:value-type="float" office:value="-2044" table:style-name="ce141">
            <text:p><text:s/>-2 044</text:p>
          </table:table-cell>
          <table:table-cell office:value-type="float" office:value="-1.6359721788684258" table:style-name="ce142">
            <text:p>-1,6<text:s text:c="3"/></text:p>
          </table:table-cell>
          <table:table-cell office:value-type="float" office:value="-11695" table:style-name="ce141">
            <text:p><text:s/>-11 695</text:p>
          </table:table-cell>
          <table:table-cell office:value-type="float" office:value="-8.6892237280076081" table:style-name="ce142">
            <text:p>-8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84198" table:style-name="ce154">
            <text:p>84 198</text:p>
          </table:table-cell>
          <table:table-cell office:value-type="float" office:value="60.843739160596598" table:style-name="ce155">
            <text:p>60,8<text:s text:c="5"/></text:p>
          </table:table-cell>
          <table:table-cell office:value-type="float" office:value="86017" table:style-name="ce156">
            <text:p>86 017</text:p>
          </table:table-cell>
          <table:table-cell office:value-type="float" office:value="61.053460905116118" table:style-name="ce157">
            <text:p>61,1<text:s text:c="5"/></text:p>
          </table:table-cell>
          <table:table-cell office:value-type="float" office:value="86187" table:style-name="ce156">
            <text:p>86 187</text:p>
          </table:table-cell>
          <table:table-cell office:value-type="float" office:value="57.003492155877147" table:style-name="ce157">
            <text:p>57,0<text:s text:c="5"/></text:p>
          </table:table-cell>
          <table:table-cell office:value-type="float" office:value="-1819" table:style-name="ce141">
            <text:p><text:s/>-1 819</text:p>
          </table:table-cell>
          <table:table-cell office:value-type="float" office:value="-2.1146982573212272" table:style-name="ce142">
            <text:p>-2,1<text:s text:c="3"/></text:p>
          </table:table-cell>
          <table:table-cell office:value-type="float" office:value="-1989" table:style-name="ce141">
            <text:p><text:s/>-1 989</text:p>
          </table:table-cell>
          <table:table-cell office:value-type="float" office:value="-2.3077726339239093" table:style-name="ce142">
            <text:p>-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4186" table:style-name="ce154">
            <text:p>54 186</text:p>
          </table:table-cell>
          <table:table-cell office:value-type="float" office:value="39.156260839403402" table:style-name="ce155">
            <text:p>39,2<text:s text:c="5"/></text:p>
          </table:table-cell>
          <table:table-cell office:value-type="float" office:value="54871" table:style-name="ce156">
            <text:p>54 871</text:p>
          </table:table-cell>
          <table:table-cell office:value-type="float" office:value="38.946539094883882" table:style-name="ce157">
            <text:p>38,9<text:s text:c="5"/></text:p>
          </table:table-cell>
          <table:table-cell office:value-type="float" office:value="65009" table:style-name="ce156">
            <text:p>65 009</text:p>
          </table:table-cell>
          <table:table-cell office:value-type="float" office:value="42.99650784412286" table:style-name="ce157">
            <text:p>43,0<text:s text:c="5"/></text:p>
          </table:table-cell>
          <table:table-cell office:value-type="float" office:value="-685" table:style-name="ce141">
            <text:p><text:s/>- 685</text:p>
          </table:table-cell>
          <table:table-cell office:value-type="float" office:value="-1.2483825700278834" table:style-name="ce142">
            <text:p>-1,2<text:s text:c="3"/></text:p>
          </table:table-cell>
          <table:table-cell office:value-type="float" office:value="-10823" table:style-name="ce141">
            <text:p><text:s/>-10 823</text:p>
          </table:table-cell>
          <table:table-cell office:value-type="float" office:value="-16.648464058822622" table:style-name="ce142">
            <text:p>-16,6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1458" table:style-name="ce154">
            <text:p>11 458</text:p>
          </table:table-cell>
          <table:table-cell office:value-type="float" office:value="8.2798589432304315" table:style-name="ce155">
            <text:p>8,3<text:s text:c="5"/></text:p>
          </table:table-cell>
          <table:table-cell office:value-type="float" office:value="11691" table:style-name="ce156">
            <text:p>11 691</text:p>
          </table:table-cell>
          <table:table-cell office:value-type="float" office:value="8.2980807449889262" table:style-name="ce157">
            <text:p>8,3<text:s text:c="5"/></text:p>
          </table:table-cell>
          <table:table-cell office:value-type="float" office:value="12992" table:style-name="ce156">
            <text:p>12 992</text:p>
          </table:table-cell>
          <table:table-cell office:value-type="float" office:value="8.5928199158707912" table:style-name="ce157">
            <text:p>8,6<text:s text:c="5"/></text:p>
          </table:table-cell>
          <table:table-cell office:value-type="float" office:value="-233" table:style-name="ce141">
            <text:p><text:s/>- 233</text:p>
          </table:table-cell>
          <table:table-cell office:value-type="float" office:value="-1.9929860576511846" table:style-name="ce142">
            <text:p>-2,0<text:s text:c="3"/></text:p>
          </table:table-cell>
          <table:table-cell office:value-type="float" office:value="-1534" table:style-name="ce141">
            <text:p><text:s/>-1 534</text:p>
          </table:table-cell>
          <table:table-cell office:value-type="float" office:value="-11.807266009852217" table:style-name="ce142">
            <text:p>-1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26926" table:style-name="ce154">
            <text:p>126 926</text:p>
          </table:table-cell>
          <table:table-cell office:value-type="float" office:value="91.720141056769563" table:style-name="ce155">
            <text:p>91,7<text:s text:c="5"/></text:p>
          </table:table-cell>
          <table:table-cell office:value-type="float" office:value="129197" table:style-name="ce156">
            <text:p>129 197</text:p>
          </table:table-cell>
          <table:table-cell office:value-type="float" office:value="91.701919255011077" table:style-name="ce157">
            <text:p>91,7<text:s text:c="5"/></text:p>
          </table:table-cell>
          <table:table-cell office:value-type="float" office:value="138204" table:style-name="ce156">
            <text:p>138 204</text:p>
          </table:table-cell>
          <table:table-cell office:value-type="float" office:value="91.407180084129209" table:style-name="ce157">
            <text:p>91,4<text:s text:c="5"/></text:p>
          </table:table-cell>
          <table:table-cell office:value-type="float" office:value="-2271" table:style-name="ce141">
            <text:p><text:s/>-2 271</text:p>
          </table:table-cell>
          <table:table-cell office:value-type="float" office:value="-1.7577807534230672" table:style-name="ce142">
            <text:p>-1,8<text:s text:c="3"/></text:p>
          </table:table-cell>
          <table:table-cell office:value-type="float" office:value="-11278" table:style-name="ce141">
            <text:p><text:s/>-11 278</text:p>
          </table:table-cell>
          <table:table-cell office:value-type="float" office:value="-8.1604005672773585" table:style-name="ce142">
            <text:p>-8,2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0489" table:style-name="ce154">
            <text:p>10 489</text:p>
          </table:table-cell>
          <table:table-cell office:value-type="float" office:value="7.5796334836397277" table:style-name="ce155">
            <text:p>7,6<text:s text:c="5"/></text:p>
          </table:table-cell>
          <table:table-cell office:value-type="float" office:value="10482" table:style-name="ce156">
            <text:p>10 482</text:p>
          </table:table-cell>
          <table:table-cell office:value-type="float" office:value="7.4399523025381855" table:style-name="ce157">
            <text:p>7,4<text:s text:c="5"/></text:p>
          </table:table-cell>
          <table:table-cell office:value-type="float" office:value="11061" table:style-name="ce156">
            <text:p>11 061</text:p>
          </table:table-cell>
          <table:table-cell office:value-type="float" office:value="7.3156697267123469" table:style-name="ce157">
            <text:p>7,3<text:s text:c="5"/></text:p>
          </table:table-cell>
          <table:table-cell office:value-type="float" office:value="7" table:style-name="ce141">
            <text:p>+ 7</text:p>
          </table:table-cell>
          <table:table-cell office:value-type="float" office:value="6.6781148635756543E-2" table:style-name="ce142">
            <text:p>+0,1<text:s text:c="3"/></text:p>
          </table:table-cell>
          <table:table-cell office:value-type="float" office:value="-572" table:style-name="ce141">
            <text:p><text:s/>- 572</text:p>
          </table:table-cell>
          <table:table-cell office:value-type="float" office:value="-5.1713226652201429" table:style-name="ce142">
            <text:p>-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679" table:style-name="ce154">
            <text:p>24 679</text:p>
          </table:table-cell>
          <table:table-cell office:value-type="float" office:value="17.83370909931784" table:style-name="ce155">
            <text:p>17,8<text:s text:c="5"/></text:p>
          </table:table-cell>
          <table:table-cell office:value-type="float" office:value="24975" table:style-name="ce156">
            <text:p>24 975</text:p>
          </table:table-cell>
          <table:table-cell office:value-type="float" office:value="17.726846857077962" table:style-name="ce157">
            <text:p>17,7<text:s text:c="5"/></text:p>
          </table:table-cell>
          <table:table-cell office:value-type="float" office:value="29526" table:style-name="ce156">
            <text:p>29 526</text:p>
          </table:table-cell>
          <table:table-cell office:value-type="float" office:value="19.528294399322732" table:style-name="ce157">
            <text:p>19,5<text:s text:c="5"/></text:p>
          </table:table-cell>
          <table:table-cell office:value-type="float" office:value="-296" table:style-name="ce141">
            <text:p><text:s/>- 296</text:p>
          </table:table-cell>
          <table:table-cell office:value-type="float" office:value="-1.1851851851851851" table:style-name="ce142">
            <text:p>-1,2<text:s text:c="3"/></text:p>
          </table:table-cell>
          <table:table-cell office:value-type="float" office:value="-4847" table:style-name="ce141">
            <text:p><text:s/>-4 847</text:p>
          </table:table-cell>
          <table:table-cell office:value-type="float" office:value="-16.416040100250626" table:style-name="ce142">
            <text:p>-1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2846" table:style-name="ce154">
            <text:p>22 846</text:p>
          </table:table-cell>
          <table:table-cell office:value-type="float" office:value="16.509134003931088" table:style-name="ce155">
            <text:p>16,5<text:s text:c="5"/></text:p>
          </table:table-cell>
          <table:table-cell office:value-type="float" office:value="23292" table:style-name="ce156">
            <text:p>23 292</text:p>
          </table:table-cell>
          <table:table-cell office:value-type="float" office:value="16.53228096076316" table:style-name="ce157">
            <text:p>16,5<text:s text:c="5"/></text:p>
          </table:table-cell>
          <table:table-cell office:value-type="float" office:value="25458" table:style-name="ce156">
            <text:p>25 458</text:p>
          </table:table-cell>
          <table:table-cell office:value-type="float" office:value="16.837747030344719" table:style-name="ce157">
            <text:p>16,8<text:s text:c="5"/></text:p>
          </table:table-cell>
          <table:table-cell office:value-type="float" office:value="-446" table:style-name="ce141">
            <text:p><text:s/>- 446</text:p>
          </table:table-cell>
          <table:table-cell office:value-type="float" office:value="-1.9148205392409412" table:style-name="ce142">
            <text:p>-1,9<text:s text:c="3"/></text:p>
          </table:table-cell>
          <table:table-cell office:value-type="float" office:value="-2612" table:style-name="ce141">
            <text:p><text:s/>-2 612</text:p>
          </table:table-cell>
          <table:table-cell office:value-type="float" office:value="-10.260036137952707" table:style-name="ce142">
            <text:p>-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7850" table:style-name="ce154">
            <text:p>27 850</text:p>
          </table:table-cell>
          <table:table-cell office:value-type="float" office:value="20.12515897791652" table:style-name="ce155">
            <text:p>20,1<text:s text:c="5"/></text:p>
          </table:table-cell>
          <table:table-cell office:value-type="float" office:value="28489" table:style-name="ce156">
            <text:p>28 489</text:p>
          </table:table-cell>
          <table:table-cell office:value-type="float" office:value="20.221026631082843" table:style-name="ce157">
            <text:p>20,2<text:s text:c="5"/></text:p>
          </table:table-cell>
          <table:table-cell office:value-type="float" office:value="30567" table:style-name="ce156">
            <text:p>30 567</text:p>
          </table:table-cell>
          <table:table-cell office:value-type="float" office:value="20.216804677372419" table:style-name="ce157">
            <text:p>20,2<text:s text:c="5"/></text:p>
          </table:table-cell>
          <table:table-cell office:value-type="float" office:value="-639" table:style-name="ce141">
            <text:p><text:s/>- 639</text:p>
          </table:table-cell>
          <table:table-cell office:value-type="float" office:value="-2.242970971252062" table:style-name="ce142">
            <text:p>-2,2<text:s text:c="3"/></text:p>
          </table:table-cell>
          <table:table-cell office:value-type="float" office:value="-2717" table:style-name="ce141">
            <text:p><text:s/>-2 717</text:p>
          </table:table-cell>
          <table:table-cell office:value-type="float" office:value="-8.8886707887591196" table:style-name="ce142">
            <text:p>-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7699" table:style-name="ce154">
            <text:p>37 699</text:p>
          </table:table-cell>
          <table:table-cell office:value-type="float" office:value="27.242311249855472" table:style-name="ce155">
            <text:p>27,2<text:s text:c="5"/></text:p>
          </table:table-cell>
          <table:table-cell office:value-type="float" office:value="38300" table:style-name="ce156">
            <text:p>38 300</text:p>
          </table:table-cell>
          <table:table-cell office:value-type="float" office:value="27.184714099142582" table:style-name="ce157">
            <text:p>27,2<text:s text:c="5"/></text:p>
          </table:table-cell>
          <table:table-cell office:value-type="float" office:value="38481" table:style-name="ce156">
            <text:p>38 481</text:p>
          </table:table-cell>
          <table:table-cell office:value-type="float" office:value="25.451070134130532" table:style-name="ce157">
            <text:p>25,5<text:s text:c="5"/></text:p>
          </table:table-cell>
          <table:table-cell office:value-type="float" office:value="-601" table:style-name="ce141">
            <text:p><text:s/>- 601</text:p>
          </table:table-cell>
          <table:table-cell office:value-type="float" office:value="-1.5691906005221932" table:style-name="ce142">
            <text:p>-1,6<text:s text:c="3"/></text:p>
          </table:table-cell>
          <table:table-cell office:value-type="float" office:value="-782" table:style-name="ce141">
            <text:p><text:s/>- 782</text:p>
          </table:table-cell>
          <table:table-cell office:value-type="float" office:value="-2.032171721109119" table:style-name="ce142">
            <text:p>-2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821" table:style-name="ce154">
            <text:p>14 821</text:p>
          </table:table-cell>
          <table:table-cell office:value-type="float" office:value="10.710053185339346" table:style-name="ce155">
            <text:p>10,7<text:s text:c="5"/></text:p>
          </table:table-cell>
          <table:table-cell office:value-type="float" office:value="15350" table:style-name="ce156">
            <text:p>15 350</text:p>
          </table:table-cell>
          <table:table-cell office:value-type="float" office:value="10.895179149395265" table:style-name="ce157">
            <text:p>10,9<text:s text:c="5"/></text:p>
          </table:table-cell>
          <table:table-cell office:value-type="float" office:value="16103" table:style-name="ce156">
            <text:p>16 103</text:p>
          </table:table-cell>
          <table:table-cell office:value-type="float" office:value="10.650414032117252" table:style-name="ce157">
            <text:p>10,7<text:s text:c="5"/></text:p>
          </table:table-cell>
          <table:table-cell office:value-type="float" office:value="-529" table:style-name="ce141">
            <text:p><text:s/>- 529</text:p>
          </table:table-cell>
          <table:table-cell office:value-type="float" office:value="-3.446254071661238" table:style-name="ce142">
            <text:p>-3,4<text:s text:c="3"/></text:p>
          </table:table-cell>
          <table:table-cell office:value-type="float" office:value="-1282" table:style-name="ce141">
            <text:p><text:s/>-1 282</text:p>
          </table:table-cell>
          <table:table-cell office:value-type="float" office:value="-7.9612494566229888" table:style-name="ce142">
            <text:p>-8,0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77178" table:style-name="ce148">
            <text:p>177 178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79670" table:style-name="ce150">
            <text:p>179 67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91506" table:style-name="ce150">
            <text:p>191 50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2492" table:style-name="ce132">
            <text:p><text:s/>-2 492</text:p>
          </table:table-cell>
          <table:table-cell office:value-type="float" office:value="-1.3869872544108643" table:style-name="ce133">
            <text:p>-1,4<text:s text:c="3"/></text:p>
          </table:table-cell>
          <table:table-cell office:value-type="float" office:value="-14328" table:style-name="ce132">
            <text:p><text:s/>-14 328</text:p>
          </table:table-cell>
          <table:table-cell office:value-type="float" office:value="-7.4817499190625885" table:style-name="ce133">
            <text:p>-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8512" table:style-name="ce154">
            <text:p>18 512</text:p>
          </table:table-cell>
          <table:table-cell office:value-type="float" office:value="10.4482497827044" table:style-name="ce155">
            <text:p>10,4<text:s text:c="5"/></text:p>
          </table:table-cell>
          <table:table-cell office:value-type="float" office:value="18973" table:style-name="ce156">
            <text:p>18 973</text:p>
          </table:table-cell>
          <table:table-cell office:value-type="float" office:value="10.559915400456392" table:style-name="ce157">
            <text:p>10,6<text:s text:c="5"/></text:p>
          </table:table-cell>
          <table:table-cell office:value-type="float" office:value="19981" table:style-name="ce156">
            <text:p>19 981</text:p>
          </table:table-cell>
          <table:table-cell office:value-type="float" office:value="10.433615656950696" table:style-name="ce157">
            <text:p>10,4<text:s text:c="5"/></text:p>
          </table:table-cell>
          <table:table-cell office:value-type="float" office:value="-461" table:style-name="ce141">
            <text:p><text:s/>- 461</text:p>
          </table:table-cell>
          <table:table-cell office:value-type="float" office:value="-2.4297686185632212" table:style-name="ce142">
            <text:p>-2,4<text:s text:c="3"/></text:p>
          </table:table-cell>
          <table:table-cell office:value-type="float" office:value="-1469" table:style-name="ce141">
            <text:p><text:s/>-1 469</text:p>
          </table:table-cell>
          <table:table-cell office:value-type="float" office:value="-7.3519843851659079" table:style-name="ce142">
            <text:p>-7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58666" table:style-name="ce154">
            <text:p>158 666</text:p>
          </table:table-cell>
          <table:table-cell office:value-type="float" office:value="89.551750217295606" table:style-name="ce155">
            <text:p>89,6<text:s text:c="5"/></text:p>
          </table:table-cell>
          <table:table-cell office:value-type="float" office:value="160697" table:style-name="ce156">
            <text:p>160 697</text:p>
          </table:table-cell>
          <table:table-cell office:value-type="float" office:value="89.44008459954361" table:style-name="ce157">
            <text:p>89,4<text:s text:c="5"/></text:p>
          </table:table-cell>
          <table:table-cell office:value-type="float" office:value="171525" table:style-name="ce156">
            <text:p>171 525</text:p>
          </table:table-cell>
          <table:table-cell office:value-type="float" office:value="89.566384343049293" table:style-name="ce157">
            <text:p>89,6<text:s text:c="5"/></text:p>
          </table:table-cell>
          <table:table-cell office:value-type="float" office:value="-2031" table:style-name="ce141">
            <text:p><text:s/>-2 031</text:p>
          </table:table-cell>
          <table:table-cell office:value-type="float" office:value="-1.2638692694947635" table:style-name="ce142">
            <text:p>-1,3<text:s text:c="3"/></text:p>
          </table:table-cell>
          <table:table-cell office:value-type="float" office:value="-12859" table:style-name="ce141">
            <text:p><text:s/>-12 859</text:p>
          </table:table-cell>
          <table:table-cell office:value-type="float" office:value="-7.4968663460137002" table:style-name="ce142">
            <text:p>-7,5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05573" table:style-name="ce154">
            <text:p>105 573</text:p>
          </table:table-cell>
          <table:table-cell office:value-type="float" office:value="59.585840228470801" table:style-name="ce155">
            <text:p>59,6<text:s text:c="5"/></text:p>
          </table:table-cell>
          <table:table-cell office:value-type="float" office:value="107384" table:style-name="ce156">
            <text:p>107 384</text:p>
          </table:table-cell>
          <table:table-cell office:value-type="float" office:value="59.767351255078758" table:style-name="ce157">
            <text:p>59,8<text:s text:c="5"/></text:p>
          </table:table-cell>
          <table:table-cell office:value-type="float" office:value="109964" table:style-name="ce156">
            <text:p>109 964</text:p>
          </table:table-cell>
          <table:table-cell office:value-type="float" office:value="57.420655227512455" table:style-name="ce157">
            <text:p>57,4<text:s text:c="5"/></text:p>
          </table:table-cell>
          <table:table-cell office:value-type="float" office:value="-1811" table:style-name="ce141">
            <text:p><text:s/>-1 811</text:p>
          </table:table-cell>
          <table:table-cell office:value-type="float" office:value="-1.6864709826417343" table:style-name="ce142">
            <text:p>-1,7<text:s text:c="3"/></text:p>
          </table:table-cell>
          <table:table-cell office:value-type="float" office:value="-4391" table:style-name="ce141">
            <text:p><text:s/>-4 391</text:p>
          </table:table-cell>
          <table:table-cell office:value-type="float" office:value="-3.9931250227347128" table:style-name="ce142">
            <text:p>-4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1605" table:style-name="ce154">
            <text:p>71 605</text:p>
          </table:table-cell>
          <table:table-cell office:value-type="float" office:value="40.414159771529192" table:style-name="ce155">
            <text:p>40,4<text:s text:c="5"/></text:p>
          </table:table-cell>
          <table:table-cell office:value-type="float" office:value="72286" table:style-name="ce156">
            <text:p>72 286</text:p>
          </table:table-cell>
          <table:table-cell office:value-type="float" office:value="40.232648744921242" table:style-name="ce157">
            <text:p>40,2<text:s text:c="5"/></text:p>
          </table:table-cell>
          <table:table-cell office:value-type="float" office:value="81542" table:style-name="ce156">
            <text:p>81 542</text:p>
          </table:table-cell>
          <table:table-cell office:value-type="float" office:value="42.579344772487545" table:style-name="ce157">
            <text:p>42,6<text:s text:c="5"/></text:p>
          </table:table-cell>
          <table:table-cell office:value-type="float" office:value="-681" table:style-name="ce141">
            <text:p><text:s/>- 681</text:p>
          </table:table-cell>
          <table:table-cell office:value-type="float" office:value="-0.9420911379796918" table:style-name="ce142">
            <text:p>-0,9<text:s text:c="3"/></text:p>
          </table:table-cell>
          <table:table-cell office:value-type="float" office:value="-9937" table:style-name="ce141">
            <text:p><text:s/>-9 937</text:p>
          </table:table-cell>
          <table:table-cell office:value-type="float" office:value="-12.186357950504034" table:style-name="ce142">
            <text:p>-12,2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7652" table:style-name="ce154">
            <text:p>17 652</text:p>
          </table:table-cell>
          <table:table-cell office:value-type="float" office:value="9.9628622063687367" table:style-name="ce155">
            <text:p>10,0<text:s text:c="5"/></text:p>
          </table:table-cell>
          <table:table-cell office:value-type="float" office:value="18168" table:style-name="ce156">
            <text:p>18 168</text:p>
          </table:table-cell>
          <table:table-cell office:value-type="float" office:value="10.11187176490232" table:style-name="ce157">
            <text:p>10,1<text:s text:c="5"/></text:p>
          </table:table-cell>
          <table:table-cell office:value-type="float" office:value="19873" table:style-name="ce156">
            <text:p>19 873</text:p>
          </table:table-cell>
          <table:table-cell office:value-type="float" office:value="10.377220557058264" table:style-name="ce157">
            <text:p>10,4<text:s text:c="5"/></text:p>
          </table:table-cell>
          <table:table-cell office:value-type="float" office:value="-516" table:style-name="ce141">
            <text:p><text:s/>- 516</text:p>
          </table:table-cell>
          <table:table-cell office:value-type="float" office:value="-2.8401585204755615" table:style-name="ce142">
            <text:p>-2,8<text:s text:c="3"/></text:p>
          </table:table-cell>
          <table:table-cell office:value-type="float" office:value="-2221" table:style-name="ce141">
            <text:p><text:s/>-2 221</text:p>
          </table:table-cell>
          <table:table-cell office:value-type="float" office:value="-11.175967392945202" table:style-name="ce142">
            <text:p>-1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9526" table:style-name="ce154">
            <text:p>159 526</text:p>
          </table:table-cell>
          <table:table-cell office:value-type="float" office:value="90.03713779363126" table:style-name="ce155">
            <text:p>90,0<text:s text:c="5"/></text:p>
          </table:table-cell>
          <table:table-cell office:value-type="float" office:value="161502" table:style-name="ce156">
            <text:p>161 502</text:p>
          </table:table-cell>
          <table:table-cell office:value-type="float" office:value="89.888128235097682" table:style-name="ce157">
            <text:p>89,9<text:s text:c="5"/></text:p>
          </table:table-cell>
          <table:table-cell office:value-type="float" office:value="171633" table:style-name="ce156">
            <text:p>171 633</text:p>
          </table:table-cell>
          <table:table-cell office:value-type="float" office:value="89.622779442941734" table:style-name="ce157">
            <text:p>89,6<text:s text:c="5"/></text:p>
          </table:table-cell>
          <table:table-cell office:value-type="float" office:value="-1976" table:style-name="ce141">
            <text:p><text:s/>-1 976</text:p>
          </table:table-cell>
          <table:table-cell office:value-type="float" office:value="-1.2235142598853266" table:style-name="ce142">
            <text:p>-1,2<text:s text:c="3"/></text:p>
          </table:table-cell>
          <table:table-cell office:value-type="float" office:value="-12107" table:style-name="ce141">
            <text:p><text:s/>-12 107</text:p>
          </table:table-cell>
          <table:table-cell office:value-type="float" office:value="-7.0540047659832323" table:style-name="ce142">
            <text:p>-7,1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2092" table:style-name="ce154">
            <text:p>12 092</text:p>
          </table:table-cell>
          <table:table-cell office:value-type="float" office:value="6.8247750849428259" table:style-name="ce155">
            <text:p>6,8<text:s text:c="5"/></text:p>
          </table:table-cell>
          <table:table-cell office:value-type="float" office:value="12145" table:style-name="ce156">
            <text:p>12 145</text:p>
          </table:table-cell>
          <table:table-cell office:value-type="float" office:value="6.7596148494462067" table:style-name="ce157">
            <text:p>6,8<text:s text:c="5"/></text:p>
          </table:table-cell>
          <table:table-cell office:value-type="float" office:value="12823" table:style-name="ce156">
            <text:p>12 823</text:p>
          </table:table-cell>
          <table:table-cell office:value-type="float" office:value="6.6958737585245371" table:style-name="ce157">
            <text:p>6,7<text:s text:c="5"/></text:p>
          </table:table-cell>
          <table:table-cell office:value-type="float" office:value="-53" table:style-name="ce141">
            <text:p><text:s/>- 53</text:p>
          </table:table-cell>
          <table:table-cell office:value-type="float" office:value="-0.43639357760395225" table:style-name="ce142">
            <text:p>-0,4<text:s text:c="3"/></text:p>
          </table:table-cell>
          <table:table-cell office:value-type="float" office:value="-731" table:style-name="ce141">
            <text:p><text:s/>- 731</text:p>
          </table:table-cell>
          <table:table-cell office:value-type="float" office:value="-5.7006940653513221" table:style-name="ce142">
            <text:p>-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6468" table:style-name="ce154">
            <text:p>26 468</text:p>
          </table:table-cell>
          <table:table-cell office:value-type="float" office:value="14.938649267967808" table:style-name="ce155">
            <text:p>14,9<text:s text:c="5"/></text:p>
          </table:table-cell>
          <table:table-cell office:value-type="float" office:value="26836" table:style-name="ce156">
            <text:p>26 836</text:p>
          </table:table-cell>
          <table:table-cell office:value-type="float" office:value="14.936272054321812" table:style-name="ce157">
            <text:p>14,9<text:s text:c="5"/></text:p>
          </table:table-cell>
          <table:table-cell office:value-type="float" office:value="30894" table:style-name="ce156">
            <text:p>30 894</text:p>
          </table:table-cell>
          <table:table-cell office:value-type="float" office:value="16.132131630340563" table:style-name="ce157">
            <text:p>16,1<text:s text:c="5"/></text:p>
          </table:table-cell>
          <table:table-cell office:value-type="float" office:value="-368" table:style-name="ce141">
            <text:p><text:s/>- 368</text:p>
          </table:table-cell>
          <table:table-cell office:value-type="float" office:value="-1.3712922939335221" table:style-name="ce142">
            <text:p>-1,4<text:s text:c="3"/></text:p>
          </table:table-cell>
          <table:table-cell office:value-type="float" office:value="-4426" table:style-name="ce141">
            <text:p><text:s/>-4 426</text:p>
          </table:table-cell>
          <table:table-cell office:value-type="float" office:value="-14.326406421958957" table:style-name="ce142">
            <text:p>-1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3308" table:style-name="ce154">
            <text:p>23 308</text:p>
          </table:table-cell>
          <table:table-cell office:value-type="float" office:value="13.155132127013511" table:style-name="ce155">
            <text:p>13,2<text:s text:c="5"/></text:p>
          </table:table-cell>
          <table:table-cell office:value-type="float" office:value="23445" table:style-name="ce156">
            <text:p>23 445</text:p>
          </table:table-cell>
          <table:table-cell office:value-type="float" office:value="13.048923025546836" table:style-name="ce157">
            <text:p>13,0<text:s text:c="5"/></text:p>
          </table:table-cell>
          <table:table-cell office:value-type="float" office:value="25496" table:style-name="ce156">
            <text:p>25 496</text:p>
          </table:table-cell>
          <table:table-cell office:value-type="float" office:value="13.313420989420695" table:style-name="ce157">
            <text:p>13,3<text:s text:c="5"/></text:p>
          </table:table-cell>
          <table:table-cell office:value-type="float" office:value="-137" table:style-name="ce141">
            <text:p><text:s/>- 137</text:p>
          </table:table-cell>
          <table:table-cell office:value-type="float" office:value="-0.58434634250373219" table:style-name="ce142">
            <text:p>-0,6<text:s text:c="3"/></text:p>
          </table:table-cell>
          <table:table-cell office:value-type="float" office:value="-2188" table:style-name="ce141">
            <text:p><text:s/>-2 188</text:p>
          </table:table-cell>
          <table:table-cell office:value-type="float" office:value="-8.581738311892062" table:style-name="ce142">
            <text:p>-8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4613" table:style-name="ce154">
            <text:p>34 613</text:p>
          </table:table-cell>
          <table:table-cell office:value-type="float" office:value="19.535721139193356" table:style-name="ce155">
            <text:p>19,5<text:s text:c="5"/></text:p>
          </table:table-cell>
          <table:table-cell office:value-type="float" office:value="34859" table:style-name="ce156">
            <text:p>34 859</text:p>
          </table:table-cell>
          <table:table-cell office:value-type="float" office:value="19.401680859353259" table:style-name="ce157">
            <text:p>19,4<text:s text:c="5"/></text:p>
          </table:table-cell>
          <table:table-cell office:value-type="float" office:value="37813" table:style-name="ce156">
            <text:p>37 813</text:p>
          </table:table-cell>
          <table:table-cell office:value-type="float" office:value="19.745073261412173" table:style-name="ce157">
            <text:p>19,7<text:s text:c="5"/></text:p>
          </table:table-cell>
          <table:table-cell office:value-type="float" office:value="-246" table:style-name="ce141">
            <text:p><text:s/>- 246</text:p>
          </table:table-cell>
          <table:table-cell office:value-type="float" office:value="-0.70570010614188594" table:style-name="ce142">
            <text:p>-0,7<text:s text:c="3"/></text:p>
          </table:table-cell>
          <table:table-cell office:value-type="float" office:value="-3200" table:style-name="ce141">
            <text:p><text:s/>-3 200</text:p>
          </table:table-cell>
          <table:table-cell office:value-type="float" office:value="-8.4626980139105594" table:style-name="ce142">
            <text:p>-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53522" table:style-name="ce154">
            <text:p>53 522</text:p>
          </table:table-cell>
          <table:table-cell office:value-type="float" office:value="30.208039372834101" table:style-name="ce155">
            <text:p>30,2<text:s text:c="5"/></text:p>
          </table:table-cell>
          <table:table-cell office:value-type="float" office:value="54097" table:style-name="ce156">
            <text:p>54 097</text:p>
          </table:table-cell>
          <table:table-cell office:value-type="float" office:value="30.10908888517838" table:style-name="ce157">
            <text:p>30,1<text:s text:c="5"/></text:p>
          </table:table-cell>
          <table:table-cell office:value-type="float" office:value="54522" table:style-name="ce156">
            <text:p>54 522</text:p>
          </table:table-cell>
          <table:table-cell office:value-type="float" office:value="28.470126262362538" table:style-name="ce157">
            <text:p>28,5<text:s text:c="5"/></text:p>
          </table:table-cell>
          <table:table-cell office:value-type="float" office:value="-575" table:style-name="ce141">
            <text:p><text:s/>- 575</text:p>
          </table:table-cell>
          <table:table-cell office:value-type="float" office:value="-1.0629055215631182" table:style-name="ce142">
            <text:p>-1,1<text:s text:c="3"/></text:p>
          </table:table-cell>
          <table:table-cell office:value-type="float" office:value="-1000" table:style-name="ce141">
            <text:p><text:s/>-1 000</text:p>
          </table:table-cell>
          <table:table-cell office:value-type="float" office:value="-1.8341220057958254" table:style-name="ce142">
            <text:p>-1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7175" table:style-name="ce154">
            <text:p>27 175</text:p>
          </table:table-cell>
          <table:table-cell office:value-type="float" office:value="15.337683008048403" table:style-name="ce155">
            <text:p>15,3<text:s text:c="5"/></text:p>
          </table:table-cell>
          <table:table-cell office:value-type="float" office:value="28288" table:style-name="ce156">
            <text:p>28 288</text:p>
          </table:table-cell>
          <table:table-cell office:value-type="float" office:value="15.744420326153504" table:style-name="ce157">
            <text:p>15,7<text:s text:c="5"/></text:p>
          </table:table-cell>
          <table:table-cell office:value-type="float" office:value="29958" table:style-name="ce156">
            <text:p>29 958</text:p>
          </table:table-cell>
          <table:table-cell office:value-type="float" office:value="15.643374097939491" table:style-name="ce157">
            <text:p>15,6<text:s text:c="5"/></text:p>
          </table:table-cell>
          <table:table-cell office:value-type="float" office:value="-1113" table:style-name="ce141">
            <text:p><text:s/>-1 113</text:p>
          </table:table-cell>
          <table:table-cell office:value-type="float" office:value="-3.9345305429864252" table:style-name="ce142">
            <text:p>-3,9<text:s text:c="3"/></text:p>
          </table:table-cell>
          <table:table-cell office:value-type="float" office:value="-2783" table:style-name="ce141">
            <text:p><text:s/>-2 783</text:p>
          </table:table-cell>
          <table:table-cell office:value-type="float" office:value="-9.2896722077575262" table:style-name="ce142">
            <text:p>-9,3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1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72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FEVEREIRO 2020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Quadro 2 - PEDIDOS DE EMPREGO <text:s text:c="2"/>E <text:s text:c="3"/>DESEMPREGO REGISTAD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2">
          <table:table-cell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127">
            <text:p>PEDIDOS DE EMPREGO</text:p>
          </table:table-cell>
          <table:table-cell office:value-type="float" office:value="434349" table:style-name="ce128">
            <text:p>434 349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441790" table:style-name="ce130">
            <text:p>441 790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470849" table:style-name="ce130">
            <text:p>470 84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7441" table:style-name="ce132">
            <text:p><text:s/>-7 441</text:p>
          </table:table-cell>
          <table:table-cell office:value-type="float" office:value="-1.6842843885103782" table:style-name="ce133">
            <text:p>-1,7<text:s text:c="3"/></text:p>
          </table:table-cell>
          <table:table-cell office:value-type="float" office:value="-36500" table:style-name="ce132">
            <text:p><text:s/>-36 500</text:p>
          </table:table-cell>
          <table:table-cell office:value-type="float" office:value="-7.7519544482413689" table:style-name="ce133">
            <text:p>-7,8<text:s text:c="3"/></text:p>
          </table:table-cell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DESEMPREGO REGISTADO</text:p>
          </table:table-cell>
          <table:table-cell office:value-type="float" office:value="293016" table:style-name="ce137">
            <text:p>293 016</text:p>
          </table:table-cell>
          <table:table-cell office:value-type="float" office:value="67.460958814225421" table:style-name="ce138">
            <text:p>67,5<text:s text:c="5"/></text:p>
          </table:table-cell>
          <table:table-cell office:value-type="float" office:value="297931" table:style-name="ce139">
            <text:p>297 931</text:p>
          </table:table-cell>
          <table:table-cell office:value-type="float" office:value="67.437243939428242" table:style-name="ce140">
            <text:p>67,4<text:s text:c="5"/></text:p>
          </table:table-cell>
          <table:table-cell office:value-type="float" office:value="318523" table:style-name="ce139">
            <text:p>318 523</text:p>
          </table:table-cell>
          <table:table-cell office:value-type="float" office:value="67.648651690881792" table:style-name="ce140">
            <text:p>67,6<text:s text:c="5"/></text:p>
          </table:table-cell>
          <table:table-cell office:value-type="float" office:value="-4915" table:style-name="ce141">
            <text:p><text:s/>-4 915</text:p>
          </table:table-cell>
          <table:table-cell office:value-type="float" office:value="-1.6497108390869029" table:style-name="ce142">
            <text:p>-1,6<text:s text:c="3"/></text:p>
          </table:table-cell>
          <table:table-cell office:value-type="float" office:value="-25507" table:style-name="ce141">
            <text:p><text:s/>-25 507</text:p>
          </table:table-cell>
          <table:table-cell office:value-type="float" office:value="-8.0078989586309302" table:style-name="ce142">
            <text:p>-8,0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EMPREGADOS</text:p>
          </table:table-cell>
          <table:table-cell office:value-type="float" office:value="36825" table:style-name="ce137">
            <text:p>36 825</text:p>
          </table:table-cell>
          <table:table-cell office:value-type="float" office:value="8.4782053141598119" table:style-name="ce138">
            <text:p>8,5<text:s text:c="5"/></text:p>
          </table:table-cell>
          <table:table-cell office:value-type="float" office:value="37614" table:style-name="ce139">
            <text:p>37 614</text:p>
          </table:table-cell>
          <table:table-cell office:value-type="float" office:value="8.5139998641888681" table:style-name="ce140">
            <text:p>8,5<text:s text:c="5"/></text:p>
          </table:table-cell>
          <table:table-cell office:value-type="float" office:value="43223" table:style-name="ce139">
            <text:p>43 223</text:p>
          </table:table-cell>
          <table:table-cell office:value-type="float" office:value="9.1798007429133328" table:style-name="ce140">
            <text:p>9,2<text:s text:c="5"/></text:p>
          </table:table-cell>
          <table:table-cell office:value-type="float" office:value="-789" table:style-name="ce141">
            <text:p><text:s/>- 789</text:p>
          </table:table-cell>
          <table:table-cell office:value-type="float" office:value="-2.0976232253947997" table:style-name="ce142">
            <text:p>-2,1<text:s text:c="3"/></text:p>
          </table:table-cell>
          <table:table-cell office:value-type="float" office:value="-6398" table:style-name="ce141">
            <text:p><text:s/>-6 398</text:p>
          </table:table-cell>
          <table:table-cell office:value-type="float" office:value="-14.802304328713877" table:style-name="ce142">
            <text:p>-14,8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OCUPADOS</text:p>
          </table:table-cell>
          <table:table-cell office:value-type="float" office:value="81535" table:style-name="ce137">
            <text:p>81 535</text:p>
          </table:table-cell>
          <table:table-cell office:value-type="float" office:value="18.771771087305371" table:style-name="ce138">
            <text:p>18,8<text:s text:c="5"/></text:p>
          </table:table-cell>
          <table:table-cell office:value-type="float" office:value="82046" table:style-name="ce139">
            <text:p>82 046</text:p>
          </table:table-cell>
          <table:table-cell office:value-type="float" office:value="18.571266891509541" table:style-name="ce140">
            <text:p>18,6<text:s text:c="5"/></text:p>
          </table:table-cell>
          <table:table-cell office:value-type="float" office:value="84675" table:style-name="ce139">
            <text:p>84 675</text:p>
          </table:table-cell>
          <table:table-cell office:value-type="float" office:value="17.983472408351723" table:style-name="ce140">
            <text:p>18,0<text:s text:c="5"/></text:p>
          </table:table-cell>
          <table:table-cell office:value-type="float" office:value="-511" table:style-name="ce141">
            <text:p><text:s/>- 511</text:p>
          </table:table-cell>
          <table:table-cell office:value-type="float" office:value="-0.62282134412402801" table:style-name="ce142">
            <text:p>-0,6<text:s text:c="3"/></text:p>
          </table:table-cell>
          <table:table-cell office:value-type="float" office:value="-3140" table:style-name="ce141">
            <text:p><text:s/>-3 140</text:p>
          </table:table-cell>
          <table:table-cell office:value-type="float" office:value="-3.7082964275169763" table:style-name="ce142">
            <text:p>-3,7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7"/>INDISPONIVEIS TEMPORÁRIAMENTE</text:p>
          </table:table-cell>
          <table:table-cell office:value-type="float" office:value="22973" table:style-name="ce137">
            <text:p>22 973</text:p>
          </table:table-cell>
          <table:table-cell office:value-type="float" office:value="5.2890647843093923" table:style-name="ce138">
            <text:p>5,3<text:s text:c="5"/></text:p>
          </table:table-cell>
          <table:table-cell office:value-type="float" office:value="24199" table:style-name="ce139">
            <text:p>24 199</text:p>
          </table:table-cell>
          <table:table-cell office:value-type="float" office:value="5.4774893048733562" table:style-name="ce140">
            <text:p>5,5<text:s text:c="5"/></text:p>
          </table:table-cell>
          <table:table-cell office:value-type="float" office:value="24428" table:style-name="ce139">
            <text:p>24 428</text:p>
          </table:table-cell>
          <table:table-cell office:value-type="float" office:value="5.1880751578531541" table:style-name="ce140">
            <text:p>5,2<text:s text:c="5"/></text:p>
          </table:table-cell>
          <table:table-cell office:value-type="float" office:value="-1226" table:style-name="ce141">
            <text:p><text:s/>-1 226</text:p>
          </table:table-cell>
          <table:table-cell office:value-type="float" office:value="-5.066325054754329" table:style-name="ce142">
            <text:p>-5,1<text:s text:c="3"/></text:p>
          </table:table-cell>
          <table:table-cell office:value-type="float" office:value="-1455" table:style-name="ce141">
            <text:p><text:s/>-1 455</text:p>
          </table:table-cell>
          <table:table-cell office:value-type="float" office:value="-5.95627967905682" table:style-name="ce142">
            <text:p>-6,0<text:s text:c="3"/></text:p>
          </table:table-cell>
          <table:table-cell table:style-name="ce135"/>
          <table:table-cell table:number-columns-repeated="3" table:style-name="ce143"/>
          <table:table-cell table:number-columns-repeated="2" table:style-name="ce135"/>
          <table:table-cell table:number-columns-repeated="16366"/>
        </table:table-row>
        <table:table-row table:style-name="ro8">
          <table:table-cell/>
          <table:table-cell table:style-name="ce136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6" table:style-name="ce135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5"/>DESEMPREGO REGISTADO</text:p>
          </table:table-cell>
          <table:table-cell office:value-type="float" office:value="293016" table:style-name="ce148">
            <text:p>293 016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297931" table:style-name="ce150">
            <text:p>297 93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18523" table:style-name="ce150">
            <text:p>318 523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4915" table:style-name="ce132">
            <text:p><text:s/>-4 915</text:p>
          </table:table-cell>
          <table:table-cell office:value-type="float" office:value="-1.6497108390869029" table:style-name="ce133">
            <text:p>-1,6<text:s text:c="3"/></text:p>
          </table:table-cell>
          <table:table-cell office:value-type="float" office:value="-25507" table:style-name="ce132">
            <text:p><text:s/>-25 507</text:p>
          </table:table-cell>
          <table:table-cell office:value-type="float" office:value="-8.0078989586309302" table:style-name="ce133">
            <text:p>-8,0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27711" table:style-name="ce154">
            <text:p>127 711</text:p>
          </table:table-cell>
          <table:table-cell office:value-type="float" office:value="43.584991945832307" table:style-name="ce155">
            <text:p>43,6<text:s text:c="5"/></text:p>
          </table:table-cell>
          <table:table-cell office:value-type="float" office:value="130171" table:style-name="ce156">
            <text:p>130 171</text:p>
          </table:table-cell>
          <table:table-cell office:value-type="float" office:value="43.6916601494977" table:style-name="ce157">
            <text:p>43,7<text:s text:c="5"/></text:p>
          </table:table-cell>
          <table:table-cell office:value-type="float" office:value="139554" table:style-name="ce156">
            <text:p>139 554</text:p>
          </table:table-cell>
          <table:table-cell office:value-type="float" office:value="43.812848679687185" table:style-name="ce157">
            <text:p>43,8<text:s text:c="5"/></text:p>
          </table:table-cell>
          <table:table-cell office:value-type="float" office:value="-2460" table:style-name="ce141">
            <text:p><text:s/>-2 460</text:p>
          </table:table-cell>
          <table:table-cell office:value-type="float" office:value="-1.889821849720752" table:style-name="ce142">
            <text:p>-1,9<text:s text:c="3"/></text:p>
          </table:table-cell>
          <table:table-cell office:value-type="float" office:value="-11843" table:style-name="ce141">
            <text:p><text:s/>-11 843</text:p>
          </table:table-cell>
          <table:table-cell office:value-type="float" office:value="-8.4863207073964197" table:style-name="ce142">
            <text:p>-8,5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165305" table:style-name="ce154">
            <text:p>165 305</text:p>
          </table:table-cell>
          <table:table-cell office:value-type="float" office:value="56.415008054167693" table:style-name="ce155">
            <text:p>56,4<text:s text:c="5"/></text:p>
          </table:table-cell>
          <table:table-cell office:value-type="float" office:value="167760" table:style-name="ce156">
            <text:p>167 760</text:p>
          </table:table-cell>
          <table:table-cell office:value-type="float" office:value="56.3083398505023" table:style-name="ce157">
            <text:p>56,3<text:s text:c="5"/></text:p>
          </table:table-cell>
          <table:table-cell office:value-type="float" office:value="178969" table:style-name="ce156">
            <text:p>178 969</text:p>
          </table:table-cell>
          <table:table-cell office:value-type="float" office:value="56.187151320312822" table:style-name="ce157">
            <text:p>56,2<text:s text:c="5"/></text:p>
          </table:table-cell>
          <table:table-cell office:value-type="float" office:value="-2455" table:style-name="ce141">
            <text:p><text:s/>-2 455</text:p>
          </table:table-cell>
          <table:table-cell office:value-type="float" office:value="-1.4634000953743442" table:style-name="ce142">
            <text:p>-1,5<text:s text:c="3"/></text:p>
          </table:table-cell>
          <table:table-cell office:value-type="float" office:value="-13664" table:style-name="ce141">
            <text:p><text:s/>-13 664</text:p>
          </table:table-cell>
          <table:table-cell office:value-type="float" office:value="-7.6348417882426567" table:style-name="ce142">
            <text:p>-7,6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1281" table:style-name="ce154">
            <text:p>31 281</text:p>
          </table:table-cell>
          <table:table-cell office:value-type="float" office:value="10.675526251126218" table:style-name="ce155">
            <text:p>10,7<text:s text:c="5"/></text:p>
          </table:table-cell>
          <table:table-cell office:value-type="float" office:value="32073" table:style-name="ce156">
            <text:p>32 073</text:p>
          </table:table-cell>
          <table:table-cell office:value-type="float" office:value="10.765244301532906" table:style-name="ce157">
            <text:p>10,8<text:s text:c="5"/></text:p>
          </table:table-cell>
          <table:table-cell office:value-type="float" office:value="33497" table:style-name="ce156">
            <text:p>33 497</text:p>
          </table:table-cell>
          <table:table-cell office:value-type="float" office:value="10.516352037372497" table:style-name="ce157">
            <text:p>10,5<text:s text:c="5"/></text:p>
          </table:table-cell>
          <table:table-cell office:value-type="float" office:value="-792" table:style-name="ce141">
            <text:p><text:s/>- 792</text:p>
          </table:table-cell>
          <table:table-cell office:value-type="float" office:value="-2.4693667570853988" table:style-name="ce142">
            <text:p>-2,5<text:s text:c="3"/></text:p>
          </table:table-cell>
          <table:table-cell office:value-type="float" office:value="-2216" table:style-name="ce141">
            <text:p><text:s/>-2 216</text:p>
          </table:table-cell>
          <table:table-cell office:value-type="float" office:value="-6.6155178075648564" table:style-name="ce142">
            <text:p>-6,6<text:s text:c="3"/></text:p>
          </table:table-cell>
          <table:table-cell table:style-name="ce158"/>
          <table:table-cell table:number-columns-repeated="5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61735" table:style-name="ce154">
            <text:p>261 735</text:p>
          </table:table-cell>
          <table:table-cell office:value-type="float" office:value="89.324473748873771" table:style-name="ce155">
            <text:p>89,3<text:s text:c="5"/></text:p>
          </table:table-cell>
          <table:table-cell office:value-type="float" office:value="265858" table:style-name="ce156">
            <text:p>265 858</text:p>
          </table:table-cell>
          <table:table-cell office:value-type="float" office:value="89.234755698467097" table:style-name="ce157">
            <text:p>89,2<text:s text:c="5"/></text:p>
          </table:table-cell>
          <table:table-cell office:value-type="float" office:value="285026" table:style-name="ce156">
            <text:p>285 026</text:p>
          </table:table-cell>
          <table:table-cell office:value-type="float" office:value="89.483647962627501" table:style-name="ce157">
            <text:p>89,5<text:s text:c="5"/></text:p>
          </table:table-cell>
          <table:table-cell office:value-type="float" office:value="-4123" table:style-name="ce141">
            <text:p><text:s/>-4 123</text:p>
          </table:table-cell>
          <table:table-cell office:value-type="float" office:value="-1.5508278855629698" table:style-name="ce142">
            <text:p>-1,6<text:s text:c="3"/></text:p>
          </table:table-cell>
          <table:table-cell office:value-type="float" office:value="-23291" table:style-name="ce141">
            <text:p><text:s/>-23 291</text:p>
          </table:table-cell>
          <table:table-cell office:value-type="float" office:value="-8.1715352283651317" table:style-name="ce142">
            <text:p>-8,2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77472" table:style-name="ce154">
            <text:p>177 472</text:p>
          </table:table-cell>
          <table:table-cell office:value-type="float" office:value="60.567341032571598" table:style-name="ce155">
            <text:p>60,6<text:s text:c="5"/></text:p>
          </table:table-cell>
          <table:table-cell office:value-type="float" office:value="180956" table:style-name="ce156">
            <text:p>180 956</text:p>
          </table:table-cell>
          <table:table-cell office:value-type="float" office:value="60.737553326105711" table:style-name="ce157">
            <text:p>60,7<text:s text:c="5"/></text:p>
          </table:table-cell>
          <table:table-cell office:value-type="float" office:value="183165" table:style-name="ce156">
            <text:p>183 165</text:p>
          </table:table-cell>
          <table:table-cell office:value-type="float" office:value="57.504481622991122" table:style-name="ce157">
            <text:p>57,5<text:s text:c="5"/></text:p>
          </table:table-cell>
          <table:table-cell office:value-type="float" office:value="-3484" table:style-name="ce141">
            <text:p><text:s/>-3 484</text:p>
          </table:table-cell>
          <table:table-cell office:value-type="float" office:value="-1.9253299144543423" table:style-name="ce142">
            <text:p>-1,9<text:s text:c="3"/></text:p>
          </table:table-cell>
          <table:table-cell office:value-type="float" office:value="-5693" table:style-name="ce141">
            <text:p><text:s/>-5 693</text:p>
          </table:table-cell>
          <table:table-cell office:value-type="float" office:value="-3.1081265525618975" table:style-name="ce142">
            <text:p>-3,1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15544" table:style-name="ce154">
            <text:p>115 544</text:p>
          </table:table-cell>
          <table:table-cell office:value-type="float" office:value="39.432658967428402" table:style-name="ce155">
            <text:p>39,4<text:s text:c="5"/></text:p>
          </table:table-cell>
          <table:table-cell office:value-type="float" office:value="116975" table:style-name="ce156">
            <text:p>116 975</text:p>
          </table:table-cell>
          <table:table-cell office:value-type="float" office:value="39.262446673894289" table:style-name="ce157">
            <text:p>39,3<text:s text:c="5"/></text:p>
          </table:table-cell>
          <table:table-cell office:value-type="float" office:value="135358" table:style-name="ce156">
            <text:p>135 358</text:p>
          </table:table-cell>
          <table:table-cell office:value-type="float" office:value="42.495518377008885" table:style-name="ce157">
            <text:p>42,5<text:s text:c="5"/></text:p>
          </table:table-cell>
          <table:table-cell office:value-type="float" office:value="-1431" table:style-name="ce141">
            <text:p><text:s/>-1 431</text:p>
          </table:table-cell>
          <table:table-cell office:value-type="float" office:value="-1.223338320153879" table:style-name="ce142">
            <text:p>-1,2<text:s text:c="3"/></text:p>
          </table:table-cell>
          <table:table-cell office:value-type="float" office:value="-19814" table:style-name="ce141">
            <text:p><text:s/>-19 814</text:p>
          </table:table-cell>
          <table:table-cell office:value-type="float" office:value="-14.638218649802745" table:style-name="ce142">
            <text:p>-14,6<text:s text:c="3"/></text:p>
          </table:table-cell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7318" table:style-name="ce154">
            <text:p>27 318</text:p>
          </table:table-cell>
          <table:table-cell office:value-type="float" office:value="9.323040380047507" table:style-name="ce155">
            <text:p>9,3<text:s text:c="5"/></text:p>
          </table:table-cell>
          <table:table-cell office:value-type="float" office:value="27936" table:style-name="ce156">
            <text:p>27 936</text:p>
          </table:table-cell>
          <table:table-cell office:value-type="float" office:value="9.3766677519291388" table:style-name="ce157">
            <text:p>9,4<text:s text:c="5"/></text:p>
          </table:table-cell>
          <table:table-cell office:value-type="float" office:value="30762" table:style-name="ce156">
            <text:p>30 762</text:p>
          </table:table-cell>
          <table:table-cell office:value-type="float" office:value="9.6577013276906225" table:style-name="ce157">
            <text:p>9,7<text:s text:c="5"/></text:p>
          </table:table-cell>
          <table:table-cell office:value-type="float" office:value="-618" table:style-name="ce141">
            <text:p><text:s/>- 618</text:p>
          </table:table-cell>
          <table:table-cell office:value-type="float" office:value="-2.2121993127147768" table:style-name="ce142">
            <text:p>-2,2<text:s text:c="3"/></text:p>
          </table:table-cell>
          <table:table-cell office:value-type="float" office:value="-3444" table:style-name="ce141">
            <text:p><text:s/>-3 444</text:p>
          </table:table-cell>
          <table:table-cell office:value-type="float" office:value="-11.195630973278721" table:style-name="ce142">
            <text:p>-11,2<text:s text:c="3"/></text:p>
          </table:table-cell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65698" table:style-name="ce154">
            <text:p>265 698</text:p>
          </table:table-cell>
          <table:table-cell office:value-type="float" office:value="90.676959619952484" table:style-name="ce155">
            <text:p>90,7<text:s text:c="5"/></text:p>
          </table:table-cell>
          <table:table-cell office:value-type="float" office:value="269995" table:style-name="ce156">
            <text:p>269 995</text:p>
          </table:table-cell>
          <table:table-cell office:value-type="float" office:value="90.623332248070867" table:style-name="ce157">
            <text:p>90,6<text:s text:c="5"/></text:p>
          </table:table-cell>
          <table:table-cell office:value-type="float" office:value="287761" table:style-name="ce156">
            <text:p>287 761</text:p>
          </table:table-cell>
          <table:table-cell office:value-type="float" office:value="90.342298672309369" table:style-name="ce157">
            <text:p>90,3<text:s text:c="5"/></text:p>
          </table:table-cell>
          <table:table-cell office:value-type="float" office:value="-4297" table:style-name="ce141">
            <text:p><text:s/>-4 297</text:p>
          </table:table-cell>
          <table:table-cell office:value-type="float" office:value="-1.5915109539065539" table:style-name="ce142">
            <text:p>-1,6<text:s text:c="3"/></text:p>
          </table:table-cell>
          <table:table-cell office:value-type="float" office:value="-22063" table:style-name="ce141">
            <text:p><text:s/>-22 063</text:p>
          </table:table-cell>
          <table:table-cell office:value-type="float" office:value="-7.6671265390376035" table:style-name="ce142">
            <text:p>-7,7<text:s text:c="3"/></text:p>
          </table:table-cell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1297" table:style-name="ce154">
            <text:p>21 297</text:p>
          </table:table-cell>
          <table:table-cell office:value-type="float" office:value="7.2682037840937017" table:style-name="ce155">
            <text:p>7,3<text:s text:c="5"/></text:p>
          </table:table-cell>
          <table:table-cell office:value-type="float" office:value="21361" table:style-name="ce156">
            <text:p>21 361</text:p>
          </table:table-cell>
          <table:table-cell office:value-type="float" office:value="7.1697809224283482" table:style-name="ce157">
            <text:p>7,2<text:s text:c="5"/></text:p>
          </table:table-cell>
          <table:table-cell office:value-type="float" office:value="22530" table:style-name="ce156">
            <text:p>22 530</text:p>
          </table:table-cell>
          <table:table-cell office:value-type="float" office:value="7.0732725737230915" table:style-name="ce157">
            <text:p>7,1<text:s text:c="5"/></text:p>
          </table:table-cell>
          <table:table-cell office:value-type="float" office:value="-64" table:style-name="ce141">
            <text:p><text:s/>- 64</text:p>
          </table:table-cell>
          <table:table-cell office:value-type="float" office:value="-0.29961144141191892" table:style-name="ce142">
            <text:p>-0,3<text:s text:c="3"/></text:p>
          </table:table-cell>
          <table:table-cell office:value-type="float" office:value="-1233" table:style-name="ce141">
            <text:p><text:s/>-1 233</text:p>
          </table:table-cell>
          <table:table-cell office:value-type="float" office:value="-5.4727030625832223" table:style-name="ce142">
            <text:p>-5,5<text:s text:c="3"/></text:p>
          </table:table-cell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46575" table:style-name="ce154">
            <text:p>46 575</text:p>
          </table:table-cell>
          <table:table-cell office:value-type="float" office:value="15.895036448521582" table:style-name="ce155">
            <text:p>15,9<text:s text:c="5"/></text:p>
          </table:table-cell>
          <table:table-cell office:value-type="float" office:value="47238" table:style-name="ce156">
            <text:p>47 238</text:p>
          </table:table-cell>
          <table:table-cell office:value-type="float" office:value="15.855349057332067" table:style-name="ce157">
            <text:p>15,9<text:s text:c="5"/></text:p>
          </table:table-cell>
          <table:table-cell office:value-type="float" office:value="55361" table:style-name="ce156">
            <text:p>55 361</text:p>
          </table:table-cell>
          <table:table-cell office:value-type="float" office:value="17.380534529688592" table:style-name="ce157">
            <text:p>17,4<text:s text:c="5"/></text:p>
          </table:table-cell>
          <table:table-cell office:value-type="float" office:value="-663" table:style-name="ce141">
            <text:p><text:s/>- 663</text:p>
          </table:table-cell>
          <table:table-cell office:value-type="float" office:value="-1.4035310555061602" table:style-name="ce142">
            <text:p>-1,4<text:s text:c="3"/></text:p>
          </table:table-cell>
          <table:table-cell office:value-type="float" office:value="-8786" table:style-name="ce141">
            <text:p><text:s/>-8 786</text:p>
          </table:table-cell>
          <table:table-cell office:value-type="float" office:value="-15.870378063980059" table:style-name="ce142">
            <text:p>-15,9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41906" table:style-name="ce154">
            <text:p>41 906</text:p>
          </table:table-cell>
          <table:table-cell office:value-type="float" office:value="14.301608103311764" table:style-name="ce155">
            <text:p>14,3<text:s text:c="5"/></text:p>
          </table:table-cell>
          <table:table-cell office:value-type="float" office:value="42512" table:style-name="ce156">
            <text:p>42 512</text:p>
          </table:table-cell>
          <table:table-cell office:value-type="float" office:value="14.269075725587468" table:style-name="ce157">
            <text:p>14,3<text:s text:c="5"/></text:p>
          </table:table-cell>
          <table:table-cell office:value-type="float" office:value="46403" table:style-name="ce156">
            <text:p>46 403</text:p>
          </table:table-cell>
          <table:table-cell office:value-type="float" office:value="14.568178750043167" table:style-name="ce157">
            <text:p>14,6<text:s text:c="5"/></text:p>
          </table:table-cell>
          <table:table-cell office:value-type="float" office:value="-606" table:style-name="ce141">
            <text:p><text:s/>- 606</text:p>
          </table:table-cell>
          <table:table-cell office:value-type="float" office:value="-1.4254798645088445" table:style-name="ce142">
            <text:p>-1,4<text:s text:c="3"/></text:p>
          </table:table-cell>
          <table:table-cell office:value-type="float" office:value="-4497" table:style-name="ce141">
            <text:p><text:s/>-4 497</text:p>
          </table:table-cell>
          <table:table-cell office:value-type="float" office:value="-9.6911837596707109" table:style-name="ce142">
            <text:p>-9,7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58319" table:style-name="ce154">
            <text:p>58 319</text:p>
          </table:table-cell>
          <table:table-cell office:value-type="float" office:value="19.903008709422011" table:style-name="ce155">
            <text:p>19,9<text:s text:c="5"/></text:p>
          </table:table-cell>
          <table:table-cell office:value-type="float" office:value="59199" table:style-name="ce156">
            <text:p>59 199</text:p>
          </table:table-cell>
          <table:table-cell office:value-type="float" office:value="19.870037021995028" table:style-name="ce157">
            <text:p>19,9<text:s text:c="5"/></text:p>
          </table:table-cell>
          <table:table-cell office:value-type="float" office:value="63789" table:style-name="ce156">
            <text:p>63 789</text:p>
          </table:table-cell>
          <table:table-cell office:value-type="float" office:value="20.026497301607733" table:style-name="ce157">
            <text:p>20,0<text:s text:c="5"/></text:p>
          </table:table-cell>
          <table:table-cell office:value-type="float" office:value="-880" table:style-name="ce141">
            <text:p><text:s/>- 880</text:p>
          </table:table-cell>
          <table:table-cell office:value-type="float" office:value="-1.4865115964796702" table:style-name="ce142">
            <text:p>-1,5<text:s text:c="3"/></text:p>
          </table:table-cell>
          <table:table-cell office:value-type="float" office:value="-5470" table:style-name="ce141">
            <text:p><text:s/>-5 470</text:p>
          </table:table-cell>
          <table:table-cell office:value-type="float" office:value="-8.5751461850789319" table:style-name="ce142">
            <text:p>-8,6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84898" table:style-name="ce154">
            <text:p>84 898</text:p>
          </table:table-cell>
          <table:table-cell office:value-type="float" office:value="28.973844431703387" table:style-name="ce155">
            <text:p>29,0<text:s text:c="5"/></text:p>
          </table:table-cell>
          <table:table-cell office:value-type="float" office:value="85948" table:style-name="ce156">
            <text:p>85 948</text:p>
          </table:table-cell>
          <table:table-cell office:value-type="float" office:value="28.848290375959536" table:style-name="ce157">
            <text:p>28,8<text:s text:c="5"/></text:p>
          </table:table-cell>
          <table:table-cell office:value-type="float" office:value="86532" table:style-name="ce156">
            <text:p>86 532</text:p>
          </table:table-cell>
          <table:table-cell office:value-type="float" office:value="27.166641027492521" table:style-name="ce157">
            <text:p>27,2<text:s text:c="5"/></text:p>
          </table:table-cell>
          <table:table-cell office:value-type="float" office:value="-1050" table:style-name="ce141">
            <text:p><text:s/>-1 050</text:p>
          </table:table-cell>
          <table:table-cell office:value-type="float" office:value="-1.2216689160887979" table:style-name="ce142">
            <text:p>-1,2<text:s text:c="3"/></text:p>
          </table:table-cell>
          <table:table-cell office:value-type="float" office:value="-1634" table:style-name="ce141">
            <text:p><text:s/>-1 634</text:p>
          </table:table-cell>
          <table:table-cell office:value-type="float" office:value="-1.8883187722461054" table:style-name="ce142">
            <text:p>-1,9<text:s text:c="3"/></text:p>
          </table:table-cell>
          <table:table-cell table:style-name="ce152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40021" table:style-name="ce154">
            <text:p>40 021</text:p>
          </table:table-cell>
          <table:table-cell office:value-type="float" office:value="13.65829852294755" table:style-name="ce155">
            <text:p>13,7<text:s text:c="5"/></text:p>
          </table:table-cell>
          <table:table-cell office:value-type="float" office:value="41673" table:style-name="ce156">
            <text:p>41 673</text:p>
          </table:table-cell>
          <table:table-cell office:value-type="float" office:value="13.987466896697557" table:style-name="ce157">
            <text:p>14,0<text:s text:c="5"/></text:p>
          </table:table-cell>
          <table:table-cell office:value-type="float" office:value="43908" table:style-name="ce156">
            <text:p>43 908</text:p>
          </table:table-cell>
          <table:table-cell office:value-type="float" office:value="13.784875817444894" table:style-name="ce157">
            <text:p>13,8<text:s text:c="5"/></text:p>
          </table:table-cell>
          <table:table-cell office:value-type="float" office:value="-1652" table:style-name="ce141">
            <text:p><text:s/>-1 652</text:p>
          </table:table-cell>
          <table:table-cell office:value-type="float" office:value="-3.9641974419888175" table:style-name="ce142">
            <text:p>-4,0<text:s text:c="3"/></text:p>
          </table:table-cell>
          <table:table-cell office:value-type="float" office:value="-3887" table:style-name="ce141">
            <text:p><text:s/>-3 887</text:p>
          </table:table-cell>
          <table:table-cell office:value-type="float" office:value="-8.8526008927758042" table:style-name="ce142">
            <text:p>-8,9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table:style-name="ce14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Homens</text:p>
          </table:table-cell>
          <table:table-cell office:value-type="float" office:value="127711" table:style-name="ce148">
            <text:p>127 711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30171" table:style-name="ce150">
            <text:p>130 171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39554" table:style-name="ce150">
            <text:p>139 554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2460" table:style-name="ce132">
            <text:p><text:s/>-2 460</text:p>
          </table:table-cell>
          <table:table-cell office:value-type="float" office:value="-1.889821849720752" table:style-name="ce133">
            <text:p>-1,9<text:s text:c="3"/></text:p>
          </table:table-cell>
          <table:table-cell office:value-type="float" office:value="-11843" table:style-name="ce132">
            <text:p><text:s/>-11 843</text:p>
          </table:table-cell>
          <table:table-cell office:value-type="float" office:value="-8.4863207073964197" table:style-name="ce133">
            <text:p>-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4191" table:style-name="ce154">
            <text:p>14 191</text:p>
          </table:table-cell>
          <table:table-cell office:value-type="float" office:value="11.111807127028996" table:style-name="ce155">
            <text:p>11,1<text:s text:c="5"/></text:p>
          </table:table-cell>
          <table:table-cell office:value-type="float" office:value="14590" table:style-name="ce156">
            <text:p>14 590</text:p>
          </table:table-cell>
          <table:table-cell office:value-type="float" office:value="11.208333653425111" table:style-name="ce157">
            <text:p>11,2<text:s text:c="5"/></text:p>
          </table:table-cell>
          <table:table-cell office:value-type="float" office:value="15121" table:style-name="ce156">
            <text:p>15 121</text:p>
          </table:table-cell>
          <table:table-cell office:value-type="float" office:value="10.835232239849807" table:style-name="ce157">
            <text:p>10,8<text:s text:c="5"/></text:p>
          </table:table-cell>
          <table:table-cell office:value-type="float" office:value="-399" table:style-name="ce141">
            <text:p><text:s/>- 399</text:p>
          </table:table-cell>
          <table:table-cell office:value-type="float" office:value="-2.7347498286497602" table:style-name="ce142">
            <text:p>-2,7<text:s text:c="3"/></text:p>
          </table:table-cell>
          <table:table-cell office:value-type="float" office:value="-930" table:style-name="ce141">
            <text:p><text:s/>- 930</text:p>
          </table:table-cell>
          <table:table-cell office:value-type="float" office:value="-6.1503868791746577" table:style-name="ce142">
            <text:p>-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13520" table:style-name="ce154">
            <text:p>113 520</text:p>
          </table:table-cell>
          <table:table-cell office:value-type="float" office:value="88.888192872971004" table:style-name="ce155">
            <text:p>88,9<text:s text:c="5"/></text:p>
          </table:table-cell>
          <table:table-cell office:value-type="float" office:value="115581" table:style-name="ce156">
            <text:p>115 581</text:p>
          </table:table-cell>
          <table:table-cell office:value-type="float" office:value="88.7916663465749" table:style-name="ce157">
            <text:p>88,8<text:s text:c="5"/></text:p>
          </table:table-cell>
          <table:table-cell office:value-type="float" office:value="124433" table:style-name="ce156">
            <text:p>124 433</text:p>
          </table:table-cell>
          <table:table-cell office:value-type="float" office:value="89.164767760150184" table:style-name="ce157">
            <text:p>89,2<text:s text:c="5"/></text:p>
          </table:table-cell>
          <table:table-cell office:value-type="float" office:value="-2061" table:style-name="ce141">
            <text:p><text:s/>-2 061</text:p>
          </table:table-cell>
          <table:table-cell office:value-type="float" office:value="-1.7831650530796586" table:style-name="ce142">
            <text:p>-1,8<text:s text:c="3"/></text:p>
          </table:table-cell>
          <table:table-cell office:value-type="float" office:value="-10913" table:style-name="ce141">
            <text:p><text:s/>-10 913</text:p>
          </table:table-cell>
          <table:table-cell office:value-type="float" office:value="-8.7701815434812307" table:style-name="ce142">
            <text:p>-8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78340" table:style-name="ce154">
            <text:p>78 340</text:p>
          </table:table-cell>
          <table:table-cell office:value-type="float" office:value="61.341622882915338" table:style-name="ce155">
            <text:p>61,3<text:s text:c="5"/></text:p>
          </table:table-cell>
          <table:table-cell office:value-type="float" office:value="80122" table:style-name="ce156">
            <text:p>80 122</text:p>
          </table:table-cell>
          <table:table-cell office:value-type="float" office:value="61.551344001352071" table:style-name="ce157">
            <text:p>61,6<text:s text:c="5"/></text:p>
          </table:table-cell>
          <table:table-cell office:value-type="float" office:value="80110" table:style-name="ce156">
            <text:p>80 110</text:p>
          </table:table-cell>
          <table:table-cell office:value-type="float" office:value="57.404302277254679" table:style-name="ce157">
            <text:p>57,4<text:s text:c="5"/></text:p>
          </table:table-cell>
          <table:table-cell office:value-type="float" office:value="-1782" table:style-name="ce141">
            <text:p><text:s/>-1 782</text:p>
          </table:table-cell>
          <table:table-cell office:value-type="float" office:value="-2.2241082349417138" table:style-name="ce142">
            <text:p>-2,2<text:s text:c="3"/></text:p>
          </table:table-cell>
          <table:table-cell office:value-type="float" office:value="-1770" table:style-name="ce141">
            <text:p><text:s/>-1 770</text:p>
          </table:table-cell>
          <table:table-cell office:value-type="float" office:value="-2.2094619897640744" table:style-name="ce142">
            <text:p>-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49371" table:style-name="ce154">
            <text:p>49 371</text:p>
          </table:table-cell>
          <table:table-cell office:value-type="float" office:value="38.658377117084669" table:style-name="ce155">
            <text:p>38,7<text:s text:c="5"/></text:p>
          </table:table-cell>
          <table:table-cell office:value-type="float" office:value="50049" table:style-name="ce156">
            <text:p>50 049</text:p>
          </table:table-cell>
          <table:table-cell office:value-type="float" office:value="38.448655998647936" table:style-name="ce157">
            <text:p>38,4<text:s text:c="5"/></text:p>
          </table:table-cell>
          <table:table-cell office:value-type="float" office:value="59444" table:style-name="ce156">
            <text:p>59 444</text:p>
          </table:table-cell>
          <table:table-cell office:value-type="float" office:value="42.595697722745321" table:style-name="ce157">
            <text:p>42,6<text:s text:c="5"/></text:p>
          </table:table-cell>
          <table:table-cell office:value-type="float" office:value="-678" table:style-name="ce141">
            <text:p><text:s/>- 678</text:p>
          </table:table-cell>
          <table:table-cell office:value-type="float" office:value="-1.354672421027393" table:style-name="ce142">
            <text:p>-1,4<text:s text:c="3"/></text:p>
          </table:table-cell>
          <table:table-cell office:value-type="float" office:value="-10073" table:style-name="ce141">
            <text:p><text:s/>-10 073</text:p>
          </table:table-cell>
          <table:table-cell office:value-type="float" office:value="-16.945360339142724" table:style-name="ce142">
            <text:p>-16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692" table:style-name="ce154">
            <text:p>10 692</text:p>
          </table:table-cell>
          <table:table-cell office:value-type="float" office:value="8.3720274682681985" table:style-name="ce155">
            <text:p>8,4<text:s text:c="5"/></text:p>
          </table:table-cell>
          <table:table-cell office:value-type="float" office:value="10874" table:style-name="ce156">
            <text:p>10 874</text:p>
          </table:table-cell>
          <table:table-cell office:value-type="float" office:value="8.3536271519770153" table:style-name="ce157">
            <text:p>8,4<text:s text:c="5"/></text:p>
          </table:table-cell>
          <table:table-cell office:value-type="float" office:value="12086" table:style-name="ce156">
            <text:p>12 086</text:p>
          </table:table-cell>
          <table:table-cell office:value-type="float" office:value="8.6604468521145943" table:style-name="ce157">
            <text:p>8,7<text:s text:c="5"/></text:p>
          </table:table-cell>
          <table:table-cell office:value-type="float" office:value="-182" table:style-name="ce141">
            <text:p><text:s/>- 182</text:p>
          </table:table-cell>
          <table:table-cell office:value-type="float" office:value="-1.6737171234136472" table:style-name="ce142">
            <text:p>-1,7<text:s text:c="3"/></text:p>
          </table:table-cell>
          <table:table-cell office:value-type="float" office:value="-1394" table:style-name="ce141">
            <text:p><text:s/>-1 394</text:p>
          </table:table-cell>
          <table:table-cell office:value-type="float" office:value="-11.534006288267417" table:style-name="ce142">
            <text:p>-1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17019" table:style-name="ce154">
            <text:p>117 019</text:p>
          </table:table-cell>
          <table:table-cell office:value-type="float" office:value="91.6279725317318" table:style-name="ce155">
            <text:p>91,6<text:s text:c="5"/></text:p>
          </table:table-cell>
          <table:table-cell office:value-type="float" office:value="119297" table:style-name="ce156">
            <text:p>119 297</text:p>
          </table:table-cell>
          <table:table-cell office:value-type="float" office:value="91.646372848022978" table:style-name="ce157">
            <text:p>91,6<text:s text:c="5"/></text:p>
          </table:table-cell>
          <table:table-cell office:value-type="float" office:value="127468" table:style-name="ce156">
            <text:p>127 468</text:p>
          </table:table-cell>
          <table:table-cell office:value-type="float" office:value="91.339553147885411" table:style-name="ce157">
            <text:p>91,3<text:s text:c="5"/></text:p>
          </table:table-cell>
          <table:table-cell office:value-type="float" office:value="-2278" table:style-name="ce141">
            <text:p><text:s/>-2 278</text:p>
          </table:table-cell>
          <table:table-cell office:value-type="float" office:value="-1.909519937634643" table:style-name="ce142">
            <text:p>-1,9<text:s text:c="3"/></text:p>
          </table:table-cell>
          <table:table-cell office:value-type="float" office:value="-10449" table:style-name="ce141">
            <text:p><text:s/>-10 449</text:p>
          </table:table-cell>
          <table:table-cell office:value-type="float" office:value="-8.1973514921392034" table:style-name="ce142">
            <text:p>-8,2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9680" table:style-name="ce154">
            <text:p>9 680</text:p>
          </table:table-cell>
          <table:table-cell office:value-type="float" office:value="7.5796133457572177" table:style-name="ce155">
            <text:p>7,6<text:s text:c="5"/></text:p>
          </table:table-cell>
          <table:table-cell office:value-type="float" office:value="9697" table:style-name="ce156">
            <text:p>9 697</text:p>
          </table:table-cell>
          <table:table-cell office:value-type="float" office:value="7.4494319011146874" table:style-name="ce157">
            <text:p>7,4<text:s text:c="5"/></text:p>
          </table:table-cell>
          <table:table-cell office:value-type="float" office:value="10213" table:style-name="ce156">
            <text:p>10 213</text:p>
          </table:table-cell>
          <table:table-cell office:value-type="float" office:value="7.3183140576407695" table:style-name="ce157">
            <text:p>7,3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0.17531195215014952" table:style-name="ce142">
            <text:p>-0,2<text:s text:c="3"/></text:p>
          </table:table-cell>
          <table:table-cell office:value-type="float" office:value="-533" table:style-name="ce141">
            <text:p><text:s/>- 533</text:p>
          </table:table-cell>
          <table:table-cell office:value-type="float" office:value="-5.218838734945658" table:style-name="ce142">
            <text:p>-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2155" table:style-name="ce154">
            <text:p>22 155</text:p>
          </table:table-cell>
          <table:table-cell office:value-type="float" office:value="17.347761743311068" table:style-name="ce155">
            <text:p>17,3<text:s text:c="5"/></text:p>
          </table:table-cell>
          <table:table-cell office:value-type="float" office:value="22454" table:style-name="ce156">
            <text:p>22 454</text:p>
          </table:table-cell>
          <table:table-cell office:value-type="float" office:value="17.249617810418602" table:style-name="ce157">
            <text:p>17,2<text:s text:c="5"/></text:p>
          </table:table-cell>
          <table:table-cell office:value-type="float" office:value="26750" table:style-name="ce156">
            <text:p>26 750</text:p>
          </table:table-cell>
          <table:table-cell office:value-type="float" office:value="19.168207288934749" table:style-name="ce157">
            <text:p>19,2<text:s text:c="5"/></text:p>
          </table:table-cell>
          <table:table-cell office:value-type="float" office:value="-299" table:style-name="ce141">
            <text:p><text:s/>- 299</text:p>
          </table:table-cell>
          <table:table-cell office:value-type="float" office:value="-1.3316112942014786" table:style-name="ce142">
            <text:p>-1,3<text:s text:c="3"/></text:p>
          </table:table-cell>
          <table:table-cell office:value-type="float" office:value="-4595" table:style-name="ce141">
            <text:p><text:s/>-4 595</text:p>
          </table:table-cell>
          <table:table-cell office:value-type="float" office:value="-17.177570093457945" table:style-name="ce142">
            <text:p>-1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0629" table:style-name="ce154">
            <text:p>20 629</text:p>
          </table:table-cell>
          <table:table-cell office:value-type="float" office:value="16.15287641628364" table:style-name="ce155">
            <text:p>16,2<text:s text:c="5"/></text:p>
          </table:table-cell>
          <table:table-cell office:value-type="float" office:value="21080" table:style-name="ce156">
            <text:p>21 080</text:p>
          </table:table-cell>
          <table:table-cell office:value-type="float" office:value="16.194083167525793" table:style-name="ce157">
            <text:p>16,2<text:s text:c="5"/></text:p>
          </table:table-cell>
          <table:table-cell office:value-type="float" office:value="23013" table:style-name="ce156">
            <text:p>23 013</text:p>
          </table:table-cell>
          <table:table-cell office:value-type="float" office:value="16.490390816458145" table:style-name="ce157">
            <text:p>16,5<text:s text:c="5"/></text:p>
          </table:table-cell>
          <table:table-cell office:value-type="float" office:value="-451" table:style-name="ce141">
            <text:p><text:s/>- 451</text:p>
          </table:table-cell>
          <table:table-cell office:value-type="float" office:value="-2.139468690702087" table:style-name="ce142">
            <text:p>-2,1<text:s text:c="3"/></text:p>
          </table:table-cell>
          <table:table-cell office:value-type="float" office:value="-2384" table:style-name="ce141">
            <text:p><text:s/>-2 384</text:p>
          </table:table-cell>
          <table:table-cell office:value-type="float" office:value="-10.359362099682787" table:style-name="ce142">
            <text:p>-10,4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25872" table:style-name="ce154">
            <text:p>25 872</text:p>
          </table:table-cell>
          <table:table-cell office:value-type="float" office:value="20.258239305932925" table:style-name="ce155">
            <text:p>20,3<text:s text:c="5"/></text:p>
          </table:table-cell>
          <table:table-cell office:value-type="float" office:value="26497" table:style-name="ce156">
            <text:p>26 497</text:p>
          </table:table-cell>
          <table:table-cell office:value-type="float" office:value="20.355532338232017" table:style-name="ce157">
            <text:p>20,4<text:s text:c="5"/></text:p>
          </table:table-cell>
          <table:table-cell office:value-type="float" office:value="28363" table:style-name="ce156">
            <text:p>28 363</text:p>
          </table:table-cell>
          <table:table-cell office:value-type="float" office:value="20.324032274245095" table:style-name="ce157">
            <text:p>20,3<text:s text:c="5"/></text:p>
          </table:table-cell>
          <table:table-cell office:value-type="float" office:value="-625" table:style-name="ce141">
            <text:p><text:s/>- 625</text:p>
          </table:table-cell>
          <table:table-cell office:value-type="float" office:value="-2.3587575951994566" table:style-name="ce142">
            <text:p>-2,4<text:s text:c="3"/></text:p>
          </table:table-cell>
          <table:table-cell office:value-type="float" office:value="-2491" table:style-name="ce141">
            <text:p><text:s/>-2 491</text:p>
          </table:table-cell>
          <table:table-cell office:value-type="float" office:value="-8.7825688396855064" table:style-name="ce142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35251" table:style-name="ce154">
            <text:p>35 251</text:p>
          </table:table-cell>
          <table:table-cell office:value-type="float" office:value="27.602164261496657" table:style-name="ce155">
            <text:p>27,6<text:s text:c="5"/></text:p>
          </table:table-cell>
          <table:table-cell office:value-type="float" office:value="35785" table:style-name="ce156">
            <text:p>35 785</text:p>
          </table:table-cell>
          <table:table-cell office:value-type="float" office:value="27.490762151324027" table:style-name="ce157">
            <text:p>27,5<text:s text:c="5"/></text:p>
          </table:table-cell>
          <table:table-cell office:value-type="float" office:value="35857" table:style-name="ce156">
            <text:p>35 857</text:p>
          </table:table-cell>
          <table:table-cell office:value-type="float" office:value="25.693996589133956" table:style-name="ce157">
            <text:p>25,7<text:s text:c="5"/></text:p>
          </table:table-cell>
          <table:table-cell office:value-type="float" office:value="-534" table:style-name="ce141">
            <text:p><text:s/>- 534</text:p>
          </table:table-cell>
          <table:table-cell office:value-type="float" office:value="-1.4922453541986866" table:style-name="ce142">
            <text:p>-1,5<text:s text:c="3"/></text:p>
          </table:table-cell>
          <table:table-cell office:value-type="float" office:value="-606" table:style-name="ce141">
            <text:p><text:s/>- 606</text:p>
          </table:table-cell>
          <table:table-cell office:value-type="float" office:value="-1.6900465738907329" table:style-name="ce142">
            <text:p>-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4124" table:style-name="ce154">
            <text:p>14 124</text:p>
          </table:table-cell>
          <table:table-cell office:value-type="float" office:value="11.059344927218486" table:style-name="ce155">
            <text:p>11,1<text:s text:c="5"/></text:p>
          </table:table-cell>
          <table:table-cell office:value-type="float" office:value="14658" table:style-name="ce156">
            <text:p>14 658</text:p>
          </table:table-cell>
          <table:table-cell office:value-type="float" office:value="11.26057263138487" table:style-name="ce157">
            <text:p>11,3<text:s text:c="5"/></text:p>
          </table:table-cell>
          <table:table-cell office:value-type="float" office:value="15358" table:style-name="ce156">
            <text:p>15 358</text:p>
          </table:table-cell>
          <table:table-cell office:value-type="float" office:value="11.005058973587285" table:style-name="ce157">
            <text:p>11,0<text:s text:c="5"/></text:p>
          </table:table-cell>
          <table:table-cell office:value-type="float" office:value="-534" table:style-name="ce141">
            <text:p><text:s/>- 534</text:p>
          </table:table-cell>
          <table:table-cell office:value-type="float" office:value="-3.6430618092509208" table:style-name="ce142">
            <text:p>-3,6<text:s text:c="3"/></text:p>
          </table:table-cell>
          <table:table-cell office:value-type="float" office:value="-1234" table:style-name="ce141">
            <text:p><text:s/>-1 234</text:p>
          </table:table-cell>
          <table:table-cell office:value-type="float" office:value="-8.0349003776533401" table:style-name="ce142">
            <text:p>-8,0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54"/>
          <table:table-cell table:style-name="ce145"/>
          <table:table-cell table:style-name="ce156"/>
          <table:table-cell table:style-name="ce147"/>
          <table:table-cell table:style-name="ce156"/>
          <table:table-cell office:value-type="float" office:value="0" table:style-name="ce147">
            <text:p>0,0<text:s text:c="5"/></text:p>
          </table:table-cell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60">
            <text:p><text:s text:c="9"/>Mulheres</text:p>
          </table:table-cell>
          <table:table-cell office:value-type="float" office:value="165305" table:style-name="ce148">
            <text:p>165 305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167760" table:style-name="ce150">
            <text:p>167 76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78969" table:style-name="ce150">
            <text:p>178 969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-2455" table:style-name="ce132">
            <text:p><text:s/>-2 455</text:p>
          </table:table-cell>
          <table:table-cell office:value-type="float" office:value="-1.4634000953743442" table:style-name="ce133">
            <text:p>-1,5<text:s text:c="3"/></text:p>
          </table:table-cell>
          <table:table-cell office:value-type="float" office:value="-13664" table:style-name="ce132">
            <text:p><text:s/>-13 664</text:p>
          </table:table-cell>
          <table:table-cell office:value-type="float" office:value="-7.6348417882426567" table:style-name="ce133">
            <text:p>-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7090" table:style-name="ce154">
            <text:p>17 090</text:p>
          </table:table-cell>
          <table:table-cell office:value-type="float" office:value="10.338465261183872" table:style-name="ce155">
            <text:p>10,3<text:s text:c="5"/></text:p>
          </table:table-cell>
          <table:table-cell office:value-type="float" office:value="17483" table:style-name="ce156">
            <text:p>17 483</text:p>
          </table:table-cell>
          <table:table-cell office:value-type="float" office:value="10.421435383881736" table:style-name="ce157">
            <text:p>10,4<text:s text:c="5"/></text:p>
          </table:table-cell>
          <table:table-cell office:value-type="float" office:value="18376" table:style-name="ce156">
            <text:p>18 376</text:p>
          </table:table-cell>
          <table:table-cell office:value-type="float" office:value="10.267699992736173" table:style-name="ce157">
            <text:p>10,3<text:s text:c="5"/></text:p>
          </table:table-cell>
          <table:table-cell office:value-type="float" office:value="-393" table:style-name="ce141">
            <text:p><text:s/>- 393</text:p>
          </table:table-cell>
          <table:table-cell office:value-type="float" office:value="-2.2478979580163587" table:style-name="ce142">
            <text:p>-2,2<text:s text:c="3"/></text:p>
          </table:table-cell>
          <table:table-cell office:value-type="float" office:value="-1286" table:style-name="ce141">
            <text:p><text:s/>-1 286</text:p>
          </table:table-cell>
          <table:table-cell office:value-type="float" office:value="-6.9982585981715282" table:style-name="ce142">
            <text:p>-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8215" table:style-name="ce154">
            <text:p>148 215</text:p>
          </table:table-cell>
          <table:table-cell office:value-type="float" office:value="89.66153473881613" table:style-name="ce155">
            <text:p>89,7<text:s text:c="5"/></text:p>
          </table:table-cell>
          <table:table-cell office:value-type="float" office:value="150277" table:style-name="ce156">
            <text:p>150 277</text:p>
          </table:table-cell>
          <table:table-cell office:value-type="float" office:value="89.578564616118257" table:style-name="ce157">
            <text:p>89,6<text:s text:c="5"/></text:p>
          </table:table-cell>
          <table:table-cell office:value-type="float" office:value="160593" table:style-name="ce156">
            <text:p>160 593</text:p>
          </table:table-cell>
          <table:table-cell office:value-type="float" office:value="89.732300007263831" table:style-name="ce157">
            <text:p>89,7<text:s text:c="5"/></text:p>
          </table:table-cell>
          <table:table-cell office:value-type="float" office:value="-2062" table:style-name="ce141">
            <text:p><text:s/>-2 062</text:p>
          </table:table-cell>
          <table:table-cell office:value-type="float" office:value="-1.3721327947723203" table:style-name="ce142">
            <text:p>-1,4<text:s text:c="3"/></text:p>
          </table:table-cell>
          <table:table-cell office:value-type="float" office:value="-12378" table:style-name="ce141">
            <text:p><text:s/>-12 378</text:p>
          </table:table-cell>
          <table:table-cell office:value-type="float" office:value="-7.7076833984046633" table:style-name="ce142">
            <text:p>-7,7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99132" table:style-name="ce154">
            <text:p>99 132</text:p>
          </table:table-cell>
          <table:table-cell office:value-type="float" office:value="59.969147938658843" table:style-name="ce155">
            <text:p>60,0<text:s text:c="5"/></text:p>
          </table:table-cell>
          <table:table-cell office:value-type="float" office:value="100834" table:style-name="ce156">
            <text:p>100 834</text:p>
          </table:table-cell>
          <table:table-cell office:value-type="float" office:value="60.106103958035284" table:style-name="ce157">
            <text:p>60,1<text:s text:c="5"/></text:p>
          </table:table-cell>
          <table:table-cell office:value-type="float" office:value="103055" table:style-name="ce156">
            <text:p>103 055</text:p>
          </table:table-cell>
          <table:table-cell office:value-type="float" office:value="57.582598103582185" table:style-name="ce157">
            <text:p>57,6<text:s text:c="5"/></text:p>
          </table:table-cell>
          <table:table-cell office:value-type="float" office:value="-1702" table:style-name="ce141">
            <text:p><text:s/>-1 702</text:p>
          </table:table-cell>
          <table:table-cell office:value-type="float" office:value="-1.6879227244778547" table:style-name="ce142">
            <text:p>-1,7<text:s text:c="3"/></text:p>
          </table:table-cell>
          <table:table-cell office:value-type="float" office:value="-3923" table:style-name="ce141">
            <text:p><text:s/>-3 923</text:p>
          </table:table-cell>
          <table:table-cell office:value-type="float" office:value="-3.8067051574402018" table:style-name="ce142">
            <text:p>-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66173" table:style-name="ce154">
            <text:p>66 173</text:p>
          </table:table-cell>
          <table:table-cell office:value-type="float" office:value="40.030852061341157" table:style-name="ce155">
            <text:p>40,0<text:s text:c="5"/></text:p>
          </table:table-cell>
          <table:table-cell office:value-type="float" office:value="66926" table:style-name="ce156">
            <text:p>66 926</text:p>
          </table:table-cell>
          <table:table-cell office:value-type="float" office:value="39.893896041964709" table:style-name="ce157">
            <text:p>39,9<text:s text:c="5"/></text:p>
          </table:table-cell>
          <table:table-cell office:value-type="float" office:value="75914" table:style-name="ce156">
            <text:p>75 914</text:p>
          </table:table-cell>
          <table:table-cell office:value-type="float" office:value="42.417401896417815" table:style-name="ce157">
            <text:p>42,4<text:s text:c="5"/></text:p>
          </table:table-cell>
          <table:table-cell office:value-type="float" office:value="-753" table:style-name="ce141">
            <text:p><text:s/>- 753</text:p>
          </table:table-cell>
          <table:table-cell office:value-type="float" office:value="-1.1251232704778413" table:style-name="ce142">
            <text:p>-1,1<text:s text:c="3"/></text:p>
          </table:table-cell>
          <table:table-cell office:value-type="float" office:value="-9741" table:style-name="ce141">
            <text:p><text:s/>-9 741</text:p>
          </table:table-cell>
          <table:table-cell office:value-type="float" office:value="-12.831625260162816" table:style-name="ce142">
            <text:p>-12,8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6626" table:style-name="ce154">
            <text:p>16 626</text:p>
          </table:table-cell>
          <table:table-cell office:value-type="float" office:value="10.057771997217264" table:style-name="ce155">
            <text:p>10,1<text:s text:c="5"/></text:p>
          </table:table-cell>
          <table:table-cell office:value-type="float" office:value="17062" table:style-name="ce156">
            <text:p>17 062</text:p>
          </table:table-cell>
          <table:table-cell office:value-type="float" office:value="10.170481640438723" table:style-name="ce157">
            <text:p>10,2<text:s text:c="5"/></text:p>
          </table:table-cell>
          <table:table-cell office:value-type="float" office:value="18676" table:style-name="ce156">
            <text:p>18 676</text:p>
          </table:table-cell>
          <table:table-cell office:value-type="float" office:value="10.435326788438221" table:style-name="ce157">
            <text:p>10,4<text:s text:c="5"/></text:p>
          </table:table-cell>
          <table:table-cell office:value-type="float" office:value="-436" table:style-name="ce141">
            <text:p><text:s/>- 436</text:p>
          </table:table-cell>
          <table:table-cell office:value-type="float" office:value="-2.5553862384245689" table:style-name="ce142">
            <text:p>-2,6<text:s text:c="3"/></text:p>
          </table:table-cell>
          <table:table-cell office:value-type="float" office:value="-2050" table:style-name="ce141">
            <text:p><text:s/>-2 050</text:p>
          </table:table-cell>
          <table:table-cell office:value-type="float" office:value="-10.976654529877917" table:style-name="ce142">
            <text:p>-11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48679" table:style-name="ce154">
            <text:p>148 679</text:p>
          </table:table-cell>
          <table:table-cell office:value-type="float" office:value="89.942228002782727" table:style-name="ce155">
            <text:p>89,9<text:s text:c="5"/></text:p>
          </table:table-cell>
          <table:table-cell office:value-type="float" office:value="150698" table:style-name="ce156">
            <text:p>150 698</text:p>
          </table:table-cell>
          <table:table-cell office:value-type="float" office:value="89.829518359561277" table:style-name="ce157">
            <text:p>89,8<text:s text:c="5"/></text:p>
          </table:table-cell>
          <table:table-cell office:value-type="float" office:value="160293" table:style-name="ce156">
            <text:p>160 293</text:p>
          </table:table-cell>
          <table:table-cell office:value-type="float" office:value="89.564673211561768" table:style-name="ce157">
            <text:p>89,6<text:s text:c="5"/></text:p>
          </table:table-cell>
          <table:table-cell office:value-type="float" office:value="-2019" table:style-name="ce141">
            <text:p><text:s/>-2 019</text:p>
          </table:table-cell>
          <table:table-cell office:value-type="float" office:value="-1.3397656239631581" table:style-name="ce142">
            <text:p>-1,3<text:s text:c="3"/></text:p>
          </table:table-cell>
          <table:table-cell office:value-type="float" office:value="-11614" table:style-name="ce141">
            <text:p><text:s/>-11 614</text:p>
          </table:table-cell>
          <table:table-cell office:value-type="float" office:value="-7.2454817116156036" table:style-name="ce142">
            <text:p>-7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6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style-name="ce141"/>
          <table:table-cell table:style-name="ce142"/>
          <table:table-cell table:style-name="ce141"/>
          <table:table-cell table:style-name="ce142"/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617" table:style-name="ce154">
            <text:p>11 617</text:p>
          </table:table-cell>
          <table:table-cell office:value-type="float" office:value="7.0276156196122317" table:style-name="ce155">
            <text:p>7,0<text:s text:c="5"/></text:p>
          </table:table-cell>
          <table:table-cell office:value-type="float" office:value="11664" table:style-name="ce156">
            <text:p>11 664</text:p>
          </table:table-cell>
          <table:table-cell office:value-type="float" office:value="6.9527896995708165" table:style-name="ce157">
            <text:p>7,0<text:s text:c="5"/></text:p>
          </table:table-cell>
          <table:table-cell office:value-type="float" office:value="12317" table:style-name="ce156">
            <text:p>12 317</text:p>
          </table:table-cell>
          <table:table-cell office:value-type="float" office:value="6.8821974755404565" table:style-name="ce157">
            <text:p>6,9<text:s text:c="5"/></text:p>
          </table:table-cell>
          <table:table-cell office:value-type="float" office:value="-47" table:style-name="ce141">
            <text:p><text:s/>- 47</text:p>
          </table:table-cell>
          <table:table-cell office:value-type="float" office:value="-0.40294924554183809" table:style-name="ce142">
            <text:p>-0,4<text:s text:c="3"/></text:p>
          </table:table-cell>
          <table:table-cell office:value-type="float" office:value="-700" table:style-name="ce141">
            <text:p><text:s/>- 700</text:p>
          </table:table-cell>
          <table:table-cell office:value-type="float" office:value="-5.6832020784281889" table:style-name="ce142">
            <text:p>-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420" table:style-name="ce154">
            <text:p>24 420</text:p>
          </table:table-cell>
          <table:table-cell office:value-type="float" office:value="14.77269290100118" table:style-name="ce155">
            <text:p>14,8<text:s text:c="5"/></text:p>
          </table:table-cell>
          <table:table-cell office:value-type="float" office:value="24784" table:style-name="ce156">
            <text:p>24 784</text:p>
          </table:table-cell>
          <table:table-cell office:value-type="float" office:value="14.773485932284217" table:style-name="ce157">
            <text:p>14,8<text:s text:c="5"/></text:p>
          </table:table-cell>
          <table:table-cell office:value-type="float" office:value="28611" table:style-name="ce156">
            <text:p>28 611</text:p>
          </table:table-cell>
          <table:table-cell office:value-type="float" office:value="15.986567506104411" table:style-name="ce157">
            <text:p>16,0<text:s text:c="5"/></text:p>
          </table:table-cell>
          <table:table-cell office:value-type="float" office:value="-364" table:style-name="ce141">
            <text:p><text:s/>- 364</text:p>
          </table:table-cell>
          <table:table-cell office:value-type="float" office:value="-1.4686894770819885" table:style-name="ce142">
            <text:p>-1,5<text:s text:c="3"/></text:p>
          </table:table-cell>
          <table:table-cell office:value-type="float" office:value="-4191" table:style-name="ce141">
            <text:p><text:s/>-4 191</text:p>
          </table:table-cell>
          <table:table-cell office:value-type="float" office:value="-14.648212226066898" table:style-name="ce142">
            <text:p>-1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1277" table:style-name="ce154">
            <text:p>21 277</text:p>
          </table:table-cell>
          <table:table-cell office:value-type="float" office:value="12.871359003054957" table:style-name="ce155">
            <text:p>12,9<text:s text:c="5"/></text:p>
          </table:table-cell>
          <table:table-cell office:value-type="float" office:value="21432" table:style-name="ce156">
            <text:p>21 432</text:p>
          </table:table-cell>
          <table:table-cell office:value-type="float" office:value="12.775393419170245" table:style-name="ce157">
            <text:p>12,8<text:s text:c="5"/></text:p>
          </table:table-cell>
          <table:table-cell office:value-type="float" office:value="23390" table:style-name="ce156">
            <text:p>23 390</text:p>
          </table:table-cell>
          <table:table-cell office:value-type="float" office:value="13.069302504903083" table:style-name="ce157">
            <text:p>13,1<text:s text:c="5"/></text:p>
          </table:table-cell>
          <table:table-cell office:value-type="float" office:value="-155" table:style-name="ce141">
            <text:p><text:s/>- 155</text:p>
          </table:table-cell>
          <table:table-cell office:value-type="float" office:value="-0.72321761851437105" table:style-name="ce142">
            <text:p>-0,7<text:s text:c="3"/></text:p>
          </table:table-cell>
          <table:table-cell office:value-type="float" office:value="-2113" table:style-name="ce141">
            <text:p><text:s/>-2 113</text:p>
          </table:table-cell>
          <table:table-cell office:value-type="float" office:value="-9.0337751175716114" table:style-name="ce142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2447" table:style-name="ce154">
            <text:p>32 447</text:p>
          </table:table-cell>
          <table:table-cell office:value-type="float" office:value="19.628565379147638" table:style-name="ce155">
            <text:p>19,6<text:s text:c="5"/></text:p>
          </table:table-cell>
          <table:table-cell office:value-type="float" office:value="32702" table:style-name="ce156">
            <text:p>32 702</text:p>
          </table:table-cell>
          <table:table-cell office:value-type="float" office:value="19.493323795898903" table:style-name="ce157">
            <text:p>19,5<text:s text:c="5"/></text:p>
          </table:table-cell>
          <table:table-cell office:value-type="float" office:value="35426" table:style-name="ce156">
            <text:p>35 426</text:p>
          </table:table-cell>
          <table:table-cell office:value-type="float" office:value="19.794489548469286" table:style-name="ce157">
            <text:p>19,8<text:s text:c="5"/></text:p>
          </table:table-cell>
          <table:table-cell office:value-type="float" office:value="-255" table:style-name="ce141">
            <text:p><text:s/>- 255</text:p>
          </table:table-cell>
          <table:table-cell office:value-type="float" office:value="-0.77976882147880866" table:style-name="ce142">
            <text:p>-0,8<text:s text:c="3"/></text:p>
          </table:table-cell>
          <table:table-cell office:value-type="float" office:value="-2979" table:style-name="ce141">
            <text:p><text:s/>-2 979</text:p>
          </table:table-cell>
          <table:table-cell office:value-type="float" office:value="-8.4090780782476138" table:style-name="ce142">
            <text:p>-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9647" table:style-name="ce154">
            <text:p>49 647</text:p>
          </table:table-cell>
          <table:table-cell office:value-type="float" office:value="30.033574302047729" table:style-name="ce155">
            <text:p>30,0<text:s text:c="5"/></text:p>
          </table:table-cell>
          <table:table-cell office:value-type="float" office:value="50163" table:style-name="ce156">
            <text:p>50 163</text:p>
          </table:table-cell>
          <table:table-cell office:value-type="float" office:value="29.901645207439199" table:style-name="ce157">
            <text:p>29,9<text:s text:c="5"/></text:p>
          </table:table-cell>
          <table:table-cell office:value-type="float" office:value="50675" table:style-name="ce156">
            <text:p>50 675</text:p>
          </table:table-cell>
          <table:table-cell office:value-type="float" office:value="28.31495957400444" table:style-name="ce157">
            <text:p>28,3<text:s text:c="5"/></text:p>
          </table:table-cell>
          <table:table-cell office:value-type="float" office:value="-516" table:style-name="ce141">
            <text:p><text:s/>- 516</text:p>
          </table:table-cell>
          <table:table-cell office:value-type="float" office:value="-1.0286466120447342" table:style-name="ce142">
            <text:p>-1,0<text:s text:c="3"/></text:p>
          </table:table-cell>
          <table:table-cell office:value-type="float" office:value="-1028" table:style-name="ce141">
            <text:p><text:s/>-1 028</text:p>
          </table:table-cell>
          <table:table-cell office:value-type="float" office:value="-2.0286137148495311" table:style-name="ce142">
            <text:p>-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25897" table:style-name="ce154">
            <text:p>25 897</text:p>
          </table:table-cell>
          <table:table-cell office:value-type="float" office:value="15.666192795136263" table:style-name="ce155">
            <text:p>15,7<text:s text:c="5"/></text:p>
          </table:table-cell>
          <table:table-cell office:value-type="float" office:value="27015" table:style-name="ce156">
            <text:p>27 015</text:p>
          </table:table-cell>
          <table:table-cell office:value-type="float" office:value="16.103361945636625" table:style-name="ce157">
            <text:p>16,1<text:s text:c="5"/></text:p>
          </table:table-cell>
          <table:table-cell office:value-type="float" office:value="28550" table:style-name="ce156">
            <text:p>28 550</text:p>
          </table:table-cell>
          <table:table-cell office:value-type="float" office:value="15.952483390978326" table:style-name="ce157">
            <text:p>16,0<text:s text:c="5"/></text:p>
          </table:table-cell>
          <table:table-cell office:value-type="float" office:value="-1118" table:style-name="ce141">
            <text:p><text:s/>-1 118</text:p>
          </table:table-cell>
          <table:table-cell office:value-type="float" office:value="-4.138441606514899" table:style-name="ce142">
            <text:p>-4,1<text:s text:c="3"/></text:p>
          </table:table-cell>
          <table:table-cell office:value-type="float" office:value="-2653" table:style-name="ce141">
            <text:p><text:s/>-2 653</text:p>
          </table:table-cell>
          <table:table-cell office:value-type="float" office:value="-9.2924693520140096" table:style-name="ce142">
            <text:p>-9,3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38" table:default-cell-style-name="ce1"/>
        <table:table-column table:style-name="co33" table:default-cell-style-name="ce185"/>
        <table:table-column table:style-name="co25" table:default-cell-style-name="ce185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45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117in" svg:y="0.23716in" svg:width="1.94225in" svg:height="0.50333in">
                <draw:text-box>
                  <text:p text:style-name="a34" text:class-names="" text:cond-style-name=""><text:span text:style-name="a32" text:class-names="">FEVEREIRO 2020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0" draw:name="Text Box 122" svg:x="0in" svg:y="0in" svg:width="0.97917in" svg:height="0.31458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7">
            <text:p>Quadro 3 - <text:s/>DESEMPREGO REGISTADO, <text:s text:c="2"/>POR <text:s/>REGIÕES<text:s text:c="3"/></text:p>
          </table:table-cell>
          <table:table-cell table:number-columns-repeated="8" table:style-name="ce97"/>
          <table:table-cell table:number-columns-spanned="2" table:number-rows-spanned="1" table:style-name="ce258"/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4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4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style-name="ce121"/>
          <table:table-cell table:number-columns-repeated="16371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1">
          <table:table-cell/>
          <table:table-cell office:value-type="string" table:style-name="ce206">
            <text:p>PORTUGAL</text:p>
          </table:table-cell>
          <table:table-cell office:value-type="float" office:value="315562" table:style-name="ce207">
            <text:p>315 562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20558" table:style-name="ce209">
            <text:p>320 558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342702" table:style-name="ce209">
            <text:p>342 702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4996" table:style-name="ce132">
            <text:p><text:s/>-4 996</text:p>
          </table:table-cell>
          <table:table-cell office:value-type="float" office:value="-1.5585323092856831" table:style-name="ce133">
            <text:p>-1,6<text:s text:c="3"/></text:p>
          </table:table-cell>
          <table:table-cell office:value-type="float" office:value="-27140" table:style-name="ce132">
            <text:p><text:s/>-27 140</text:p>
          </table:table-cell>
          <table:table-cell office:value-type="float" office:value="-7.919416869466767" table:style-name="ce133">
            <text:p>-7,9<text:s text:c="3"/></text:p>
          </table:table-cell>
          <table:table-cell table:style-name="ce134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CONTINENTE</text:p>
          </table:table-cell>
          <table:table-cell office:value-type="float" office:value="293016" table:style-name="ce207">
            <text:p>293 016</text:p>
          </table:table-cell>
          <table:table-cell office:value-type="float" office:value="92.855286758228175" table:style-name="ce208">
            <text:p>92,9<text:s text:c="5"/></text:p>
          </table:table-cell>
          <table:table-cell office:value-type="float" office:value="297931" table:style-name="ce209">
            <text:p>297 931</text:p>
          </table:table-cell>
          <table:table-cell office:value-type="float" office:value="92.941370984346051" table:style-name="ce210">
            <text:p>92,9<text:s text:c="5"/></text:p>
          </table:table-cell>
          <table:table-cell office:value-type="float" office:value="318523" table:style-name="ce209">
            <text:p>318 523</text:p>
          </table:table-cell>
          <table:table-cell office:value-type="float" office:value="92.944599097758413" table:style-name="ce211">
            <text:p>92,9<text:s text:c="5"/></text:p>
          </table:table-cell>
          <table:table-cell office:value-type="float" office:value="-4915" table:style-name="ce132">
            <text:p><text:s/>-4 915</text:p>
          </table:table-cell>
          <table:table-cell office:value-type="float" office:value="-1.6497108390869029" table:style-name="ce133">
            <text:p>-1,6<text:s text:c="3"/></text:p>
          </table:table-cell>
          <table:table-cell office:value-type="float" office:value="-25507" table:style-name="ce132">
            <text:p><text:s/>-25 507</text:p>
          </table:table-cell>
          <table:table-cell office:value-type="float" office:value="-8.0078989586309302" table:style-name="ce133">
            <text:p>-8,0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24337" table:style-name="ce214">
            <text:p>124 337</text:p>
          </table:table-cell>
          <table:table-cell office:value-type="float" office:value="39.401765738587031" table:style-name="ce215">
            <text:p>39,4<text:s text:c="5"/></text:p>
          </table:table-cell>
          <table:table-cell office:value-type="float" office:value="125571" table:style-name="ce216">
            <text:p>125 571</text:p>
          </table:table-cell>
          <table:table-cell office:value-type="float" office:value="39.172630226043339" table:style-name="ce217">
            <text:p>39,2<text:s text:c="5"/></text:p>
          </table:table-cell>
          <table:table-cell office:value-type="float" office:value="137964" table:style-name="ce216">
            <text:p>137 964</text:p>
          </table:table-cell>
          <table:table-cell office:value-type="float" office:value="40.257716616769088" table:style-name="ce218">
            <text:p>40,3<text:s text:c="5"/></text:p>
          </table:table-cell>
          <table:table-cell office:value-type="float" office:value="-1234" table:style-name="ce141">
            <text:p><text:s/>-1 234</text:p>
          </table:table-cell>
          <table:table-cell office:value-type="float" office:value="-0.98271097626044224" table:style-name="ce142">
            <text:p>-1,0<text:s text:c="3"/></text:p>
          </table:table-cell>
          <table:table-cell office:value-type="float" office:value="-13627" table:style-name="ce141">
            <text:p><text:s/>-13 627</text:p>
          </table:table-cell>
          <table:table-cell office:value-type="float" office:value="-9.8772143457713604" table:style-name="ce142">
            <text:p>-9,9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Centro</text:p>
          </table:table-cell>
          <table:table-cell office:value-type="float" office:value="41927" table:style-name="ce214">
            <text:p>41 927</text:p>
          </table:table-cell>
          <table:table-cell office:value-type="float" office:value="13.286454009037843" table:style-name="ce215">
            <text:p>13,3<text:s text:c="5"/></text:p>
          </table:table-cell>
          <table:table-cell office:value-type="float" office:value="42894" table:style-name="ce216">
            <text:p>42 894</text:p>
          </table:table-cell>
          <table:table-cell office:value-type="float" office:value="13.381041808346694" table:style-name="ce217">
            <text:p>13,4<text:s text:c="5"/></text:p>
          </table:table-cell>
          <table:table-cell office:value-type="float" office:value="45660" table:style-name="ce216">
            <text:p>45 660</text:p>
          </table:table-cell>
          <table:table-cell office:value-type="float" office:value="13.323528896825815" table:style-name="ce218">
            <text:p>13,3<text:s text:c="5"/></text:p>
          </table:table-cell>
          <table:table-cell office:value-type="float" office:value="-967" table:style-name="ce141">
            <text:p><text:s/>- 967</text:p>
          </table:table-cell>
          <table:table-cell office:value-type="float" office:value="-2.2543945540168786" table:style-name="ce142">
            <text:p>-2,3<text:s text:c="3"/></text:p>
          </table:table-cell>
          <table:table-cell office:value-type="float" office:value="-3733" table:style-name="ce141">
            <text:p><text:s/>-3 733</text:p>
          </table:table-cell>
          <table:table-cell office:value-type="float" office:value="-8.1756460797196677" table:style-name="ce142">
            <text:p>-8,2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Lisboa V. Tejo</text:p>
          </table:table-cell>
          <table:table-cell office:value-type="float" office:value="92458" table:style-name="ce214">
            <text:p>92 458</text:p>
          </table:table-cell>
          <table:table-cell office:value-type="float" office:value="29.299472053035537" table:style-name="ce215">
            <text:p>29,3<text:s text:c="5"/></text:p>
          </table:table-cell>
          <table:table-cell office:value-type="float" office:value="93050" table:style-name="ce216">
            <text:p>93 050</text:p>
          </table:table-cell>
          <table:table-cell office:value-type="float" office:value="29.027508282432507" table:style-name="ce217">
            <text:p>29,0<text:s text:c="5"/></text:p>
          </table:table-cell>
          <table:table-cell office:value-type="float" office:value="100102" table:style-name="ce216">
            <text:p>100 102</text:p>
          </table:table-cell>
          <table:table-cell office:value-type="float" office:value="29.209634026063458" table:style-name="ce218">
            <text:p>29,2<text:s text:c="5"/></text:p>
          </table:table-cell>
          <table:table-cell office:value-type="float" office:value="-592" table:style-name="ce141">
            <text:p><text:s/>- 592</text:p>
          </table:table-cell>
          <table:table-cell office:value-type="float" office:value="-0.63621708758731865" table:style-name="ce142">
            <text:p>-0,6<text:s text:c="3"/></text:p>
          </table:table-cell>
          <table:table-cell office:value-type="float" office:value="-7644" table:style-name="ce141">
            <text:p><text:s/>-7 644</text:p>
          </table:table-cell>
          <table:table-cell office:value-type="float" office:value="-7.6362110647139918" table:style-name="ce142">
            <text:p>-7,6<text:s text:c="3"/></text:p>
          </table:table-cell>
          <table:table-cell table:style-name="ce158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entejo</text:p>
          </table:table-cell>
          <table:table-cell office:value-type="float" office:value="15106" table:style-name="ce214">
            <text:p>15 106</text:p>
          </table:table-cell>
          <table:table-cell office:value-type="float" office:value="4.7870149130757191" table:style-name="ce215">
            <text:p>4,8<text:s text:c="5"/></text:p>
          </table:table-cell>
          <table:table-cell office:value-type="float" office:value="15601" table:style-name="ce216">
            <text:p>15 601</text:p>
          </table:table-cell>
          <table:table-cell office:value-type="float" office:value="4.8668259722109575" table:style-name="ce217">
            <text:p>4,9<text:s text:c="5"/></text:p>
          </table:table-cell>
          <table:table-cell office:value-type="float" office:value="15783" table:style-name="ce216">
            <text:p>15 783</text:p>
          </table:table-cell>
          <table:table-cell office:value-type="float" office:value="4.6054589701840083" table:style-name="ce218">
            <text:p>4,6<text:s text:c="5"/></text:p>
          </table:table-cell>
          <table:table-cell office:value-type="float" office:value="-495" table:style-name="ce141">
            <text:p><text:s/>- 495</text:p>
          </table:table-cell>
          <table:table-cell office:value-type="float" office:value="-3.1728735337478366" table:style-name="ce142">
            <text:p>-3,2<text:s text:c="3"/></text:p>
          </table:table-cell>
          <table:table-cell office:value-type="float" office:value="-677" table:style-name="ce141">
            <text:p><text:s/>- 677</text:p>
          </table:table-cell>
          <table:table-cell office:value-type="float" office:value="-4.2894253310523984" table:style-name="ce142">
            <text:p>-4,3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Algarve</text:p>
          </table:table-cell>
          <table:table-cell office:value-type="float" office:value="19188" table:style-name="ce214">
            <text:p>19 188</text:p>
          </table:table-cell>
          <table:table-cell office:value-type="float" office:value="6.0805800444920486" table:style-name="ce215">
            <text:p>6,1<text:s text:c="5"/></text:p>
          </table:table-cell>
          <table:table-cell office:value-type="float" office:value="20815" table:style-name="ce216">
            <text:p>20 815</text:p>
          </table:table-cell>
          <table:table-cell office:value-type="float" office:value="6.4933646953125495" table:style-name="ce217">
            <text:p>6,5<text:s text:c="5"/></text:p>
          </table:table-cell>
          <table:table-cell office:value-type="float" office:value="19014" table:style-name="ce216">
            <text:p>19 014</text:p>
          </table:table-cell>
          <table:table-cell office:value-type="float" office:value="5.5482605879160314" table:style-name="ce218">
            <text:p>5,5<text:s text:c="5"/></text:p>
          </table:table-cell>
          <table:table-cell office:value-type="float" office:value="-1627" table:style-name="ce141">
            <text:p><text:s/>-1 627</text:p>
          </table:table-cell>
          <table:table-cell office:value-type="float" office:value="-7.816478501080951" table:style-name="ce142">
            <text:p>-7,8<text:s text:c="3"/></text:p>
          </table:table-cell>
          <table:table-cell office:value-type="float" office:value="174" table:style-name="ce141">
            <text:p>+ 174</text:p>
          </table:table-cell>
          <table:table-cell office:value-type="float" office:value="0.91511517828968136" table:style-name="ce142">
            <text:p>+0,9<text:s text:c="3"/></text:p>
          </table:table-cell>
          <table:table-cell table:style-name="ce158"/>
          <table:table-cell table:number-columns-repeated="16371"/>
        </table:table-row>
        <table:table-row table:style-name="ro24">
          <table:table-cell/>
          <table:table-cell office:value-type="string" table:style-name="ce212">
            <text:p>REG.AUTÓNOMAS</text:p>
          </table:table-cell>
          <table:table-cell office:value-type="float" office:value="22546" table:style-name="ce207">
            <text:p>22 546</text:p>
          </table:table-cell>
          <table:table-cell office:value-type="float" office:value="7.1447132417718233" table:style-name="ce208">
            <text:p>7,1<text:s text:c="5"/></text:p>
          </table:table-cell>
          <table:table-cell office:value-type="float" office:value="22627" table:style-name="ce209">
            <text:p>22 627</text:p>
          </table:table-cell>
          <table:table-cell office:value-type="float" office:value="7.0586290156539526" table:style-name="ce210">
            <text:p>7,1<text:s text:c="5"/></text:p>
          </table:table-cell>
          <table:table-cell office:value-type="float" office:value="24179" table:style-name="ce209">
            <text:p>24 179</text:p>
          </table:table-cell>
          <table:table-cell office:value-type="float" office:value="7.0554009022415975" table:style-name="ce211">
            <text:p>7,1<text:s text:c="5"/></text:p>
          </table:table-cell>
          <table:table-cell office:value-type="float" office:value="-81" table:style-name="ce132">
            <text:p><text:s/>- 81</text:p>
          </table:table-cell>
          <table:table-cell office:value-type="float" office:value="-0.35797940513545762" table:style-name="ce133">
            <text:p>-0,4<text:s text:c="3"/></text:p>
          </table:table-cell>
          <table:table-cell office:value-type="float" office:value="-1633" table:style-name="ce132">
            <text:p><text:s/>-1 633</text:p>
          </table:table-cell>
          <table:table-cell office:value-type="float" office:value="-6.7537946151619179" table:style-name="ce133">
            <text:p>-6,8<text:s text:c="3"/></text:p>
          </table:table-cell>
          <table:table-cell table:style-name="ce152"/>
          <table:table-cell table:number-columns-repeated="1637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6956" table:style-name="ce214">
            <text:p>6 956</text:p>
          </table:table-cell>
          <table:table-cell office:value-type="float" office:value="2.2043211793561963" table:style-name="ce215">
            <text:p>2,2<text:s text:c="5"/></text:p>
          </table:table-cell>
          <table:table-cell office:value-type="float" office:value="6973" table:style-name="ce216">
            <text:p>6 973</text:p>
          </table:table-cell>
          <table:table-cell office:value-type="float" office:value="2.1752693740290368" table:style-name="ce217">
            <text:p>2,2<text:s text:c="5"/></text:p>
          </table:table-cell>
          <table:table-cell office:value-type="float" office:value="7665" table:style-name="ce216">
            <text:p>7 665</text:p>
          </table:table-cell>
          <table:table-cell office:value-type="float" office:value="2.2366370782779206" table:style-name="ce218">
            <text:p>2,2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0.24379750466083464" table:style-name="ce142">
            <text:p>-0,2<text:s text:c="3"/></text:p>
          </table:table-cell>
          <table:table-cell office:value-type="float" office:value="-709" table:style-name="ce141">
            <text:p><text:s/>- 709</text:p>
          </table:table-cell>
          <table:table-cell office:value-type="float" office:value="-9.2498369210697984" table:style-name="ce142">
            <text:p>-9,2<text:s text:c="3"/></text:p>
          </table:table-cell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13">
            <text:p>Madeira</text:p>
          </table:table-cell>
          <table:table-cell office:value-type="float" office:value="15590" table:style-name="ce214">
            <text:p>15 590</text:p>
          </table:table-cell>
          <table:table-cell office:value-type="float" office:value="4.9403920624156266" table:style-name="ce215">
            <text:p>4,9<text:s text:c="5"/></text:p>
          </table:table-cell>
          <table:table-cell office:value-type="float" office:value="15654" table:style-name="ce216">
            <text:p>15 654</text:p>
          </table:table-cell>
          <table:table-cell office:value-type="float" office:value="4.8833596416249163" table:style-name="ce217">
            <text:p>4,9<text:s text:c="5"/></text:p>
          </table:table-cell>
          <table:table-cell office:value-type="float" office:value="16514" table:style-name="ce216">
            <text:p>16 514</text:p>
          </table:table-cell>
          <table:table-cell office:value-type="float" office:value="4.8187638239636765" table:style-name="ce218">
            <text:p>4,8<text:s text:c="5"/></text:p>
          </table:table-cell>
          <table:table-cell office:value-type="float" office:value="-64" table:style-name="ce141">
            <text:p><text:s/>- 64</text:p>
          </table:table-cell>
          <table:table-cell office:value-type="float" office:value="-0.40884119074996805" table:style-name="ce142">
            <text:p>-0,4<text:s text:c="3"/></text:p>
          </table:table-cell>
          <table:table-cell office:value-type="float" office:value="-924" table:style-name="ce141">
            <text:p><text:s/>- 924</text:p>
          </table:table-cell>
          <table:table-cell office:value-type="float" office:value="-5.5952525130192559" table:style-name="ce142">
            <text:p>-5,6<text:s text:c="3"/></text:p>
          </table:table-cell>
          <table:table-cell table:style-name="ce152"/>
          <table:table-cell table:number-columns-repeated="16371"/>
        </table:table-row>
        <table:table-row table:style-name="ro1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style-name="ce152"/>
          <table:table-cell table:number-columns-repeated="1637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4 - DESEMPREGO REGISTADO, <text:s text:c="2"/>POR <text:s/>GRUPOS <text:s/>DE <text:s/>PROFISSÕES<text:s/>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/>
        </table:table-row>
        <table:table-row table:style-name="ro10">
          <table:table-cell/>
          <table:table-cell office:value-type="string" table:style-name="ce237">
            <text:p>Total</text:p>
          </table:table-cell>
          <table:table-cell office:value-type="float" office:value="293016" table:style-name="ce128">
            <text:p>293 016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297931" table:style-name="ce239">
            <text:p>297 931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318523" table:style-name="ce130">
            <text:p>318 523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-4915" table:style-name="ce132">
            <text:p><text:s/>-4 915</text:p>
          </table:table-cell>
          <table:table-cell office:value-type="float" office:value="-1.6497108390869029" table:style-name="ce133">
            <text:p>-1,6<text:s text:c="3"/></text:p>
          </table:table-cell>
          <table:table-cell office:value-type="float" office:value="-25507" table:style-name="ce132">
            <text:p><text:s/>-25 507</text:p>
          </table:table-cell>
          <table:table-cell office:value-type="float" office:value="-8.0078989586309302" table:style-name="ce133">
            <text:p>-8,0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1- Repres. poder legisla., órgãos exec., dirig., dir. e gestores execu.</text:p>
          </table:table-cell>
          <table:table-cell office:value-type="float" office:value="7054" table:style-name="ce137">
            <text:p>7 054</text:p>
          </table:table-cell>
          <table:table-cell office:value-type="float" office:value="2.4073770715592322" table:style-name="ce243">
            <text:p>2,4<text:s text:c="5"/></text:p>
          </table:table-cell>
          <table:table-cell office:value-type="float" office:value="7153" table:style-name="ce244">
            <text:p>7 153</text:p>
          </table:table-cell>
          <table:table-cell office:value-type="float" office:value="2.400891481584662" table:style-name="ce245">
            <text:p>2,4<text:s text:c="5"/></text:p>
          </table:table-cell>
          <table:table-cell office:value-type="float" office:value="7386" table:style-name="ce139">
            <text:p>7 386</text:p>
          </table:table-cell>
          <table:table-cell office:value-type="float" office:value="2.3188278397478364" table:style-name="ce246">
            <text:p>2,3<text:s text:c="5"/></text:p>
          </table:table-cell>
          <table:table-cell office:value-type="float" office:value="-99" table:style-name="ce141">
            <text:p><text:s/>- 99</text:p>
          </table:table-cell>
          <table:table-cell office:value-type="float" office:value="-1.38403467076751" table:style-name="ce142">
            <text:p>-1,4<text:s text:c="3"/></text:p>
          </table:table-cell>
          <table:table-cell office:value-type="float" office:value="-332" table:style-name="ce141">
            <text:p><text:s/>- 332</text:p>
          </table:table-cell>
          <table:table-cell office:value-type="float" office:value="-4.4949905226103439" table:style-name="ce142">
            <text:p>-4,5<text:s text:c="3"/></text:p>
          </table:table-cell>
          <table:table-cell table:style-name="ce96"/>
          <table:table-cell table:number-columns-repeated="16371"/>
        </table:table-row>
        <table:table-row table:style-name="ro4">
          <table:table-cell/>
          <table:table-cell office:value-type="string" table:style-name="ce242">
            <text:p>2- Especialistas das atividades intelectuais e científicas</text:p>
          </table:table-cell>
          <table:table-cell office:value-type="float" office:value="30944" table:style-name="ce137">
            <text:p>30 944</text:p>
          </table:table-cell>
          <table:table-cell office:value-type="float" office:value="10.560515466732193" table:style-name="ce243">
            <text:p>10,6<text:s text:c="5"/></text:p>
          </table:table-cell>
          <table:table-cell office:value-type="float" office:value="32430" table:style-name="ce244">
            <text:p>32 430</text:p>
          </table:table-cell>
          <table:table-cell office:value-type="float" office:value="10.885070704290591" table:style-name="ce245">
            <text:p>10,9<text:s text:c="5"/></text:p>
          </table:table-cell>
          <table:table-cell office:value-type="float" office:value="34289" table:style-name="ce139">
            <text:p>34 289</text:p>
          </table:table-cell>
          <table:table-cell office:value-type="float" office:value="10.764999701748382" table:style-name="ce246">
            <text:p>10,8<text:s text:c="5"/></text:p>
          </table:table-cell>
          <table:table-cell office:value-type="float" office:value="-1486" table:style-name="ce141">
            <text:p><text:s/>-1 486</text:p>
          </table:table-cell>
          <table:table-cell office:value-type="float" office:value="-4.5821769966080792" table:style-name="ce142">
            <text:p>-4,6<text:s text:c="3"/></text:p>
          </table:table-cell>
          <table:table-cell office:value-type="float" office:value="-3345" table:style-name="ce141">
            <text:p><text:s/>-3 345</text:p>
          </table:table-cell>
          <table:table-cell office:value-type="float" office:value="-9.7553151156347528" table:style-name="ce142">
            <text:p>-9,8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3- Técnicos e profissões de nível intermédio</text:p>
          </table:table-cell>
          <table:table-cell office:value-type="float" office:value="26478" table:style-name="ce137">
            <text:p>26 478</text:p>
          </table:table-cell>
          <table:table-cell office:value-type="float" office:value="9.0363666147923674" table:style-name="ce243">
            <text:p>9,0<text:s text:c="5"/></text:p>
          </table:table-cell>
          <table:table-cell office:value-type="float" office:value="26910" table:style-name="ce244">
            <text:p>26 910</text:p>
          </table:table-cell>
          <table:table-cell office:value-type="float" office:value="9.032292712070916" table:style-name="ce245">
            <text:p>9,0<text:s text:c="5"/></text:p>
          </table:table-cell>
          <table:table-cell office:value-type="float" office:value="29065" table:style-name="ce139">
            <text:p>29 065</text:p>
          </table:table-cell>
          <table:table-cell office:value-type="float" office:value="9.1249297538953229" table:style-name="ce246">
            <text:p>9,1<text:s text:c="5"/></text:p>
          </table:table-cell>
          <table:table-cell office:value-type="float" office:value="-432" table:style-name="ce141">
            <text:p><text:s/>- 432</text:p>
          </table:table-cell>
          <table:table-cell office:value-type="float" office:value="-1.6053511705685617" table:style-name="ce142">
            <text:p>-1,6<text:s text:c="3"/></text:p>
          </table:table-cell>
          <table:table-cell office:value-type="float" office:value="-2587" table:style-name="ce141">
            <text:p><text:s/>-2 587</text:p>
          </table:table-cell>
          <table:table-cell office:value-type="float" office:value="-8.9007397213142951" table:style-name="ce142">
            <text:p>-8,9<text:s text:c="3"/></text:p>
          </table:table-cell>
          <table:table-cell table:style-name="ce107"/>
          <table:table-cell table:number-columns-repeated="16371"/>
        </table:table-row>
        <table:table-row table:style-name="ro4">
          <table:table-cell/>
          <table:table-cell office:value-type="string" table:style-name="ce242">
            <text:p>4- Pessoal administrativo</text:p>
          </table:table-cell>
          <table:table-cell office:value-type="float" office:value="34923" table:style-name="ce137">
            <text:p>34 923</text:p>
          </table:table-cell>
          <table:table-cell office:value-type="float" office:value="11.91846179048243" table:style-name="ce243">
            <text:p>11,9<text:s text:c="5"/></text:p>
          </table:table-cell>
          <table:table-cell office:value-type="float" office:value="35188" table:style-name="ce244">
            <text:p>35 188</text:p>
          </table:table-cell>
          <table:table-cell office:value-type="float" office:value="11.810788404026436" table:style-name="ce245">
            <text:p>11,8<text:s text:c="5"/></text:p>
          </table:table-cell>
          <table:table-cell office:value-type="float" office:value="37106" table:style-name="ce139">
            <text:p>37 106</text:p>
          </table:table-cell>
          <table:table-cell office:value-type="float" office:value="11.649394235267154" table:style-name="ce246">
            <text:p>11,6<text:s text:c="5"/></text:p>
          </table:table-cell>
          <table:table-cell office:value-type="float" office:value="-265" table:style-name="ce141">
            <text:p><text:s/>- 265</text:p>
          </table:table-cell>
          <table:table-cell office:value-type="float" office:value="-0.75309764692508807" table:style-name="ce142">
            <text:p>-0,8<text:s text:c="3"/></text:p>
          </table:table-cell>
          <table:table-cell office:value-type="float" office:value="-2183" table:style-name="ce141">
            <text:p><text:s/>-2 183</text:p>
          </table:table-cell>
          <table:table-cell office:value-type="float" office:value="-5.8831455829245947" table:style-name="ce142">
            <text:p>-5,9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5- Trab. serviços pessoais, de proteção e segurança e vendedores</text:p>
          </table:table-cell>
          <table:table-cell office:value-type="float" office:value="60433" table:style-name="ce137">
            <text:p>60 433</text:p>
          </table:table-cell>
          <table:table-cell office:value-type="float" office:value="20.624471018647448" table:style-name="ce243">
            <text:p>20,6<text:s text:c="5"/></text:p>
          </table:table-cell>
          <table:table-cell office:value-type="float" office:value="61299" table:style-name="ce244">
            <text:p>61 299</text:p>
          </table:table-cell>
          <table:table-cell office:value-type="float" office:value="20.574898214687291" table:style-name="ce245">
            <text:p>20,6<text:s text:c="5"/></text:p>
          </table:table-cell>
          <table:table-cell office:value-type="float" office:value="64759" table:style-name="ce139">
            <text:p>64 759</text:p>
          </table:table-cell>
          <table:table-cell office:value-type="float" office:value="20.331027900653957" table:style-name="ce246">
            <text:p>20,3<text:s text:c="5"/></text:p>
          </table:table-cell>
          <table:table-cell office:value-type="float" office:value="-866" table:style-name="ce141">
            <text:p><text:s/>- 866</text:p>
          </table:table-cell>
          <table:table-cell office:value-type="float" office:value="-1.4127473531378978" table:style-name="ce142">
            <text:p>-1,4<text:s text:c="3"/></text:p>
          </table:table-cell>
          <table:table-cell office:value-type="float" office:value="-4326" table:style-name="ce141">
            <text:p><text:s/>-4 326</text:p>
          </table:table-cell>
          <table:table-cell office:value-type="float" office:value="-6.6801525656665488" table:style-name="ce142">
            <text:p>-6,7<text:s text:c="3"/></text:p>
          </table:table-cell>
          <table:table-cell table:style-name="ce121"/>
          <table:table-cell table:number-columns-repeated="16371"/>
        </table:table-row>
        <table:table-row table:style-name="ro4">
          <table:table-cell/>
          <table:table-cell office:value-type="string" table:style-name="ce242">
            <text:p>6- Agricultores e trab. qualificados da agric., <text:s/>pesca e floresta</text:p>
          </table:table-cell>
          <table:table-cell office:value-type="float" office:value="9676" table:style-name="ce137">
            <text:p>9 676</text:p>
          </table:table-cell>
          <table:table-cell office:value-type="float" office:value="3.3022087531056323" table:style-name="ce243">
            <text:p>3,3<text:s text:c="5"/></text:p>
          </table:table-cell>
          <table:table-cell office:value-type="float" office:value="9880" table:style-name="ce244">
            <text:p>9 880</text:p>
          </table:table-cell>
          <table:table-cell office:value-type="float" office:value="3.3162040875236212" table:style-name="ce245">
            <text:p>3,3<text:s text:c="5"/></text:p>
          </table:table-cell>
          <table:table-cell office:value-type="float" office:value="10421" table:style-name="ce139">
            <text:p>10 421</text:p>
          </table:table-cell>
          <table:table-cell office:value-type="float" office:value="3.2716632707842135" table:style-name="ce246">
            <text:p>3,3<text:s text:c="5"/></text:p>
          </table:table-cell>
          <table:table-cell office:value-type="float" office:value="-204" table:style-name="ce141">
            <text:p><text:s/>- 204</text:p>
          </table:table-cell>
          <table:table-cell office:value-type="float" office:value="-2.0647773279352228" table:style-name="ce142">
            <text:p>-2,1<text:s text:c="3"/></text:p>
          </table:table-cell>
          <table:table-cell office:value-type="float" office:value="-745" table:style-name="ce141">
            <text:p><text:s/>- 745</text:p>
          </table:table-cell>
          <table:table-cell office:value-type="float" office:value="-7.1490260051818435" table:style-name="ce142">
            <text:p>-7,1<text:s text:c="3"/></text:p>
          </table:table-cell>
          <table:table-cell table:style-name="ce134"/>
          <table:table-cell table:number-columns-repeated="16371"/>
        </table:table-row>
        <table:table-row table:style-name="ro4">
          <table:table-cell/>
          <table:table-cell office:value-type="string" table:style-name="ce242">
            <text:p>7- Trabalhadores qualificados da indústria, construção e artífices</text:p>
          </table:table-cell>
          <table:table-cell office:value-type="float" office:value="30823" table:style-name="ce137">
            <text:p>30 823</text:p>
          </table:table-cell>
          <table:table-cell office:value-type="float" office:value="10.519220793403774" table:style-name="ce243">
            <text:p>10,5<text:s text:c="5"/></text:p>
          </table:table-cell>
          <table:table-cell office:value-type="float" office:value="31178" table:style-name="ce244">
            <text:p>31 178</text:p>
          </table:table-cell>
          <table:table-cell office:value-type="float" office:value="10.4648391741712" table:style-name="ce245">
            <text:p>10,5<text:s text:c="5"/></text:p>
          </table:table-cell>
          <table:table-cell office:value-type="float" office:value="34778" table:style-name="ce139">
            <text:p>34 778</text:p>
          </table:table-cell>
          <table:table-cell office:value-type="float" office:value="10.918520797556221" table:style-name="ce246">
            <text:p>10,9<text:s text:c="5"/></text:p>
          </table:table-cell>
          <table:table-cell office:value-type="float" office:value="-355" table:style-name="ce141">
            <text:p><text:s/>- 355</text:p>
          </table:table-cell>
          <table:table-cell office:value-type="float" office:value="-1.1386233882866124" table:style-name="ce142">
            <text:p>-1,1<text:s text:c="3"/></text:p>
          </table:table-cell>
          <table:table-cell office:value-type="float" office:value="-3955" table:style-name="ce141">
            <text:p><text:s/>-3 955</text:p>
          </table:table-cell>
          <table:table-cell office:value-type="float" office:value="-11.372131807464489" table:style-name="ce142">
            <text:p>-11,4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8- Operadores de instalações e máquinas e trab. da montagem</text:p>
          </table:table-cell>
          <table:table-cell office:value-type="float" office:value="17053" table:style-name="ce137">
            <text:p>17 053</text:p>
          </table:table-cell>
          <table:table-cell office:value-type="float" office:value="5.8198187129713048" table:style-name="ce243">
            <text:p>5,8<text:s text:c="5"/></text:p>
          </table:table-cell>
          <table:table-cell office:value-type="float" office:value="17215" table:style-name="ce244">
            <text:p>17 215</text:p>
          </table:table-cell>
          <table:table-cell office:value-type="float" office:value="5.7781835391416134" table:style-name="ce245">
            <text:p>5,8<text:s text:c="5"/></text:p>
          </table:table-cell>
          <table:table-cell office:value-type="float" office:value="18211" table:style-name="ce139">
            <text:p>18 211</text:p>
          </table:table-cell>
          <table:table-cell office:value-type="float" office:value="5.7173265352894447" table:style-name="ce246">
            <text:p>5,7<text:s text:c="5"/></text:p>
          </table:table-cell>
          <table:table-cell office:value-type="float" office:value="-162" table:style-name="ce141">
            <text:p><text:s/>- 162</text:p>
          </table:table-cell>
          <table:table-cell office:value-type="float" office:value="-0.94103979088004641" table:style-name="ce142">
            <text:p>-0,9<text:s text:c="3"/></text:p>
          </table:table-cell>
          <table:table-cell office:value-type="float" office:value="-1158" table:style-name="ce141">
            <text:p><text:s/>-1 158</text:p>
          </table:table-cell>
          <table:table-cell office:value-type="float" office:value="-6.3587941354126629" table:style-name="ce142">
            <text:p>-6,4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9- Trabalhadores não qualificados</text:p>
          </table:table-cell>
          <table:table-cell office:value-type="float" office:value="75434" table:style-name="ce137">
            <text:p>75 434</text:p>
          </table:table-cell>
          <table:table-cell office:value-type="float" office:value="25.743986676495485" table:style-name="ce243">
            <text:p>25,7<text:s text:c="5"/></text:p>
          </table:table-cell>
          <table:table-cell office:value-type="float" office:value="76486" table:style-name="ce244">
            <text:p>76 486</text:p>
          </table:table-cell>
          <table:table-cell office:value-type="float" office:value="25.672387230600375" table:style-name="ce245">
            <text:p>25,7<text:s text:c="5"/></text:p>
          </table:table-cell>
          <table:table-cell office:value-type="float" office:value="82282" table:style-name="ce139">
            <text:p>82 282</text:p>
          </table:table-cell>
          <table:table-cell office:value-type="float" office:value="25.832357474970408" table:style-name="ce246">
            <text:p>25,8<text:s text:c="5"/></text:p>
          </table:table-cell>
          <table:table-cell office:value-type="float" office:value="-1052" table:style-name="ce141">
            <text:p><text:s/>-1 052</text:p>
          </table:table-cell>
          <table:table-cell office:value-type="float" office:value="-1.3754151086473341" table:style-name="ce142">
            <text:p>-1,4<text:s text:c="3"/></text:p>
          </table:table-cell>
          <table:table-cell office:value-type="float" office:value="-6848" table:style-name="ce141">
            <text:p><text:s/>-6 848</text:p>
          </table:table-cell>
          <table:table-cell office:value-type="float" office:value="-8.3225978950438737" table:style-name="ce142">
            <text:p>-8,3<text:s text:c="3"/></text:p>
          </table:table-cell>
          <table:table-cell table:style-name="ce152"/>
          <table:table-cell table:number-columns-repeated="16371"/>
        </table:table-row>
        <table:table-row table:style-name="ro4">
          <table:table-cell/>
          <table:table-cell office:value-type="string" table:style-name="ce242">
            <text:p>0- Profissões das Forças Armadas</text:p>
          </table:table-cell>
          <table:table-cell office:value-type="float" office:value="184" table:style-name="ce137">
            <text:p><text:s/>184</text:p>
          </table:table-cell>
          <table:table-cell office:value-type="float" office:value="6.2795205722554398E-2" table:style-name="ce243">
            <text:p>0,1<text:s text:c="5"/></text:p>
          </table:table-cell>
          <table:table-cell office:value-type="float" office:value="177" table:style-name="ce244">
            <text:p><text:s/>177</text:p>
          </table:table-cell>
          <table:table-cell office:value-type="float" office:value="5.9409729098348275E-2" table:style-name="ce245">
            <text:p>0,1<text:s text:c="5"/></text:p>
          </table:table-cell>
          <table:table-cell office:value-type="float" office:value="191" table:style-name="ce139">
            <text:p><text:s/>191</text:p>
          </table:table-cell>
          <table:table-cell office:value-type="float" office:value="5.9964272595699523E-2" table:style-name="ce246">
            <text:p>0,1<text:s text:c="5"/></text:p>
          </table:table-cell>
          <table:table-cell office:value-type="float" office:value="7" table:style-name="ce141">
            <text:p>+ 7</text:p>
          </table:table-cell>
          <table:table-cell office:value-type="float" office:value="3.9548022598870061" table:style-name="ce142">
            <text:p>+4,0<text:s text:c="3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3.664921465968586" table:style-name="ce142">
            <text:p>-3,7<text:s text:c="3"/></text:p>
          </table:table-cell>
          <table:table-cell table:style-name="ce158"/>
          <table:table-cell table:number-columns-repeated="16371"/>
        </table:table-row>
        <table:table-row table:style-name="ro4">
          <table:table-cell/>
          <table:table-cell office:value-type="string" table:style-name="ce242">
            <text:p><text:s text:c="5"/>Outros</text:p>
          </table:table-cell>
          <table:table-cell office:value-type="float" office:value="14" table:style-name="ce137">
            <text:p><text:s/>14</text:p>
          </table:table-cell>
          <table:table-cell office:value-type="float" office:value="4.7778960875856603E-3" table:style-name="ce243">
            <text:p>0,0<text:s text:c="5"/></text:p>
          </table:table-cell>
          <table:table-cell office:value-type="float" office:value="15" table:style-name="ce244">
            <text:p><text:s/>15</text:p>
          </table:table-cell>
          <table:table-cell office:value-type="float" office:value="5.034722804944769E-3" table:style-name="ce245">
            <text:p>0,0<text:s text:c="5"/></text:p>
          </table:table-cell>
          <table:table-cell office:value-type="float" office:value="35" table:style-name="ce139">
            <text:p><text:s/>35</text:p>
          </table:table-cell>
          <table:table-cell office:value-type="float" office:value="1.0988217491358553E-2" table:style-name="ce246">
            <text:p>0,0<text:s text:c="5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6.666666666666667" table:style-name="ce142">
            <text:p>-6,7<text:s text:c="3"/></text:p>
          </table:table-cell>
          <table:table-cell office:value-type="float" office:value="-21" table:style-name="ce141">
            <text:p><text:s/>- 21</text:p>
          </table:table-cell>
          <table:table-cell office:value-type="float" office:value="-60" table:style-name="ce142">
            <text:p>-60,0<text:s text:c="3"/></text:p>
          </table:table-cell>
          <table:table-cell table:style-name="ce152"/>
          <table:table-cell table:number-columns-repeated="16371"/>
        </table:table-row>
        <table:table-row table:style-name="ro26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style-name="ce152"/>
          <table:table-cell table:number-columns-repeated="16371"/>
        </table:table-row>
        <table:table-row table:style-name="ro21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0" table:style-name="ce1"/>
          <table:table-cell table:style-name="ce158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30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7" table:default-cell-style-name="ce1"/>
        <table:table-column table:style-name="co20" table:default-cell-style-name="ce1"/>
        <table:table-column table:style-name="co48" table:default-cell-style-name="ce1"/>
        <table:table-column table:style-name="co20" table:number-columns-repeated="3" table:default-cell-style-name="ce1"/>
        <table:table-column table:style-name="co49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729in" svg:y="0.25971in" svg:width="1.94466in" svg:height="0.51293in">
                <draw:text-box>
                  <text:p text:style-name="a48" text:class-names="" text:cond-style-name=""><text:span text:style-name="a46" text:class-names="">FEVEREIRO 2020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1" draw:name="Text Box 122" svg:x="0in" svg:y="0in" svg:width="0.97917in" svg:height="0.31866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1818in" svg:height="0.30026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/>
          <table:table-cell office:value-type="string" table:style-name="ce9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96"/>
          <table:table-cell table:number-columns-repeated="16371"/>
        </table:table-row>
        <table:table-row table:style-name="ro14">
          <table:table-cell/>
          <table:table-cell office:value-type="string" table:style-name="ce99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96"/>
          <table:table-cell table:number-columns-repeated="16371"/>
        </table:table-row>
        <table:table-row table:style-name="ro17">
          <table:table-cell/>
          <table:table-cell table:style-name="ce95"/>
          <table:table-cell table:style-name="ce101"/>
          <table:table-cell table:number-columns-repeated="9" table:style-name="ce95"/>
          <table:table-cell table:style-name="ce96"/>
          <table:table-cell table:number-columns-repeated="16371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style-name="ce107"/>
          <table:table-cell table:number-columns-repeated="16371"/>
        </table:table-row>
        <table:table-row table:style-name="ro13">
          <table:table-cell/>
          <table:table-cell office:value-type="string" table:style-name="ce108">
            <text:p>CAE <text:s/>Rev.3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1">(1)<text:s/></text:span></text:p>
          </table:table-cell>
          <table:covered-table-cell/>
          <table:table-cell table:style-name="ce107"/>
          <table:table-cell table:number-columns-repeated="16371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style-name="ce121"/>
          <table:table-cell table:number-columns-repeated="16371"/>
        </table:table-row>
        <table:table-row table:style-name="ro27">
          <table:table-cell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62">
            <text:p><text:s text:c="2"/>Total</text:p>
          </table:table-cell>
          <table:table-cell office:value-type="float" office:value="265698" table:style-name="ce128">
            <text:p>265 698</text:p>
          </table:table-cell>
          <table:table-cell office:value-type="float" office:value="99.999999999999986" table:style-name="ce129">
            <text:p>100,0<text:s text:c="5"/></text:p>
          </table:table-cell>
          <table:table-cell office:value-type="float" office:value="269995" table:style-name="ce130">
            <text:p>269 995</text:p>
          </table:table-cell>
          <table:table-cell office:value-type="float" office:value="99.999999999999986" table:style-name="ce131">
            <text:p>100,0<text:s text:c="5"/></text:p>
          </table:table-cell>
          <table:table-cell office:value-type="float" office:value="287761" table:style-name="ce130">
            <text:p>287 761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4297" table:style-name="ce132">
            <text:p><text:s/>-4 297</text:p>
          </table:table-cell>
          <table:table-cell office:value-type="float" office:value="-1.5915109539065539" table:style-name="ce133">
            <text:p>-1,6<text:s text:c="3"/></text:p>
          </table:table-cell>
          <table:table-cell office:value-type="float" office:value="-22063" table:style-name="ce132">
            <text:p><text:s/>-22 063</text:p>
          </table:table-cell>
          <table:table-cell office:value-type="float" office:value="-7.6671265390376035" table:style-name="ce133">
            <text:p>-7,7<text:s text:c="3"/></text:p>
          </table:table-cell>
          <table:table-cell table:style-name="ce134"/>
          <table:table-cell table:number-columns-repeated="16371"/>
        </table:table-row>
        <table:table-row table:style-name="ro2">
          <table:table-cell table:style-name="ce263"/>
          <table:table-cell office:value-type="string" table:style-name="ce264">
            <text:p>Agricultura, produção animal, caça, floresta e pesca</text:p>
          </table:table-cell>
          <table:table-cell office:value-type="float" office:value="12915" table:style-name="ce128">
            <text:p>12 915</text:p>
          </table:table-cell>
          <table:table-cell office:value-type="float" office:value="4.8607817898516359" table:style-name="ce129">
            <text:p>4,9<text:s text:c="5"/></text:p>
          </table:table-cell>
          <table:table-cell office:value-type="float" office:value="13274" table:style-name="ce130">
            <text:p>13 274</text:p>
          </table:table-cell>
          <table:table-cell office:value-type="float" office:value="4.9163873405063052" table:style-name="ce131">
            <text:p>4,9<text:s text:c="5"/></text:p>
          </table:table-cell>
          <table:table-cell office:value-type="float" office:value="13830" table:style-name="ce130">
            <text:p>13 830</text:p>
          </table:table-cell>
          <table:table-cell office:value-type="float" office:value="4.8060717053388053" table:style-name="ce131">
            <text:p>4,8<text:s text:c="5"/></text:p>
          </table:table-cell>
          <table:table-cell office:value-type="float" office:value="-359" table:style-name="ce132">
            <text:p><text:s/>- 359</text:p>
          </table:table-cell>
          <table:table-cell office:value-type="float" office:value="-2.704535181557933" table:style-name="ce133">
            <text:p>-2,7<text:s text:c="3"/></text:p>
          </table:table-cell>
          <table:table-cell office:value-type="float" office:value="-915" table:style-name="ce132">
            <text:p><text:s/>- 915</text:p>
          </table:table-cell>
          <table:table-cell office:value-type="float" office:value="-6.6160520607375277" table:style-name="ce133">
            <text:p>-6,6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8">
          <table:table-cell table:style-name="ce263"/>
          <table:table-cell office:value-type="string" table:style-name="ce264">
            <text:p>Indústria, energia e água e construção</text:p>
          </table:table-cell>
          <table:table-cell office:value-type="float" office:value="60058" table:style-name="ce148">
            <text:p>60 058</text:p>
          </table:table-cell>
          <table:table-cell office:value-type="float" office:value="22.603858516059585" table:style-name="ce149">
            <text:p>22,6<text:s text:c="5"/></text:p>
          </table:table-cell>
          <table:table-cell office:value-type="float" office:value="60355" table:style-name="ce130">
            <text:p>60 355</text:p>
          </table:table-cell>
          <table:table-cell office:value-type="float" office:value="22.354117668845717" table:style-name="ce131">
            <text:p>22,4<text:s text:c="5"/></text:p>
          </table:table-cell>
          <table:table-cell office:value-type="float" office:value="65626" table:style-name="ce130">
            <text:p>65 626</text:p>
          </table:table-cell>
          <table:table-cell office:value-type="float" office:value="22.805731144943202" table:style-name="ce131">
            <text:p>22,8<text:s text:c="5"/></text:p>
          </table:table-cell>
          <table:table-cell office:value-type="float" office:value="-297" table:style-name="ce132">
            <text:p><text:s/>- 297</text:p>
          </table:table-cell>
          <table:table-cell office:value-type="float" office:value="-0.49208847651395909" table:style-name="ce133">
            <text:p>-0,5<text:s text:c="3"/></text:p>
          </table:table-cell>
          <table:table-cell office:value-type="float" office:value="-5568" table:style-name="ce132">
            <text:p><text:s/>-5 568</text:p>
          </table:table-cell>
          <table:table-cell office:value-type="float" office:value="-8.4844421418340303" table:style-name="ce133">
            <text:p>-8,5<text:s text:c="3"/></text:p>
          </table:table-cell>
          <table:table-cell table:style-name="ce265"/>
          <table:table-cell table:number-columns-repeated="16371" table:style-name="ce263"/>
        </table:table-row>
        <table:table-row table:style-name="ro29">
          <table:table-cell/>
          <table:table-cell office:value-type="string" table:style-name="ce266">
            <text:p>Indústrias extrativas</text:p>
          </table:table-cell>
          <table:table-cell office:value-type="float" office:value="1704" table:style-name="ce137">
            <text:p>1 704</text:p>
          </table:table-cell>
          <table:table-cell office:value-type="float" office:value="0.6413296298805411" table:style-name="ce138">
            <text:p>0,6<text:s text:c="5"/></text:p>
          </table:table-cell>
          <table:table-cell office:value-type="float" office:value="1703" table:style-name="ce139">
            <text:p>1 703</text:p>
          </table:table-cell>
          <table:table-cell office:value-type="float" office:value="0.63075242134113596" table:style-name="ce140">
            <text:p>0,6<text:s text:c="5"/></text:p>
          </table:table-cell>
          <table:table-cell office:value-type="float" office:value="1621" table:style-name="ce139">
            <text:p>1 621</text:p>
          </table:table-cell>
          <table:table-cell office:value-type="float" office:value="0.56331469518107047" table:style-name="ce140">
            <text:p>0,6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5.8719906048150319E-2" table:style-name="ce142">
            <text:p>+0,1<text:s text:c="3"/></text:p>
          </table:table-cell>
          <table:table-cell office:value-type="float" office:value="83" table:style-name="ce141">
            <text:p>+ 83</text:p>
          </table:table-cell>
          <table:table-cell office:value-type="float" office:value="5.1202961135101788" table:style-name="ce142">
            <text:p>+5,1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6300" table:style-name="ce137">
            <text:p>6 300</text:p>
          </table:table-cell>
          <table:table-cell office:value-type="float" office:value="2.3711130682203105" table:style-name="ce138">
            <text:p>2,4<text:s text:c="5"/></text:p>
          </table:table-cell>
          <table:table-cell office:value-type="float" office:value="6385" table:style-name="ce139">
            <text:p>6 385</text:p>
          </table:table-cell>
          <table:table-cell office:value-type="float" office:value="2.3648586084927499" table:style-name="ce140">
            <text:p>2,4<text:s text:c="5"/></text:p>
          </table:table-cell>
          <table:table-cell office:value-type="float" office:value="6794" table:style-name="ce139">
            <text:p>6 794</text:p>
          </table:table-cell>
          <table:table-cell office:value-type="float" office:value="2.3609870691302852" table:style-name="ce140">
            <text:p>2,4<text:s text:c="5"/></text:p>
          </table:table-cell>
          <table:table-cell office:value-type="float" office:value="-85" table:style-name="ce141">
            <text:p><text:s/>- 85</text:p>
          </table:table-cell>
          <table:table-cell office:value-type="float" office:value="-1.3312451057165231" table:style-name="ce142">
            <text:p>-1,3<text:s text:c="3"/></text:p>
          </table:table-cell>
          <table:table-cell office:value-type="float" office:value="-494" table:style-name="ce141">
            <text:p><text:s/>- 494</text:p>
          </table:table-cell>
          <table:table-cell office:value-type="float" office:value="-7.2711215778628198" table:style-name="ce142">
            <text:p>-7,3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ricação de têxteis</text:p>
          </table:table-cell>
          <table:table-cell office:value-type="float" office:value="2672" table:style-name="ce137">
            <text:p>2 672</text:p>
          </table:table-cell>
          <table:table-cell office:value-type="float" office:value="1.0056530346483601" table:style-name="ce155">
            <text:p>1,0<text:s text:c="5"/></text:p>
          </table:table-cell>
          <table:table-cell office:value-type="float" office:value="2653" table:style-name="ce156">
            <text:p>2 653</text:p>
          </table:table-cell>
          <table:table-cell office:value-type="float" office:value="0.98261078908868682" table:style-name="ce157">
            <text:p>1,0<text:s text:c="5"/></text:p>
          </table:table-cell>
          <table:table-cell office:value-type="float" office:value="2883" table:style-name="ce139">
            <text:p>2 883</text:p>
          </table:table-cell>
          <table:table-cell office:value-type="float" office:value="1.0018730821758335" table:style-name="ce157">
            <text:p>1,0<text:s text:c="5"/></text:p>
          </table:table-cell>
          <table:table-cell office:value-type="float" office:value="19" table:style-name="ce141">
            <text:p>+ 19</text:p>
          </table:table-cell>
          <table:table-cell office:value-type="float" office:value="0.71617037316245757" table:style-name="ce142">
            <text:p>+0,7<text:s text:c="3"/></text:p>
          </table:table-cell>
          <table:table-cell office:value-type="float" office:value="-211" table:style-name="ce141">
            <text:p><text:s/>- 211</text:p>
          </table:table-cell>
          <table:table-cell office:value-type="float" office:value="-7.3187651751647582" table:style-name="ce142">
            <text:p>-7,3<text:s text:c="3"/></text:p>
          </table:table-cell>
          <table:table-cell table:style-name="ce158"/>
          <table:table-cell table:number-columns-repeated="16371"/>
        </table:table-row>
        <table:table-row table:style-name="ro29">
          <table:table-cell/>
          <table:table-cell office:value-type="string" table:style-name="ce267">
            <text:p>Indústria do vestuário</text:p>
          </table:table-cell>
          <table:table-cell office:value-type="float" office:value="8095" table:style-name="ce137">
            <text:p>8 095</text:p>
          </table:table-cell>
          <table:table-cell office:value-type="float" office:value="3.0466921090862558" table:style-name="ce155">
            <text:p>3,0<text:s text:c="5"/></text:p>
          </table:table-cell>
          <table:table-cell office:value-type="float" office:value="7858" table:style-name="ce156">
            <text:p>7 858</text:p>
          </table:table-cell>
          <table:table-cell office:value-type="float" office:value="2.9104242671160576" table:style-name="ce157">
            <text:p>2,9<text:s text:c="5"/></text:p>
          </table:table-cell>
          <table:table-cell office:value-type="float" office:value="8144" table:style-name="ce139">
            <text:p>8 144</text:p>
          </table:table-cell>
          <table:table-cell office:value-type="float" office:value="2.8301263896080431" table:style-name="ce157">
            <text:p>2,8<text:s text:c="5"/></text:p>
          </table:table-cell>
          <table:table-cell office:value-type="float" office:value="237" table:style-name="ce141">
            <text:p>+ 237</text:p>
          </table:table-cell>
          <table:table-cell office:value-type="float" office:value="3.0160346144057009" table:style-name="ce142">
            <text:p>+3,0<text:s text:c="3"/></text:p>
          </table:table-cell>
          <table:table-cell office:value-type="float" office:value="-49" table:style-name="ce141">
            <text:p><text:s/>- 49</text:p>
          </table:table-cell>
          <table:table-cell office:value-type="float" office:value="-0.60166994106090377" table:style-name="ce142">
            <text:p>-0,6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3111" table:style-name="ce137">
            <text:p>3 111</text:p>
          </table:table-cell>
          <table:table-cell office:value-type="float" office:value="1.1708782151164103" table:style-name="ce155">
            <text:p>1,2<text:s text:c="5"/></text:p>
          </table:table-cell>
          <table:table-cell office:value-type="float" office:value="2988" table:style-name="ce156">
            <text:p>2 988</text:p>
          </table:table-cell>
          <table:table-cell office:value-type="float" office:value="1.1066871608733495" table:style-name="ce157">
            <text:p>1,1<text:s text:c="5"/></text:p>
          </table:table-cell>
          <table:table-cell office:value-type="float" office:value="3346" table:style-name="ce139">
            <text:p>3 346</text:p>
          </table:table-cell>
          <table:table-cell office:value-type="float" office:value="1.1627704935693162" table:style-name="ce157">
            <text:p>1,2<text:s text:c="5"/></text:p>
          </table:table-cell>
          <table:table-cell office:value-type="float" office:value="123" table:style-name="ce141">
            <text:p>+ 123</text:p>
          </table:table-cell>
          <table:table-cell office:value-type="float" office:value="4.1164658634538149" table:style-name="ce142">
            <text:p>+4,1<text:s text:c="3"/></text:p>
          </table:table-cell>
          <table:table-cell office:value-type="float" office:value="-235" table:style-name="ce141">
            <text:p><text:s/>- 235</text:p>
          </table:table-cell>
          <table:table-cell office:value-type="float" office:value="-7.0233114166168562" table:style-name="ce142">
            <text:p>-7,0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 da madeira e da cortiça</text:p>
          </table:table-cell>
          <table:table-cell office:value-type="float" office:value="1895" table:style-name="ce137">
            <text:p>1 895</text:p>
          </table:table-cell>
          <table:table-cell office:value-type="float" office:value="0.71321575623452194" table:style-name="ce155">
            <text:p>0,7<text:s text:c="5"/></text:p>
          </table:table-cell>
          <table:table-cell office:value-type="float" office:value="1903" table:style-name="ce156">
            <text:p>1 903</text:p>
          </table:table-cell>
          <table:table-cell office:value-type="float" office:value="0.70482786718272561" table:style-name="ce157">
            <text:p>0,7<text:s text:c="5"/></text:p>
          </table:table-cell>
          <table:table-cell office:value-type="float" office:value="2036" table:style-name="ce139">
            <text:p>2 036</text:p>
          </table:table-cell>
          <table:table-cell office:value-type="float" office:value="0.70753159740201077" table:style-name="ce157">
            <text:p>0,7<text:s text:c="5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0.42038885969521805" table:style-name="ce142">
            <text:p>-0,4<text:s text:c="3"/></text:p>
          </table:table-cell>
          <table:table-cell office:value-type="float" office:value="-141" table:style-name="ce141">
            <text:p><text:s/>- 141</text:p>
          </table:table-cell>
          <table:table-cell office:value-type="float" office:value="-6.9253438113948924" table:style-name="ce142">
            <text:p>-6,9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189" table:style-name="ce137">
            <text:p>1 189</text:p>
          </table:table-cell>
          <table:table-cell office:value-type="float" office:value="0.4475005457323728" table:style-name="ce155">
            <text:p>0,4<text:s text:c="5"/></text:p>
          </table:table-cell>
          <table:table-cell office:value-type="float" office:value="1204" table:style-name="ce156">
            <text:p>1 204</text:p>
          </table:table-cell>
          <table:table-cell office:value-type="float" office:value="0.44593418396636975" table:style-name="ce157">
            <text:p>0,4<text:s text:c="5"/></text:p>
          </table:table-cell>
          <table:table-cell office:value-type="float" office:value="1352" table:style-name="ce139">
            <text:p>1 352</text:p>
          </table:table-cell>
          <table:table-cell office:value-type="float" office:value="0.46983434169328014" table:style-name="ce157">
            <text:p>0,5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1.2458471760797343" table:style-name="ce142">
            <text:p>-1,2<text:s text:c="3"/></text:p>
          </table:table-cell>
          <table:table-cell office:value-type="float" office:value="-163" table:style-name="ce141">
            <text:p><text:s/>- 163</text:p>
          </table:table-cell>
          <table:table-cell office:value-type="float" office:value="-12.05621301775148" table:style-name="ce142">
            <text:p>-12,1<text:s text:c="3"/></text:p>
          </table:table-cell>
          <table:table-cell table:style-name="ce152"/>
          <table:table-cell table:number-columns-repeated="16371"/>
        </table:table-row>
        <table:table-row table:style-name="ro29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2029" table:style-name="ce137">
            <text:p>2 029</text:p>
          </table:table-cell>
          <table:table-cell office:value-type="float" office:value="0.76364895482841422" table:style-name="ce155">
            <text:p>0,8<text:s text:c="5"/></text:p>
          </table:table-cell>
          <table:table-cell office:value-type="float" office:value="1982" table:style-name="ce156">
            <text:p>1 982</text:p>
          </table:table-cell>
          <table:table-cell office:value-type="float" office:value="0.73408766829015348" table:style-name="ce157">
            <text:p>0,7<text:s text:c="5"/></text:p>
          </table:table-cell>
          <table:table-cell office:value-type="float" office:value="2044" table:style-name="ce139">
            <text:p>2 044</text:p>
          </table:table-cell>
          <table:table-cell office:value-type="float" office:value="0.71031168226410113" table:style-name="ce157">
            <text:p>0,7<text:s text:c="5"/></text:p>
          </table:table-cell>
          <table:table-cell office:value-type="float" office:value="47" table:style-name="ce141">
            <text:p>+ 47</text:p>
          </table:table-cell>
          <table:table-cell office:value-type="float" office:value="2.3713420787083757" table:style-name="ce142">
            <text:p>+2,4<text:s text:c="3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0.73385518590998045" table:style-name="ce142">
            <text:p>-0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1522" table:style-name="ce137">
            <text:p>1 522</text:p>
          </table:table-cell>
          <table:table-cell office:value-type="float" office:value="0.57283080790973218" table:style-name="ce155">
            <text:p>0,6<text:s text:c="5"/></text:p>
          </table:table-cell>
          <table:table-cell office:value-type="float" office:value="1564" table:style-name="ce156">
            <text:p>1 564</text:p>
          </table:table-cell>
          <table:table-cell office:value-type="float" office:value="0.57926998648123118" table:style-name="ce157">
            <text:p>0,6<text:s text:c="5"/></text:p>
          </table:table-cell>
          <table:table-cell office:value-type="float" office:value="1758" table:style-name="ce139">
            <text:p>1 758</text:p>
          </table:table-cell>
          <table:table-cell office:value-type="float" office:value="0.61092364844436875" table:style-name="ce157">
            <text:p>0,6<text:s text:c="5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2.6854219948849107" table:style-name="ce142">
            <text:p>-2,7<text:s text:c="3"/></text:p>
          </table:table-cell>
          <table:table-cell office:value-type="float" office:value="-236" table:style-name="ce141">
            <text:p><text:s/>- 236</text:p>
          </table:table-cell>
          <table:table-cell office:value-type="float" office:value="-13.42434584755404" table:style-name="ce142">
            <text:p>-13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3462" table:style-name="ce137">
            <text:p>3 462</text:p>
          </table:table-cell>
          <table:table-cell office:value-type="float" office:value="1.3029830860601133" table:style-name="ce155">
            <text:p>1,3<text:s text:c="5"/></text:p>
          </table:table-cell>
          <table:table-cell office:value-type="float" office:value="3536" table:style-name="ce156">
            <text:p>3 536</text:p>
          </table:table-cell>
          <table:table-cell office:value-type="float" office:value="1.3096538824793051" table:style-name="ce157">
            <text:p>1,3<text:s text:c="5"/></text:p>
          </table:table-cell>
          <table:table-cell office:value-type="float" office:value="3468" table:style-name="ce139">
            <text:p>3 468</text:p>
          </table:table-cell>
          <table:table-cell office:value-type="float" office:value="1.2051667877161951" table:style-name="ce157">
            <text:p>1,2<text:s text:c="5"/></text:p>
          </table:table-cell>
          <table:table-cell office:value-type="float" office:value="-74" table:style-name="ce141">
            <text:p><text:s/>- 74</text:p>
          </table:table-cell>
          <table:table-cell office:value-type="float" office:value="-2.0927601809954748" table:style-name="ce142">
            <text:p>-2,1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0.17301038062283738" table:style-name="ce142">
            <text:p>-0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2325" table:style-name="ce137">
            <text:p>2 325</text:p>
          </table:table-cell>
          <table:table-cell office:value-type="float" office:value="0.87505363231940025" table:style-name="ce155">
            <text:p>0,9<text:s text:c="5"/></text:p>
          </table:table-cell>
          <table:table-cell office:value-type="float" office:value="2355" table:style-name="ce156">
            <text:p>2 355</text:p>
          </table:table-cell>
          <table:table-cell office:value-type="float" office:value="0.87223837478471822" table:style-name="ce157">
            <text:p>0,9<text:s text:c="5"/></text:p>
          </table:table-cell>
          <table:table-cell office:value-type="float" office:value="2314" table:style-name="ce139">
            <text:p>2 314</text:p>
          </table:table-cell>
          <table:table-cell office:value-type="float" office:value="0.80413954635965257" table:style-name="ce157">
            <text:p>0,8<text:s text:c="5"/></text:p>
          </table:table-cell>
          <table:table-cell office:value-type="float" office:value="-30" table:style-name="ce141">
            <text:p><text:s/>- 30</text:p>
          </table:table-cell>
          <table:table-cell office:value-type="float" office:value="-1.2738853503184715" table:style-name="ce142">
            <text:p>-1,3<text:s text:c="3"/></text:p>
          </table:table-cell>
          <table:table-cell office:value-type="float" office:value="11" table:style-name="ce141">
            <text:p>+ 11</text:p>
          </table:table-cell>
          <table:table-cell office:value-type="float" office:value="0.47536732929991354" table:style-name="ce142">
            <text:p>+0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1855" table:style-name="ce137">
            <text:p>1 855</text:p>
          </table:table-cell>
          <table:table-cell office:value-type="float" office:value="0.69816107008709138" table:style-name="ce155">
            <text:p>0,7<text:s text:c="5"/></text:p>
          </table:table-cell>
          <table:table-cell office:value-type="float" office:value="1870" table:style-name="ce156">
            <text:p>1 870</text:p>
          </table:table-cell>
          <table:table-cell office:value-type="float" office:value="0.69260541861886327" table:style-name="ce157">
            <text:p>0,7<text:s text:c="5"/></text:p>
          </table:table-cell>
          <table:table-cell office:value-type="float" office:value="1805" table:style-name="ce139">
            <text:p>1 805</text:p>
          </table:table-cell>
          <table:table-cell office:value-type="float" office:value="0.62725664700914996" table:style-name="ce157">
            <text:p>0,6<text:s text:c="5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0.80213903743315518" table:style-name="ce142">
            <text:p>-0,8<text:s text:c="3"/></text:p>
          </table:table-cell>
          <table:table-cell office:value-type="float" office:value="50" table:style-name="ce141">
            <text:p>+ 50</text:p>
          </table:table-cell>
          <table:table-cell office:value-type="float" office:value="2.7700831024930745" table:style-name="ce142">
            <text:p>+2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3439" table:style-name="ce137">
            <text:p>3 439</text:p>
          </table:table-cell>
          <table:table-cell office:value-type="float" office:value="1.2943266415253407" table:style-name="ce155">
            <text:p>1,3<text:s text:c="5"/></text:p>
          </table:table-cell>
          <table:table-cell office:value-type="float" office:value="3467" table:style-name="ce156">
            <text:p>3 467</text:p>
          </table:table-cell>
          <table:table-cell office:value-type="float" office:value="1.2840978536639567" table:style-name="ce157">
            <text:p>1,3<text:s text:c="5"/></text:p>
          </table:table-cell>
          <table:table-cell office:value-type="float" office:value="3878" table:style-name="ce139">
            <text:p>3 878</text:p>
          </table:table-cell>
          <table:table-cell office:value-type="float" office:value="1.3476461368983288" table:style-name="ce157">
            <text:p>1,3<text:s text:c="5"/></text:p>
          </table:table-cell>
          <table:table-cell office:value-type="float" office:value="-28" table:style-name="ce141">
            <text:p><text:s/>- 28</text:p>
          </table:table-cell>
          <table:table-cell office:value-type="float" office:value="-0.8076146524372656" table:style-name="ce142">
            <text:p>-0,8<text:s text:c="3"/></text:p>
          </table:table-cell>
          <table:table-cell office:value-type="float" office:value="-439" table:style-name="ce141">
            <text:p><text:s/>- 439</text:p>
          </table:table-cell>
          <table:table-cell office:value-type="float" office:value="-11.320268179473954" table:style-name="ce142">
            <text:p>-11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1086" table:style-name="ce137">
            <text:p>1 086</text:p>
          </table:table-cell>
          <table:table-cell office:value-type="float" office:value="0.40873472890273921" table:style-name="ce155">
            <text:p>0,4<text:s text:c="5"/></text:p>
          </table:table-cell>
          <table:table-cell office:value-type="float" office:value="1135" table:style-name="ce156">
            <text:p>1 135</text:p>
          </table:table-cell>
          <table:table-cell office:value-type="float" office:value="0.42037815515102134" table:style-name="ce157">
            <text:p>0,4<text:s text:c="5"/></text:p>
          </table:table-cell>
          <table:table-cell office:value-type="float" office:value="1148" table:style-name="ce139">
            <text:p>1 148</text:p>
          </table:table-cell>
          <table:table-cell office:value-type="float" office:value="0.39894217770997453" table:style-name="ce157">
            <text:p>0,4<text:s text:c="5"/></text:p>
          </table:table-cell>
          <table:table-cell office:value-type="float" office:value="-49" table:style-name="ce141">
            <text:p><text:s/>- 49</text:p>
          </table:table-cell>
          <table:table-cell office:value-type="float" office:value="-4.3171806167400879" table:style-name="ce142">
            <text:p>-4,3<text:s text:c="3"/></text:p>
          </table:table-cell>
          <table:table-cell office:value-type="float" office:value="-62" table:style-name="ce141">
            <text:p><text:s/>- 62</text:p>
          </table:table-cell>
          <table:table-cell office:value-type="float" office:value="-5.4006968641114987" table:style-name="ce142">
            <text:p>-5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nstrução</text:p>
          </table:table-cell>
          <table:table-cell office:value-type="float" office:value="19374" table:style-name="ce137">
            <text:p>19 374</text:p>
          </table:table-cell>
          <table:table-cell office:value-type="float" office:value="7.2917372355079824" table:style-name="ce155">
            <text:p>7,3<text:s text:c="5"/></text:p>
          </table:table-cell>
          <table:table-cell office:value-type="float" office:value="19752" table:style-name="ce156">
            <text:p>19 752</text:p>
          </table:table-cell>
          <table:table-cell office:value-type="float" office:value="7.3156910313153949" table:style-name="ce157">
            <text:p>7,3<text:s text:c="5"/></text:p>
          </table:table-cell>
          <table:table-cell office:value-type="float" office:value="23035" table:style-name="ce139">
            <text:p>23 035</text:p>
          </table:table-cell>
          <table:table-cell office:value-type="float" office:value="8.0049068497815909" table:style-name="ce157">
            <text:p>8,0<text:s text:c="5"/></text:p>
          </table:table-cell>
          <table:table-cell office:value-type="float" office:value="-378" table:style-name="ce141">
            <text:p><text:s/>- 378</text:p>
          </table:table-cell>
          <table:table-cell office:value-type="float" office:value="-1.9137302551640341" table:style-name="ce142">
            <text:p>-1,9<text:s text:c="3"/></text:p>
          </table:table-cell>
          <table:table-cell office:value-type="float" office:value="-3661" table:style-name="ce141">
            <text:p><text:s/>-3 661</text:p>
          </table:table-cell>
          <table:table-cell office:value-type="float" office:value="-15.893205990883438" table:style-name="ce142">
            <text:p>-15,9<text:s text:c="3"/></text:p>
          </table:table-cell>
          <table:table-cell table:number-columns-repeated="16372" table:style-name="ce1"/>
        </table:table-row>
        <table:table-row table:style-name="ro10">
          <table:table-cell table:style-name="ce263"/>
          <table:table-cell office:value-type="string" table:style-name="ce264">
            <text:p>Serviços</text:p>
          </table:table-cell>
          <table:table-cell office:value-type="float" office:value="190097" table:style-name="ce148">
            <text:p>190 097</text:p>
          </table:table-cell>
          <table:table-cell office:value-type="float" office:value="71.546266814202582" table:style-name="ce149">
            <text:p>71,5<text:s text:c="5"/></text:p>
          </table:table-cell>
          <table:table-cell office:value-type="float" office:value="193628" table:style-name="ce150">
            <text:p>193 628</text:p>
          </table:table-cell>
          <table:table-cell office:value-type="float" office:value="71.715402137076609" table:style-name="ce151">
            <text:p>71,7<text:s text:c="5"/></text:p>
          </table:table-cell>
          <table:table-cell office:value-type="float" office:value="205222" table:style-name="ce150">
            <text:p>205 222</text:p>
          </table:table-cell>
          <table:table-cell office:value-type="float" office:value="71.316821945989901" table:style-name="ce151">
            <text:p>71,3<text:s text:c="5"/></text:p>
          </table:table-cell>
          <table:table-cell office:value-type="float" office:value="-3531" table:style-name="ce132">
            <text:p><text:s/>-3 531</text:p>
          </table:table-cell>
          <table:table-cell office:value-type="float" office:value="-1.8235998925775199" table:style-name="ce133">
            <text:p>-1,8<text:s text:c="3"/></text:p>
          </table:table-cell>
          <table:table-cell office:value-type="float" office:value="-15125" table:style-name="ce132">
            <text:p><text:s/>-15 125</text:p>
          </table:table-cell>
          <table:table-cell office:value-type="float" office:value="-7.3700675366188806" table:style-name="ce133">
            <text:p>-7,4<text:s text:c="3"/></text:p>
          </table:table-cell>
          <table:table-cell table:number-columns-repeated="16372" table:style-name="ce263"/>
        </table:table-row>
        <table:table-row table:style-name="ro29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3547" table:style-name="ce137">
            <text:p>3 547</text:p>
          </table:table-cell>
          <table:table-cell office:value-type="float" office:value="1.3349742941234033" table:style-name="ce155">
            <text:p>1,3<text:s text:c="5"/></text:p>
          </table:table-cell>
          <table:table-cell office:value-type="float" office:value="3564" table:style-name="ce156">
            <text:p>3 564</text:p>
          </table:table-cell>
          <table:table-cell office:value-type="float" office:value="1.3200244448971277" table:style-name="ce157">
            <text:p>1,3<text:s text:c="5"/></text:p>
          </table:table-cell>
          <table:table-cell office:value-type="float" office:value="3830" table:style-name="ce156">
            <text:p>3 830</text:p>
          </table:table-cell>
          <table:table-cell office:value-type="float" office:value="1.3309656277257864" table:style-name="ce157">
            <text:p>1,3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0.47699214365881032" table:style-name="ce142">
            <text:p>-0,5<text:s text:c="3"/></text:p>
          </table:table-cell>
          <table:table-cell office:value-type="float" office:value="-283" table:style-name="ce141">
            <text:p><text:s/>- 283</text:p>
          </table:table-cell>
          <table:table-cell office:value-type="float" office:value="-7.389033942558747" table:style-name="ce142">
            <text:p>-7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6">
            <text:p>Comércio por grosso e a retalho</text:p>
          </table:table-cell>
          <table:table-cell office:value-type="float" office:value="30257" table:style-name="ce137">
            <text:p>30 257</text:p>
          </table:table-cell>
          <table:table-cell office:value-type="float" office:value="11.387740969070146" table:style-name="ce155">
            <text:p>11,4<text:s text:c="5"/></text:p>
          </table:table-cell>
          <table:table-cell office:value-type="float" office:value="30345" table:style-name="ce156">
            <text:p>30 345</text:p>
          </table:table-cell>
          <table:table-cell office:value-type="float" office:value="11.239097020315191" table:style-name="ce157">
            <text:p>11,2<text:s text:c="5"/></text:p>
          </table:table-cell>
          <table:table-cell office:value-type="float" office:value="32752" table:style-name="ce156">
            <text:p>32 752</text:p>
          </table:table-cell>
          <table:table-cell office:value-type="float" office:value="11.381667425398161" table:style-name="ce157">
            <text:p>11,4<text:s text:c="5"/></text:p>
          </table:table-cell>
          <table:table-cell office:value-type="float" office:value="-88" table:style-name="ce141">
            <text:p><text:s/>- 88</text:p>
          </table:table-cell>
          <table:table-cell office:value-type="float" office:value="-0.28999835228208931" table:style-name="ce142">
            <text:p>-0,3<text:s text:c="3"/></text:p>
          </table:table-cell>
          <table:table-cell office:value-type="float" office:value="-2495" table:style-name="ce141">
            <text:p><text:s/>-2 495</text:p>
          </table:table-cell>
          <table:table-cell office:value-type="float" office:value="-7.6178553981436252" table:style-name="ce142">
            <text:p>-7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4877" table:style-name="ce137">
            <text:p>4 877</text:p>
          </table:table-cell>
          <table:table-cell office:value-type="float" office:value="1.8355426085254687" table:style-name="ce155">
            <text:p>1,8<text:s text:c="5"/></text:p>
          </table:table-cell>
          <table:table-cell office:value-type="float" office:value="4923" table:style-name="ce156">
            <text:p>4 923</text:p>
          </table:table-cell>
          <table:table-cell office:value-type="float" office:value="1.8233670993907294" table:style-name="ce157">
            <text:p>1,8<text:s text:c="5"/></text:p>
          </table:table-cell>
          <table:table-cell office:value-type="float" office:value="5014" table:style-name="ce156">
            <text:p>5 014</text:p>
          </table:table-cell>
          <table:table-cell office:value-type="float" office:value="1.7424181873151676" table:style-name="ce157">
            <text:p>1,7<text:s text:c="5"/></text:p>
          </table:table-cell>
          <table:table-cell office:value-type="float" office:value="-46" table:style-name="ce141">
            <text:p><text:s/>- 46</text:p>
          </table:table-cell>
          <table:table-cell office:value-type="float" office:value="-0.93438959983749748" table:style-name="ce142">
            <text:p>-0,9<text:s text:c="3"/></text:p>
          </table:table-cell>
          <table:table-cell office:value-type="float" office:value="-137" table:style-name="ce141">
            <text:p><text:s/>- 137</text:p>
          </table:table-cell>
          <table:table-cell office:value-type="float" office:value="-2.7323494216194657" table:style-name="ce142">
            <text:p>-2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lojamento, restauração e similares</text:p>
          </table:table-cell>
          <table:table-cell office:value-type="float" office:value="29220" table:style-name="ce137">
            <text:p>29 220</text:p>
          </table:table-cell>
          <table:table-cell office:value-type="float" office:value="10.99744823069801" table:style-name="ce155">
            <text:p>11,0<text:s text:c="5"/></text:p>
          </table:table-cell>
          <table:table-cell office:value-type="float" office:value="30609" table:style-name="ce156">
            <text:p>30 609</text:p>
          </table:table-cell>
          <table:table-cell office:value-type="float" office:value="11.33687660882609" table:style-name="ce157">
            <text:p>11,3<text:s text:c="5"/></text:p>
          </table:table-cell>
          <table:table-cell office:value-type="float" office:value="30891" table:style-name="ce156">
            <text:p>30 891</text:p>
          </table:table-cell>
          <table:table-cell office:value-type="float" office:value="10.734950184354378" table:style-name="ce157">
            <text:p>10,7<text:s text:c="5"/></text:p>
          </table:table-cell>
          <table:table-cell office:value-type="float" office:value="-1389" table:style-name="ce141">
            <text:p><text:s/>-1 389</text:p>
          </table:table-cell>
          <table:table-cell office:value-type="float" office:value="-4.5378810153876312" table:style-name="ce142">
            <text:p>-4,5<text:s text:c="3"/></text:p>
          </table:table-cell>
          <table:table-cell office:value-type="float" office:value="-1671" table:style-name="ce141">
            <text:p><text:s/>-1 671</text:p>
          </table:table-cell>
          <table:table-cell office:value-type="float" office:value="-5.4093425269495965" table:style-name="ce142">
            <text:p>-5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3686" table:style-name="ce137">
            <text:p>3 686</text:p>
          </table:table-cell>
          <table:table-cell office:value-type="float" office:value="1.3872893284857244" table:style-name="ce155">
            <text:p>1,4<text:s text:c="5"/></text:p>
          </table:table-cell>
          <table:table-cell office:value-type="float" office:value="3706" table:style-name="ce156">
            <text:p>3 706</text:p>
          </table:table-cell>
          <table:table-cell office:value-type="float" office:value="1.3726180114446564" table:style-name="ce157">
            <text:p>1,4<text:s text:c="5"/></text:p>
          </table:table-cell>
          <table:table-cell office:value-type="float" office:value="4071" table:style-name="ce156">
            <text:p>4 071</text:p>
          </table:table-cell>
          <table:table-cell office:value-type="float" office:value="1.41471568419626" table:style-name="ce157">
            <text:p>1,4<text:s text:c="5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0.53966540744738267" table:style-name="ce142">
            <text:p>-0,5<text:s text:c="3"/></text:p>
          </table:table-cell>
          <table:table-cell office:value-type="float" office:value="-385" table:style-name="ce141">
            <text:p><text:s/>- 385</text:p>
          </table:table-cell>
          <table:table-cell office:value-type="float" office:value="-9.457135838860232" table:style-name="ce142">
            <text:p>-9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financeiras e de seguros</text:p>
          </table:table-cell>
          <table:table-cell office:value-type="float" office:value="2481" table:style-name="ce137">
            <text:p>2 481</text:p>
          </table:table-cell>
          <table:table-cell office:value-type="float" office:value="0.93376690829437936" table:style-name="ce155">
            <text:p>0,9<text:s text:c="5"/></text:p>
          </table:table-cell>
          <table:table-cell office:value-type="float" office:value="2547" table:style-name="ce156">
            <text:p>2 547</text:p>
          </table:table-cell>
          <table:table-cell office:value-type="float" office:value="0.94335080279264427" table:style-name="ce157">
            <text:p>0,9<text:s text:c="5"/></text:p>
          </table:table-cell>
          <table:table-cell office:value-type="float" office:value="3009" table:style-name="ce156">
            <text:p>3 009</text:p>
          </table:table-cell>
          <table:table-cell office:value-type="float" office:value="1.0456594187537576" table:style-name="ce157">
            <text:p>1,0<text:s text:c="5"/></text:p>
          </table:table-cell>
          <table:table-cell office:value-type="float" office:value="-66" table:style-name="ce141">
            <text:p><text:s/>- 66</text:p>
          </table:table-cell>
          <table:table-cell office:value-type="float" office:value="-2.5912838633686692" table:style-name="ce142">
            <text:p>-2,6<text:s text:c="3"/></text:p>
          </table:table-cell>
          <table:table-cell office:value-type="float" office:value="-528" table:style-name="ce141">
            <text:p><text:s/>- 528</text:p>
          </table:table-cell>
          <table:table-cell office:value-type="float" office:value="-17.547357926221334" table:style-name="ce142">
            <text:p>-17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70277" table:style-name="ce137">
            <text:p>70 277</text:p>
          </table:table-cell>
          <table:table-cell office:value-type="float" office:value="26.449954459574403" table:style-name="ce155">
            <text:p>26,4<text:s text:c="5"/></text:p>
          </table:table-cell>
          <table:table-cell office:value-type="float" office:value="71163" table:style-name="ce156">
            <text:p>71 163</text:p>
          </table:table-cell>
          <table:table-cell office:value-type="float" office:value="26.357154762125223" table:style-name="ce157">
            <text:p>26,4<text:s text:c="5"/></text:p>
          </table:table-cell>
          <table:table-cell office:value-type="float" office:value="75829" table:style-name="ce156">
            <text:p>75 829</text:p>
          </table:table-cell>
          <table:table-cell office:value-type="float" office:value="26.351381875931761" table:style-name="ce157">
            <text:p>26,4<text:s text:c="5"/></text:p>
          </table:table-cell>
          <table:table-cell office:value-type="float" office:value="-886" table:style-name="ce141">
            <text:p><text:s/>- 886</text:p>
          </table:table-cell>
          <table:table-cell office:value-type="float" office:value="-1.2450290178885095" table:style-name="ce142">
            <text:p>-1,2<text:s text:c="3"/></text:p>
          </table:table-cell>
          <table:table-cell office:value-type="float" office:value="-5552" table:style-name="ce141">
            <text:p><text:s/>-5 552</text:p>
          </table:table-cell>
          <table:table-cell office:value-type="float" office:value="-7.321737066293899" table:style-name="ce142">
            <text:p>-7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5540" table:style-name="ce137">
            <text:p>5 540</text:p>
          </table:table-cell>
          <table:table-cell office:value-type="float" office:value="2.0850740314191301" table:style-name="ce155">
            <text:p>2,1<text:s text:c="5"/></text:p>
          </table:table-cell>
          <table:table-cell office:value-type="float" office:value="5621" table:style-name="ce156">
            <text:p>5 621</text:p>
          </table:table-cell>
          <table:table-cell office:value-type="float" office:value="2.0818904053778771" table:style-name="ce157">
            <text:p>2,1<text:s text:c="5"/></text:p>
          </table:table-cell>
          <table:table-cell office:value-type="float" office:value="5910" table:style-name="ce156">
            <text:p>5 910</text:p>
          </table:table-cell>
          <table:table-cell office:value-type="float" office:value="2.0537876918692946" table:style-name="ce157">
            <text:p>2,1<text:s text:c="5"/></text:p>
          </table:table-cell>
          <table:table-cell office:value-type="float" office:value="-81" table:style-name="ce141">
            <text:p><text:s/>- 81</text:p>
          </table:table-cell>
          <table:table-cell office:value-type="float" office:value="-1.4410247286959614" table:style-name="ce142">
            <text:p>-1,4<text:s text:c="3"/></text:p>
          </table:table-cell>
          <table:table-cell office:value-type="float" office:value="-370" table:style-name="ce141">
            <text:p><text:s/>- 370</text:p>
          </table:table-cell>
          <table:table-cell office:value-type="float" office:value="-6.260575296108291" table:style-name="ce142">
            <text:p>-6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20956" table:style-name="ce137">
            <text:p>20 956</text:p>
          </table:table-cell>
          <table:table-cell office:value-type="float" office:value="7.8871500726388613" table:style-name="ce155">
            <text:p>7,9<text:s text:c="5"/></text:p>
          </table:table-cell>
          <table:table-cell office:value-type="float" office:value="21544" table:style-name="ce156">
            <text:p>21 544</text:p>
          </table:table-cell>
          <table:table-cell office:value-type="float" office:value="7.9794070260560384" table:style-name="ce157">
            <text:p>8,0<text:s text:c="5"/></text:p>
          </table:table-cell>
          <table:table-cell office:value-type="float" office:value="23365" table:style-name="ce156">
            <text:p>23 365</text:p>
          </table:table-cell>
          <table:table-cell office:value-type="float" office:value="8.1195853503428186" table:style-name="ce157">
            <text:p>8,1<text:s text:c="5"/></text:p>
          </table:table-cell>
          <table:table-cell office:value-type="float" office:value="-588" table:style-name="ce141">
            <text:p><text:s/>- 588</text:p>
          </table:table-cell>
          <table:table-cell office:value-type="float" office:value="-2.7292981804678798" table:style-name="ce142">
            <text:p>-2,7<text:s text:c="3"/></text:p>
          </table:table-cell>
          <table:table-cell office:value-type="float" office:value="-2409" table:style-name="ce141">
            <text:p><text:s/>-2 409</text:p>
          </table:table-cell>
          <table:table-cell office:value-type="float" office:value="-10.310293173550182" table:style-name="ce142">
            <text:p>-10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Outras atividades de serviços</text:p>
          </table:table-cell>
          <table:table-cell office:value-type="float" office:value="19256" table:style-name="ce137">
            <text:p>19 256</text:p>
          </table:table-cell>
          <table:table-cell office:value-type="float" office:value="7.2473259113730624" table:style-name="ce155">
            <text:p>7,2<text:s text:c="5"/></text:p>
          </table:table-cell>
          <table:table-cell office:value-type="float" office:value="19606" table:style-name="ce156">
            <text:p>19 606</text:p>
          </table:table-cell>
          <table:table-cell office:value-type="float" office:value="7.2616159558510347" table:style-name="ce157">
            <text:p>7,3<text:s text:c="5"/></text:p>
          </table:table-cell>
          <table:table-cell office:value-type="float" office:value="20551" table:style-name="ce156">
            <text:p>20 551</text:p>
          </table:table-cell>
          <table:table-cell office:value-type="float" office:value="7.1416905001025155" table:style-name="ce157">
            <text:p>7,1<text:s text:c="5"/></text:p>
          </table:table-cell>
          <table:table-cell office:value-type="float" office:value="-350" table:style-name="ce141">
            <text:p><text:s/>- 350</text:p>
          </table:table-cell>
          <table:table-cell office:value-type="float" office:value="-1.7851678057737428" table:style-name="ce142">
            <text:p>-1,8<text:s text:c="3"/></text:p>
          </table:table-cell>
          <table:table-cell office:value-type="float" office:value="-1295" table:style-name="ce141">
            <text:p><text:s/>-1 295</text:p>
          </table:table-cell>
          <table:table-cell office:value-type="float" office:value="-6.3013965257165099" table:style-name="ce142">
            <text:p>-6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Sem classificação</text:p>
          </table:table-cell>
          <table:table-cell office:value-type="float" office:value="2628" table:style-name="ce137">
            <text:p>2 628</text:p>
          </table:table-cell>
          <table:table-cell office:value-type="float" office:value="0.98909287988618655" table:style-name="ce155">
            <text:p>1,0<text:s text:c="5"/></text:p>
          </table:table-cell>
          <table:table-cell office:value-type="float" office:value="2738" table:style-name="ce156">
            <text:p>2 738</text:p>
          </table:table-cell>
          <table:table-cell office:value-type="float" office:value="1.0140928535713625" table:style-name="ce157">
            <text:p>1,0<text:s text:c="5"/></text:p>
          </table:table-cell>
          <table:table-cell office:value-type="float" office:value="3083" table:style-name="ce156">
            <text:p>3 083</text:p>
          </table:table-cell>
          <table:table-cell office:value-type="float" office:value="1.0713752037280939" table:style-name="ce157">
            <text:p>1,1<text:s text:c="5"/></text:p>
          </table:table-cell>
          <table:table-cell office:value-type="float" office:value="-110" table:style-name="ce141">
            <text:p><text:s/>- 110</text:p>
          </table:table-cell>
          <table:table-cell office:value-type="float" office:value="-4.0175310445580719" table:style-name="ce142">
            <text:p>-4,0<text:s text:c="3"/></text:p>
          </table:table-cell>
          <table:table-cell office:value-type="float" office:value="-455" table:style-name="ce141">
            <text:p><text:s/>- 455</text:p>
          </table:table-cell>
          <table:table-cell office:value-type="float" office:value="-14.758352254297764" table:style-name="ce142">
            <text:p>-14,8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6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20" table:default-cell-style-name="ce1"/>
        <table:table-column table:style-name="co18" table:default-cell-style-name="ce185"/>
        <table:table-column table:style-name="co7" table:default-cell-style-name="ce185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48" table:default-cell-style-name="ce1"/>
        <table:table-column table:style-name="co20" table:number-columns-repeated="3" table:default-cell-style-name="ce1"/>
        <table:table-column table:style-name="co49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6782in" svg:y="0.24554in" svg:width="1.96085in" svg:height="0.51284in">
                <draw:text-box>
                  <text:p text:style-name="a59" text:class-names="" text:cond-style-name=""><text:span text:style-name="a57" text:class-names="">FEVEREIRO 2020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55" draw:name="Text Box 122" svg:x="0.0336in" svg:y="0in" svg:width="0.94556in" svg:height="0.28961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6 - OFERTAS DE EMPREGO, POR <text:s/>REGIÕES<text:s text:c="3"/></text:p>
          </table:table-cell>
          <table:table-cell table:number-columns-repeated="8" table:style-name="ce276"/>
          <table:table-cell table:number-columns-repeated="2"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2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1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28">
          <table:table-cell/>
          <table:table-cell office:value-type="string" table:style-name="ce206">
            <text:p>PORTUGAL</text:p>
          </table:table-cell>
          <table:table-cell office:value-type="float" office:value="13819" table:style-name="ce207">
            <text:p>13 819</text:p>
          </table:table-cell>
          <table:table-cell office:value-type="float" office:value="100.00000000000001" table:style-name="ce208">
            <text:p>100,0<text:s text:c="5"/></text:p>
          </table:table-cell>
          <table:table-cell office:value-type="float" office:value="12669" table:style-name="ce209">
            <text:p>12 669</text:p>
          </table:table-cell>
          <table:table-cell office:value-type="float" office:value="100.00000000000001" table:style-name="ce211">
            <text:p>100,0<text:s text:c="5"/></text:p>
          </table:table-cell>
          <table:table-cell office:value-type="float" office:value="15753" table:style-name="ce209">
            <text:p>15 753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1150" table:style-name="ce132">
            <text:p>+1 150</text:p>
          </table:table-cell>
          <table:table-cell office:value-type="float" office:value="9.0772752387718043" table:style-name="ce133">
            <text:p>+9,1<text:s text:c="3"/></text:p>
          </table:table-cell>
          <table:table-cell office:value-type="float" office:value="-1934" table:style-name="ce132">
            <text:p><text:s/>-1 934</text:p>
          </table:table-cell>
          <table:table-cell office:value-type="float" office:value="-12.277026598108296" table:style-name="ce133">
            <text:p>-12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13483" table:style-name="ce207">
            <text:p>13 483</text:p>
          </table:table-cell>
          <table:table-cell office:value-type="float" office:value="97.568565019176503" table:style-name="ce208">
            <text:p>97,6<text:s text:c="5"/></text:p>
          </table:table-cell>
          <table:table-cell office:value-type="float" office:value="12312" table:style-name="ce209">
            <text:p>12 312</text:p>
          </table:table-cell>
          <table:table-cell office:value-type="float" office:value="97.18209803457259" table:style-name="ce210">
            <text:p>97,2<text:s text:c="5"/></text:p>
          </table:table-cell>
          <table:table-cell office:value-type="float" office:value="15414" table:style-name="ce209">
            <text:p>15 414</text:p>
          </table:table-cell>
          <table:table-cell office:value-type="float" office:value="97.848028946867259" table:style-name="ce211">
            <text:p>97,8<text:s text:c="5"/></text:p>
          </table:table-cell>
          <table:table-cell office:value-type="float" office:value="1171" table:style-name="ce132">
            <text:p>+1 171</text:p>
          </table:table-cell>
          <table:table-cell office:value-type="float" office:value="9.5110461338531511" table:style-name="ce133">
            <text:p>+9,5<text:s text:c="3"/></text:p>
          </table:table-cell>
          <table:table-cell office:value-type="float" office:value="-1931" table:style-name="ce132">
            <text:p><text:s/>-1 931</text:p>
          </table:table-cell>
          <table:table-cell office:value-type="float" office:value="-12.527572336836643" table:style-name="ce133">
            <text:p>-12,5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2438" table:style-name="ce214">
            <text:p>2 438</text:p>
          </table:table-cell>
          <table:table-cell office:value-type="float" office:value="17.642376438237211" table:style-name="ce215">
            <text:p>17,6<text:s text:c="5"/></text:p>
          </table:table-cell>
          <table:table-cell office:value-type="float" office:value="2032" table:style-name="ce216">
            <text:p>2 032</text:p>
          </table:table-cell>
          <table:table-cell office:value-type="float" office:value="16.039150682768962" table:style-name="ce217">
            <text:p>16,0<text:s text:c="5"/></text:p>
          </table:table-cell>
          <table:table-cell office:value-type="float" office:value="2047" table:style-name="ce216">
            <text:p>2 047</text:p>
          </table:table-cell>
          <table:table-cell office:value-type="float" office:value="12.994350282485875" table:style-name="ce218">
            <text:p>13,0<text:s text:c="5"/></text:p>
          </table:table-cell>
          <table:table-cell office:value-type="float" office:value="406" table:style-name="ce141">
            <text:p>+ 406</text:p>
          </table:table-cell>
          <table:table-cell office:value-type="float" office:value="19.980314960629922" table:style-name="ce142">
            <text:p>+20,0<text:s text:c="3"/></text:p>
          </table:table-cell>
          <table:table-cell office:value-type="float" office:value="391" table:style-name="ce141">
            <text:p>+ 391</text:p>
          </table:table-cell>
          <table:table-cell office:value-type="float" office:value="19.101123595505616" table:style-name="ce142">
            <text:p>+19,1<text:s text:c="3"/></text:p>
          </table:table-cell>
          <table:table-cell table:style-name="ce1"/>
          <table:table-cell table:style-name="ce184"/>
          <table:table-cell table:number-columns-repeated="16370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3408" table:style-name="ce214">
            <text:p>3 408</text:p>
          </table:table-cell>
          <table:table-cell office:value-type="float" office:value="24.661697662638396" table:style-name="ce215">
            <text:p>24,7<text:s text:c="5"/></text:p>
          </table:table-cell>
          <table:table-cell office:value-type="float" office:value="3293" table:style-name="ce216">
            <text:p>3 293</text:p>
          </table:table-cell>
          <table:table-cell office:value-type="float" office:value="25.992580314152658" table:style-name="ce217">
            <text:p>26,0<text:s text:c="5"/></text:p>
          </table:table-cell>
          <table:table-cell office:value-type="float" office:value="4722" table:style-name="ce216">
            <text:p>4 722</text:p>
          </table:table-cell>
          <table:table-cell office:value-type="float" office:value="29.975242810893164" table:style-name="ce218">
            <text:p>30,0<text:s text:c="5"/></text:p>
          </table:table-cell>
          <table:table-cell office:value-type="float" office:value="115" table:style-name="ce141">
            <text:p>+ 115</text:p>
          </table:table-cell>
          <table:table-cell office:value-type="float" office:value="3.4922563012450656" table:style-name="ce142">
            <text:p>+3,5<text:s text:c="3"/></text:p>
          </table:table-cell>
          <table:table-cell office:value-type="float" office:value="-1314" table:style-name="ce141">
            <text:p><text:s/>-1 314</text:p>
          </table:table-cell>
          <table:table-cell office:value-type="float" office:value="-27.827191867852608" table:style-name="ce142">
            <text:p>-2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5052" table:style-name="ce214">
            <text:p>5 052</text:p>
          </table:table-cell>
          <table:table-cell office:value-type="float" office:value="36.5583616759534" table:style-name="ce215">
            <text:p>36,6<text:s text:c="5"/></text:p>
          </table:table-cell>
          <table:table-cell office:value-type="float" office:value="4726" table:style-name="ce216">
            <text:p>4 726</text:p>
          </table:table-cell>
          <table:table-cell office:value-type="float" office:value="37.30365458994396" table:style-name="ce217">
            <text:p>37,3<text:s text:c="5"/></text:p>
          </table:table-cell>
          <table:table-cell office:value-type="float" office:value="5237" table:style-name="ce216">
            <text:p>5 237</text:p>
          </table:table-cell>
          <table:table-cell office:value-type="float" office:value="33.244461372436994" table:style-name="ce218">
            <text:p>33,2<text:s text:c="5"/></text:p>
          </table:table-cell>
          <table:table-cell office:value-type="float" office:value="326" table:style-name="ce141">
            <text:p>+ 326</text:p>
          </table:table-cell>
          <table:table-cell office:value-type="float" office:value="6.8980110029623356" table:style-name="ce142">
            <text:p>+6,9<text:s text:c="3"/></text:p>
          </table:table-cell>
          <table:table-cell office:value-type="float" office:value="-185" table:style-name="ce141">
            <text:p><text:s/>- 185</text:p>
          </table:table-cell>
          <table:table-cell office:value-type="float" office:value="-3.5325568073324423" table:style-name="ce142">
            <text:p>-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1779" table:style-name="ce214">
            <text:p>1 779</text:p>
          </table:table-cell>
          <table:table-cell office:value-type="float" office:value="12.873579853824443" table:style-name="ce215">
            <text:p>12,9<text:s text:c="5"/></text:p>
          </table:table-cell>
          <table:table-cell office:value-type="float" office:value="1727" table:style-name="ce216">
            <text:p>1 727</text:p>
          </table:table-cell>
          <table:table-cell office:value-type="float" office:value="13.631699423790355" table:style-name="ce217">
            <text:p>13,6<text:s text:c="5"/></text:p>
          </table:table-cell>
          <table:table-cell office:value-type="float" office:value="1929" table:style-name="ce216">
            <text:p>1 929</text:p>
          </table:table-cell>
          <table:table-cell office:value-type="float" office:value="12.24528661207389" table:style-name="ce218">
            <text:p>12,2<text:s text:c="5"/></text:p>
          </table:table-cell>
          <table:table-cell office:value-type="float" office:value="52" table:style-name="ce141">
            <text:p>+ 52</text:p>
          </table:table-cell>
          <table:table-cell office:value-type="float" office:value="3.0110017371163869" table:style-name="ce142">
            <text:p>+3,0<text:s text:c="3"/></text:p>
          </table:table-cell>
          <table:table-cell office:value-type="float" office:value="-150" table:style-name="ce141">
            <text:p><text:s/>- 150</text:p>
          </table:table-cell>
          <table:table-cell office:value-type="float" office:value="-7.7760497667185069" table:style-name="ce142">
            <text:p>-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806" table:style-name="ce214">
            <text:p><text:s/>806</text:p>
          </table:table-cell>
          <table:table-cell office:value-type="float" office:value="5.8325493885230477" table:style-name="ce215">
            <text:p>5,8<text:s text:c="5"/></text:p>
          </table:table-cell>
          <table:table-cell office:value-type="float" office:value="534" table:style-name="ce216">
            <text:p><text:s/>534</text:p>
          </table:table-cell>
          <table:table-cell office:value-type="float" office:value="4.2150130239166472" table:style-name="ce217">
            <text:p>4,2<text:s text:c="5"/></text:p>
          </table:table-cell>
          <table:table-cell office:value-type="float" office:value="1479" table:style-name="ce216">
            <text:p>1 479</text:p>
          </table:table-cell>
          <table:table-cell office:value-type="float" office:value="9.3886878689773372" table:style-name="ce218">
            <text:p>9,4<text:s text:c="5"/></text:p>
          </table:table-cell>
          <table:table-cell office:value-type="float" office:value="272" table:style-name="ce141">
            <text:p>+ 272</text:p>
          </table:table-cell>
          <table:table-cell office:value-type="float" office:value="50.936329588014985" table:style-name="ce142">
            <text:p>+50,9<text:s text:c="3"/></text:p>
          </table:table-cell>
          <table:table-cell office:value-type="float" office:value="-673" table:style-name="ce141">
            <text:p><text:s/>- 673</text:p>
          </table:table-cell>
          <table:table-cell office:value-type="float" office:value="-45.503718728870858" table:style-name="ce142">
            <text:p>-45,5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2">
            <text:p>REG.AUTÓNOMAS</text:p>
          </table:table-cell>
          <table:table-cell office:value-type="float" office:value="336" table:style-name="ce207">
            <text:p><text:s/>336</text:p>
          </table:table-cell>
          <table:table-cell office:value-type="float" office:value="2.4314349808235041" table:style-name="ce208">
            <text:p>2,4<text:s text:c="5"/></text:p>
          </table:table-cell>
          <table:table-cell office:value-type="float" office:value="357" table:style-name="ce209">
            <text:p><text:s/>357</text:p>
          </table:table-cell>
          <table:table-cell office:value-type="float" office:value="2.8179019654274216" table:style-name="ce210">
            <text:p>2,8<text:s text:c="5"/></text:p>
          </table:table-cell>
          <table:table-cell office:value-type="float" office:value="339" table:style-name="ce209">
            <text:p><text:s/>339</text:p>
          </table:table-cell>
          <table:table-cell office:value-type="float" office:value="2.1519710531327365" table:style-name="ce211">
            <text:p>2,2<text:s text:c="5"/></text:p>
          </table:table-cell>
          <table:table-cell office:value-type="float" office:value="-21" table:style-name="ce132">
            <text:p><text:s/>- 21</text:p>
          </table:table-cell>
          <table:table-cell office:value-type="float" office:value="-5.8823529411764701" table:style-name="ce133">
            <text:p>-5,9<text:s text:c="3"/></text:p>
          </table:table-cell>
          <table:table-cell office:value-type="float" office:value="-3" table:style-name="ce132">
            <text:p><text:s/>- 3</text:p>
          </table:table-cell>
          <table:table-cell office:value-type="float" office:value="-0.88495575221238942" table:style-name="ce133">
            <text:p>-0,9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29" table:style-name="ce214">
            <text:p><text:s/>29</text:p>
          </table:table-cell>
          <table:table-cell office:value-type="float" office:value="0.20985599536869526" table:style-name="ce215">
            <text:p>0,2<text:s text:c="5"/></text:p>
          </table:table-cell>
          <table:table-cell office:value-type="float" office:value="18" table:style-name="ce216">
            <text:p><text:s/>18</text:p>
          </table:table-cell>
          <table:table-cell office:value-type="float" office:value="0.14207909069381958" table:style-name="ce217">
            <text:p>0,1<text:s text:c="5"/></text:p>
          </table:table-cell>
          <table:table-cell office:value-type="float" office:value="35" table:style-name="ce216">
            <text:p><text:s/>35</text:p>
          </table:table-cell>
          <table:table-cell office:value-type="float" office:value="0.22217990224084302" table:style-name="ce218">
            <text:p>0,2<text:s text:c="5"/></text:p>
          </table:table-cell>
          <table:table-cell office:value-type="float" office:value="11" table:style-name="ce141">
            <text:p>+ 11</text:p>
          </table:table-cell>
          <table:table-cell office:value-type="float" office:value="61.111111111111114" table:style-name="ce142">
            <text:p>+61,1<text:s text:c="3"/></text:p>
          </table:table-cell>
          <table:table-cell office:value-type="float" office:value="-6" table:style-name="ce141">
            <text:p><text:s/>- 6</text:p>
          </table:table-cell>
          <table:table-cell office:value-type="float" office:value="-17.142857142857142" table:style-name="ce142">
            <text:p>-1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307" table:style-name="ce214">
            <text:p><text:s/>307</text:p>
          </table:table-cell>
          <table:table-cell office:value-type="float" office:value="2.2215789854548085" table:style-name="ce215">
            <text:p>2,2<text:s text:c="5"/></text:p>
          </table:table-cell>
          <table:table-cell office:value-type="float" office:value="339" table:style-name="ce216">
            <text:p><text:s/>339</text:p>
          </table:table-cell>
          <table:table-cell office:value-type="float" office:value="2.6758228747336017" table:style-name="ce217">
            <text:p>2,7<text:s text:c="5"/></text:p>
          </table:table-cell>
          <table:table-cell office:value-type="float" office:value="304" table:style-name="ce216">
            <text:p><text:s/>304</text:p>
          </table:table-cell>
          <table:table-cell office:value-type="float" office:value="1.9297911508918935" table:style-name="ce218">
            <text:p>1,9<text:s text:c="5"/></text:p>
          </table:table-cell>
          <table:table-cell office:value-type="float" office:value="-32" table:style-name="ce141">
            <text:p><text:s/>- 32</text:p>
          </table:table-cell>
          <table:table-cell office:value-type="float" office:value="-9.4395280235988199" table:style-name="ce142">
            <text:p>-9,4<text:s text:c="3"/></text:p>
          </table:table-cell>
          <table:table-cell office:value-type="float" office:value="3" table:style-name="ce141">
            <text:p>+ 3</text:p>
          </table:table-cell>
          <table:table-cell office:value-type="float" office:value="0.98684210526315785" table:style-name="ce142">
            <text:p>+1,0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/>
        </table:table-row>
        <table:table-row table:style-name="ro8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5"/>
          <table:table-cell table:number-columns-repeated="16372"/>
        </table:table-row>
        <table:table-row table:style-name="ro14">
          <table:table-cell/>
          <table:table-cell office:value-type="string" table:style-name="ce97">
            <text:p><text:s/>Quadro 7 - DESEMPREGADOS <text:s/>INSCRITOS, <text:s text:c="2"/>POR <text:s/>REGIÕES<text:s text:c="3"/></text:p>
          </table:table-cell>
          <table:table-cell table:number-columns-repeated="10" table:style-name="ce276"/>
          <table:table-cell table:number-columns-repeated="16372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/>
        </table:table-row>
        <table:table-row table:style-name="ro12">
          <table:table-cell/>
          <table:table-cell office:value-type="string" table:style-name="ce206">
            <text:p>PORTUGAL</text:p>
          </table:table-cell>
          <table:table-cell office:value-type="float" office:value="39174" table:style-name="ce207">
            <text:p>39 174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51723" table:style-name="ce209">
            <text:p>51 723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1049" table:style-name="ce209">
            <text:p>41 049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2549" table:style-name="ce132">
            <text:p><text:s/>-12 549</text:p>
          </table:table-cell>
          <table:table-cell office:value-type="float" office:value="-24.261933762542775" table:style-name="ce133">
            <text:p>-24,3<text:s text:c="3"/></text:p>
          </table:table-cell>
          <table:table-cell office:value-type="float" office:value="-1875" table:style-name="ce132">
            <text:p><text:s/>-1 875</text:p>
          </table:table-cell>
          <table:table-cell office:value-type="float" office:value="-4.5677117591171523" table:style-name="ce133">
            <text:p>-4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37233" table:style-name="ce207">
            <text:p>37 233</text:p>
          </table:table-cell>
          <table:table-cell office:value-type="float" office:value="95.04518302956042" table:style-name="ce208">
            <text:p>95,0<text:s text:c="5"/></text:p>
          </table:table-cell>
          <table:table-cell office:value-type="float" office:value="48697" table:style-name="ce209">
            <text:p>48 697</text:p>
          </table:table-cell>
          <table:table-cell office:value-type="float" office:value="94.149604624635074" table:style-name="ce210">
            <text:p>94,1<text:s text:c="5"/></text:p>
          </table:table-cell>
          <table:table-cell office:value-type="float" office:value="38987" table:style-name="ce209">
            <text:p>38 987</text:p>
          </table:table-cell>
          <table:table-cell office:value-type="float" office:value="94.976735121440228" table:style-name="ce211">
            <text:p>95,0<text:s text:c="5"/></text:p>
          </table:table-cell>
          <table:table-cell office:value-type="float" office:value="-11464" table:style-name="ce132">
            <text:p><text:s/>-11 464</text:p>
          </table:table-cell>
          <table:table-cell office:value-type="float" office:value="-23.54149126229542" table:style-name="ce133">
            <text:p>-23,5<text:s text:c="3"/></text:p>
          </table:table-cell>
          <table:table-cell office:value-type="float" office:value="-1754" table:style-name="ce132">
            <text:p><text:s/>-1 754</text:p>
          </table:table-cell>
          <table:table-cell office:value-type="float" office:value="-4.4989355426167696" table:style-name="ce133">
            <text:p>-4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14426" table:style-name="ce214">
            <text:p>14 426</text:p>
          </table:table-cell>
          <table:table-cell office:value-type="float" office:value="36.825445448511765" table:style-name="ce215">
            <text:p>36,8<text:s text:c="5"/></text:p>
          </table:table-cell>
          <table:table-cell office:value-type="float" office:value="17812" table:style-name="ce216">
            <text:p>17 812</text:p>
          </table:table-cell>
          <table:table-cell office:value-type="float" office:value="34.437290953734319" table:style-name="ce217">
            <text:p>34,4<text:s text:c="5"/></text:p>
          </table:table-cell>
          <table:table-cell office:value-type="float" office:value="15258" table:style-name="ce216">
            <text:p>15 258</text:p>
          </table:table-cell>
          <table:table-cell office:value-type="float" office:value="37.170211210991745" table:style-name="ce218">
            <text:p>37,2<text:s text:c="5"/></text:p>
          </table:table-cell>
          <table:table-cell office:value-type="float" office:value="-3386" table:style-name="ce141">
            <text:p><text:s/>-3 386</text:p>
          </table:table-cell>
          <table:table-cell office:value-type="float" office:value="-19.009656411408042" table:style-name="ce142">
            <text:p>-19,0<text:s text:c="3"/></text:p>
          </table:table-cell>
          <table:table-cell office:value-type="float" office:value="-832" table:style-name="ce141">
            <text:p><text:s/>- 832</text:p>
          </table:table-cell>
          <table:table-cell office:value-type="float" office:value="-5.4528771791846893" table:style-name="ce142">
            <text:p>-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5922" table:style-name="ce214">
            <text:p>5 922</text:p>
          </table:table-cell>
          <table:table-cell office:value-type="float" office:value="15.117169551232962" table:style-name="ce215">
            <text:p>15,1<text:s text:c="5"/></text:p>
          </table:table-cell>
          <table:table-cell office:value-type="float" office:value="8063" table:style-name="ce216">
            <text:p>8 063</text:p>
          </table:table-cell>
          <table:table-cell office:value-type="float" office:value="15.588809620478317" table:style-name="ce217">
            <text:p>15,6<text:s text:c="5"/></text:p>
          </table:table-cell>
          <table:table-cell office:value-type="float" office:value="5989" table:style-name="ce216">
            <text:p>5 989</text:p>
          </table:table-cell>
          <table:table-cell office:value-type="float" office:value="14.589880386854734" table:style-name="ce218">
            <text:p>14,6<text:s text:c="5"/></text:p>
          </table:table-cell>
          <table:table-cell office:value-type="float" office:value="-2141" table:style-name="ce141">
            <text:p><text:s/>-2 141</text:p>
          </table:table-cell>
          <table:table-cell office:value-type="float" office:value="-26.553392037703087" table:style-name="ce142">
            <text:p>-26,6<text:s text:c="3"/></text:p>
          </table:table-cell>
          <table:table-cell office:value-type="float" office:value="-67" table:style-name="ce141">
            <text:p><text:s/>- 67</text:p>
          </table:table-cell>
          <table:table-cell office:value-type="float" office:value="-1.1187176490232094" table:style-name="ce142">
            <text:p>-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2894" table:style-name="ce214">
            <text:p>12 894</text:p>
          </table:table-cell>
          <table:table-cell office:value-type="float" office:value="32.914688313677438" table:style-name="ce215">
            <text:p>32,9<text:s text:c="5"/></text:p>
          </table:table-cell>
          <table:table-cell office:value-type="float" office:value="16844" table:style-name="ce216">
            <text:p>16 844</text:p>
          </table:table-cell>
          <table:table-cell office:value-type="float" office:value="32.565783113895172" table:style-name="ce217">
            <text:p>32,6<text:s text:c="5"/></text:p>
          </table:table-cell>
          <table:table-cell office:value-type="float" office:value="13567" table:style-name="ce216">
            <text:p>13 567</text:p>
          </table:table-cell>
          <table:table-cell office:value-type="float" office:value="33.050744232502623" table:style-name="ce218">
            <text:p>33,1<text:s text:c="5"/></text:p>
          </table:table-cell>
          <table:table-cell office:value-type="float" office:value="-3950" table:style-name="ce141">
            <text:p><text:s/>-3 950</text:p>
          </table:table-cell>
          <table:table-cell office:value-type="float" office:value="-23.450486820232726" table:style-name="ce142">
            <text:p>-23,5<text:s text:c="3"/></text:p>
          </table:table-cell>
          <table:table-cell office:value-type="float" office:value="-673" table:style-name="ce141">
            <text:p><text:s/>- 673</text:p>
          </table:table-cell>
          <table:table-cell office:value-type="float" office:value="-4.9605660794575073" table:style-name="ce142">
            <text:p>-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1863" table:style-name="ce214">
            <text:p>1 863</text:p>
          </table:table-cell>
          <table:table-cell office:value-type="float" office:value="4.7557053147495791" table:style-name="ce215">
            <text:p>4,8<text:s text:c="5"/></text:p>
          </table:table-cell>
          <table:table-cell office:value-type="float" office:value="2495" table:style-name="ce216">
            <text:p>2 495</text:p>
          </table:table-cell>
          <table:table-cell office:value-type="float" office:value="4.8237727896680394" table:style-name="ce217">
            <text:p>4,8<text:s text:c="5"/></text:p>
          </table:table-cell>
          <table:table-cell office:value-type="float" office:value="2209" table:style-name="ce216">
            <text:p>2 209</text:p>
          </table:table-cell>
          <table:table-cell office:value-type="float" office:value="5.3813734804745552" table:style-name="ce218">
            <text:p>5,4<text:s text:c="5"/></text:p>
          </table:table-cell>
          <table:table-cell office:value-type="float" office:value="-632" table:style-name="ce141">
            <text:p><text:s/>- 632</text:p>
          </table:table-cell>
          <table:table-cell office:value-type="float" office:value="-25.330661322645291" table:style-name="ce142">
            <text:p>-25,3<text:s text:c="3"/></text:p>
          </table:table-cell>
          <table:table-cell office:value-type="float" office:value="-346" table:style-name="ce141">
            <text:p><text:s/>- 346</text:p>
          </table:table-cell>
          <table:table-cell office:value-type="float" office:value="-15.663196016296968" table:style-name="ce142">
            <text:p>-1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2128" table:style-name="ce214">
            <text:p>2 128</text:p>
          </table:table-cell>
          <table:table-cell office:value-type="float" office:value="5.4321744013886768" table:style-name="ce215">
            <text:p>5,4<text:s text:c="5"/></text:p>
          </table:table-cell>
          <table:table-cell office:value-type="float" office:value="3483" table:style-name="ce216">
            <text:p>3 483</text:p>
          </table:table-cell>
          <table:table-cell office:value-type="float" office:value="6.7339481468592313" table:style-name="ce217">
            <text:p>6,7<text:s text:c="5"/></text:p>
          </table:table-cell>
          <table:table-cell office:value-type="float" office:value="1964" table:style-name="ce216">
            <text:p>1 964</text:p>
          </table:table-cell>
          <table:table-cell office:value-type="float" office:value="4.7845258106165804" table:style-name="ce218">
            <text:p>4,8<text:s text:c="5"/></text:p>
          </table:table-cell>
          <table:table-cell office:value-type="float" office:value="-1355" table:style-name="ce141">
            <text:p><text:s/>-1 355</text:p>
          </table:table-cell>
          <table:table-cell office:value-type="float" office:value="-38.903244329600916" table:style-name="ce142">
            <text:p>-38,9<text:s text:c="3"/></text:p>
          </table:table-cell>
          <table:table-cell office:value-type="float" office:value="164" table:style-name="ce141">
            <text:p>+ 164</text:p>
          </table:table-cell>
          <table:table-cell office:value-type="float" office:value="8.350305498981669" table:style-name="ce142">
            <text:p>+8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1941" table:style-name="ce207">
            <text:p>1 941</text:p>
          </table:table-cell>
          <table:table-cell office:value-type="float" office:value="4.9548169704395777" table:style-name="ce208">
            <text:p>5,0<text:s text:c="5"/></text:p>
          </table:table-cell>
          <table:table-cell office:value-type="float" office:value="3026" table:style-name="ce209">
            <text:p>3 026</text:p>
          </table:table-cell>
          <table:table-cell office:value-type="float" office:value="5.8503953753649247" table:style-name="ce210">
            <text:p>5,9<text:s text:c="5"/></text:p>
          </table:table-cell>
          <table:table-cell office:value-type="float" office:value="2062" table:style-name="ce209">
            <text:p>2 062</text:p>
          </table:table-cell>
          <table:table-cell office:value-type="float" office:value="5.02326487855977" table:style-name="ce211">
            <text:p>5,0<text:s text:c="5"/></text:p>
          </table:table-cell>
          <table:table-cell office:value-type="float" office:value="-1085" table:style-name="ce132">
            <text:p><text:s/>-1 085</text:p>
          </table:table-cell>
          <table:table-cell office:value-type="float" office:value="-35.855915399867811" table:style-name="ce133">
            <text:p>-35,9<text:s text:c="3"/></text:p>
          </table:table-cell>
          <table:table-cell office:value-type="float" office:value="-121" table:style-name="ce132">
            <text:p><text:s/>- 121</text:p>
          </table:table-cell>
          <table:table-cell office:value-type="float" office:value="-5.8680892337536372" table:style-name="ce133">
            <text:p>-5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881" table:style-name="ce214">
            <text:p><text:s/>881</text:p>
          </table:table-cell>
          <table:table-cell office:value-type="float" office:value="2.2489406238831879" table:style-name="ce215">
            <text:p>2,2<text:s text:c="5"/></text:p>
          </table:table-cell>
          <table:table-cell office:value-type="float" office:value="1378" table:style-name="ce216">
            <text:p>1 378</text:p>
          </table:table-cell>
          <table:table-cell office:value-type="float" office:value="2.6641919455561358" table:style-name="ce217">
            <text:p>2,7<text:s text:c="5"/></text:p>
          </table:table-cell>
          <table:table-cell office:value-type="float" office:value="895" table:style-name="ce216">
            <text:p><text:s/>895</text:p>
          </table:table-cell>
          <table:table-cell office:value-type="float" office:value="2.1803210796852541" table:style-name="ce218">
            <text:p>2,2<text:s text:c="5"/></text:p>
          </table:table-cell>
          <table:table-cell office:value-type="float" office:value="-497" table:style-name="ce141">
            <text:p><text:s/>- 497</text:p>
          </table:table-cell>
          <table:table-cell office:value-type="float" office:value="-36.066763425253988" table:style-name="ce142">
            <text:p>-36,1<text:s text:c="3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1.564245810055866" table:style-name="ce142">
            <text:p>-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060" table:style-name="ce214">
            <text:p>1 060</text:p>
          </table:table-cell>
          <table:table-cell office:value-type="float" office:value="2.7058763465563898" table:style-name="ce215">
            <text:p>2,7<text:s text:c="5"/></text:p>
          </table:table-cell>
          <table:table-cell office:value-type="float" office:value="1648" table:style-name="ce216">
            <text:p>1 648</text:p>
          </table:table-cell>
          <table:table-cell office:value-type="float" office:value="3.1862034298087893" table:style-name="ce217">
            <text:p>3,2<text:s text:c="5"/></text:p>
          </table:table-cell>
          <table:table-cell office:value-type="float" office:value="1167" table:style-name="ce216">
            <text:p>1 167</text:p>
          </table:table-cell>
          <table:table-cell office:value-type="float" office:value="2.8429437988745159" table:style-name="ce218">
            <text:p>2,8<text:s text:c="5"/></text:p>
          </table:table-cell>
          <table:table-cell office:value-type="float" office:value="-588" table:style-name="ce141">
            <text:p><text:s/>- 588</text:p>
          </table:table-cell>
          <table:table-cell office:value-type="float" office:value="-35.679611650485441" table:style-name="ce142">
            <text:p>-35,7<text:s text:c="3"/></text:p>
          </table:table-cell>
          <table:table-cell office:value-type="float" office:value="-107" table:style-name="ce141">
            <text:p><text:s/>- 107</text:p>
          </table:table-cell>
          <table:table-cell office:value-type="float" office:value="-9.168808911739502" table:style-name="ce142">
            <text:p>-9,2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2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69"/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18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6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38" table:default-cell-style-name="ce1"/>
        <table:table-column table:style-name="co33" table:default-cell-style-name="ce185"/>
        <table:table-column table:style-name="co25" table:default-cell-style-name="ce185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45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8749in" svg:y="0.24009in" svg:width="2.04803in" svg:height="0.50605in">
                <draw:text-box>
                  <text:p text:style-name="a70" text:class-names="" text:cond-style-name=""><text:span text:style-name="a68" text:class-names="">FEVEREIRO 2020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6" draw:name="Text Box 122" svg:x="0in" svg:y="0in" svg:width="0.97917in" svg:height="0.31121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5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7">
            <text:p><text:s/>Quadro 8 - OFERTAS DE EMPREGO RECEBIDAS, <text:s text:c="2"/>POR <text:s/>REGIÕES<text:s text:c="3"/></text:p>
          </table:table-cell>
          <table:table-cell table:number-columns-repeated="10" table:style-name="ce97"/>
          <table:table-cell table:number-columns-repeated="6" table:style-name="ce96"/>
          <table:table-cell table:number-columns-repeated="16366"/>
        </table:table-row>
        <table:table-row table:style-name="ro14">
          <table:table-cell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9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91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6" table:style-name="ce121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/>
          <table:table-cell office:value-type="string" table:style-name="ce206">
            <text:p>PORTUGAL</text:p>
          </table:table-cell>
          <table:table-cell office:value-type="float" office:value="9876" table:style-name="ce207">
            <text:p>9 876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2128" table:style-name="ce209">
            <text:p>12 128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10805" table:style-name="ce209">
            <text:p>10 805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2252" table:style-name="ce132">
            <text:p><text:s/>-2 252</text:p>
          </table:table-cell>
          <table:table-cell office:value-type="float" office:value="-18.568601583113455" table:style-name="ce133">
            <text:p>-18,6<text:s text:c="3"/></text:p>
          </table:table-cell>
          <table:table-cell office:value-type="float" office:value="-929" table:style-name="ce132">
            <text:p><text:s/>- 929</text:p>
          </table:table-cell>
          <table:table-cell office:value-type="float" office:value="-8.5978713558537709" table:style-name="ce133">
            <text:p>-8,6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31">
          <table:table-cell/>
          <table:table-cell office:value-type="string" table:style-name="ce212">
            <text:p>CONTINENTE</text:p>
          </table:table-cell>
          <table:table-cell office:value-type="float" office:value="9585" table:style-name="ce207">
            <text:p>9 585</text:p>
          </table:table-cell>
          <table:table-cell office:value-type="float" office:value="97.053462940461728" table:style-name="ce208">
            <text:p>97,1<text:s text:c="5"/></text:p>
          </table:table-cell>
          <table:table-cell office:value-type="float" office:value="11743" table:style-name="ce209">
            <text:p>11 743</text:p>
          </table:table-cell>
          <table:table-cell office:value-type="float" office:value="96.825527704485495" table:style-name="ce210">
            <text:p>96,8<text:s text:c="5"/></text:p>
          </table:table-cell>
          <table:table-cell office:value-type="float" office:value="10396" table:style-name="ce209">
            <text:p>10 396</text:p>
          </table:table-cell>
          <table:table-cell office:value-type="float" office:value="96.21471540953263" table:style-name="ce211">
            <text:p>96,2<text:s text:c="5"/></text:p>
          </table:table-cell>
          <table:table-cell office:value-type="float" office:value="-2158" table:style-name="ce132">
            <text:p><text:s/>-2 158</text:p>
          </table:table-cell>
          <table:table-cell office:value-type="float" office:value="-18.376905390445373" table:style-name="ce133">
            <text:p>-18,4<text:s text:c="3"/></text:p>
          </table:table-cell>
          <table:table-cell office:value-type="float" office:value="-811" table:style-name="ce132">
            <text:p><text:s/>- 811</text:p>
          </table:table-cell>
          <table:table-cell office:value-type="float" office:value="-7.8010773374374756" table:style-name="ce133">
            <text:p>-7,8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Norte</text:p>
          </table:table-cell>
          <table:table-cell office:value-type="float" office:value="2813" table:style-name="ce214">
            <text:p>2 813</text:p>
          </table:table-cell>
          <table:table-cell office:value-type="float" office:value="28.483191575536654" table:style-name="ce215">
            <text:p>28,5<text:s text:c="5"/></text:p>
          </table:table-cell>
          <table:table-cell office:value-type="float" office:value="3988" table:style-name="ce216">
            <text:p>3 988</text:p>
          </table:table-cell>
          <table:table-cell office:value-type="float" office:value="32.882585751978894" table:style-name="ce217">
            <text:p>32,9<text:s text:c="5"/></text:p>
          </table:table-cell>
          <table:table-cell office:value-type="float" office:value="2606" table:style-name="ce216">
            <text:p>2 606</text:p>
          </table:table-cell>
          <table:table-cell office:value-type="float" office:value="24.118463674224895" table:style-name="ce218">
            <text:p>24,1<text:s text:c="5"/></text:p>
          </table:table-cell>
          <table:table-cell office:value-type="float" office:value="-1175" table:style-name="ce141">
            <text:p><text:s/>-1 175</text:p>
          </table:table-cell>
          <table:table-cell office:value-type="float" office:value="-29.463390170511534" table:style-name="ce142">
            <text:p>-29,5<text:s text:c="3"/></text:p>
          </table:table-cell>
          <table:table-cell office:value-type="float" office:value="207" table:style-name="ce141">
            <text:p>+ 207</text:p>
          </table:table-cell>
          <table:table-cell office:value-type="float" office:value="7.9432079815809669" table:style-name="ce142">
            <text:p>+7,9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2134" table:style-name="ce214">
            <text:p>2 134</text:p>
          </table:table-cell>
          <table:table-cell office:value-type="float" office:value="21.607938436614013" table:style-name="ce215">
            <text:p>21,6<text:s text:c="5"/></text:p>
          </table:table-cell>
          <table:table-cell office:value-type="float" office:value="3000" table:style-name="ce216">
            <text:p>3 000</text:p>
          </table:table-cell>
          <table:table-cell office:value-type="float" office:value="24.736147757255935" table:style-name="ce217">
            <text:p>24,7<text:s text:c="5"/></text:p>
          </table:table-cell>
          <table:table-cell office:value-type="float" office:value="2347" table:style-name="ce216">
            <text:p>2 347</text:p>
          </table:table-cell>
          <table:table-cell office:value-type="float" office:value="21.721425266080519" table:style-name="ce218">
            <text:p>21,7<text:s text:c="5"/></text:p>
          </table:table-cell>
          <table:table-cell office:value-type="float" office:value="-866" table:style-name="ce141">
            <text:p><text:s/>- 866</text:p>
          </table:table-cell>
          <table:table-cell office:value-type="float" office:value="-28.866666666666667" table:style-name="ce142">
            <text:p>-28,9<text:s text:c="3"/></text:p>
          </table:table-cell>
          <table:table-cell office:value-type="float" office:value="-213" table:style-name="ce141">
            <text:p><text:s/>- 213</text:p>
          </table:table-cell>
          <table:table-cell office:value-type="float" office:value="-9.0754154239454632" table:style-name="ce142">
            <text:p>-9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2732" table:style-name="ce214">
            <text:p>2 732</text:p>
          </table:table-cell>
          <table:table-cell office:value-type="float" office:value="27.663021466180638" table:style-name="ce215">
            <text:p>27,7<text:s text:c="5"/></text:p>
          </table:table-cell>
          <table:table-cell office:value-type="float" office:value="3210" table:style-name="ce216">
            <text:p>3 210</text:p>
          </table:table-cell>
          <table:table-cell office:value-type="float" office:value="26.467678100263853" table:style-name="ce217">
            <text:p>26,5<text:s text:c="5"/></text:p>
          </table:table-cell>
          <table:table-cell office:value-type="float" office:value="2965" table:style-name="ce216">
            <text:p>2 965</text:p>
          </table:table-cell>
          <table:table-cell office:value-type="float" office:value="27.440999537251269" table:style-name="ce218">
            <text:p>27,4<text:s text:c="5"/></text:p>
          </table:table-cell>
          <table:table-cell office:value-type="float" office:value="-478" table:style-name="ce141">
            <text:p><text:s/>- 478</text:p>
          </table:table-cell>
          <table:table-cell office:value-type="float" office:value="-14.890965732087228" table:style-name="ce142">
            <text:p>-14,9<text:s text:c="3"/></text:p>
          </table:table-cell>
          <table:table-cell office:value-type="float" office:value="-233" table:style-name="ce141">
            <text:p><text:s/>- 233</text:p>
          </table:table-cell>
          <table:table-cell office:value-type="float" office:value="-7.8583473861720075" table:style-name="ce142">
            <text:p>-7,9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764" table:style-name="ce214">
            <text:p><text:s/>764</text:p>
          </table:table-cell>
          <table:table-cell office:value-type="float" office:value="7.7359254759011744" table:style-name="ce215">
            <text:p>7,7<text:s text:c="5"/></text:p>
          </table:table-cell>
          <table:table-cell office:value-type="float" office:value="899" table:style-name="ce216">
            <text:p><text:s/>899</text:p>
          </table:table-cell>
          <table:table-cell office:value-type="float" office:value="7.4125989445910285" table:style-name="ce217">
            <text:p>7,4<text:s text:c="5"/></text:p>
          </table:table-cell>
          <table:table-cell office:value-type="float" office:value="1050" table:style-name="ce216">
            <text:p>1 050</text:p>
          </table:table-cell>
          <table:table-cell office:value-type="float" office:value="9.7177232762609904" table:style-name="ce218">
            <text:p>9,7<text:s text:c="5"/></text:p>
          </table:table-cell>
          <table:table-cell office:value-type="float" office:value="-135" table:style-name="ce141">
            <text:p><text:s/>- 135</text:p>
          </table:table-cell>
          <table:table-cell office:value-type="float" office:value="-15.016685205784205" table:style-name="ce142">
            <text:p>-15,0<text:s text:c="3"/></text:p>
          </table:table-cell>
          <table:table-cell office:value-type="float" office:value="-286" table:style-name="ce141">
            <text:p><text:s/>- 286</text:p>
          </table:table-cell>
          <table:table-cell office:value-type="float" office:value="-27.238095238095241" table:style-name="ce142">
            <text:p>-27,2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1142" table:style-name="ce214">
            <text:p>1 142</text:p>
          </table:table-cell>
          <table:table-cell office:value-type="float" office:value="11.563385986229243" table:style-name="ce215">
            <text:p>11,6<text:s text:c="5"/></text:p>
          </table:table-cell>
          <table:table-cell office:value-type="float" office:value="646" table:style-name="ce216">
            <text:p><text:s/>646</text:p>
          </table:table-cell>
          <table:table-cell office:value-type="float" office:value="5.3265171503957784" table:style-name="ce217">
            <text:p>5,3<text:s text:c="5"/></text:p>
          </table:table-cell>
          <table:table-cell office:value-type="float" office:value="1428" table:style-name="ce216">
            <text:p>1 428</text:p>
          </table:table-cell>
          <table:table-cell office:value-type="float" office:value="13.216103655714948" table:style-name="ce218">
            <text:p>13,2<text:s text:c="5"/></text:p>
          </table:table-cell>
          <table:table-cell office:value-type="float" office:value="496" table:style-name="ce141">
            <text:p>+ 496</text:p>
          </table:table-cell>
          <table:table-cell office:value-type="float" office:value="76.780185758513937" table:style-name="ce142">
            <text:p>+76,8<text:s text:c="3"/></text:p>
          </table:table-cell>
          <table:table-cell office:value-type="float" office:value="-286" table:style-name="ce141">
            <text:p><text:s/>- 286</text:p>
          </table:table-cell>
          <table:table-cell office:value-type="float" office:value="-20.028011204481793" table:style-name="ce142">
            <text:p>-20,0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32">
          <table:table-cell/>
          <table:table-cell office:value-type="string" table:style-name="ce212">
            <text:p>REG.AUTÓNOMAS</text:p>
          </table:table-cell>
          <table:table-cell office:value-type="float" office:value="291" table:style-name="ce207">
            <text:p><text:s/>291</text:p>
          </table:table-cell>
          <table:table-cell office:value-type="float" office:value="2.9465370595382749" table:style-name="ce208">
            <text:p>2,9<text:s text:c="5"/></text:p>
          </table:table-cell>
          <table:table-cell office:value-type="float" office:value="385" table:style-name="ce209">
            <text:p><text:s/>385</text:p>
          </table:table-cell>
          <table:table-cell office:value-type="float" office:value="3.1744722955145117" table:style-name="ce210">
            <text:p>3,2<text:s text:c="5"/></text:p>
          </table:table-cell>
          <table:table-cell office:value-type="float" office:value="409" table:style-name="ce209">
            <text:p><text:s/>409</text:p>
          </table:table-cell>
          <table:table-cell office:value-type="float" office:value="3.7852845904673762" table:style-name="ce211">
            <text:p>3,8<text:s text:c="5"/></text:p>
          </table:table-cell>
          <table:table-cell office:value-type="float" office:value="-94" table:style-name="ce132">
            <text:p><text:s/>- 94</text:p>
          </table:table-cell>
          <table:table-cell office:value-type="float" office:value="-24.415584415584416" table:style-name="ce133">
            <text:p>-24,4<text:s text:c="3"/></text:p>
          </table:table-cell>
          <table:table-cell office:value-type="float" office:value="-118" table:style-name="ce132">
            <text:p><text:s/>- 118</text:p>
          </table:table-cell>
          <table:table-cell office:value-type="float" office:value="-28.850855745721272" table:style-name="ce133">
            <text:p>-28,9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126" table:style-name="ce214">
            <text:p><text:s/>126</text:p>
          </table:table-cell>
          <table:table-cell office:value-type="float" office:value="1.2758201701093561" table:style-name="ce215">
            <text:p>1,3<text:s text:c="5"/></text:p>
          </table:table-cell>
          <table:table-cell office:value-type="float" office:value="136" table:style-name="ce216">
            <text:p><text:s/>136</text:p>
          </table:table-cell>
          <table:table-cell office:value-type="float" office:value="1.1213720316622691" table:style-name="ce217">
            <text:p>1,1<text:s text:c="5"/></text:p>
          </table:table-cell>
          <table:table-cell office:value-type="float" office:value="152" table:style-name="ce216">
            <text:p><text:s/>152</text:p>
          </table:table-cell>
          <table:table-cell office:value-type="float" office:value="1.4067561314206385" table:style-name="ce218">
            <text:p>1,4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7.3529411764705888" table:style-name="ce142">
            <text:p>-7,4<text:s text:c="3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17.105263157894736" table:style-name="ce142">
            <text:p>-17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65" table:style-name="ce214">
            <text:p><text:s/>165</text:p>
          </table:table-cell>
          <table:table-cell office:value-type="float" office:value="1.6707168894289186" table:style-name="ce215">
            <text:p>1,7<text:s text:c="5"/></text:p>
          </table:table-cell>
          <table:table-cell office:value-type="float" office:value="249" table:style-name="ce216">
            <text:p><text:s/>249</text:p>
          </table:table-cell>
          <table:table-cell office:value-type="float" office:value="2.0531002638522429" table:style-name="ce217">
            <text:p>2,1<text:s text:c="5"/></text:p>
          </table:table-cell>
          <table:table-cell office:value-type="float" office:value="257" table:style-name="ce216">
            <text:p><text:s/>257</text:p>
          </table:table-cell>
          <table:table-cell office:value-type="float" office:value="2.3785284590467377" table:style-name="ce218">
            <text:p>2,4<text:s text:c="5"/></text:p>
          </table:table-cell>
          <table:table-cell office:value-type="float" office:value="-84" table:style-name="ce141">
            <text:p><text:s/>- 84</text:p>
          </table:table-cell>
          <table:table-cell office:value-type="float" office:value="-33.734939759036145" table:style-name="ce142">
            <text:p>-33,7<text:s text:c="3"/></text:p>
          </table:table-cell>
          <table:table-cell office:value-type="float" office:value="-92" table:style-name="ce141">
            <text:p><text:s/>- 92</text:p>
          </table:table-cell>
          <table:table-cell office:value-type="float" office:value="-35.797665369649806" table:style-name="ce142">
            <text:p>-35,8<text:s text:c="3"/></text:p>
          </table:table-cell>
          <table:table-cell table:style-name="ce152"/>
          <table:table-cell table:number-columns-repeated="3" table:style-name="ce1"/>
          <table:table-cell table:number-columns-repeated="2" table:style-name="ce152"/>
          <table:table-cell table:number-columns-repeated="16366"/>
        </table:table-row>
        <table:table-row table:style-name="ro18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3" table:style-name="ce152"/>
          <table:table-cell table:style-name="ce289"/>
          <table:table-cell table:number-columns-repeated="2" table:style-name="ce152"/>
          <table:table-cell table:number-columns-repeated="16366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14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6" table:style-name="ce96"/>
          <table:table-cell table:number-columns-repeated="16366"/>
        </table:table-row>
        <table:table-row table:style-name="ro19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07"/>
          <table:table-cell table:number-columns-repeated="16366"/>
        </table:table-row>
        <table:table-row table:style-name="ro25">
          <table:table-cell/>
          <table:table-cell table:style-name="ce10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6"/>
          <table:table-cell table:number-columns-repeated="16371" table:style-name="ce1"/>
        </table:table-row>
        <table:table-row table:style-name="ro12">
          <table:table-cell/>
          <table:table-cell office:value-type="string" table:style-name="ce291">
            <text:p>Total</text:p>
          </table:table-cell>
          <table:table-cell office:value-type="float" office:value="9585" table:style-name="ce128">
            <text:p>9 585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1743" table:style-name="ce239">
            <text:p>11 743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10396" table:style-name="ce130">
            <text:p>10 396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-2158" table:style-name="ce132">
            <text:p><text:s/>-2 158</text:p>
          </table:table-cell>
          <table:table-cell office:value-type="float" office:value="-18.376905390445373" table:style-name="ce133">
            <text:p>-18,4<text:s text:c="3"/></text:p>
          </table:table-cell>
          <table:table-cell office:value-type="float" office:value="-811" table:style-name="ce132">
            <text:p><text:s/>- 811</text:p>
          </table:table-cell>
          <table:table-cell office:value-type="float" office:value="-7.8010773374374756" table:style-name="ce133">
            <text:p>-7,8<text:s text:c="3"/></text:p>
          </table:table-cell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30" table:style-name="ce137">
            <text:p><text:s/>30</text:p>
          </table:table-cell>
          <table:table-cell office:value-type="float" office:value="0.3129890453834116" table:style-name="ce243">
            <text:p>0,3<text:s text:c="5"/></text:p>
          </table:table-cell>
          <table:table-cell office:value-type="float" office:value="29" table:style-name="ce244">
            <text:p><text:s/>29</text:p>
          </table:table-cell>
          <table:table-cell office:value-type="float" office:value="0.24695563314314911" table:style-name="ce245">
            <text:p>0,2<text:s text:c="5"/></text:p>
          </table:table-cell>
          <table:table-cell office:value-type="float" office:value="42" table:style-name="ce139">
            <text:p><text:s/>42</text:p>
          </table:table-cell>
          <table:table-cell office:value-type="float" office:value="0.40400153905348207" table:style-name="ce246">
            <text:p>0,4<text:s text:c="5"/></text:p>
          </table:table-cell>
          <table:table-cell office:value-type="float" office:value="1" table:style-name="ce141">
            <text:p>+ 1</text:p>
          </table:table-cell>
          <table:table-cell office:value-type="float" office:value="3.4482758620689653" table:style-name="ce142">
            <text:p>+3,4<text:s text:c="3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28.571428571428569" table:style-name="ce142">
            <text:p>-28,6<text:s text:c="3"/></text:p>
          </table:table-cell>
          <table:table-cell table:style-name="ce134"/>
          <table:table-cell table:style-name="ce96"/>
          <table:table-cell table:number-columns-repeated="2" table:style-name="ce287"/>
          <table:table-cell table:number-columns-repeated="2" table:style-name="ce13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635" table:style-name="ce137">
            <text:p><text:s/>635</text:p>
          </table:table-cell>
          <table:table-cell office:value-type="float" office:value="6.6249347939488779" table:style-name="ce243">
            <text:p>6,6<text:s text:c="5"/></text:p>
          </table:table-cell>
          <table:table-cell office:value-type="float" office:value="615" table:style-name="ce244">
            <text:p><text:s/>615</text:p>
          </table:table-cell>
          <table:table-cell office:value-type="float" office:value="5.2371625649323006" table:style-name="ce245">
            <text:p>5,2<text:s text:c="5"/></text:p>
          </table:table-cell>
          <table:table-cell office:value-type="float" office:value="783" table:style-name="ce139">
            <text:p><text:s/>783</text:p>
          </table:table-cell>
          <table:table-cell office:value-type="float" office:value="7.5317429780684879" table:style-name="ce246">
            <text:p>7,5<text:s text:c="5"/></text:p>
          </table:table-cell>
          <table:table-cell office:value-type="float" office:value="20" table:style-name="ce141">
            <text:p>+ 20</text:p>
          </table:table-cell>
          <table:table-cell office:value-type="float" office:value="3.2520325203252036" table:style-name="ce142">
            <text:p>+3,3<text:s text:c="3"/></text:p>
          </table:table-cell>
          <table:table-cell office:value-type="float" office:value="-148" table:style-name="ce141">
            <text:p><text:s/>- 148</text:p>
          </table:table-cell>
          <table:table-cell office:value-type="float" office:value="-18.901660280970624" table:style-name="ce142">
            <text:p>-18,9<text:s text:c="3"/></text:p>
          </table:table-cell>
          <table:table-cell table:style-name="ce152"/>
          <table:table-cell table:style-name="ce183"/>
          <table:table-cell table:number-columns-repeated="2" table:style-name="ce288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615" table:style-name="ce137">
            <text:p><text:s/>615</text:p>
          </table:table-cell>
          <table:table-cell office:value-type="float" office:value="6.4162754303599367" table:style-name="ce243">
            <text:p>6,4<text:s text:c="5"/></text:p>
          </table:table-cell>
          <table:table-cell office:value-type="float" office:value="592" table:style-name="ce244">
            <text:p><text:s/>592</text:p>
          </table:table-cell>
          <table:table-cell office:value-type="float" office:value="5.0413012007153197" table:style-name="ce245">
            <text:p>5,0<text:s text:c="5"/></text:p>
          </table:table-cell>
          <table:table-cell office:value-type="float" office:value="757" table:style-name="ce139">
            <text:p><text:s/>757</text:p>
          </table:table-cell>
          <table:table-cell office:value-type="float" office:value="7.2816467872258563" table:style-name="ce246">
            <text:p>7,3<text:s text:c="5"/></text:p>
          </table:table-cell>
          <table:table-cell office:value-type="float" office:value="23" table:style-name="ce141">
            <text:p>+ 23</text:p>
          </table:table-cell>
          <table:table-cell office:value-type="float" office:value="3.8851351351351351" table:style-name="ce142">
            <text:p>+3,9<text:s text:c="3"/></text:p>
          </table:table-cell>
          <table:table-cell office:value-type="float" office:value="-142" table:style-name="ce141">
            <text:p><text:s/>- 142</text:p>
          </table:table-cell>
          <table:table-cell office:value-type="float" office:value="-18.758256274768826" table:style-name="ce142">
            <text:p>-18,8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858" table:style-name="ce137">
            <text:p><text:s/>858</text:p>
          </table:table-cell>
          <table:table-cell office:value-type="float" office:value="8.9514866979655707" table:style-name="ce243">
            <text:p>9,0<text:s text:c="5"/></text:p>
          </table:table-cell>
          <table:table-cell office:value-type="float" office:value="965" table:style-name="ce244">
            <text:p><text:s/>965</text:p>
          </table:table-cell>
          <table:table-cell office:value-type="float" office:value="8.2176615856254784" table:style-name="ce245">
            <text:p>8,2<text:s text:c="5"/></text:p>
          </table:table-cell>
          <table:table-cell office:value-type="float" office:value="940" table:style-name="ce139">
            <text:p><text:s/>940</text:p>
          </table:table-cell>
          <table:table-cell office:value-type="float" office:value="9.0419392073874558" table:style-name="ce246">
            <text:p>9,0<text:s text:c="5"/></text:p>
          </table:table-cell>
          <table:table-cell office:value-type="float" office:value="-107" table:style-name="ce141">
            <text:p><text:s/>- 107</text:p>
          </table:table-cell>
          <table:table-cell office:value-type="float" office:value="-11.088082901554404" table:style-name="ce142">
            <text:p>-11,1<text:s text:c="3"/></text:p>
          </table:table-cell>
          <table:table-cell office:value-type="float" office:value="-82" table:style-name="ce141">
            <text:p><text:s/>- 82</text:p>
          </table:table-cell>
          <table:table-cell office:value-type="float" office:value="-8.7234042553191493" table:style-name="ce142">
            <text:p>-8,7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1932" table:style-name="ce137">
            <text:p>1 932</text:p>
          </table:table-cell>
          <table:table-cell office:value-type="float" office:value="20.156494522691705" table:style-name="ce243">
            <text:p>20,2<text:s text:c="5"/></text:p>
          </table:table-cell>
          <table:table-cell office:value-type="float" office:value="1829" table:style-name="ce244">
            <text:p>1 829</text:p>
          </table:table-cell>
          <table:table-cell office:value-type="float" office:value="15.575236310993784" table:style-name="ce245">
            <text:p>15,6<text:s text:c="5"/></text:p>
          </table:table-cell>
          <table:table-cell office:value-type="float" office:value="2097" table:style-name="ce139">
            <text:p>2 097</text:p>
          </table:table-cell>
          <table:table-cell office:value-type="float" office:value="20.171219699884571" table:style-name="ce246">
            <text:p>20,2<text:s text:c="5"/></text:p>
          </table:table-cell>
          <table:table-cell office:value-type="float" office:value="103" table:style-name="ce141">
            <text:p>+ 103</text:p>
          </table:table-cell>
          <table:table-cell office:value-type="float" office:value="5.6314926189174415" table:style-name="ce142">
            <text:p>+5,6<text:s text:c="3"/></text:p>
          </table:table-cell>
          <table:table-cell office:value-type="float" office:value="-165" table:style-name="ce141">
            <text:p><text:s/>- 165</text:p>
          </table:table-cell>
          <table:table-cell office:value-type="float" office:value="-7.8683834048640922" table:style-name="ce142">
            <text:p>-7,9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271" table:style-name="ce137">
            <text:p><text:s/>271</text:p>
          </table:table-cell>
          <table:table-cell office:value-type="float" office:value="2.8273343766301511" table:style-name="ce243">
            <text:p>2,8<text:s text:c="5"/></text:p>
          </table:table-cell>
          <table:table-cell office:value-type="float" office:value="668" table:style-name="ce244">
            <text:p><text:s/>668</text:p>
          </table:table-cell>
          <table:table-cell office:value-type="float" office:value="5.6884952737801244" table:style-name="ce245">
            <text:p>5,7<text:s text:c="5"/></text:p>
          </table:table-cell>
          <table:table-cell office:value-type="float" office:value="235" table:style-name="ce139">
            <text:p><text:s/>235</text:p>
          </table:table-cell>
          <table:table-cell office:value-type="float" office:value="2.260484801846864" table:style-name="ce246">
            <text:p>2,3<text:s text:c="5"/></text:p>
          </table:table-cell>
          <table:table-cell office:value-type="float" office:value="-397" table:style-name="ce141">
            <text:p><text:s/>- 397</text:p>
          </table:table-cell>
          <table:table-cell office:value-type="float" office:value="-59.431137724550901" table:style-name="ce142">
            <text:p>-59,4<text:s text:c="3"/></text:p>
          </table:table-cell>
          <table:table-cell office:value-type="float" office:value="36" table:style-name="ce141">
            <text:p>+ 36</text:p>
          </table:table-cell>
          <table:table-cell office:value-type="float" office:value="15.319148936170212" table:style-name="ce142">
            <text:p>+15,3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1529" table:style-name="ce137">
            <text:p>1 529</text:p>
          </table:table-cell>
          <table:table-cell office:value-type="float" office:value="15.952008346374544" table:style-name="ce243">
            <text:p>16,0<text:s text:c="5"/></text:p>
          </table:table-cell>
          <table:table-cell office:value-type="float" office:value="2018" table:style-name="ce244">
            <text:p>2 018</text:p>
          </table:table-cell>
          <table:table-cell office:value-type="float" office:value="17.184705782168098" table:style-name="ce245">
            <text:p>17,2<text:s text:c="5"/></text:p>
          </table:table-cell>
          <table:table-cell office:value-type="float" office:value="1813" table:style-name="ce139">
            <text:p>1 813</text:p>
          </table:table-cell>
          <table:table-cell office:value-type="float" office:value="17.439399769141978" table:style-name="ce246">
            <text:p>17,4<text:s text:c="5"/></text:p>
          </table:table-cell>
          <table:table-cell office:value-type="float" office:value="-489" table:style-name="ce141">
            <text:p><text:s/>- 489</text:p>
          </table:table-cell>
          <table:table-cell office:value-type="float" office:value="-24.231912784935581" table:style-name="ce142">
            <text:p>-24,2<text:s text:c="3"/></text:p>
          </table:table-cell>
          <table:table-cell office:value-type="float" office:value="-284" table:style-name="ce141">
            <text:p><text:s/>- 284</text:p>
          </table:table-cell>
          <table:table-cell office:value-type="float" office:value="-15.664644236072808" table:style-name="ce142">
            <text:p>-15,7<text:s text:c="3"/></text:p>
          </table:table-cell>
          <table:table-cell table:style-name="ce158"/>
          <table:table-cell table:style-name="ce152"/>
          <table:table-cell table:number-columns-repeated="2" table:style-name="ce289"/>
          <table:table-cell table:number-columns-repeated="2" table:style-name="ce15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987" table:style-name="ce137">
            <text:p><text:s/>987</text:p>
          </table:table-cell>
          <table:table-cell office:value-type="float" office:value="10.297339593114241" table:style-name="ce243">
            <text:p>10,3<text:s text:c="5"/></text:p>
          </table:table-cell>
          <table:table-cell office:value-type="float" office:value="1298" table:style-name="ce244">
            <text:p>1 298</text:p>
          </table:table-cell>
          <table:table-cell office:value-type="float" office:value="11.053393511027847" table:style-name="ce245">
            <text:p>11,1<text:s text:c="5"/></text:p>
          </table:table-cell>
          <table:table-cell office:value-type="float" office:value="873" table:style-name="ce139">
            <text:p><text:s/>873</text:p>
          </table:table-cell>
          <table:table-cell office:value-type="float" office:value="8.3974605617545208" table:style-name="ce246">
            <text:p>8,4<text:s text:c="5"/></text:p>
          </table:table-cell>
          <table:table-cell office:value-type="float" office:value="-311" table:style-name="ce141">
            <text:p><text:s/>- 311</text:p>
          </table:table-cell>
          <table:table-cell office:value-type="float" office:value="-23.959938366718028" table:style-name="ce142">
            <text:p>-24,0<text:s text:c="3"/></text:p>
          </table:table-cell>
          <table:table-cell office:value-type="float" office:value="114" table:style-name="ce141">
            <text:p>+ 114</text:p>
          </table:table-cell>
          <table:table-cell office:value-type="float" office:value="13.058419243986256" table:style-name="ce142">
            <text:p>+13,1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2727" table:style-name="ce137">
            <text:p>2 727</text:p>
          </table:table-cell>
          <table:table-cell office:value-type="float" office:value="28.450704225352112" table:style-name="ce243">
            <text:p>28,5<text:s text:c="5"/></text:p>
          </table:table-cell>
          <table:table-cell office:value-type="float" office:value="3724" table:style-name="ce244">
            <text:p>3 724</text:p>
          </table:table-cell>
          <table:table-cell office:value-type="float" office:value="31.712509580175425" table:style-name="ce245">
            <text:p>31,7<text:s text:c="5"/></text:p>
          </table:table-cell>
          <table:table-cell office:value-type="float" office:value="2851" table:style-name="ce139">
            <text:p>2 851</text:p>
          </table:table-cell>
          <table:table-cell office:value-type="float" office:value="27.424009234320895" table:style-name="ce246">
            <text:p>27,4<text:s text:c="5"/></text:p>
          </table:table-cell>
          <table:table-cell office:value-type="float" office:value="-997" table:style-name="ce141">
            <text:p><text:s/>- 997</text:p>
          </table:table-cell>
          <table:table-cell office:value-type="float" office:value="-26.772287862513426" table:style-name="ce142">
            <text:p>-26,8<text:s text:c="3"/></text:p>
          </table:table-cell>
          <table:table-cell office:value-type="float" office:value="-124" table:style-name="ce141">
            <text:p><text:s/>- 124</text:p>
          </table:table-cell>
          <table:table-cell office:value-type="float" office:value="-4.3493511048754829" table:style-name="ce142">
            <text:p>-4,3<text:s text:c="3"/></text:p>
          </table:table-cell>
          <table:table-cell table:number-columns-repeated="2" table:style-name="ce152"/>
          <table:table-cell table:number-columns-repeated="2" table:style-name="ce289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1" table:style-name="ce137">
            <text:p><text:s/>1</text:p>
          </table:table-cell>
          <table:table-cell office:value-type="float" office:value="1.0432968179447054E-2" table:style-name="ce243">
            <text:p>0,0<text:s text:c="5"/></text:p>
          </table:table-cell>
          <table:table-cell office:value-type="float" office:value="5" table:style-name="ce244">
            <text:p><text:s/>5</text:p>
          </table:table-cell>
          <table:table-cell office:value-type="float" office:value="4.2578557438473982E-2" table:style-name="ce245">
            <text:p>0,0<text:s text:c="5"/></text:p>
          </table:table-cell>
          <table:table-cell office:value-type="float" office:value="5" table:style-name="ce139">
            <text:p><text:s/>5</text:p>
          </table:table-cell>
          <table:table-cell office:value-type="float" office:value="4.809542131589073E-2" table:style-name="ce246">
            <text:p>0,0<text:s text:c="5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80" table:style-name="ce142">
            <text:p>-80,0<text:s text:c="3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80" table:style-name="ce142">
            <text:p>-80,0<text:s text:c="3"/></text:p>
          </table:table-cell>
          <table:table-cell table:number-columns-repeated="6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2"/>
          <table:table-cell table:number-columns-repeated="16366"/>
        </table:table-row>
        <table:table-row table:style-name="ro13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13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3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6" table:style-name="ce9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85"/>
          <table:table-cell table:number-columns-repeated="7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0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21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34"/>
          <table:table-cell table:style-name="ce96"/>
          <table:table-cell table:number-columns-repeated="4" table:style-name="ce13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style-name="ce183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8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2" table:style-name="ce152"/>
          <table:table-cell table:number-columns-repeated="4" table:style-name="ce15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style-name="ce152"/>
          <table:table-cell table:number-columns-repeated="4" table:style-name="ce153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6" table:style-name="ce152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6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30" table:default-cell-style-name="ce1"/>
        <table:table-column table:style-name="co16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7" table:default-cell-style-name="ce1"/>
        <table:table-column table:style-name="co20" table:default-cell-style-name="ce1"/>
        <table:table-column table:style-name="co48" table:default-cell-style-name="ce1"/>
        <table:table-column table:style-name="co20" table:number-columns-repeated="3" table:default-cell-style-name="ce1"/>
        <table:table-column table:style-name="co49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747in" svg:y="0.28738in" svg:width="1.83819in" svg:height="0.50605in">
                <draw:text-box>
                  <text:p text:style-name="a90" text:class-names="" text:cond-style-name=""><text:span text:style-name="a88" text:class-names="">FEVEREIRO 2020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77" draw:name="Text Box 122" svg:x="0in" svg:y="0in" svg:width="0.97917in" svg:height="0.31458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6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Quadro 10 - OFERTAS DE EMPREGO <text:s/>RECEBIDAS, <text:s text:c="3"/>POR ATIVIDADE 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6" table:style-name="ce107"/>
          <table:table-cell table:number-columns-repeated="16366" table:style-name="ce1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6" table:style-name="ce121"/>
          <table:table-cell table:number-columns-repeated="16366" table:style-name="ce1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6" table:style-name="ce121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9585" table:style-name="ce128">
            <text:p>9 585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11743" table:style-name="ce130">
            <text:p>11 74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0396" table:style-name="ce130">
            <text:p>10 396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2158" table:style-name="ce132">
            <text:p><text:s/>-2 158</text:p>
          </table:table-cell>
          <table:table-cell office:value-type="float" office:value="-18.376905390445373" table:style-name="ce133">
            <text:p>-18,4<text:s text:c="3"/></text:p>
          </table:table-cell>
          <table:table-cell office:value-type="float" office:value="-811" table:style-name="ce132">
            <text:p><text:s/>- 811</text:p>
          </table:table-cell>
          <table:table-cell office:value-type="float" office:value="-7.8010773374374756" table:style-name="ce133">
            <text:p>-7,8<text:s text:c="3"/></text:p>
          </table:table-cell>
          <table:table-cell table:style-name="ce134"/>
          <table:table-cell table:style-name="ce1"/>
          <table:table-cell table:number-columns-repeated="4" table:style-name="ce135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374" table:style-name="ce128">
            <text:p><text:s/>374</text:p>
          </table:table-cell>
          <table:table-cell office:value-type="float" office:value="3.9019300991131973" table:style-name="ce129">
            <text:p>3,9<text:s text:c="5"/></text:p>
          </table:table-cell>
          <table:table-cell office:value-type="float" office:value="757" table:style-name="ce130">
            <text:p><text:s/>757</text:p>
          </table:table-cell>
          <table:table-cell office:value-type="float" office:value="6.4463935961849614" table:style-name="ce131">
            <text:p>6,4<text:s text:c="5"/></text:p>
          </table:table-cell>
          <table:table-cell office:value-type="float" office:value="348" table:style-name="ce130">
            <text:p><text:s/>348</text:p>
          </table:table-cell>
          <table:table-cell office:value-type="float" office:value="3.3474413235859943" table:style-name="ce131">
            <text:p>3,3<text:s text:c="5"/></text:p>
          </table:table-cell>
          <table:table-cell office:value-type="float" office:value="-383" table:style-name="ce132">
            <text:p><text:s/>- 383</text:p>
          </table:table-cell>
          <table:table-cell office:value-type="float" office:value="-50.594451783355353" table:style-name="ce133">
            <text:p>-50,6<text:s text:c="3"/></text:p>
          </table:table-cell>
          <table:table-cell office:value-type="float" office:value="26" table:style-name="ce132">
            <text:p>+ 26</text:p>
          </table:table-cell>
          <table:table-cell office:value-type="float" office:value="7.4712643678160928" table:style-name="ce133">
            <text:p>+7,5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2471" table:style-name="ce148">
            <text:p>2 471</text:p>
          </table:table-cell>
          <table:table-cell office:value-type="float" office:value="25.779864371413669" table:style-name="ce149">
            <text:p>25,8<text:s text:c="5"/></text:p>
          </table:table-cell>
          <table:table-cell office:value-type="float" office:value="2907" table:style-name="ce130">
            <text:p>2 907</text:p>
          </table:table-cell>
          <table:table-cell office:value-type="float" office:value="24.755173294728774" table:style-name="ce131">
            <text:p>24,8<text:s text:c="5"/></text:p>
          </table:table-cell>
          <table:table-cell office:value-type="float" office:value="2875" table:style-name="ce130">
            <text:p>2 875</text:p>
          </table:table-cell>
          <table:table-cell office:value-type="float" office:value="27.654867256637168" table:style-name="ce131">
            <text:p>27,7<text:s text:c="5"/></text:p>
          </table:table-cell>
          <table:table-cell office:value-type="float" office:value="-436" table:style-name="ce132">
            <text:p><text:s/>- 436</text:p>
          </table:table-cell>
          <table:table-cell office:value-type="float" office:value="-14.99828001375989" table:style-name="ce133">
            <text:p>-15,0<text:s text:c="3"/></text:p>
          </table:table-cell>
          <table:table-cell office:value-type="float" office:value="-404" table:style-name="ce132">
            <text:p><text:s/>- 404</text:p>
          </table:table-cell>
          <table:table-cell office:value-type="float" office:value="-14.052173913043479" table:style-name="ce133">
            <text:p>-14,1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7" table:style-name="ce137">
            <text:p><text:s/>7</text:p>
          </table:table-cell>
          <table:table-cell office:value-type="float" office:value="7.3030777256129373E-2" table:style-name="ce138">
            <text:p>0,1<text:s text:c="5"/></text:p>
          </table:table-cell>
          <table:table-cell office:value-type="float" office:value="11" table:style-name="ce139">
            <text:p><text:s/>11</text:p>
          </table:table-cell>
          <table:table-cell office:value-type="float" office:value="9.3672826364642761E-2" table:style-name="ce140">
            <text:p>0,1<text:s text:c="5"/></text:p>
          </table:table-cell>
          <table:table-cell office:value-type="float" office:value="20" table:style-name="ce139">
            <text:p><text:s/>20</text:p>
          </table:table-cell>
          <table:table-cell office:value-type="float" office:value="0.19238168526356292" table:style-name="ce140">
            <text:p>0,2<text:s text:c="5"/></text:p>
          </table:table-cell>
          <table:table-cell office:value-type="float" office:value="-4" table:style-name="ce141">
            <text:p><text:s/>- 4</text:p>
          </table:table-cell>
          <table:table-cell office:value-type="float" office:value="-36.363636363636367" table:style-name="ce142">
            <text:p>-36,4<text:s text:c="3"/></text:p>
          </table:table-cell>
          <table:table-cell office:value-type="float" office:value="-13" table:style-name="ce141">
            <text:p><text:s/>- 13</text:p>
          </table:table-cell>
          <table:table-cell office:value-type="float" office:value="-65" table:style-name="ce142">
            <text:p>-65,0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283" table:style-name="ce137">
            <text:p><text:s/>283</text:p>
          </table:table-cell>
          <table:table-cell office:value-type="float" office:value="2.9525299947835157" table:style-name="ce138">
            <text:p>3,0<text:s text:c="5"/></text:p>
          </table:table-cell>
          <table:table-cell office:value-type="float" office:value="325" table:style-name="ce139">
            <text:p><text:s/>325</text:p>
          </table:table-cell>
          <table:table-cell office:value-type="float" office:value="2.7676062335008087" table:style-name="ce140">
            <text:p>2,8<text:s text:c="5"/></text:p>
          </table:table-cell>
          <table:table-cell office:value-type="float" office:value="309" table:style-name="ce139">
            <text:p><text:s/>309</text:p>
          </table:table-cell>
          <table:table-cell office:value-type="float" office:value="2.972297037322047" table:style-name="ce140">
            <text:p>3,0<text:s text:c="5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12.923076923076923" table:style-name="ce142">
            <text:p>-12,9<text:s text:c="3"/></text:p>
          </table:table-cell>
          <table:table-cell office:value-type="float" office:value="-26" table:style-name="ce141">
            <text:p><text:s/>- 26</text:p>
          </table:table-cell>
          <table:table-cell office:value-type="float" office:value="-8.4142394822006477" table:style-name="ce142">
            <text:p>-8,4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3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103" table:style-name="ce137">
            <text:p><text:s/>103</text:p>
          </table:table-cell>
          <table:table-cell office:value-type="float" office:value="1.0745957224830465" table:style-name="ce155">
            <text:p>1,1<text:s text:c="5"/></text:p>
          </table:table-cell>
          <table:table-cell office:value-type="float" office:value="70" table:style-name="ce156">
            <text:p><text:s/>70</text:p>
          </table:table-cell>
          <table:table-cell office:value-type="float" office:value="0.59609980413863584" table:style-name="ce157">
            <text:p>0,6<text:s text:c="5"/></text:p>
          </table:table-cell>
          <table:table-cell office:value-type="float" office:value="97" table:style-name="ce139">
            <text:p><text:s/>97</text:p>
          </table:table-cell>
          <table:table-cell office:value-type="float" office:value="0.93305117352828015" table:style-name="ce157">
            <text:p>0,9<text:s text:c="5"/></text:p>
          </table:table-cell>
          <table:table-cell office:value-type="float" office:value="33" table:style-name="ce141">
            <text:p>+ 33</text:p>
          </table:table-cell>
          <table:table-cell office:value-type="float" office:value="47.142857142857139" table:style-name="ce142">
            <text:p>+47,1<text:s text:c="3"/></text:p>
          </table:table-cell>
          <table:table-cell office:value-type="float" office:value="6" table:style-name="ce141">
            <text:p>+ 6</text:p>
          </table:table-cell>
          <table:table-cell office:value-type="float" office:value="6.1855670103092786" table:style-name="ce142">
            <text:p>+6,2<text:s text:c="3"/></text:p>
          </table:table-cell>
          <table:table-cell table:style-name="ce158"/>
          <table:table-cell table:style-name="ce295"/>
          <table:table-cell table:style-name="ce296"/>
          <table:table-cell table:style-name="ce282"/>
          <table:table-cell table:style-name="ce153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199" table:style-name="ce137">
            <text:p><text:s/>199</text:p>
          </table:table-cell>
          <table:table-cell office:value-type="float" office:value="2.0761606677099635" table:style-name="ce155">
            <text:p>2,1<text:s text:c="5"/></text:p>
          </table:table-cell>
          <table:table-cell office:value-type="float" office:value="223" table:style-name="ce156">
            <text:p><text:s/>223</text:p>
          </table:table-cell>
          <table:table-cell office:value-type="float" office:value="1.8990036617559398" table:style-name="ce157">
            <text:p>1,9<text:s text:c="5"/></text:p>
          </table:table-cell>
          <table:table-cell office:value-type="float" office:value="175" table:style-name="ce139">
            <text:p><text:s/>175</text:p>
          </table:table-cell>
          <table:table-cell office:value-type="float" office:value="1.6833397460561756" table:style-name="ce157">
            <text:p>1,7<text:s text:c="5"/></text:p>
          </table:table-cell>
          <table:table-cell office:value-type="float" office:value="-24" table:style-name="ce141">
            <text:p><text:s/>- 24</text:p>
          </table:table-cell>
          <table:table-cell office:value-type="float" office:value="-10.762331838565023" table:style-name="ce142">
            <text:p>-10,8<text:s text:c="3"/></text:p>
          </table:table-cell>
          <table:table-cell office:value-type="float" office:value="24" table:style-name="ce141">
            <text:p>+ 24</text:p>
          </table:table-cell>
          <table:table-cell office:value-type="float" office:value="13.714285714285715" table:style-name="ce142">
            <text:p>+13,7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84" table:style-name="ce137">
            <text:p><text:s/>184</text:p>
          </table:table-cell>
          <table:table-cell office:value-type="float" office:value="1.9196661450182575" table:style-name="ce155">
            <text:p>1,9<text:s text:c="5"/></text:p>
          </table:table-cell>
          <table:table-cell office:value-type="float" office:value="221" table:style-name="ce156">
            <text:p><text:s/>221</text:p>
          </table:table-cell>
          <table:table-cell office:value-type="float" office:value="1.88197223878055" table:style-name="ce157">
            <text:p>1,9<text:s text:c="5"/></text:p>
          </table:table-cell>
          <table:table-cell office:value-type="float" office:value="103" table:style-name="ce139">
            <text:p><text:s/>103</text:p>
          </table:table-cell>
          <table:table-cell office:value-type="float" office:value="0.99076567910734903" table:style-name="ce157">
            <text:p>1,0<text:s text:c="5"/></text:p>
          </table:table-cell>
          <table:table-cell office:value-type="float" office:value="-37" table:style-name="ce141">
            <text:p><text:s/>- 37</text:p>
          </table:table-cell>
          <table:table-cell office:value-type="float" office:value="-16.742081447963798" table:style-name="ce142">
            <text:p>-16,7<text:s text:c="3"/></text:p>
          </table:table-cell>
          <table:table-cell office:value-type="float" office:value="81" table:style-name="ce141">
            <text:p>+ 81</text:p>
          </table:table-cell>
          <table:table-cell office:value-type="float" office:value="78.640776699029118" table:style-name="ce142">
            <text:p>+78,6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73" table:style-name="ce137">
            <text:p><text:s/>73</text:p>
          </table:table-cell>
          <table:table-cell office:value-type="float" office:value="0.76160667709963492" table:style-name="ce155">
            <text:p>0,8<text:s text:c="5"/></text:p>
          </table:table-cell>
          <table:table-cell office:value-type="float" office:value="90" table:style-name="ce156">
            <text:p><text:s/>90</text:p>
          </table:table-cell>
          <table:table-cell office:value-type="float" office:value="0.76641403389253171" table:style-name="ce157">
            <text:p>0,8<text:s text:c="5"/></text:p>
          </table:table-cell>
          <table:table-cell office:value-type="float" office:value="94" table:style-name="ce139">
            <text:p><text:s/>94</text:p>
          </table:table-cell>
          <table:table-cell office:value-type="float" office:value="0.90419392073874572" table:style-name="ce157">
            <text:p>0,9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18.888888888888889" table:style-name="ce142">
            <text:p>-18,9<text:s text:c="3"/></text:p>
          </table:table-cell>
          <table:table-cell office:value-type="float" office:value="-21" table:style-name="ce141">
            <text:p><text:s/>- 21</text:p>
          </table:table-cell>
          <table:table-cell office:value-type="float" office:value="-22.340425531914892" table:style-name="ce142">
            <text:p>-22,3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6" table:style-name="ce137">
            <text:p><text:s/>16</text:p>
          </table:table-cell>
          <table:table-cell office:value-type="float" office:value="0.16692749087115286" table:style-name="ce155">
            <text:p>0,2<text:s text:c="5"/></text:p>
          </table:table-cell>
          <table:table-cell office:value-type="float" office:value="46" table:style-name="ce156">
            <text:p><text:s/>46</text:p>
          </table:table-cell>
          <table:table-cell office:value-type="float" office:value="0.39172272843396061" table:style-name="ce157">
            <text:p>0,4<text:s text:c="5"/></text:p>
          </table:table-cell>
          <table:table-cell office:value-type="float" office:value="51" table:style-name="ce139">
            <text:p><text:s/>51</text:p>
          </table:table-cell>
          <table:table-cell office:value-type="float" office:value="0.49057329742208544" table:style-name="ce157">
            <text:p>0,5<text:s text:c="5"/></text:p>
          </table:table-cell>
          <table:table-cell office:value-type="float" office:value="-30" table:style-name="ce141">
            <text:p><text:s/>- 30</text:p>
          </table:table-cell>
          <table:table-cell office:value-type="float" office:value="-65.217391304347828" table:style-name="ce142">
            <text:p>-65,2<text:s text:c="3"/></text:p>
          </table:table-cell>
          <table:table-cell office:value-type="float" office:value="-35" table:style-name="ce141">
            <text:p><text:s/>- 35</text:p>
          </table:table-cell>
          <table:table-cell office:value-type="float" office:value="-68.627450980392155" table:style-name="ce142">
            <text:p>-68,6<text:s text:c="3"/></text:p>
          </table:table-cell>
          <table:table-cell table:style-name="ce152"/>
          <table:table-cell table:style-name="ce295"/>
          <table:table-cell table:style-name="ce296"/>
          <table:table-cell table:style-name="ce282"/>
          <table:table-cell table:style-name="ce152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88" table:style-name="ce137">
            <text:p><text:s/>88</text:p>
          </table:table-cell>
          <table:table-cell office:value-type="float" office:value="0.91810119979134053" table:style-name="ce155">
            <text:p>0,9<text:s text:c="5"/></text:p>
          </table:table-cell>
          <table:table-cell office:value-type="float" office:value="79" table:style-name="ce156">
            <text:p><text:s/>79</text:p>
          </table:table-cell>
          <table:table-cell office:value-type="float" office:value="0.67274120752788891" table:style-name="ce157">
            <text:p>0,7<text:s text:c="5"/></text:p>
          </table:table-cell>
          <table:table-cell office:value-type="float" office:value="168" table:style-name="ce139">
            <text:p><text:s/>168</text:p>
          </table:table-cell>
          <table:table-cell office:value-type="float" office:value="1.6160061562139283" table:style-name="ce157">
            <text:p>1,6<text:s text:c="5"/></text:p>
          </table:table-cell>
          <table:table-cell office:value-type="float" office:value="9" table:style-name="ce141">
            <text:p>+ 9</text:p>
          </table:table-cell>
          <table:table-cell office:value-type="float" office:value="11.39240506329114" table:style-name="ce142">
            <text:p>+11,4<text:s text:c="3"/></text:p>
          </table:table-cell>
          <table:table-cell office:value-type="float" office:value="-80" table:style-name="ce141">
            <text:p><text:s/>- 80</text:p>
          </table:table-cell>
          <table:table-cell office:value-type="float" office:value="-47.619047619047613" table:style-name="ce142">
            <text:p>-47,6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63" table:style-name="ce137">
            <text:p><text:s/>63</text:p>
          </table:table-cell>
          <table:table-cell office:value-type="float" office:value="0.65727699530516426" table:style-name="ce155">
            <text:p>0,7<text:s text:c="5"/></text:p>
          </table:table-cell>
          <table:table-cell office:value-type="float" office:value="105" table:style-name="ce156">
            <text:p><text:s/>105</text:p>
          </table:table-cell>
          <table:table-cell office:value-type="float" office:value="0.89414970620795375" table:style-name="ce157">
            <text:p>0,9<text:s text:c="5"/></text:p>
          </table:table-cell>
          <table:table-cell office:value-type="float" office:value="71" table:style-name="ce139">
            <text:p><text:s/>71</text:p>
          </table:table-cell>
          <table:table-cell office:value-type="float" office:value="0.68295498268564836" table:style-name="ce157">
            <text:p>0,7<text:s text:c="5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40" table:style-name="ce142">
            <text:p>-40,0<text:s text:c="3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11.267605633802818" table:style-name="ce142">
            <text:p>-11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61" table:style-name="ce137">
            <text:p><text:s/>161</text:p>
          </table:table-cell>
          <table:table-cell office:value-type="float" office:value="1.6797078768909754" table:style-name="ce155">
            <text:p>1,7<text:s text:c="5"/></text:p>
          </table:table-cell>
          <table:table-cell office:value-type="float" office:value="255" table:style-name="ce156">
            <text:p><text:s/>255</text:p>
          </table:table-cell>
          <table:table-cell office:value-type="float" office:value="2.1715064293621733" table:style-name="ce157">
            <text:p>2,2<text:s text:c="5"/></text:p>
          </table:table-cell>
          <table:table-cell office:value-type="float" office:value="259" table:style-name="ce139">
            <text:p><text:s/>259</text:p>
          </table:table-cell>
          <table:table-cell office:value-type="float" office:value="2.4913428241631399" table:style-name="ce157">
            <text:p>2,5<text:s text:c="5"/></text:p>
          </table:table-cell>
          <table:table-cell office:value-type="float" office:value="-94" table:style-name="ce141">
            <text:p><text:s/>- 94</text:p>
          </table:table-cell>
          <table:table-cell office:value-type="float" office:value="-36.86274509803922" table:style-name="ce142">
            <text:p>-36,9<text:s text:c="3"/></text:p>
          </table:table-cell>
          <table:table-cell office:value-type="float" office:value="-98" table:style-name="ce141">
            <text:p><text:s/>- 98</text:p>
          </table:table-cell>
          <table:table-cell office:value-type="float" office:value="-37.837837837837839" table:style-name="ce142">
            <text:p>-37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74" table:style-name="ce137">
            <text:p><text:s/>74</text:p>
          </table:table-cell>
          <table:table-cell office:value-type="float" office:value="0.77203964527908187" table:style-name="ce155">
            <text:p>0,8<text:s text:c="5"/></text:p>
          </table:table-cell>
          <table:table-cell office:value-type="float" office:value="90" table:style-name="ce156">
            <text:p><text:s/>90</text:p>
          </table:table-cell>
          <table:table-cell office:value-type="float" office:value="0.76641403389253171" table:style-name="ce157">
            <text:p>0,8<text:s text:c="5"/></text:p>
          </table:table-cell>
          <table:table-cell office:value-type="float" office:value="134" table:style-name="ce139">
            <text:p><text:s/>134</text:p>
          </table:table-cell>
          <table:table-cell office:value-type="float" office:value="1.2889572912658713" table:style-name="ce157">
            <text:p>1,3<text:s text:c="5"/></text:p>
          </table:table-cell>
          <table:table-cell office:value-type="float" office:value="-16" table:style-name="ce141">
            <text:p><text:s/>- 16</text:p>
          </table:table-cell>
          <table:table-cell office:value-type="float" office:value="-17.777777777777779" table:style-name="ce142">
            <text:p>-17,8<text:s text:c="3"/></text:p>
          </table:table-cell>
          <table:table-cell office:value-type="float" office:value="-60" table:style-name="ce141">
            <text:p><text:s/>- 60</text:p>
          </table:table-cell>
          <table:table-cell office:value-type="float" office:value="-44.776119402985074" table:style-name="ce142">
            <text:p>-44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36" table:style-name="ce137">
            <text:p><text:s/>36</text:p>
          </table:table-cell>
          <table:table-cell office:value-type="float" office:value="0.37558685446009388" table:style-name="ce155">
            <text:p>0,4<text:s text:c="5"/></text:p>
          </table:table-cell>
          <table:table-cell office:value-type="float" office:value="61" table:style-name="ce156">
            <text:p><text:s/>61</text:p>
          </table:table-cell>
          <table:table-cell office:value-type="float" office:value="0.51945840074938265" table:style-name="ce157">
            <text:p>0,5<text:s text:c="5"/></text:p>
          </table:table-cell>
          <table:table-cell office:value-type="float" office:value="81" table:style-name="ce139">
            <text:p><text:s/>81</text:p>
          </table:table-cell>
          <table:table-cell office:value-type="float" office:value="0.77914582531742982" table:style-name="ce157">
            <text:p>0,8<text:s text:c="5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40.983606557377051" table:style-name="ce142">
            <text:p>-41,0<text:s text:c="3"/></text:p>
          </table:table-cell>
          <table:table-cell office:value-type="float" office:value="-45" table:style-name="ce141">
            <text:p><text:s/>- 45</text:p>
          </table:table-cell>
          <table:table-cell office:value-type="float" office:value="-55.555555555555557" table:style-name="ce142">
            <text:p>-55,6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169" table:style-name="ce137">
            <text:p><text:s/>169</text:p>
          </table:table-cell>
          <table:table-cell office:value-type="float" office:value="1.7631716223265519" table:style-name="ce155">
            <text:p>1,8<text:s text:c="5"/></text:p>
          </table:table-cell>
          <table:table-cell office:value-type="float" office:value="171" table:style-name="ce156">
            <text:p><text:s/>171</text:p>
          </table:table-cell>
          <table:table-cell office:value-type="float" office:value="1.4561866643958103" table:style-name="ce157">
            <text:p>1,5<text:s text:c="5"/></text:p>
          </table:table-cell>
          <table:table-cell office:value-type="float" office:value="184" table:style-name="ce139">
            <text:p><text:s/>184</text:p>
          </table:table-cell>
          <table:table-cell office:value-type="float" office:value="1.7699115044247788" table:style-name="ce157">
            <text:p>1,8<text:s text:c="5"/></text:p>
          </table:table-cell>
          <table:table-cell office:value-type="float" office:value="-2" table:style-name="ce141">
            <text:p><text:s/>- 2</text:p>
          </table:table-cell>
          <table:table-cell office:value-type="float" office:value="-1.1695906432748537" table:style-name="ce142">
            <text:p>-1,2<text:s text:c="3"/></text:p>
          </table:table-cell>
          <table:table-cell office:value-type="float" office:value="-15" table:style-name="ce141">
            <text:p><text:s/>- 15</text:p>
          </table:table-cell>
          <table:table-cell office:value-type="float" office:value="-8.1521739130434785" table:style-name="ce142">
            <text:p>-8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69" table:style-name="ce137">
            <text:p><text:s/>69</text:p>
          </table:table-cell>
          <table:table-cell office:value-type="float" office:value="0.7198748043818467" table:style-name="ce155">
            <text:p>0,7<text:s text:c="5"/></text:p>
          </table:table-cell>
          <table:table-cell office:value-type="float" office:value="98" table:style-name="ce156">
            <text:p><text:s/>98</text:p>
          </table:table-cell>
          <table:table-cell office:value-type="float" office:value="0.83453972579409008" table:style-name="ce157">
            <text:p>0,8<text:s text:c="5"/></text:p>
          </table:table-cell>
          <table:table-cell office:value-type="float" office:value="48" table:style-name="ce139">
            <text:p><text:s/>48</text:p>
          </table:table-cell>
          <table:table-cell office:value-type="float" office:value="0.461716044632551" table:style-name="ce157">
            <text:p>0,5<text:s text:c="5"/></text:p>
          </table:table-cell>
          <table:table-cell office:value-type="float" office:value="-29" table:style-name="ce141">
            <text:p><text:s/>- 29</text:p>
          </table:table-cell>
          <table:table-cell office:value-type="float" office:value="-29.591836734693878" table:style-name="ce142">
            <text:p>-29,6<text:s text:c="3"/></text:p>
          </table:table-cell>
          <table:table-cell office:value-type="float" office:value="21" table:style-name="ce141">
            <text:p>+ 21</text:p>
          </table:table-cell>
          <table:table-cell office:value-type="float" office:value="43.75" table:style-name="ce142">
            <text:p>+43,8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946" table:style-name="ce137">
            <text:p><text:s/>946</text:p>
          </table:table-cell>
          <table:table-cell office:value-type="float" office:value="9.8695878977569116" table:style-name="ce155">
            <text:p>9,9<text:s text:c="5"/></text:p>
          </table:table-cell>
          <table:table-cell office:value-type="float" office:value="1062" table:style-name="ce156">
            <text:p>1 062</text:p>
          </table:table-cell>
          <table:table-cell office:value-type="float" office:value="9.0436855999318748" table:style-name="ce157">
            <text:p>9,0<text:s text:c="5"/></text:p>
          </table:table-cell>
          <table:table-cell office:value-type="float" office:value="1081" table:style-name="ce139">
            <text:p>1 081</text:p>
          </table:table-cell>
          <table:table-cell office:value-type="float" office:value="10.398230088495575" table:style-name="ce157">
            <text:p>10,4<text:s text:c="5"/></text:p>
          </table:table-cell>
          <table:table-cell office:value-type="float" office:value="-116" table:style-name="ce141">
            <text:p><text:s/>- 116</text:p>
          </table:table-cell>
          <table:table-cell office:value-type="float" office:value="-10.922787193973635" table:style-name="ce142">
            <text:p>-10,9<text:s text:c="3"/></text:p>
          </table:table-cell>
          <table:table-cell office:value-type="float" office:value="-135" table:style-name="ce141">
            <text:p><text:s/>- 135</text:p>
          </table:table-cell>
          <table:table-cell office:value-type="float" office:value="-12.488436632747456" table:style-name="ce142">
            <text:p>-12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8">
          <table:table-cell/>
          <table:table-cell office:value-type="string" table:style-name="ce264">
            <text:p>Serviços</text:p>
          </table:table-cell>
          <table:table-cell office:value-type="float" office:value="6740" table:style-name="ce148">
            <text:p>6 740</text:p>
          </table:table-cell>
          <table:table-cell office:value-type="float" office:value="70.318205529473133" table:style-name="ce149">
            <text:p>70,3<text:s text:c="5"/></text:p>
          </table:table-cell>
          <table:table-cell office:value-type="float" office:value="8079" table:style-name="ce150">
            <text:p>8 079</text:p>
          </table:table-cell>
          <table:table-cell office:value-type="float" office:value="68.798433109086261" table:style-name="ce151">
            <text:p>68,8<text:s text:c="5"/></text:p>
          </table:table-cell>
          <table:table-cell office:value-type="float" office:value="7173" table:style-name="ce150">
            <text:p>7 173</text:p>
          </table:table-cell>
          <table:table-cell office:value-type="float" office:value="68.997691419776842" table:style-name="ce151">
            <text:p>69,0<text:s text:c="5"/></text:p>
          </table:table-cell>
          <table:table-cell office:value-type="float" office:value="-1339" table:style-name="ce132">
            <text:p><text:s/>-1 339</text:p>
          </table:table-cell>
          <table:table-cell office:value-type="float" office:value="-16.573833395222181" table:style-name="ce133">
            <text:p>-16,6<text:s text:c="3"/></text:p>
          </table:table-cell>
          <table:table-cell office:value-type="float" office:value="-433" table:style-name="ce132">
            <text:p><text:s/>- 433</text:p>
          </table:table-cell>
          <table:table-cell office:value-type="float" office:value="-6.0365258608671413" table:style-name="ce133">
            <text:p>-6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66" table:style-name="ce137">
            <text:p><text:s/>166</text:p>
          </table:table-cell>
          <table:table-cell office:value-type="float" office:value="1.7318727177882107" table:style-name="ce155">
            <text:p>1,7<text:s text:c="5"/></text:p>
          </table:table-cell>
          <table:table-cell office:value-type="float" office:value="174" table:style-name="ce156">
            <text:p><text:s/>174</text:p>
          </table:table-cell>
          <table:table-cell office:value-type="float" office:value="1.4817337988588948" table:style-name="ce157">
            <text:p>1,5<text:s text:c="5"/></text:p>
          </table:table-cell>
          <table:table-cell office:value-type="float" office:value="214" table:style-name="ce156">
            <text:p><text:s/>214</text:p>
          </table:table-cell>
          <table:table-cell office:value-type="float" office:value="2.058484032320123" table:style-name="ce157">
            <text:p>2,1<text:s text:c="5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4.5977011494252871" table:style-name="ce142">
            <text:p>-4,6<text:s text:c="3"/></text:p>
          </table:table-cell>
          <table:table-cell office:value-type="float" office:value="-48" table:style-name="ce141">
            <text:p><text:s/>- 48</text:p>
          </table:table-cell>
          <table:table-cell office:value-type="float" office:value="-22.429906542056074" table:style-name="ce142">
            <text:p>-22,4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1066" table:style-name="ce137">
            <text:p>1 066</text:p>
          </table:table-cell>
          <table:table-cell office:value-type="float" office:value="11.121544079290558" table:style-name="ce155">
            <text:p>11,1<text:s text:c="5"/></text:p>
          </table:table-cell>
          <table:table-cell office:value-type="float" office:value="972" table:style-name="ce156">
            <text:p><text:s/>972</text:p>
          </table:table-cell>
          <table:table-cell office:value-type="float" office:value="8.2772715660393423" table:style-name="ce157">
            <text:p>8,3<text:s text:c="5"/></text:p>
          </table:table-cell>
          <table:table-cell office:value-type="float" office:value="1146" table:style-name="ce156">
            <text:p>1 146</text:p>
          </table:table-cell>
          <table:table-cell office:value-type="float" office:value="11.023470565602155" table:style-name="ce157">
            <text:p>11,0<text:s text:c="5"/></text:p>
          </table:table-cell>
          <table:table-cell office:value-type="float" office:value="94" table:style-name="ce141">
            <text:p>+ 94</text:p>
          </table:table-cell>
          <table:table-cell office:value-type="float" office:value="9.6707818930041149" table:style-name="ce142">
            <text:p>+9,7<text:s text:c="3"/></text:p>
          </table:table-cell>
          <table:table-cell office:value-type="float" office:value="-80" table:style-name="ce141">
            <text:p><text:s/>- 80</text:p>
          </table:table-cell>
          <table:table-cell office:value-type="float" office:value="-6.9808027923211169" table:style-name="ce142">
            <text:p>-7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Transportes e armazenagem</text:p>
          </table:table-cell>
          <table:table-cell office:value-type="float" office:value="204" table:style-name="ce137">
            <text:p><text:s/>204</text:p>
          </table:table-cell>
          <table:table-cell office:value-type="float" office:value="2.1283255086071988" table:style-name="ce155">
            <text:p>2,1<text:s text:c="5"/></text:p>
          </table:table-cell>
          <table:table-cell office:value-type="float" office:value="174" table:style-name="ce156">
            <text:p><text:s/>174</text:p>
          </table:table-cell>
          <table:table-cell office:value-type="float" office:value="1.4817337988588948" table:style-name="ce157">
            <text:p>1,5<text:s text:c="5"/></text:p>
          </table:table-cell>
          <table:table-cell office:value-type="float" office:value="205" table:style-name="ce156">
            <text:p><text:s/>205</text:p>
          </table:table-cell>
          <table:table-cell office:value-type="float" office:value="1.9719122739515198" table:style-name="ce157">
            <text:p>2,0<text:s text:c="5"/></text:p>
          </table:table-cell>
          <table:table-cell office:value-type="float" office:value="30" table:style-name="ce141">
            <text:p>+ 30</text:p>
          </table:table-cell>
          <table:table-cell office:value-type="float" office:value="17.241379310344829" table:style-name="ce142">
            <text:p>+17,2<text:s text:c="3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0.48780487804878048" table:style-name="ce142">
            <text:p>-0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lojamento, restauração e similares</text:p>
          </table:table-cell>
          <table:table-cell office:value-type="float" office:value="1447" table:style-name="ce137">
            <text:p>1 447</text:p>
          </table:table-cell>
          <table:table-cell office:value-type="float" office:value="15.096504955659885" table:style-name="ce155">
            <text:p>15,1<text:s text:c="5"/></text:p>
          </table:table-cell>
          <table:table-cell office:value-type="float" office:value="1213" table:style-name="ce156">
            <text:p>1 213</text:p>
          </table:table-cell>
          <table:table-cell office:value-type="float" office:value="10.329558034573788" table:style-name="ce157">
            <text:p>10,3<text:s text:c="5"/></text:p>
          </table:table-cell>
          <table:table-cell office:value-type="float" office:value="1684" table:style-name="ce156">
            <text:p>1 684</text:p>
          </table:table-cell>
          <table:table-cell office:value-type="float" office:value="16.198537899191997" table:style-name="ce157">
            <text:p>16,2<text:s text:c="5"/></text:p>
          </table:table-cell>
          <table:table-cell office:value-type="float" office:value="234" table:style-name="ce141">
            <text:p>+ 234</text:p>
          </table:table-cell>
          <table:table-cell office:value-type="float" office:value="19.291014014839241" table:style-name="ce142">
            <text:p>+19,3<text:s text:c="3"/></text:p>
          </table:table-cell>
          <table:table-cell office:value-type="float" office:value="-237" table:style-name="ce141">
            <text:p><text:s/>- 237</text:p>
          </table:table-cell>
          <table:table-cell office:value-type="float" office:value="-14.073634204275534" table:style-name="ce142">
            <text:p>-14,1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143" table:style-name="ce137">
            <text:p><text:s/>143</text:p>
          </table:table-cell>
          <table:table-cell office:value-type="float" office:value="1.4919144496609285" table:style-name="ce155">
            <text:p>1,5<text:s text:c="5"/></text:p>
          </table:table-cell>
          <table:table-cell office:value-type="float" office:value="182" table:style-name="ce156">
            <text:p><text:s/>182</text:p>
          </table:table-cell>
          <table:table-cell office:value-type="float" office:value="1.549859490760453" table:style-name="ce157">
            <text:p>1,5<text:s text:c="5"/></text:p>
          </table:table-cell>
          <table:table-cell office:value-type="float" office:value="202" table:style-name="ce156">
            <text:p><text:s/>202</text:p>
          </table:table-cell>
          <table:table-cell office:value-type="float" office:value="1.9430550211619855" table:style-name="ce157">
            <text:p>1,9<text:s text:c="5"/></text:p>
          </table:table-cell>
          <table:table-cell office:value-type="float" office:value="-39" table:style-name="ce141">
            <text:p><text:s/>- 39</text:p>
          </table:table-cell>
          <table:table-cell office:value-type="float" office:value="-21.428571428571427" table:style-name="ce142">
            <text:p>-21,4<text:s text:c="3"/></text:p>
          </table:table-cell>
          <table:table-cell office:value-type="float" office:value="-59" table:style-name="ce141">
            <text:p><text:s/>- 59</text:p>
          </table:table-cell>
          <table:table-cell office:value-type="float" office:value="-29.207920792079207" table:style-name="ce142">
            <text:p>-29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31" table:style-name="ce137">
            <text:p><text:s/>31</text:p>
          </table:table-cell>
          <table:table-cell office:value-type="float" office:value="0.32342201356285866" table:style-name="ce155">
            <text:p>0,3<text:s text:c="5"/></text:p>
          </table:table-cell>
          <table:table-cell office:value-type="float" office:value="32" table:style-name="ce156">
            <text:p><text:s/>32</text:p>
          </table:table-cell>
          <table:table-cell office:value-type="float" office:value="0.27250276760623349" table:style-name="ce157">
            <text:p>0,3<text:s text:c="5"/></text:p>
          </table:table-cell>
          <table:table-cell office:value-type="float" office:value="39" table:style-name="ce156">
            <text:p><text:s/>39</text:p>
          </table:table-cell>
          <table:table-cell office:value-type="float" office:value="0.37514428626394763" table:style-name="ce157">
            <text:p>0,4<text:s text:c="5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3.125" table:style-name="ce142">
            <text:p>-3,1<text:s text:c="3"/></text:p>
          </table:table-cell>
          <table:table-cell office:value-type="float" office:value="-8" table:style-name="ce141">
            <text:p><text:s/>- 8</text:p>
          </table:table-cell>
          <table:table-cell office:value-type="float" office:value="-20.512820512820511" table:style-name="ce142">
            <text:p>-20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2178" table:style-name="ce137">
            <text:p>2 178</text:p>
          </table:table-cell>
          <table:table-cell office:value-type="float" office:value="22.72300469483568" table:style-name="ce155">
            <text:p>22,7<text:s text:c="5"/></text:p>
          </table:table-cell>
          <table:table-cell office:value-type="float" office:value="3866" table:style-name="ce156">
            <text:p>3 866</text:p>
          </table:table-cell>
          <table:table-cell office:value-type="float" office:value="32.921740611428085" table:style-name="ce157">
            <text:p>32,9<text:s text:c="5"/></text:p>
          </table:table-cell>
          <table:table-cell office:value-type="float" office:value="2041" table:style-name="ce156">
            <text:p>2 041</text:p>
          </table:table-cell>
          <table:table-cell office:value-type="float" office:value="19.632550981146597" table:style-name="ce157">
            <text:p>19,6<text:s text:c="5"/></text:p>
          </table:table-cell>
          <table:table-cell office:value-type="float" office:value="-1688" table:style-name="ce141">
            <text:p><text:s/>-1 688</text:p>
          </table:table-cell>
          <table:table-cell office:value-type="float" office:value="-43.662700465597517" table:style-name="ce142">
            <text:p>-43,7<text:s text:c="3"/></text:p>
          </table:table-cell>
          <table:table-cell office:value-type="float" office:value="137" table:style-name="ce141">
            <text:p>+ 137</text:p>
          </table:table-cell>
          <table:table-cell office:value-type="float" office:value="6.7123958843704061" table:style-name="ce142">
            <text:p>+6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419" table:style-name="ce137">
            <text:p><text:s/>419</text:p>
          </table:table-cell>
          <table:table-cell office:value-type="float" office:value="4.3714136671883157" table:style-name="ce155">
            <text:p>4,4<text:s text:c="5"/></text:p>
          </table:table-cell>
          <table:table-cell office:value-type="float" office:value="406" table:style-name="ce156">
            <text:p><text:s/>406</text:p>
          </table:table-cell>
          <table:table-cell office:value-type="float" office:value="3.4573788640040877" table:style-name="ce157">
            <text:p>3,5<text:s text:c="5"/></text:p>
          </table:table-cell>
          <table:table-cell office:value-type="float" office:value="534" table:style-name="ce156">
            <text:p><text:s/>534</text:p>
          </table:table-cell>
          <table:table-cell office:value-type="float" office:value="5.1365909965371301" table:style-name="ce157">
            <text:p>5,1<text:s text:c="5"/></text:p>
          </table:table-cell>
          <table:table-cell office:value-type="float" office:value="13" table:style-name="ce141">
            <text:p>+ 13</text:p>
          </table:table-cell>
          <table:table-cell office:value-type="float" office:value="3.201970443349754" table:style-name="ce142">
            <text:p>+3,2<text:s text:c="3"/></text:p>
          </table:table-cell>
          <table:table-cell office:value-type="float" office:value="-115" table:style-name="ce141">
            <text:p><text:s/>- 115</text:p>
          </table:table-cell>
          <table:table-cell office:value-type="float" office:value="-21.535580524344571" table:style-name="ce142">
            <text:p>-21,5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782" table:style-name="ce137">
            <text:p><text:s/>782</text:p>
          </table:table-cell>
          <table:table-cell office:value-type="float" office:value="8.1585811163275963" table:style-name="ce155">
            <text:p>8,2<text:s text:c="5"/></text:p>
          </table:table-cell>
          <table:table-cell office:value-type="float" office:value="831" table:style-name="ce156">
            <text:p><text:s/>831</text:p>
          </table:table-cell>
          <table:table-cell office:value-type="float" office:value="7.0765562462743761" table:style-name="ce157">
            <text:p>7,1<text:s text:c="5"/></text:p>
          </table:table-cell>
          <table:table-cell office:value-type="float" office:value="809" table:style-name="ce156">
            <text:p><text:s/>809</text:p>
          </table:table-cell>
          <table:table-cell office:value-type="float" office:value="7.7818391689111195" table:style-name="ce157">
            <text:p>7,8<text:s text:c="5"/></text:p>
          </table:table-cell>
          <table:table-cell office:value-type="float" office:value="-49" table:style-name="ce141">
            <text:p><text:s/>- 49</text:p>
          </table:table-cell>
          <table:table-cell office:value-type="float" office:value="-5.8965102286401931" table:style-name="ce142">
            <text:p>-5,9<text:s text:c="3"/></text:p>
          </table:table-cell>
          <table:table-cell office:value-type="float" office:value="-27" table:style-name="ce141">
            <text:p><text:s/>- 27</text:p>
          </table:table-cell>
          <table:table-cell office:value-type="float" office:value="-3.3374536464771323" table:style-name="ce142">
            <text:p>-3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304" table:style-name="ce137">
            <text:p><text:s/>304</text:p>
          </table:table-cell>
          <table:table-cell office:value-type="float" office:value="3.1716223265519039" table:style-name="ce155">
            <text:p>3,2<text:s text:c="5"/></text:p>
          </table:table-cell>
          <table:table-cell office:value-type="float" office:value="229" table:style-name="ce156">
            <text:p><text:s/>229</text:p>
          </table:table-cell>
          <table:table-cell office:value-type="float" office:value="1.9500979306821085" table:style-name="ce157">
            <text:p>2,0<text:s text:c="5"/></text:p>
          </table:table-cell>
          <table:table-cell office:value-type="float" office:value="299" table:style-name="ce156">
            <text:p><text:s/>299</text:p>
          </table:table-cell>
          <table:table-cell office:value-type="float" office:value="2.8761061946902653" table:style-name="ce157">
            <text:p>2,9<text:s text:c="5"/></text:p>
          </table:table-cell>
          <table:table-cell office:value-type="float" office:value="75" table:style-name="ce141">
            <text:p>+ 75</text:p>
          </table:table-cell>
          <table:table-cell office:value-type="float" office:value="32.751091703056765" table:style-name="ce142">
            <text:p>+32,8<text:s text:c="3"/></text:p>
          </table:table-cell>
          <table:table-cell office:value-type="float" office:value="5" table:style-name="ce141">
            <text:p>+ 5</text:p>
          </table:table-cell>
          <table:table-cell office:value-type="float" office:value="1.6722408026755853" table:style-name="ce142">
            <text:p>+1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58"/>
          <table:table-cell table:style-name="ce299"/>
          <table:table-cell table:number-columns-repeated="16369" table:style-name="ce1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274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style-name="ro13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8826in" svg:y="5.88949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0336in" svg:y="4.76731in" svg:width="0.06779in" svg:height="0.20783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style-name="ro10">
          <table:table-cell table:style-name="ce294"/>
          <table:table-cell table:number-columns-repeated="12" table:style-name="ce1"/>
          <table:table-cell table:number-columns-repeated="5" table:style-name="ce96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6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07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1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96"/>
          <table:table-cell table:number-columns-repeated="4" table:style-name="ce135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8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2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3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5">
        <table:table-column table:style-name="co52" table:default-cell-style-name="ce1" table:visibility="collapse"/>
        <table:table-column table:style-name="co53" table:default-cell-style-name="ce1"/>
        <table:table-column table:style-name="co51" table:default-cell-style-name="ce1"/>
        <table:table-column table:style-name="co10" table:default-cell-style-name="ce1"/>
        <table:table-column table:style-name="co51" table:default-cell-style-name="ce185"/>
        <table:table-column table:style-name="co35" table:default-cell-style-name="ce185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29in" svg:y="0.29881in" svg:width="1.95908in" svg:height="0.51668in">
                <draw:text-box>
                  <text:p text:style-name="a101" text:class-names="" text:cond-style-name=""><text:span text:style-name="a99" text:class-names="">FEVEREIRO 2020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97" draw:name="Text Box 122" svg:x="0in" svg:y="0in" svg:width="0.97917in" svg:height="0.31458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5" table:style-name="ce96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<text:s/>Quadro 11 - <text:s/>COLOCAÇÕES EFETUADAS, <text:s text:c="2"/>POR <text:s/>REGIÕES<text:s text:c="3"/></text:p>
          </table:table-cell>
          <table:table-cell table:number-columns-repeated="10" table:style-name="ce276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13">
          <table:table-cell table:style-name="ce1"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08"/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 table:style-name="ce1"/>
        </table:table-row>
        <table:table-row table:style-name="ro13">
          <table:table-cell table:style-name="ce1"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3" table:style-name="ce121"/>
          <table:table-cell table:number-columns-repeated="16369" table:style-name="ce1"/>
        </table:table-row>
        <table:table-row table:style-name="ro19">
          <table:table-cell table:style-name="ce1"/>
          <table:table-cell table:style-name="ce95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1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6">
            <text:p>PORTUGAL</text:p>
          </table:table-cell>
          <table:table-cell office:value-type="float" office:value="6538" table:style-name="ce207">
            <text:p>6 538</text:p>
          </table:table-cell>
          <table:table-cell office:value-type="float" office:value="100.00000000000001" table:style-name="ce208">
            <text:p>100,0<text:s text:c="5"/></text:p>
          </table:table-cell>
          <table:table-cell office:value-type="float" office:value="7957" table:style-name="ce209">
            <text:p>7 957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6830" table:style-name="ce209">
            <text:p>6 830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1419" table:style-name="ce132">
            <text:p><text:s/>-1 419</text:p>
          </table:table-cell>
          <table:table-cell office:value-type="float" office:value="-17.833354279250972" table:style-name="ce133">
            <text:p>-17,8<text:s text:c="3"/></text:p>
          </table:table-cell>
          <table:table-cell office:value-type="float" office:value="-292" table:style-name="ce132">
            <text:p><text:s/>- 292</text:p>
          </table:table-cell>
          <table:table-cell office:value-type="float" office:value="-4.2752562225475836" table:style-name="ce133">
            <text:p>-4,3<text:s text:c="3"/></text:p>
          </table:table-cell>
          <table:table-cell table:style-name="ce96"/>
          <table:table-cell table:number-columns-repeated="2" table:style-name="ce135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2">
            <text:p>CONTINENTE</text:p>
          </table:table-cell>
          <table:table-cell office:value-type="float" office:value="6334" table:style-name="ce207">
            <text:p>6 334</text:p>
          </table:table-cell>
          <table:table-cell office:value-type="float" office:value="96.879779749158772" table:style-name="ce208">
            <text:p>96,9<text:s text:c="5"/></text:p>
          </table:table-cell>
          <table:table-cell office:value-type="float" office:value="7713" table:style-name="ce209">
            <text:p>7 713</text:p>
          </table:table-cell>
          <table:table-cell office:value-type="float" office:value="96.933517657408572" table:style-name="ce210">
            <text:p>96,9<text:s text:c="5"/></text:p>
          </table:table-cell>
          <table:table-cell office:value-type="float" office:value="6559" table:style-name="ce209">
            <text:p>6 559</text:p>
          </table:table-cell>
          <table:table-cell office:value-type="float" office:value="96.032210834553439" table:style-name="ce211">
            <text:p>96,0<text:s text:c="5"/></text:p>
          </table:table-cell>
          <table:table-cell office:value-type="float" office:value="-1379" table:style-name="ce132">
            <text:p><text:s/>-1 379</text:p>
          </table:table-cell>
          <table:table-cell office:value-type="float" office:value="-17.878905743549851" table:style-name="ce133">
            <text:p>-17,9<text:s text:c="3"/></text:p>
          </table:table-cell>
          <table:table-cell office:value-type="float" office:value="-225" table:style-name="ce132">
            <text:p><text:s/>- 225</text:p>
          </table:table-cell>
          <table:table-cell office:value-type="float" office:value="-3.4304009757584999" table:style-name="ce133">
            <text:p>-3,4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3">
            <text:p>Norte</text:p>
          </table:table-cell>
          <table:table-cell office:value-type="float" office:value="2038" table:style-name="ce214">
            <text:p>2 038</text:p>
          </table:table-cell>
          <table:table-cell office:value-type="float" office:value="31.171612113796265" table:style-name="ce215">
            <text:p>31,2<text:s text:c="5"/></text:p>
          </table:table-cell>
          <table:table-cell office:value-type="float" office:value="2920" table:style-name="ce216">
            <text:p>2 920</text:p>
          </table:table-cell>
          <table:table-cell office:value-type="float" office:value="36.697247706422019" table:style-name="ce217">
            <text:p>36,7<text:s text:c="5"/></text:p>
          </table:table-cell>
          <table:table-cell office:value-type="float" office:value="1915" table:style-name="ce216">
            <text:p>1 915</text:p>
          </table:table-cell>
          <table:table-cell office:value-type="float" office:value="28.038067349926791" table:style-name="ce218">
            <text:p>28,0<text:s text:c="5"/></text:p>
          </table:table-cell>
          <table:table-cell office:value-type="float" office:value="-882" table:style-name="ce141">
            <text:p><text:s/>- 882</text:p>
          </table:table-cell>
          <table:table-cell office:value-type="float" office:value="-30.205479452054796" table:style-name="ce142">
            <text:p>-30,2<text:s text:c="3"/></text:p>
          </table:table-cell>
          <table:table-cell office:value-type="float" office:value="123" table:style-name="ce141">
            <text:p>+ 123</text:p>
          </table:table-cell>
          <table:table-cell office:value-type="float" office:value="6.4229765013054827" table:style-name="ce142">
            <text:p>+6,4<text:s text:c="3"/></text:p>
          </table:table-cell>
          <table:table-cell table:style-name="ce183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3">
            <text:p>Centro</text:p>
          </table:table-cell>
          <table:table-cell office:value-type="float" office:value="1667" table:style-name="ce214">
            <text:p>1 667</text:p>
          </table:table-cell>
          <table:table-cell office:value-type="float" office:value="25.49709391251147" table:style-name="ce215">
            <text:p>25,5<text:s text:c="5"/></text:p>
          </table:table-cell>
          <table:table-cell office:value-type="float" office:value="2139" table:style-name="ce216">
            <text:p>2 139</text:p>
          </table:table-cell>
          <table:table-cell office:value-type="float" office:value="26.881990700012569" table:style-name="ce217">
            <text:p>26,9<text:s text:c="5"/></text:p>
          </table:table-cell>
          <table:table-cell office:value-type="float" office:value="1771" table:style-name="ce216">
            <text:p>1 771</text:p>
          </table:table-cell>
          <table:table-cell office:value-type="float" office:value="25.92972181551977" table:style-name="ce218">
            <text:p>25,9<text:s text:c="5"/></text:p>
          </table:table-cell>
          <table:table-cell office:value-type="float" office:value="-472" table:style-name="ce141">
            <text:p><text:s/>- 472</text:p>
          </table:table-cell>
          <table:table-cell office:value-type="float" office:value="-22.06638616175783" table:style-name="ce142">
            <text:p>-22,1<text:s text:c="3"/></text:p>
          </table:table-cell>
          <table:table-cell office:value-type="float" office:value="-104" table:style-name="ce141">
            <text:p><text:s/>- 104</text:p>
          </table:table-cell>
          <table:table-cell office:value-type="float" office:value="-5.8723884810841334" table:style-name="ce142">
            <text:p>-5,9<text:s text:c="3"/></text:p>
          </table:table-cell>
          <table:table-cell table:style-name="ce158"/>
          <table:table-cell table:number-columns-repeated="2" table:style-name="ce153"/>
          <table:table-cell table:number-columns-repeated="16369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417" table:style-name="ce214">
            <text:p>1 417</text:p>
          </table:table-cell>
          <table:table-cell office:value-type="float" office:value="21.673294585500152" table:style-name="ce215">
            <text:p>21,7<text:s text:c="5"/></text:p>
          </table:table-cell>
          <table:table-cell office:value-type="float" office:value="1990" table:style-name="ce216">
            <text:p>1 990</text:p>
          </table:table-cell>
          <table:table-cell office:value-type="float" office:value="25.009425662938295" table:style-name="ce217">
            <text:p>25,0<text:s text:c="5"/></text:p>
          </table:table-cell>
          <table:table-cell office:value-type="float" office:value="1645" table:style-name="ce216">
            <text:p>1 645</text:p>
          </table:table-cell>
          <table:table-cell office:value-type="float" office:value="24.084919472913615" table:style-name="ce218">
            <text:p>24,1<text:s text:c="5"/></text:p>
          </table:table-cell>
          <table:table-cell office:value-type="float" office:value="-573" table:style-name="ce141">
            <text:p><text:s/>- 573</text:p>
          </table:table-cell>
          <table:table-cell office:value-type="float" office:value="-28.793969849246231" table:style-name="ce142">
            <text:p>-28,8<text:s text:c="3"/></text:p>
          </table:table-cell>
          <table:table-cell office:value-type="float" office:value="-228" table:style-name="ce141">
            <text:p><text:s/>- 228</text:p>
          </table:table-cell>
          <table:table-cell office:value-type="float" office:value="-13.86018237082067" table:style-name="ce142">
            <text:p>-13,9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397" table:style-name="ce214">
            <text:p><text:s/>397</text:p>
          </table:table-cell>
          <table:table-cell office:value-type="float" office:value="6.072193331293974" table:style-name="ce215">
            <text:p>6,1<text:s text:c="5"/></text:p>
          </table:table-cell>
          <table:table-cell office:value-type="float" office:value="414" table:style-name="ce216">
            <text:p><text:s/>414</text:p>
          </table:table-cell>
          <table:table-cell office:value-type="float" office:value="5.202965941937916" table:style-name="ce217">
            <text:p>5,2<text:s text:c="5"/></text:p>
          </table:table-cell>
          <table:table-cell office:value-type="float" office:value="349" table:style-name="ce216">
            <text:p><text:s/>349</text:p>
          </table:table-cell>
          <table:table-cell office:value-type="float" office:value="5.109809663250366" table:style-name="ce218">
            <text:p>5,1<text:s text:c="5"/></text:p>
          </table:table-cell>
          <table:table-cell office:value-type="float" office:value="-17" table:style-name="ce141">
            <text:p><text:s/>- 17</text:p>
          </table:table-cell>
          <table:table-cell office:value-type="float" office:value="-4.1062801932367154" table:style-name="ce142">
            <text:p>-4,1<text:s text:c="3"/></text:p>
          </table:table-cell>
          <table:table-cell office:value-type="float" office:value="48" table:style-name="ce141">
            <text:p>+ 48</text:p>
          </table:table-cell>
          <table:table-cell office:value-type="float" office:value="13.753581661891118" table:style-name="ce142">
            <text:p>+13,8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815" table:style-name="ce214">
            <text:p><text:s/>815</text:p>
          </table:table-cell>
          <table:table-cell office:value-type="float" office:value="12.465585806056897" table:style-name="ce215">
            <text:p>12,5<text:s text:c="5"/></text:p>
          </table:table-cell>
          <table:table-cell office:value-type="float" office:value="250" table:style-name="ce216">
            <text:p><text:s/>250</text:p>
          </table:table-cell>
          <table:table-cell office:value-type="float" office:value="3.1418876460977754" table:style-name="ce217">
            <text:p>3,1<text:s text:c="5"/></text:p>
          </table:table-cell>
          <table:table-cell office:value-type="float" office:value="879" table:style-name="ce216">
            <text:p><text:s/>879</text:p>
          </table:table-cell>
          <table:table-cell office:value-type="float" office:value="12.869692532942899" table:style-name="ce218">
            <text:p>12,9<text:s text:c="5"/></text:p>
          </table:table-cell>
          <table:table-cell office:value-type="float" office:value="565" table:style-name="ce141">
            <text:p>+ 565</text:p>
          </table:table-cell>
          <table:table-cell office:value-type="float" office:value="225.99999999999997" table:style-name="ce142">
            <text:p>+226,0<text:s text:c="3"/></text:p>
          </table:table-cell>
          <table:table-cell office:value-type="float" office:value="-64" table:style-name="ce141">
            <text:p><text:s/>- 64</text:p>
          </table:table-cell>
          <table:table-cell office:value-type="float" office:value="-7.2810011376564274" table:style-name="ce142">
            <text:p>-7,3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5">
          <table:table-cell/>
          <table:table-cell office:value-type="string" table:style-name="ce212">
            <text:p>REG.AUTÓNOMAS</text:p>
          </table:table-cell>
          <table:table-cell office:value-type="float" office:value="204" table:style-name="ce207">
            <text:p><text:s/>204</text:p>
          </table:table-cell>
          <table:table-cell office:value-type="float" office:value="3.120220250841236" table:style-name="ce208">
            <text:p>3,1<text:s text:c="5"/></text:p>
          </table:table-cell>
          <table:table-cell office:value-type="float" office:value="244" table:style-name="ce209">
            <text:p><text:s/>244</text:p>
          </table:table-cell>
          <table:table-cell office:value-type="float" office:value="3.0664823425914292" table:style-name="ce210">
            <text:p>3,1<text:s text:c="5"/></text:p>
          </table:table-cell>
          <table:table-cell office:value-type="float" office:value="271" table:style-name="ce209">
            <text:p><text:s/>271</text:p>
          </table:table-cell>
          <table:table-cell office:value-type="float" office:value="3.9677891654465594" table:style-name="ce211">
            <text:p>4,0<text:s text:c="5"/></text:p>
          </table:table-cell>
          <table:table-cell office:value-type="float" office:value="-40" table:style-name="ce132">
            <text:p><text:s/>- 40</text:p>
          </table:table-cell>
          <table:table-cell office:value-type="float" office:value="-16.393442622950818" table:style-name="ce133">
            <text:p>-16,4<text:s text:c="3"/></text:p>
          </table:table-cell>
          <table:table-cell office:value-type="float" office:value="-67" table:style-name="ce132">
            <text:p><text:s/>- 67</text:p>
          </table:table-cell>
          <table:table-cell office:value-type="float" office:value="-24.723247232472325" table:style-name="ce133">
            <text:p>-24,7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11">
          <table:table-cell/>
          <table:table-cell office:value-type="string" table:style-name="ce213">
            <text:p>Açores</text:p>
          </table:table-cell>
          <table:table-cell office:value-type="float" office:value="96" table:style-name="ce214">
            <text:p><text:s/>96</text:p>
          </table:table-cell>
          <table:table-cell office:value-type="float" office:value="1.4683389415723462" table:style-name="ce215">
            <text:p>1,5<text:s text:c="5"/></text:p>
          </table:table-cell>
          <table:table-cell office:value-type="float" office:value="129" table:style-name="ce216">
            <text:p><text:s/>129</text:p>
          </table:table-cell>
          <table:table-cell office:value-type="float" office:value="1.6212140253864522" table:style-name="ce217">
            <text:p>1,6<text:s text:c="5"/></text:p>
          </table:table-cell>
          <table:table-cell office:value-type="float" office:value="121" table:style-name="ce216">
            <text:p><text:s/>121</text:p>
          </table:table-cell>
          <table:table-cell office:value-type="float" office:value="1.7715959004392385" table:style-name="ce218">
            <text:p>1,8<text:s text:c="5"/></text:p>
          </table:table-cell>
          <table:table-cell office:value-type="float" office:value="-33" table:style-name="ce141">
            <text:p><text:s/>- 33</text:p>
          </table:table-cell>
          <table:table-cell office:value-type="float" office:value="-25.581395348837212" table:style-name="ce142">
            <text:p>-25,6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20.66115702479339" table:style-name="ce142">
            <text:p>-20,7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08" table:style-name="ce214">
            <text:p><text:s/>108</text:p>
          </table:table-cell>
          <table:table-cell office:value-type="float" office:value="1.6518813092688895" table:style-name="ce215">
            <text:p>1,7<text:s text:c="5"/></text:p>
          </table:table-cell>
          <table:table-cell office:value-type="float" office:value="115" table:style-name="ce216">
            <text:p><text:s/>115</text:p>
          </table:table-cell>
          <table:table-cell office:value-type="float" office:value="1.4452683172049767" table:style-name="ce217">
            <text:p>1,4<text:s text:c="5"/></text:p>
          </table:table-cell>
          <table:table-cell office:value-type="float" office:value="150" table:style-name="ce216">
            <text:p><text:s/>150</text:p>
          </table:table-cell>
          <table:table-cell office:value-type="float" office:value="2.1961932650073206" table:style-name="ce218">
            <text:p>2,2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6.0869565217391308" table:style-name="ce142">
            <text:p>-6,1<text:s text:c="3"/></text:p>
          </table:table-cell>
          <table:table-cell office:value-type="float" office:value="-42" table:style-name="ce141">
            <text:p><text:s/>- 42</text:p>
          </table:table-cell>
          <table:table-cell office:value-type="float" office:value="-28.000000000000004" table:style-name="ce142">
            <text:p>-28,0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6"/>
          <table:table-cell table:number-columns-repeated="4" table:style-name="ce169"/>
          <table:table-cell table:style-name="ce96"/>
          <table:table-cell table:style-name="ce170"/>
          <table:table-cell table:number-columns-repeated="2" table:style-name="ce96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4">
          <table:table-cell/>
          <table:table-cell office:value-type="string" table:style-name="ce9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6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14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/>
        </table:table-row>
        <table:table-row table:style-name="ro4">
          <table:table-cell/>
          <table:table-cell table:style-name="ce95"/>
          <table:table-cell table:style-name="ce101"/>
          <table:table-cell table:number-columns-repeated="9" table:style-name="ce95"/>
          <table:table-cell table:number-columns-repeated="16372"/>
        </table:table-row>
        <table:table-row table:style-name="ro33">
          <table:table-cell/>
          <table:table-cell table:style-name="ce102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5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08">
            <text:p>CPP-<text:span text:style-name="T2">2010</text:span>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260">
            <text:p>Mês <text:s/>anterior</text:p>
          </table:table-cell>
          <table:covered-table-cell/>
          <table:table-cell office:value-type="string" table:number-columns-spanned="2" table:number-rows-spanned="1" table:style-name="ce261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3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08"/>
          <table:table-cell table:style-name="ce229"/>
          <table:table-cell table:style-name="ce301"/>
          <table:table-cell table:style-name="ce231"/>
          <table:table-cell table:style-name="ce302"/>
          <table:table-cell table:style-name="ce233"/>
          <table:table-cell table:style-name="ce303"/>
          <table:table-cell table:style-name="ce304"/>
          <table:table-cell table:style-name="ce305"/>
          <table:table-cell table:style-name="ce304"/>
          <table:table-cell table:style-name="ce236"/>
          <table:table-cell table:number-columns-repeated="16372"/>
        </table:table-row>
        <table:table-row table:style-name="ro29">
          <table:table-cell/>
          <table:table-cell office:value-type="string" table:style-name="ce306">
            <text:p>Total</text:p>
          </table:table-cell>
          <table:table-cell office:value-type="float" office:value="6334" table:style-name="ce128">
            <text:p>6 334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7713" table:style-name="ce239">
            <text:p>7 71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6559" table:style-name="ce130">
            <text:p>6 559</text:p>
          </table:table-cell>
          <table:table-cell office:value-type="float" office:value="100.00000000000001" table:style-name="ce131">
            <text:p>100,0<text:s text:c="5"/></text:p>
          </table:table-cell>
          <table:table-cell office:value-type="float" office:value="-1379" table:style-name="ce307">
            <text:p><text:s/>-1 379</text:p>
          </table:table-cell>
          <table:table-cell office:value-type="float" office:value="-17.878905743549851" table:style-name="ce133">
            <text:p>-17,9<text:s text:c="3"/></text:p>
          </table:table-cell>
          <table:table-cell office:value-type="float" office:value="-225" table:style-name="ce307">
            <text:p><text:s/>- 225</text:p>
          </table:table-cell>
          <table:table-cell office:value-type="float" office:value="-3.4304009757584999" table:style-name="ce133">
            <text:p>-3,4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17" table:style-name="ce137">
            <text:p><text:s/>17</text:p>
          </table:table-cell>
          <table:table-cell office:value-type="float" office:value="0.26839280075781496" table:style-name="ce138">
            <text:p>0,3<text:s text:c="5"/></text:p>
          </table:table-cell>
          <table:table-cell office:value-type="float" office:value="28" table:style-name="ce244">
            <text:p><text:s/>28</text:p>
          </table:table-cell>
          <table:table-cell office:value-type="float" office:value="0.36302346687410864" table:style-name="ce309">
            <text:p>0,4<text:s text:c="5"/></text:p>
          </table:table-cell>
          <table:table-cell office:value-type="float" office:value="12" table:style-name="ce139">
            <text:p><text:s/>12</text:p>
          </table:table-cell>
          <table:table-cell office:value-type="float" office:value="0.18295471870711999" table:style-name="ce140">
            <text:p>0,2<text:s text:c="5"/></text:p>
          </table:table-cell>
          <table:table-cell office:value-type="float" office:value="-11" table:style-name="ce310">
            <text:p><text:s/>- 11</text:p>
          </table:table-cell>
          <table:table-cell office:value-type="float" office:value="-39.285714285714285" table:style-name="ce142">
            <text:p>-39,3<text:s text:c="3"/></text:p>
          </table:table-cell>
          <table:table-cell office:value-type="float" office:value="5" table:style-name="ce310">
            <text:p>+ 5</text:p>
          </table:table-cell>
          <table:table-cell office:value-type="float" office:value="41.666666666666671" table:style-name="ce142">
            <text:p>+4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432" table:style-name="ce137">
            <text:p><text:s/>432</text:p>
          </table:table-cell>
          <table:table-cell office:value-type="float" office:value="6.8203347016103573" table:style-name="ce138">
            <text:p>6,8<text:s text:c="5"/></text:p>
          </table:table-cell>
          <table:table-cell office:value-type="float" office:value="380" table:style-name="ce244">
            <text:p><text:s/>380</text:p>
          </table:table-cell>
          <table:table-cell office:value-type="float" office:value="4.926747050434332" table:style-name="ce309">
            <text:p>4,9<text:s text:c="5"/></text:p>
          </table:table-cell>
          <table:table-cell office:value-type="float" office:value="462" table:style-name="ce139">
            <text:p><text:s/>462</text:p>
          </table:table-cell>
          <table:table-cell office:value-type="float" office:value="7.043756670224119" table:style-name="ce140">
            <text:p>7,0<text:s text:c="5"/></text:p>
          </table:table-cell>
          <table:table-cell office:value-type="float" office:value="52" table:style-name="ce310">
            <text:p>+ 52</text:p>
          </table:table-cell>
          <table:table-cell office:value-type="float" office:value="13.684210526315791" table:style-name="ce142">
            <text:p>+13,7<text:s text:c="3"/></text:p>
          </table:table-cell>
          <table:table-cell office:value-type="float" office:value="-30" table:style-name="ce310">
            <text:p><text:s/>- 30</text:p>
          </table:table-cell>
          <table:table-cell office:value-type="float" office:value="-6.4935064935064926" table:style-name="ce142">
            <text:p>-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382" table:style-name="ce137">
            <text:p><text:s/>382</text:p>
          </table:table-cell>
          <table:table-cell office:value-type="float" office:value="6.0309441111461952" table:style-name="ce138">
            <text:p>6,0<text:s text:c="5"/></text:p>
          </table:table-cell>
          <table:table-cell office:value-type="float" office:value="305" table:style-name="ce244">
            <text:p><text:s/>305</text:p>
          </table:table-cell>
          <table:table-cell office:value-type="float" office:value="3.9543627641643977" table:style-name="ce309">
            <text:p>4,0<text:s text:c="5"/></text:p>
          </table:table-cell>
          <table:table-cell office:value-type="float" office:value="379" table:style-name="ce139">
            <text:p><text:s/>379</text:p>
          </table:table-cell>
          <table:table-cell office:value-type="float" office:value="5.7783198658332067" table:style-name="ce140">
            <text:p>5,8<text:s text:c="5"/></text:p>
          </table:table-cell>
          <table:table-cell office:value-type="float" office:value="77" table:style-name="ce310">
            <text:p>+ 77</text:p>
          </table:table-cell>
          <table:table-cell office:value-type="float" office:value="25.245901639344265" table:style-name="ce142">
            <text:p>+25,2<text:s text:c="3"/></text:p>
          </table:table-cell>
          <table:table-cell office:value-type="float" office:value="3" table:style-name="ce310">
            <text:p>+ 3</text:p>
          </table:table-cell>
          <table:table-cell office:value-type="float" office:value="0.79155672823219003" table:style-name="ce142">
            <text:p>+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595" table:style-name="ce137">
            <text:p><text:s/>595</text:p>
          </table:table-cell>
          <table:table-cell office:value-type="float" office:value="9.3937480265235234" table:style-name="ce138">
            <text:p>9,4<text:s text:c="5"/></text:p>
          </table:table-cell>
          <table:table-cell office:value-type="float" office:value="652" table:style-name="ce244">
            <text:p><text:s/>652</text:p>
          </table:table-cell>
          <table:table-cell office:value-type="float" office:value="8.4532607286399575" table:style-name="ce309">
            <text:p>8,5<text:s text:c="5"/></text:p>
          </table:table-cell>
          <table:table-cell office:value-type="float" office:value="695" table:style-name="ce139">
            <text:p><text:s/>695</text:p>
          </table:table-cell>
          <table:table-cell office:value-type="float" office:value="10.596127458454033" table:style-name="ce140">
            <text:p>10,6<text:s text:c="5"/></text:p>
          </table:table-cell>
          <table:table-cell office:value-type="float" office:value="-57" table:style-name="ce310">
            <text:p><text:s/>- 57</text:p>
          </table:table-cell>
          <table:table-cell office:value-type="float" office:value="-8.7423312883435571" table:style-name="ce142">
            <text:p>-8,7<text:s text:c="3"/></text:p>
          </table:table-cell>
          <table:table-cell office:value-type="float" office:value="-100" table:style-name="ce310">
            <text:p><text:s/>- 100</text:p>
          </table:table-cell>
          <table:table-cell office:value-type="float" office:value="-14.388489208633093" table:style-name="ce142">
            <text:p>-1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1281" table:style-name="ce137">
            <text:p>1 281</text:p>
          </table:table-cell>
          <table:table-cell office:value-type="float" office:value="20.224186927691822" table:style-name="ce138">
            <text:p>20,2<text:s text:c="5"/></text:p>
          </table:table-cell>
          <table:table-cell office:value-type="float" office:value="1097" table:style-name="ce244">
            <text:p>1 097</text:p>
          </table:table-cell>
          <table:table-cell office:value-type="float" office:value="14.222740827174899" table:style-name="ce309">
            <text:p>14,2<text:s text:c="5"/></text:p>
          </table:table-cell>
          <table:table-cell office:value-type="float" office:value="1263" table:style-name="ce139">
            <text:p>1 263</text:p>
          </table:table-cell>
          <table:table-cell office:value-type="float" office:value="19.25598414392438" table:style-name="ce140">
            <text:p>19,3<text:s text:c="5"/></text:p>
          </table:table-cell>
          <table:table-cell office:value-type="float" office:value="184" table:style-name="ce310">
            <text:p>+ 184</text:p>
          </table:table-cell>
          <table:table-cell office:value-type="float" office:value="16.773017319963536" table:style-name="ce142">
            <text:p>+16,8<text:s text:c="3"/></text:p>
          </table:table-cell>
          <table:table-cell office:value-type="float" office:value="18" table:style-name="ce310">
            <text:p>+ 18</text:p>
          </table:table-cell>
          <table:table-cell office:value-type="float" office:value="1.4251781472684086" table:style-name="ce142">
            <text:p>+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200" table:style-name="ce137">
            <text:p><text:s/>200</text:p>
          </table:table-cell>
          <table:table-cell office:value-type="float" office:value="3.1575623618566464" table:style-name="ce138">
            <text:p>3,2<text:s text:c="5"/></text:p>
          </table:table-cell>
          <table:table-cell office:value-type="float" office:value="555" table:style-name="ce244">
            <text:p><text:s/>555</text:p>
          </table:table-cell>
          <table:table-cell office:value-type="float" office:value="7.1956437183975108" table:style-name="ce309">
            <text:p>7,2<text:s text:c="5"/></text:p>
          </table:table-cell>
          <table:table-cell office:value-type="float" office:value="144" table:style-name="ce139">
            <text:p><text:s/>144</text:p>
          </table:table-cell>
          <table:table-cell office:value-type="float" office:value="2.1954566244854399" table:style-name="ce140">
            <text:p>2,2<text:s text:c="5"/></text:p>
          </table:table-cell>
          <table:table-cell office:value-type="float" office:value="-355" table:style-name="ce310">
            <text:p><text:s/>- 355</text:p>
          </table:table-cell>
          <table:table-cell office:value-type="float" office:value="-63.963963963963963" table:style-name="ce142">
            <text:p>-64,0<text:s text:c="3"/></text:p>
          </table:table-cell>
          <table:table-cell office:value-type="float" office:value="56" table:style-name="ce310">
            <text:p>+ 56</text:p>
          </table:table-cell>
          <table:table-cell office:value-type="float" office:value="38.888888888888893" table:style-name="ce142">
            <text:p>+3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806" table:style-name="ce137">
            <text:p><text:s/>806</text:p>
          </table:table-cell>
          <table:table-cell office:value-type="float" office:value="12.724976318282286" table:style-name="ce138">
            <text:p>12,7<text:s text:c="5"/></text:p>
          </table:table-cell>
          <table:table-cell office:value-type="float" office:value="994" table:style-name="ce244">
            <text:p><text:s/>994</text:p>
          </table:table-cell>
          <table:table-cell office:value-type="float" office:value="12.887333074030858" table:style-name="ce309">
            <text:p>12,9<text:s text:c="5"/></text:p>
          </table:table-cell>
          <table:table-cell office:value-type="float" office:value="874" table:style-name="ce139">
            <text:p><text:s/>874</text:p>
          </table:table-cell>
          <table:table-cell office:value-type="float" office:value="13.325202012501904" table:style-name="ce140">
            <text:p>13,3<text:s text:c="5"/></text:p>
          </table:table-cell>
          <table:table-cell office:value-type="float" office:value="-188" table:style-name="ce310">
            <text:p><text:s/>- 188</text:p>
          </table:table-cell>
          <table:table-cell office:value-type="float" office:value="-18.91348088531187" table:style-name="ce142">
            <text:p>-18,9<text:s text:c="3"/></text:p>
          </table:table-cell>
          <table:table-cell office:value-type="float" office:value="-68" table:style-name="ce310">
            <text:p><text:s/>- 68</text:p>
          </table:table-cell>
          <table:table-cell office:value-type="float" office:value="-7.7803203661327229" table:style-name="ce142">
            <text:p>-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533" table:style-name="ce137">
            <text:p><text:s/>533</text:p>
          </table:table-cell>
          <table:table-cell office:value-type="float" office:value="8.4149036943479629" table:style-name="ce138">
            <text:p>8,4<text:s text:c="5"/></text:p>
          </table:table-cell>
          <table:table-cell office:value-type="float" office:value="901" table:style-name="ce244">
            <text:p><text:s/>901</text:p>
          </table:table-cell>
          <table:table-cell office:value-type="float" office:value="11.68157655905614" table:style-name="ce309">
            <text:p>11,7<text:s text:c="5"/></text:p>
          </table:table-cell>
          <table:table-cell office:value-type="float" office:value="612" table:style-name="ce139">
            <text:p><text:s/>612</text:p>
          </table:table-cell>
          <table:table-cell office:value-type="float" office:value="9.3306906540631189" table:style-name="ce140">
            <text:p>9,3<text:s text:c="5"/></text:p>
          </table:table-cell>
          <table:table-cell office:value-type="float" office:value="-368" table:style-name="ce310">
            <text:p><text:s/>- 368</text:p>
          </table:table-cell>
          <table:table-cell office:value-type="float" office:value="-40.84350721420644" table:style-name="ce142">
            <text:p>-40,8<text:s text:c="3"/></text:p>
          </table:table-cell>
          <table:table-cell office:value-type="float" office:value="-79" table:style-name="ce310">
            <text:p><text:s/>- 79</text:p>
          </table:table-cell>
          <table:table-cell office:value-type="float" office:value="-12.908496732026146" table:style-name="ce142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2087" table:style-name="ce137">
            <text:p>2 087</text:p>
          </table:table-cell>
          <table:table-cell office:value-type="float" office:value="32.949163245974106" table:style-name="ce138">
            <text:p>32,9<text:s text:c="5"/></text:p>
          </table:table-cell>
          <table:table-cell office:value-type="float" office:value="2797" table:style-name="ce244">
            <text:p>2 797</text:p>
          </table:table-cell>
          <table:table-cell office:value-type="float" office:value="36.263451315960069" table:style-name="ce309">
            <text:p>36,3<text:s text:c="5"/></text:p>
          </table:table-cell>
          <table:table-cell office:value-type="float" office:value="2116" table:style-name="ce139">
            <text:p>2 116</text:p>
          </table:table-cell>
          <table:table-cell office:value-type="float" office:value="32.261015398688826" table:style-name="ce140">
            <text:p>32,3<text:s text:c="5"/></text:p>
          </table:table-cell>
          <table:table-cell office:value-type="float" office:value="-710" table:style-name="ce310">
            <text:p><text:s/>- 710</text:p>
          </table:table-cell>
          <table:table-cell office:value-type="float" office:value="-25.38434036467644" table:style-name="ce142">
            <text:p>-25,4<text:s text:c="3"/></text:p>
          </table:table-cell>
          <table:table-cell office:value-type="float" office:value="-29" table:style-name="ce310">
            <text:p><text:s/>- 29</text:p>
          </table:table-cell>
          <table:table-cell office:value-type="float" office:value="-1.3705103969754253" table:style-name="ce142">
            <text:p>-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1" table:style-name="ce137">
            <text:p><text:s/>1</text:p>
          </table:table-cell>
          <table:table-cell office:value-type="float" office:value="1.5787811809283233E-2" table:style-name="ce138">
            <text:p>0,0<text:s text:c="5"/></text:p>
          </table:table-cell>
          <table:table-cell office:value-type="float" office:value="4" table:style-name="ce244">
            <text:p><text:s/>4</text:p>
          </table:table-cell>
          <table:table-cell office:value-type="float" office:value="5.1860495267729803E-2" table:style-name="ce309">
            <text:p>0,1<text:s text:c="5"/></text:p>
          </table:table-cell>
          <table:table-cell office:value-type="float" office:value="2" table:style-name="ce139">
            <text:p><text:s/>2</text:p>
          </table:table-cell>
          <table:table-cell office:value-type="float" office:value="3.0492453117853334E-2" table:style-name="ce140">
            <text:p>0,0<text:s text:c="5"/></text:p>
          </table:table-cell>
          <table:table-cell office:value-type="float" office:value="-3" table:style-name="ce310">
            <text:p><text:s/>- 3</text:p>
          </table:table-cell>
          <table:table-cell office:value-type="float" office:value="-75" table:style-name="ce142">
            <text:p>-75,0<text:s text:c="3"/></text:p>
          </table:table-cell>
          <table:table-cell office:value-type="float" office:value="-1" table:style-name="ce310">
            <text:p><text:s/>- 1</text:p>
          </table:table-cell>
          <table:table-cell office:value-type="float" office:value="-50" table:style-name="ce142">
            <text:p>-5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244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310">
            <text:p>+ 0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96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07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07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21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83"/>
          <table:table-cell table:number-columns-repeated="4" table:style-name="ce15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2"/>
          <table:table-cell table:number-columns-repeated="4" table:style-name="ce15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number-columns-repeated="5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6" table:style-name="ce1"/>
          <table:table-cell table:style-name="ce158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72"/>
          <table:table-cell table:number-columns-repeated="2" table:style-name="ce257"/>
          <table:table-cell table:number-columns-repeated="6" table:style-name="ce17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5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30" table:default-cell-style-name="ce1"/>
        <table:table-column table:style-name="co16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7748in" svg:height="0.6235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8468in" svg:y="0.22631in" svg:width="1.8141in" svg:height="0.49174in">
                <draw:text-box>
                  <text:p text:style-name="a115" text:class-names="" text:cond-style-name=""><text:span text:style-name="a113" text:class-names="">FEVEREIRO 2020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4402in" svg:height="0.2913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08" draw:name="Text Box 122" svg:x="0in" svg:y="0in" svg:width="0.97917in" svg:height="0.31121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5"/>
          <table:table-cell table:number-columns-repeated="3" table:style-name="ce96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5"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7">
            <text:p>Quadro 13 <text:s/>- <text:s/>COLOCAÇÕES EFETUADAS, <text:s text:c="2"/>POR <text:s/>ATIVIDADE <text:s/>ECONÓMICA</text:p>
          </table:table-cell>
          <table:table-cell table:number-columns-repeated="8" table:style-name="ce97"/>
          <table:table-cell office:value-type="string" table:number-columns-spanned="2" table:number-rows-spanned="1" table:style-name="ce173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4"/>
          <table:table-cell office:value-type="string" table:style-name="ce99">
            <text:p>Movimento ao longo do mês<text:s text:c="2"/></text:p>
          </table:table-cell>
          <table:table-cell table:number-columns-repeated="2" table:style-name="ce100"/>
          <table:table-cell table:number-columns-repeated="4" table:style-name="ce99"/>
          <table:table-cell table:number-columns-repeated="4" table:style-name="ce100"/>
          <table:table-cell table:number-columns-repeated="16372" table:style-name="ce1"/>
        </table:table-row>
        <table:table-row table:style-name="ro4">
          <table:table-cell table:style-name="ce294"/>
          <table:table-cell table:style-name="ce95"/>
          <table:table-cell table:style-name="ce101"/>
          <table:table-cell table:number-columns-repeated="9" table:style-name="ce95"/>
          <table:table-cell table:number-columns-repeated="16372" table:style-name="ce1"/>
        </table:table-row>
        <table:table-row table:style-name="ro4">
          <table:table-cell table:style-name="ce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5"/>
          <table:table-cell table:style-name="ce106"/>
          <table:table-cell office:value-type="string" table:number-columns-spanned="4" table:number-rows-spanned="1" table:style-name="ce174">
            <text:p>Variação</text:p>
          </table:table-cell>
          <table:covered-table-cell table:number-columns-repeated="3"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office:value-type="string" table:style-name="ce108">
            <text:p>CAE <text:s/>Rev.3</text:p>
          </table:table-cell>
          <table:table-cell office:value-type="string" table:style-name="ce177">
            <text:p>FEVEREIRO 2020</text:p>
          </table:table-cell>
          <table:table-cell office:value-type="string" table:style-name="ce110">
            <text:p>%</text:p>
          </table:table-cell>
          <table:table-cell office:value-type="string" table:style-name="ce111">
            <text:p>JANEIRO 2020</text:p>
          </table:table-cell>
          <table:table-cell office:value-type="string" table:style-name="ce112">
            <text:p>%</text:p>
          </table:table-cell>
          <table:table-cell office:value-type="string" table:style-name="ce111">
            <text:p>FEVEREIRO 2019</text:p>
          </table:table-cell>
          <table:table-cell office:value-type="string" table:style-name="ce112">
            <text:p>%</text:p>
          </table:table-cell>
          <table:table-cell office:value-type="string" table:number-columns-spanned="2" table:number-rows-spanned="1" table:style-name="ce175">
            <text:p>Mês <text:s/>anterior</text:p>
          </table:table-cell>
          <table:covered-table-cell/>
          <table:table-cell office:value-type="string" table:number-columns-spanned="2" table:number-rows-spanned="1" table:style-name="ce176">
            <text:p>Mês <text:s/>homólogo<text:span text:style-name="T2">(1)<text:s/></text:span></text:p>
          </table:table-cell>
          <table:covered-table-cell/>
          <table:table-cell table:number-columns-repeated="3" table:style-name="ce107"/>
          <table:table-cell table:number-columns-repeated="16369"/>
        </table:table-row>
        <table:table-row table:style-name="ro13">
          <table:table-cell table:style-name="ce1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6"/>
          <table:table-cell table:style-name="ce117"/>
          <table:table-cell office:value-type="string" table:style-name="ce118">
            <text:p>Var. Abs.</text:p>
          </table:table-cell>
          <table:table-cell office:value-type="string" table:style-name="ce119">
            <text:p>Var. %</text:p>
          </table:table-cell>
          <table:table-cell office:value-type="string" table:style-name="ce118">
            <text:p>Var. Abs.</text:p>
          </table:table-cell>
          <table:table-cell office:value-type="string" table:style-name="ce120">
            <text:p>Var. %</text:p>
          </table:table-cell>
          <table:table-cell table:number-columns-repeated="3" table:style-name="ce121"/>
          <table:table-cell table:number-columns-repeated="16369"/>
        </table:table-row>
        <table:table-row table:style-name="ro27">
          <table:table-cell table:style-name="ce1"/>
          <table:table-cell table:style-name="ce108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4" table:style-name="ce182"/>
          <table:table-cell table:number-columns-repeated="3" table:style-name="ce121"/>
          <table:table-cell table:number-columns-repeated="16369"/>
        </table:table-row>
        <table:table-row table:style-name="ro33">
          <table:table-cell table:style-name="ce1"/>
          <table:table-cell office:value-type="string" table:style-name="ce262">
            <text:p><text:s text:c="2"/>Total</text:p>
          </table:table-cell>
          <table:table-cell office:value-type="float" office:value="6334" table:style-name="ce128">
            <text:p>6 334</text:p>
          </table:table-cell>
          <table:table-cell office:value-type="float" office:value="100" table:style-name="ce129">
            <text:p>100,0<text:s text:c="5"/></text:p>
          </table:table-cell>
          <table:table-cell office:value-type="float" office:value="7713" table:style-name="ce130">
            <text:p>7 71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6559" table:style-name="ce130">
            <text:p>6 55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-1379" table:style-name="ce132">
            <text:p><text:s/>-1 379</text:p>
          </table:table-cell>
          <table:table-cell office:value-type="float" office:value="-17.878905743549851" table:style-name="ce133">
            <text:p>-17,9<text:s text:c="3"/></text:p>
          </table:table-cell>
          <table:table-cell office:value-type="float" office:value="-225" table:style-name="ce132">
            <text:p><text:s/>- 225</text:p>
          </table:table-cell>
          <table:table-cell office:value-type="float" office:value="-3.4304009757584999" table:style-name="ce133">
            <text:p>-3,4<text:s text:c="3"/></text:p>
          </table:table-cell>
          <table:table-cell table:style-name="ce96"/>
          <table:table-cell table:number-columns-repeated="2" table:style-name="ce135"/>
          <table:table-cell table:number-columns-repeated="16369"/>
        </table:table-row>
        <table:table-row table:style-name="ro8">
          <table:table-cell table:style-name="ce1"/>
          <table:table-cell office:value-type="string" table:style-name="ce264">
            <text:p>Agricultura, produção animal, caça, floresta e pesca</text:p>
          </table:table-cell>
          <table:table-cell office:value-type="float" office:value="257" table:style-name="ce128">
            <text:p><text:s/>257</text:p>
          </table:table-cell>
          <table:table-cell office:value-type="float" office:value="4.057467634985791" table:style-name="ce129">
            <text:p>4,1<text:s text:c="5"/></text:p>
          </table:table-cell>
          <table:table-cell office:value-type="float" office:value="577" table:style-name="ce130">
            <text:p><text:s/>577</text:p>
          </table:table-cell>
          <table:table-cell office:value-type="float" office:value="7.4808764423700245" table:style-name="ce131">
            <text:p>7,5<text:s text:c="5"/></text:p>
          </table:table-cell>
          <table:table-cell office:value-type="float" office:value="194" table:style-name="ce130">
            <text:p><text:s/>194</text:p>
          </table:table-cell>
          <table:table-cell office:value-type="float" office:value="2.957767952431773" table:style-name="ce131">
            <text:p>3,0<text:s text:c="5"/></text:p>
          </table:table-cell>
          <table:table-cell office:value-type="float" office:value="-320" table:style-name="ce132">
            <text:p><text:s/>- 320</text:p>
          </table:table-cell>
          <table:table-cell office:value-type="float" office:value="-55.459272097053727" table:style-name="ce133">
            <text:p>-55,5<text:s text:c="3"/></text:p>
          </table:table-cell>
          <table:table-cell office:value-type="float" office:value="63" table:style-name="ce132">
            <text:p>+ 63</text:p>
          </table:table-cell>
          <table:table-cell office:value-type="float" office:value="32.47422680412371" table:style-name="ce133">
            <text:p>+32,5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2">
          <table:table-cell table:style-name="ce1"/>
          <table:table-cell office:value-type="string" table:style-name="ce264">
            <text:p>Indústria, energia e água e construção</text:p>
          </table:table-cell>
          <table:table-cell office:value-type="float" office:value="1449" table:style-name="ce148">
            <text:p>1 449</text:p>
          </table:table-cell>
          <table:table-cell office:value-type="float" office:value="22.876539311651406" table:style-name="ce149">
            <text:p>22,9<text:s text:c="5"/></text:p>
          </table:table-cell>
          <table:table-cell office:value-type="float" office:value="1537" table:style-name="ce130">
            <text:p>1 537</text:p>
          </table:table-cell>
          <table:table-cell office:value-type="float" office:value="19.927395306625179" table:style-name="ce131">
            <text:p>19,9<text:s text:c="5"/></text:p>
          </table:table-cell>
          <table:table-cell office:value-type="float" office:value="1513" table:style-name="ce130">
            <text:p>1 513</text:p>
          </table:table-cell>
          <table:table-cell office:value-type="float" office:value="23.067540783656046" table:style-name="ce131">
            <text:p>23,1<text:s text:c="5"/></text:p>
          </table:table-cell>
          <table:table-cell office:value-type="float" office:value="-88" table:style-name="ce132">
            <text:p><text:s/>- 88</text:p>
          </table:table-cell>
          <table:table-cell office:value-type="float" office:value="-5.7254391672088483" table:style-name="ce133">
            <text:p>-5,7<text:s text:c="3"/></text:p>
          </table:table-cell>
          <table:table-cell office:value-type="float" office:value="-64" table:style-name="ce132">
            <text:p><text:s/>- 64</text:p>
          </table:table-cell>
          <table:table-cell office:value-type="float" office:value="-4.2300066093853266" table:style-name="ce133">
            <text:p>-4,2<text:s text:c="3"/></text:p>
          </table:table-cell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33">
          <table:table-cell table:style-name="ce1"/>
          <table:table-cell office:value-type="string" table:style-name="ce266">
            <text:p>Indústrias extrativas</text:p>
          </table:table-cell>
          <table:table-cell office:value-type="float" office:value="4" table:style-name="ce137">
            <text:p><text:s/>4</text:p>
          </table:table-cell>
          <table:table-cell office:value-type="float" office:value="6.3151247237132932E-2" table:style-name="ce138">
            <text:p>0,1<text:s text:c="5"/></text:p>
          </table:table-cell>
          <table:table-cell office:value-type="float" office:value="4" table:style-name="ce139">
            <text:p><text:s/>4</text:p>
          </table:table-cell>
          <table:table-cell office:value-type="float" office:value="5.1860495267729803E-2" table:style-name="ce140">
            <text:p>0,1<text:s text:c="5"/></text:p>
          </table:table-cell>
          <table:table-cell office:value-type="float" office:value="9" table:style-name="ce139">
            <text:p><text:s/>9</text:p>
          </table:table-cell>
          <table:table-cell office:value-type="float" office:value="0.13721603903033999" table:style-name="ce140">
            <text:p>0,1<text:s text:c="5"/></text:p>
          </table:table-cell>
          <table:table-cell office:value-type="float" office:value="0" table:style-name="ce141">
            <text:p>+ 0</text:p>
          </table:table-cell>
          <table:table-cell office:value-type="float" office:value="0" table:style-name="ce142">
            <text:p>+0,0<text:s text:c="3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55.555555555555557" table:style-name="ce142">
            <text:p>-55,6<text:s text:c="3"/></text:p>
          </table:table-cell>
          <table:table-cell table:style-name="ce158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alimentares das bebidas e do tabaco</text:p>
          </table:table-cell>
          <table:table-cell office:value-type="float" office:value="204" table:style-name="ce137">
            <text:p><text:s/>204</text:p>
          </table:table-cell>
          <table:table-cell office:value-type="float" office:value="3.2207136090937798" table:style-name="ce138">
            <text:p>3,2<text:s text:c="5"/></text:p>
          </table:table-cell>
          <table:table-cell office:value-type="float" office:value="238" table:style-name="ce139">
            <text:p><text:s/>238</text:p>
          </table:table-cell>
          <table:table-cell office:value-type="float" office:value="3.0856994684299233" table:style-name="ce140">
            <text:p>3,1<text:s text:c="5"/></text:p>
          </table:table-cell>
          <table:table-cell office:value-type="float" office:value="250" table:style-name="ce139">
            <text:p><text:s/>250</text:p>
          </table:table-cell>
          <table:table-cell office:value-type="float" office:value="3.8115566397316663" table:style-name="ce140">
            <text:p>3,8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14.285714285714285" table:style-name="ce142">
            <text:p>-14,3<text:s text:c="3"/></text:p>
          </table:table-cell>
          <table:table-cell office:value-type="float" office:value="-46" table:style-name="ce141">
            <text:p><text:s/>- 46</text:p>
          </table:table-cell>
          <table:table-cell office:value-type="float" office:value="-18.399999999999999" table:style-name="ce142">
            <text:p>-18,4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ricação de têxteis</text:p>
          </table:table-cell>
          <table:table-cell office:value-type="float" office:value="58" table:style-name="ce137">
            <text:p><text:s/>58</text:p>
          </table:table-cell>
          <table:table-cell office:value-type="float" office:value="0.91569308493842749" table:style-name="ce155">
            <text:p>0,9<text:s text:c="5"/></text:p>
          </table:table-cell>
          <table:table-cell office:value-type="float" office:value="51" table:style-name="ce156">
            <text:p><text:s/>51</text:p>
          </table:table-cell>
          <table:table-cell office:value-type="float" office:value="0.66122131466355505" table:style-name="ce157">
            <text:p>0,7<text:s text:c="5"/></text:p>
          </table:table-cell>
          <table:table-cell office:value-type="float" office:value="46" table:style-name="ce139">
            <text:p><text:s/>46</text:p>
          </table:table-cell>
          <table:table-cell office:value-type="float" office:value="0.70132642171062665" table:style-name="ce157">
            <text:p>0,7<text:s text:c="5"/></text:p>
          </table:table-cell>
          <table:table-cell office:value-type="float" office:value="7" table:style-name="ce141">
            <text:p>+ 7</text:p>
          </table:table-cell>
          <table:table-cell office:value-type="float" office:value="13.725490196078432" table:style-name="ce142">
            <text:p>+13,7<text:s text:c="3"/></text:p>
          </table:table-cell>
          <table:table-cell office:value-type="float" office:value="12" table:style-name="ce141">
            <text:p>+ 12</text:p>
          </table:table-cell>
          <table:table-cell office:value-type="float" office:value="26.086956521739129" table:style-name="ce142">
            <text:p>+26,1<text:s text:c="3"/></text:p>
          </table:table-cell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33">
          <table:table-cell/>
          <table:table-cell office:value-type="string" table:style-name="ce267">
            <text:p>Indústria do vestuário</text:p>
          </table:table-cell>
          <table:table-cell office:value-type="float" office:value="146" table:style-name="ce137">
            <text:p><text:s/>146</text:p>
          </table:table-cell>
          <table:table-cell office:value-type="float" office:value="2.3050205241553523" table:style-name="ce155">
            <text:p>2,3<text:s text:c="5"/></text:p>
          </table:table-cell>
          <table:table-cell office:value-type="float" office:value="140" table:style-name="ce156">
            <text:p><text:s/>140</text:p>
          </table:table-cell>
          <table:table-cell office:value-type="float" office:value="1.8151173343705431" table:style-name="ce157">
            <text:p>1,8<text:s text:c="5"/></text:p>
          </table:table-cell>
          <table:table-cell office:value-type="float" office:value="115" table:style-name="ce139">
            <text:p><text:s/>115</text:p>
          </table:table-cell>
          <table:table-cell office:value-type="float" office:value="1.7533160542765664" table:style-name="ce157">
            <text:p>1,8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4.2857142857142856" table:style-name="ce142">
            <text:p>+4,3<text:s text:c="3"/></text:p>
          </table:table-cell>
          <table:table-cell office:value-type="float" office:value="31" table:style-name="ce141">
            <text:p>+ 31</text:p>
          </table:table-cell>
          <table:table-cell office:value-type="float" office:value="26.956521739130434" table:style-name="ce142">
            <text:p>+27,0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o couro e dos produtos do couro</text:p>
          </table:table-cell>
          <table:table-cell office:value-type="float" office:value="139" table:style-name="ce137">
            <text:p><text:s/>139</text:p>
          </table:table-cell>
          <table:table-cell office:value-type="float" office:value="2.1945058414903693" table:style-name="ce155">
            <text:p>2,2<text:s text:c="5"/></text:p>
          </table:table-cell>
          <table:table-cell office:value-type="float" office:value="167" table:style-name="ce156">
            <text:p><text:s/>167</text:p>
          </table:table-cell>
          <table:table-cell office:value-type="float" office:value="2.1651756774277198" table:style-name="ce157">
            <text:p>2,2<text:s text:c="5"/></text:p>
          </table:table-cell>
          <table:table-cell office:value-type="float" office:value="91" table:style-name="ce139">
            <text:p><text:s/>91</text:p>
          </table:table-cell>
          <table:table-cell office:value-type="float" office:value="1.3874066168623265" table:style-name="ce157">
            <text:p>1,4<text:s text:c="5"/></text:p>
          </table:table-cell>
          <table:table-cell office:value-type="float" office:value="-28" table:style-name="ce141">
            <text:p><text:s/>- 28</text:p>
          </table:table-cell>
          <table:table-cell office:value-type="float" office:value="-16.766467065868262" table:style-name="ce142">
            <text:p>-16,8<text:s text:c="3"/></text:p>
          </table:table-cell>
          <table:table-cell office:value-type="float" office:value="48" table:style-name="ce141">
            <text:p>+ 48</text:p>
          </table:table-cell>
          <table:table-cell office:value-type="float" office:value="52.747252747252752" table:style-name="ce142">
            <text:p>+52,7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 da madeira e da cortiça</text:p>
          </table:table-cell>
          <table:table-cell office:value-type="float" office:value="60" table:style-name="ce137">
            <text:p><text:s/>60</text:p>
          </table:table-cell>
          <table:table-cell office:value-type="float" office:value="0.94726870855699408" table:style-name="ce155">
            <text:p>0,9<text:s text:c="5"/></text:p>
          </table:table-cell>
          <table:table-cell office:value-type="float" office:value="58" table:style-name="ce156">
            <text:p><text:s/>58</text:p>
          </table:table-cell>
          <table:table-cell office:value-type="float" office:value="0.75197718138208225" table:style-name="ce157">
            <text:p>0,8<text:s text:c="5"/></text:p>
          </table:table-cell>
          <table:table-cell office:value-type="float" office:value="61" table:style-name="ce139">
            <text:p><text:s/>61</text:p>
          </table:table-cell>
          <table:table-cell office:value-type="float" office:value="0.93001982009452666" table:style-name="ce157">
            <text:p>0,9<text:s text:c="5"/></text:p>
          </table:table-cell>
          <table:table-cell office:value-type="float" office:value="2" table:style-name="ce141">
            <text:p>+ 2</text:p>
          </table:table-cell>
          <table:table-cell office:value-type="float" office:value="3.4482758620689653" table:style-name="ce142">
            <text:p>+3,4<text:s text:c="3"/></text:p>
          </table:table-cell>
          <table:table-cell office:value-type="float" office:value="-1" table:style-name="ce141">
            <text:p><text:s/>- 1</text:p>
          </table:table-cell>
          <table:table-cell office:value-type="float" office:value="-1.639344262295082" table:style-name="ce142">
            <text:p>-1,6<text:s text:c="3"/></text:p>
          </table:table-cell>
          <table:table-cell table:number-columns-repeated="3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Indústrias do papel, impressão e reprodução</text:p>
          </table:table-cell>
          <table:table-cell office:value-type="float" office:value="12" table:style-name="ce137">
            <text:p><text:s/>12</text:p>
          </table:table-cell>
          <table:table-cell office:value-type="float" office:value="0.18945374171139881" table:style-name="ce155">
            <text:p>0,2<text:s text:c="5"/></text:p>
          </table:table-cell>
          <table:table-cell office:value-type="float" office:value="28" table:style-name="ce156">
            <text:p><text:s/>28</text:p>
          </table:table-cell>
          <table:table-cell office:value-type="float" office:value="0.36302346687410864" table:style-name="ce157">
            <text:p>0,4<text:s text:c="5"/></text:p>
          </table:table-cell>
          <table:table-cell office:value-type="float" office:value="46" table:style-name="ce139">
            <text:p><text:s/>46</text:p>
          </table:table-cell>
          <table:table-cell office:value-type="float" office:value="0.70132642171062665" table:style-name="ce157">
            <text:p>0,7<text:s text:c="5"/></text:p>
          </table:table-cell>
          <table:table-cell office:value-type="float" office:value="-16" table:style-name="ce141">
            <text:p><text:s/>- 16</text:p>
          </table:table-cell>
          <table:table-cell office:value-type="float" office:value="-57.142857142857139" table:style-name="ce142">
            <text:p>-57,1<text:s text:c="3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73.91304347826086" table:style-name="ce142">
            <text:p>-73,9<text:s text:c="3"/></text:p>
          </table:table-cell>
          <table:table-cell table:style-name="ce158"/>
          <table:table-cell table:number-columns-repeated="2" table:style-name="ce152"/>
          <table:table-cell table:number-columns-repeated="16369"/>
        </table:table-row>
        <table:table-row table:style-name="ro33">
          <table:table-cell/>
          <table:table-cell office:value-type="string" table:style-name="ce266">
            <text:p>Fab. produtos petrolíferos, químicos, farmacêuticos, borracha e plástico</text:p>
          </table:table-cell>
          <table:table-cell office:value-type="float" office:value="70" table:style-name="ce137">
            <text:p><text:s/>70</text:p>
          </table:table-cell>
          <table:table-cell office:value-type="float" office:value="1.1051468266498263" table:style-name="ce155">
            <text:p>1,1<text:s text:c="5"/></text:p>
          </table:table-cell>
          <table:table-cell office:value-type="float" office:value="64" table:style-name="ce156">
            <text:p><text:s/>64</text:p>
          </table:table-cell>
          <table:table-cell office:value-type="float" office:value="0.82976792428367685" table:style-name="ce157">
            <text:p>0,8<text:s text:c="5"/></text:p>
          </table:table-cell>
          <table:table-cell office:value-type="float" office:value="61" table:style-name="ce139">
            <text:p><text:s/>61</text:p>
          </table:table-cell>
          <table:table-cell office:value-type="float" office:value="0.93001982009452666" table:style-name="ce157">
            <text:p>0,9<text:s text:c="5"/></text:p>
          </table:table-cell>
          <table:table-cell office:value-type="float" office:value="6" table:style-name="ce141">
            <text:p>+ 6</text:p>
          </table:table-cell>
          <table:table-cell office:value-type="float" office:value="9.375" table:style-name="ce142">
            <text:p>+9,4<text:s text:c="3"/></text:p>
          </table:table-cell>
          <table:table-cell office:value-type="float" office:value="9" table:style-name="ce141">
            <text:p>+ 9</text:p>
          </table:table-cell>
          <table:table-cell office:value-type="float" office:value="14.754098360655737" table:style-name="ce142">
            <text:p>+14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ricação de outros produtos minerais não metálicos</text:p>
          </table:table-cell>
          <table:table-cell office:value-type="float" office:value="51" table:style-name="ce137">
            <text:p><text:s/>51</text:p>
          </table:table-cell>
          <table:table-cell office:value-type="float" office:value="0.80517840227344495" table:style-name="ce155">
            <text:p>0,8<text:s text:c="5"/></text:p>
          </table:table-cell>
          <table:table-cell office:value-type="float" office:value="46" table:style-name="ce156">
            <text:p><text:s/>46</text:p>
          </table:table-cell>
          <table:table-cell office:value-type="float" office:value="0.59639569557889272" table:style-name="ce157">
            <text:p>0,6<text:s text:c="5"/></text:p>
          </table:table-cell>
          <table:table-cell office:value-type="float" office:value="47" table:style-name="ce139">
            <text:p><text:s/>47</text:p>
          </table:table-cell>
          <table:table-cell office:value-type="float" office:value="0.71657264826955325" table:style-name="ce157">
            <text:p>0,7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10.869565217391305" table:style-name="ce142">
            <text:p>+10,9<text:s text:c="3"/></text:p>
          </table:table-cell>
          <table:table-cell office:value-type="float" office:value="4" table:style-name="ce141">
            <text:p>+ 4</text:p>
          </table:table-cell>
          <table:table-cell office:value-type="float" office:value="8.5106382978723403" table:style-name="ce142">
            <text:p>+8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Indústria metalúrgica de base e fab. produtos metálicos</text:p>
          </table:table-cell>
          <table:table-cell office:value-type="float" office:value="103" table:style-name="ce137">
            <text:p><text:s/>103</text:p>
          </table:table-cell>
          <table:table-cell office:value-type="float" office:value="1.6261446163561728" table:style-name="ce155">
            <text:p>1,6<text:s text:c="5"/></text:p>
          </table:table-cell>
          <table:table-cell office:value-type="float" office:value="137" table:style-name="ce156">
            <text:p><text:s/>137</text:p>
          </table:table-cell>
          <table:table-cell office:value-type="float" office:value="1.7762219629197458" table:style-name="ce157">
            <text:p>1,8<text:s text:c="5"/></text:p>
          </table:table-cell>
          <table:table-cell office:value-type="float" office:value="149" table:style-name="ce139">
            <text:p><text:s/>149</text:p>
          </table:table-cell>
          <table:table-cell office:value-type="float" office:value="2.2716877572800729" table:style-name="ce157">
            <text:p>2,3<text:s text:c="5"/></text:p>
          </table:table-cell>
          <table:table-cell office:value-type="float" office:value="-34" table:style-name="ce141">
            <text:p><text:s/>- 34</text:p>
          </table:table-cell>
          <table:table-cell office:value-type="float" office:value="-24.817518248175183" table:style-name="ce142">
            <text:p>-24,8<text:s text:c="3"/></text:p>
          </table:table-cell>
          <table:table-cell office:value-type="float" office:value="-46" table:style-name="ce141">
            <text:p><text:s/>- 46</text:p>
          </table:table-cell>
          <table:table-cell office:value-type="float" office:value="-30.872483221476511" table:style-name="ce142">
            <text:p>-30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equipamento informático, elétrico, máquinas e equipamentos n.e.</text:p>
          </table:table-cell>
          <table:table-cell office:value-type="float" office:value="55" table:style-name="ce137">
            <text:p><text:s/>55</text:p>
          </table:table-cell>
          <table:table-cell office:value-type="float" office:value="0.86832964951057778" table:style-name="ce155">
            <text:p>0,9<text:s text:c="5"/></text:p>
          </table:table-cell>
          <table:table-cell office:value-type="float" office:value="44" table:style-name="ce156">
            <text:p><text:s/>44</text:p>
          </table:table-cell>
          <table:table-cell office:value-type="float" office:value="0.57046544794502785" table:style-name="ce157">
            <text:p>0,6<text:s text:c="5"/></text:p>
          </table:table-cell>
          <table:table-cell office:value-type="float" office:value="67" table:style-name="ce139">
            <text:p><text:s/>67</text:p>
          </table:table-cell>
          <table:table-cell office:value-type="float" office:value="1.0214971794480867" table:style-name="ce157">
            <text:p>1,0<text:s text:c="5"/></text:p>
          </table:table-cell>
          <table:table-cell office:value-type="float" office:value="11" table:style-name="ce141">
            <text:p>+ 11</text:p>
          </table:table-cell>
          <table:table-cell office:value-type="float" office:value="25" table:style-name="ce142">
            <text:p>+25,0<text:s text:c="3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17.910447761194028" table:style-name="ce142">
            <text:p>-17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veículos automóveis, componentes e outro equipa. de transporte</text:p>
          </table:table-cell>
          <table:table-cell office:value-type="float" office:value="39" table:style-name="ce137">
            <text:p><text:s/>39</text:p>
          </table:table-cell>
          <table:table-cell office:value-type="float" office:value="0.61572466056204611" table:style-name="ce155">
            <text:p>0,6<text:s text:c="5"/></text:p>
          </table:table-cell>
          <table:table-cell office:value-type="float" office:value="46" table:style-name="ce156">
            <text:p><text:s/>46</text:p>
          </table:table-cell>
          <table:table-cell office:value-type="float" office:value="0.59639569557889272" table:style-name="ce157">
            <text:p>0,6<text:s text:c="5"/></text:p>
          </table:table-cell>
          <table:table-cell office:value-type="float" office:value="53" table:style-name="ce139">
            <text:p><text:s/>53</text:p>
          </table:table-cell>
          <table:table-cell office:value-type="float" office:value="0.8080500076231133" table:style-name="ce157">
            <text:p>0,8<text:s text:c="5"/></text:p>
          </table:table-cell>
          <table:table-cell office:value-type="float" office:value="-7" table:style-name="ce141">
            <text:p><text:s/>- 7</text:p>
          </table:table-cell>
          <table:table-cell office:value-type="float" office:value="-15.217391304347828" table:style-name="ce142">
            <text:p>-15,2<text:s text:c="3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26.415094339622641" table:style-name="ce142">
            <text:p>-26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Fab. mobiliário, repar. instal. máq. e equipa. e outras ind. transformadoras</text:p>
          </table:table-cell>
          <table:table-cell office:value-type="float" office:value="113" table:style-name="ce137">
            <text:p><text:s/>113</text:p>
          </table:table-cell>
          <table:table-cell office:value-type="float" office:value="1.7840227344490054" table:style-name="ce155">
            <text:p>1,8<text:s text:c="5"/></text:p>
          </table:table-cell>
          <table:table-cell office:value-type="float" office:value="123" table:style-name="ce156">
            <text:p><text:s/>123</text:p>
          </table:table-cell>
          <table:table-cell office:value-type="float" office:value="1.5947102294826914" table:style-name="ce157">
            <text:p>1,6<text:s text:c="5"/></text:p>
          </table:table-cell>
          <table:table-cell office:value-type="float" office:value="124" table:style-name="ce139">
            <text:p><text:s/>124</text:p>
          </table:table-cell>
          <table:table-cell office:value-type="float" office:value="1.8905320933069065" table:style-name="ce157">
            <text:p>1,9<text:s text:c="5"/></text:p>
          </table:table-cell>
          <table:table-cell office:value-type="float" office:value="-10" table:style-name="ce141">
            <text:p><text:s/>- 10</text:p>
          </table:table-cell>
          <table:table-cell office:value-type="float" office:value="-8.1300813008130071" table:style-name="ce142">
            <text:p>-8,1<text:s text:c="3"/></text:p>
          </table:table-cell>
          <table:table-cell office:value-type="float" office:value="-11" table:style-name="ce141">
            <text:p><text:s/>- 11</text:p>
          </table:table-cell>
          <table:table-cell office:value-type="float" office:value="-8.870967741935484" table:style-name="ce142">
            <text:p>-8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Eletricidade, gás e água, saneamento, resíduos e despoluição</text:p>
          </table:table-cell>
          <table:table-cell office:value-type="float" office:value="55" table:style-name="ce137">
            <text:p><text:s/>55</text:p>
          </table:table-cell>
          <table:table-cell office:value-type="float" office:value="0.86832964951057778" table:style-name="ce155">
            <text:p>0,9<text:s text:c="5"/></text:p>
          </table:table-cell>
          <table:table-cell office:value-type="float" office:value="37" table:style-name="ce156">
            <text:p><text:s/>37</text:p>
          </table:table-cell>
          <table:table-cell office:value-type="float" office:value="0.47970958122650076" table:style-name="ce157">
            <text:p>0,5<text:s text:c="5"/></text:p>
          </table:table-cell>
          <table:table-cell office:value-type="float" office:value="34" table:style-name="ce139">
            <text:p><text:s/>34</text:p>
          </table:table-cell>
          <table:table-cell office:value-type="float" office:value="0.51837170300350666" table:style-name="ce157">
            <text:p>0,5<text:s text:c="5"/></text:p>
          </table:table-cell>
          <table:table-cell office:value-type="float" office:value="18" table:style-name="ce141">
            <text:p>+ 18</text:p>
          </table:table-cell>
          <table:table-cell office:value-type="float" office:value="48.648648648648653" table:style-name="ce142">
            <text:p>+48,6<text:s text:c="3"/></text:p>
          </table:table-cell>
          <table:table-cell office:value-type="float" office:value="21" table:style-name="ce141">
            <text:p>+ 21</text:p>
          </table:table-cell>
          <table:table-cell office:value-type="float" office:value="61.764705882352942" table:style-name="ce142">
            <text:p>+6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nstrução</text:p>
          </table:table-cell>
          <table:table-cell office:value-type="float" office:value="340" table:style-name="ce137">
            <text:p><text:s/>340</text:p>
          </table:table-cell>
          <table:table-cell office:value-type="float" office:value="5.3678560151562991" table:style-name="ce155">
            <text:p>5,4<text:s text:c="5"/></text:p>
          </table:table-cell>
          <table:table-cell office:value-type="float" office:value="354" table:style-name="ce156">
            <text:p><text:s/>354</text:p>
          </table:table-cell>
          <table:table-cell office:value-type="float" office:value="4.589653831194088" table:style-name="ce157">
            <text:p>4,6<text:s text:c="5"/></text:p>
          </table:table-cell>
          <table:table-cell office:value-type="float" office:value="360" table:style-name="ce139">
            <text:p><text:s/>360</text:p>
          </table:table-cell>
          <table:table-cell office:value-type="float" office:value="5.4886415612135995" table:style-name="ce157">
            <text:p>5,5<text:s text:c="5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3.9548022598870061" table:style-name="ce142">
            <text:p>-4,0<text:s text:c="3"/></text:p>
          </table:table-cell>
          <table:table-cell office:value-type="float" office:value="-20" table:style-name="ce141">
            <text:p><text:s/>- 20</text:p>
          </table:table-cell>
          <table:table-cell office:value-type="float" office:value="-5.5555555555555554" table:style-name="ce142">
            <text:p>-5,6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4">
            <text:p>Serviços</text:p>
          </table:table-cell>
          <table:table-cell office:value-type="float" office:value="4628" table:style-name="ce148">
            <text:p>4 628</text:p>
          </table:table-cell>
          <table:table-cell office:value-type="float" office:value="73.065993053362803" table:style-name="ce149">
            <text:p>73,1<text:s text:c="5"/></text:p>
          </table:table-cell>
          <table:table-cell office:value-type="float" office:value="5599" table:style-name="ce150">
            <text:p>5 599</text:p>
          </table:table-cell>
          <table:table-cell office:value-type="float" office:value="72.591728251004795" table:style-name="ce151">
            <text:p>72,6<text:s text:c="5"/></text:p>
          </table:table-cell>
          <table:table-cell office:value-type="float" office:value="4852" table:style-name="ce150">
            <text:p>4 852</text:p>
          </table:table-cell>
          <table:table-cell office:value-type="float" office:value="73.974691263912177" table:style-name="ce151">
            <text:p>74,0<text:s text:c="5"/></text:p>
          </table:table-cell>
          <table:table-cell office:value-type="float" office:value="-971" table:style-name="ce132">
            <text:p><text:s/>- 971</text:p>
          </table:table-cell>
          <table:table-cell office:value-type="float" office:value="-17.34238256831577" table:style-name="ce133">
            <text:p>-17,3<text:s text:c="3"/></text:p>
          </table:table-cell>
          <table:table-cell office:value-type="float" office:value="-224" table:style-name="ce132">
            <text:p><text:s/>- 224</text:p>
          </table:table-cell>
          <table:table-cell office:value-type="float" office:value="-4.6166529266281948" table:style-name="ce133">
            <text:p>-4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, manut. repar. de veículos automóveis e motociclos</text:p>
          </table:table-cell>
          <table:table-cell office:value-type="float" office:value="101" table:style-name="ce137">
            <text:p><text:s/>101</text:p>
          </table:table-cell>
          <table:table-cell office:value-type="float" office:value="1.5945689927376068" table:style-name="ce155">
            <text:p>1,6<text:s text:c="5"/></text:p>
          </table:table-cell>
          <table:table-cell office:value-type="float" office:value="78" table:style-name="ce156">
            <text:p><text:s/>78</text:p>
          </table:table-cell>
          <table:table-cell office:value-type="float" office:value="1.0112796577207313" table:style-name="ce157">
            <text:p>1,0<text:s text:c="5"/></text:p>
          </table:table-cell>
          <table:table-cell office:value-type="float" office:value="126" table:style-name="ce156">
            <text:p><text:s/>126</text:p>
          </table:table-cell>
          <table:table-cell office:value-type="float" office:value="1.9210245464247599" table:style-name="ce157">
            <text:p>1,9<text:s text:c="5"/></text:p>
          </table:table-cell>
          <table:table-cell office:value-type="float" office:value="23" table:style-name="ce141">
            <text:p>+ 23</text:p>
          </table:table-cell>
          <table:table-cell office:value-type="float" office:value="29.487179487179489" table:style-name="ce142">
            <text:p>+29,5<text:s text:c="3"/></text:p>
          </table:table-cell>
          <table:table-cell office:value-type="float" office:value="-25" table:style-name="ce141">
            <text:p><text:s/>- 25</text:p>
          </table:table-cell>
          <table:table-cell office:value-type="float" office:value="-19.841269841269842" table:style-name="ce142">
            <text:p>-19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6">
            <text:p>Comércio por grosso e a retalho</text:p>
          </table:table-cell>
          <table:table-cell office:value-type="float" office:value="668" table:style-name="ce137">
            <text:p><text:s/>668</text:p>
          </table:table-cell>
          <table:table-cell office:value-type="float" office:value="10.5462582886012" table:style-name="ce155">
            <text:p>10,5<text:s text:c="5"/></text:p>
          </table:table-cell>
          <table:table-cell office:value-type="float" office:value="603" table:style-name="ce156">
            <text:p><text:s/>603</text:p>
          </table:table-cell>
          <table:table-cell office:value-type="float" office:value="7.8179696616102685" table:style-name="ce157">
            <text:p>7,8<text:s text:c="5"/></text:p>
          </table:table-cell>
          <table:table-cell office:value-type="float" office:value="789" table:style-name="ce156">
            <text:p><text:s/>789</text:p>
          </table:table-cell>
          <table:table-cell office:value-type="float" office:value="12.029272754993139" table:style-name="ce157">
            <text:p>12,0<text:s text:c="5"/></text:p>
          </table:table-cell>
          <table:table-cell office:value-type="float" office:value="65" table:style-name="ce141">
            <text:p>+ 65</text:p>
          </table:table-cell>
          <table:table-cell office:value-type="float" office:value="10.779436152570481" table:style-name="ce142">
            <text:p>+10,8<text:s text:c="3"/></text:p>
          </table:table-cell>
          <table:table-cell office:value-type="float" office:value="-121" table:style-name="ce141">
            <text:p><text:s/>- 121</text:p>
          </table:table-cell>
          <table:table-cell office:value-type="float" office:value="-15.335868187579212" table:style-name="ce142">
            <text:p>-15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6">
            <text:p>Transportes e armazenagem</text:p>
          </table:table-cell>
          <table:table-cell office:value-type="float" office:value="107" table:style-name="ce137">
            <text:p><text:s/>107</text:p>
          </table:table-cell>
          <table:table-cell office:value-type="float" office:value="1.689295863593306" table:style-name="ce155">
            <text:p>1,7<text:s text:c="5"/></text:p>
          </table:table-cell>
          <table:table-cell office:value-type="float" office:value="78" table:style-name="ce156">
            <text:p><text:s/>78</text:p>
          </table:table-cell>
          <table:table-cell office:value-type="float" office:value="1.0112796577207313" table:style-name="ce157">
            <text:p>1,0<text:s text:c="5"/></text:p>
          </table:table-cell>
          <table:table-cell office:value-type="float" office:value="151" table:style-name="ce156">
            <text:p><text:s/>151</text:p>
          </table:table-cell>
          <table:table-cell office:value-type="float" office:value="2.3021802103979265" table:style-name="ce157">
            <text:p>2,3<text:s text:c="5"/></text:p>
          </table:table-cell>
          <table:table-cell office:value-type="float" office:value="29" table:style-name="ce141">
            <text:p>+ 29</text:p>
          </table:table-cell>
          <table:table-cell office:value-type="float" office:value="37.179487179487182" table:style-name="ce142">
            <text:p>+37,2<text:s text:c="3"/></text:p>
          </table:table-cell>
          <table:table-cell office:value-type="float" office:value="-44" table:style-name="ce141">
            <text:p><text:s/>- 44</text:p>
          </table:table-cell>
          <table:table-cell office:value-type="float" office:value="-29.139072847682119" table:style-name="ce142">
            <text:p>-2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6">
            <text:p>Alojamento, restauração e similares</text:p>
          </table:table-cell>
          <table:table-cell office:value-type="float" office:value="905" table:style-name="ce137">
            <text:p><text:s/>905</text:p>
          </table:table-cell>
          <table:table-cell office:value-type="float" office:value="14.287969687401326" table:style-name="ce155">
            <text:p>14,3<text:s text:c="5"/></text:p>
          </table:table-cell>
          <table:table-cell office:value-type="float" office:value="622" table:style-name="ce156">
            <text:p><text:s/>622</text:p>
          </table:table-cell>
          <table:table-cell office:value-type="float" office:value="8.0643070141319857" table:style-name="ce157">
            <text:p>8,1<text:s text:c="5"/></text:p>
          </table:table-cell>
          <table:table-cell office:value-type="float" office:value="944" table:style-name="ce156">
            <text:p><text:s/>944</text:p>
          </table:table-cell>
          <table:table-cell office:value-type="float" office:value="14.392437871626774" table:style-name="ce157">
            <text:p>14,4<text:s text:c="5"/></text:p>
          </table:table-cell>
          <table:table-cell office:value-type="float" office:value="283" table:style-name="ce141">
            <text:p>+ 283</text:p>
          </table:table-cell>
          <table:table-cell office:value-type="float" office:value="45.4983922829582" table:style-name="ce142">
            <text:p>+45,5<text:s text:c="3"/></text:p>
          </table:table-cell>
          <table:table-cell office:value-type="float" office:value="-39" table:style-name="ce141">
            <text:p><text:s/>- 39</text:p>
          </table:table-cell>
          <table:table-cell office:value-type="float" office:value="-4.1313559322033901" table:style-name="ce142">
            <text:p>-4,1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informação e de comunicação</text:p>
          </table:table-cell>
          <table:table-cell office:value-type="float" office:value="99" table:style-name="ce137">
            <text:p><text:s/>99</text:p>
          </table:table-cell>
          <table:table-cell office:value-type="float" office:value="1.5629933691190403" table:style-name="ce155">
            <text:p>1,6<text:s text:c="5"/></text:p>
          </table:table-cell>
          <table:table-cell office:value-type="float" office:value="94" table:style-name="ce156">
            <text:p><text:s/>94</text:p>
          </table:table-cell>
          <table:table-cell office:value-type="float" office:value="1.2187216387916506" table:style-name="ce157">
            <text:p>1,2<text:s text:c="5"/></text:p>
          </table:table-cell>
          <table:table-cell office:value-type="float" office:value="122" table:style-name="ce156">
            <text:p><text:s/>122</text:p>
          </table:table-cell>
          <table:table-cell office:value-type="float" office:value="1.8600396401890533" table:style-name="ce157">
            <text:p>1,9<text:s text:c="5"/></text:p>
          </table:table-cell>
          <table:table-cell office:value-type="float" office:value="5" table:style-name="ce141">
            <text:p>+ 5</text:p>
          </table:table-cell>
          <table:table-cell office:value-type="float" office:value="5.3191489361702127" table:style-name="ce142">
            <text:p>+5,3<text:s text:c="3"/></text:p>
          </table:table-cell>
          <table:table-cell office:value-type="float" office:value="-23" table:style-name="ce141">
            <text:p><text:s/>- 23</text:p>
          </table:table-cell>
          <table:table-cell office:value-type="float" office:value="-18.852459016393443" table:style-name="ce142">
            <text:p>-18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financeiras e de seguros</text:p>
          </table:table-cell>
          <table:table-cell office:value-type="float" office:value="22" table:style-name="ce137">
            <text:p><text:s/>22</text:p>
          </table:table-cell>
          <table:table-cell office:value-type="float" office:value="0.34733185980423115" table:style-name="ce155">
            <text:p>0,3<text:s text:c="5"/></text:p>
          </table:table-cell>
          <table:table-cell office:value-type="float" office:value="27" table:style-name="ce156">
            <text:p><text:s/>27</text:p>
          </table:table-cell>
          <table:table-cell office:value-type="float" office:value="0.3500583430571762" table:style-name="ce157">
            <text:p>0,4<text:s text:c="5"/></text:p>
          </table:table-cell>
          <table:table-cell office:value-type="float" office:value="36" table:style-name="ce156">
            <text:p><text:s/>36</text:p>
          </table:table-cell>
          <table:table-cell office:value-type="float" office:value="0.54886415612135997" table:style-name="ce157">
            <text:p>0,5<text:s text:c="5"/></text:p>
          </table:table-cell>
          <table:table-cell office:value-type="float" office:value="-5" table:style-name="ce141">
            <text:p><text:s/>- 5</text:p>
          </table:table-cell>
          <table:table-cell office:value-type="float" office:value="-18.518518518518519" table:style-name="ce142">
            <text:p>-18,5<text:s text:c="3"/></text:p>
          </table:table-cell>
          <table:table-cell office:value-type="float" office:value="-14" table:style-name="ce141">
            <text:p><text:s/>- 14</text:p>
          </table:table-cell>
          <table:table-cell office:value-type="float" office:value="-38.888888888888893" table:style-name="ce142">
            <text:p>-38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imobiliárias, administrativas e dos serviços de apoio</text:p>
          </table:table-cell>
          <table:table-cell office:value-type="float" office:value="1615" table:style-name="ce137">
            <text:p>1 615</text:p>
          </table:table-cell>
          <table:table-cell office:value-type="float" office:value="25.497316071992422" table:style-name="ce155">
            <text:p>25,5<text:s text:c="5"/></text:p>
          </table:table-cell>
          <table:table-cell office:value-type="float" office:value="3145" table:style-name="ce156">
            <text:p>3 145</text:p>
          </table:table-cell>
          <table:table-cell office:value-type="float" office:value="40.775314404252562" table:style-name="ce157">
            <text:p>40,8<text:s text:c="5"/></text:p>
          </table:table-cell>
          <table:table-cell office:value-type="float" office:value="1560" table:style-name="ce156">
            <text:p>1 560</text:p>
          </table:table-cell>
          <table:table-cell office:value-type="float" office:value="23.784113431925601" table:style-name="ce157">
            <text:p>23,8<text:s text:c="5"/></text:p>
          </table:table-cell>
          <table:table-cell office:value-type="float" office:value="-1530" table:style-name="ce141">
            <text:p><text:s/>-1 530</text:p>
          </table:table-cell>
          <table:table-cell office:value-type="float" office:value="-48.648648648648653" table:style-name="ce142">
            <text:p>-48,6<text:s text:c="3"/></text:p>
          </table:table-cell>
          <table:table-cell office:value-type="float" office:value="55" table:style-name="ce141">
            <text:p>+ 55</text:p>
          </table:table-cell>
          <table:table-cell office:value-type="float" office:value="3.5256410256410255" table:style-name="ce142">
            <text:p>+3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tividades de consultoria, científicas, técnicas e similares</text:p>
          </table:table-cell>
          <table:table-cell office:value-type="float" office:value="252" table:style-name="ce137">
            <text:p><text:s/>252</text:p>
          </table:table-cell>
          <table:table-cell office:value-type="float" office:value="3.9785285759393747" table:style-name="ce155">
            <text:p>4,0<text:s text:c="5"/></text:p>
          </table:table-cell>
          <table:table-cell office:value-type="float" office:value="264" table:style-name="ce156">
            <text:p><text:s/>264</text:p>
          </table:table-cell>
          <table:table-cell office:value-type="float" office:value="3.4227926876701673" table:style-name="ce157">
            <text:p>3,4<text:s text:c="5"/></text:p>
          </table:table-cell>
          <table:table-cell office:value-type="float" office:value="358" table:style-name="ce156">
            <text:p><text:s/>358</text:p>
          </table:table-cell>
          <table:table-cell office:value-type="float" office:value="5.4581491080957463" table:style-name="ce157">
            <text:p>5,5<text:s text:c="5"/></text:p>
          </table:table-cell>
          <table:table-cell office:value-type="float" office:value="-12" table:style-name="ce141">
            <text:p><text:s/>- 12</text:p>
          </table:table-cell>
          <table:table-cell office:value-type="float" office:value="-4.5454545454545459" table:style-name="ce142">
            <text:p>-4,5<text:s text:c="3"/></text:p>
          </table:table-cell>
          <table:table-cell office:value-type="float" office:value="-106" table:style-name="ce141">
            <text:p><text:s/>- 106</text:p>
          </table:table-cell>
          <table:table-cell office:value-type="float" office:value="-29.608938547486037" table:style-name="ce142">
            <text:p>-29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Admin. pública, educação, atividades de saúde e apoio social</text:p>
          </table:table-cell>
          <table:table-cell office:value-type="float" office:value="651" table:style-name="ce137">
            <text:p><text:s/>651</text:p>
          </table:table-cell>
          <table:table-cell office:value-type="float" office:value="10.277865487843385" table:style-name="ce155">
            <text:p>10,3<text:s text:c="5"/></text:p>
          </table:table-cell>
          <table:table-cell office:value-type="float" office:value="563" table:style-name="ce156">
            <text:p><text:s/>563</text:p>
          </table:table-cell>
          <table:table-cell office:value-type="float" office:value="7.2993647089329707" table:style-name="ce157">
            <text:p>7,3<text:s text:c="5"/></text:p>
          </table:table-cell>
          <table:table-cell office:value-type="float" office:value="576" table:style-name="ce156">
            <text:p><text:s/>576</text:p>
          </table:table-cell>
          <table:table-cell office:value-type="float" office:value="8.7818264979417595" table:style-name="ce157">
            <text:p>8,8<text:s text:c="5"/></text:p>
          </table:table-cell>
          <table:table-cell office:value-type="float" office:value="88" table:style-name="ce141">
            <text:p>+ 88</text:p>
          </table:table-cell>
          <table:table-cell office:value-type="float" office:value="15.630550621669629" table:style-name="ce142">
            <text:p>+15,6<text:s text:c="3"/></text:p>
          </table:table-cell>
          <table:table-cell office:value-type="float" office:value="75" table:style-name="ce141">
            <text:p>+ 75</text:p>
          </table:table-cell>
          <table:table-cell office:value-type="float" office:value="13.020833333333334" table:style-name="ce142">
            <text:p>+13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Outras atividades de serviços</text:p>
          </table:table-cell>
          <table:table-cell office:value-type="float" office:value="208" table:style-name="ce137">
            <text:p><text:s/>208</text:p>
          </table:table-cell>
          <table:table-cell office:value-type="float" office:value="3.2838648563309127" table:style-name="ce155">
            <text:p>3,3<text:s text:c="5"/></text:p>
          </table:table-cell>
          <table:table-cell office:value-type="float" office:value="125" table:style-name="ce156">
            <text:p><text:s/>125</text:p>
          </table:table-cell>
          <table:table-cell office:value-type="float" office:value="1.6206404771165566" table:style-name="ce157">
            <text:p>1,6<text:s text:c="5"/></text:p>
          </table:table-cell>
          <table:table-cell office:value-type="float" office:value="190" table:style-name="ce156">
            <text:p><text:s/>190</text:p>
          </table:table-cell>
          <table:table-cell office:value-type="float" office:value="2.8967830461960666" table:style-name="ce157">
            <text:p>2,9<text:s text:c="5"/></text:p>
          </table:table-cell>
          <table:table-cell office:value-type="float" office:value="83" table:style-name="ce141">
            <text:p>+ 83</text:p>
          </table:table-cell>
          <table:table-cell office:value-type="float" office:value="66.400000000000006" table:style-name="ce142">
            <text:p>+66,4<text:s text:c="3"/></text:p>
          </table:table-cell>
          <table:table-cell office:value-type="float" office:value="18" table:style-name="ce141">
            <text:p>+ 18</text:p>
          </table:table-cell>
          <table:table-cell office:value-type="float" office:value="9.4736842105263168" table:style-name="ce142">
            <text:p>+9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6">
            <text:p>Sem classificação</text:p>
          </table:table-cell>
          <table:table-cell office:value-type="float" office:value="0" table:style-name="ce137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1">
            <text:p>+ 0</text:p>
          </table:table-cell>
          <table:table-cell office:value-type="string" table:style-name="ce293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style-name="ce273"/>
          <table:table-cell table:style-name="ce274"/>
          <table:table-cell table:style-name="ce273"/>
          <table:table-cell table:style-name="ce167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6"/>
          <table:table-cell table:style-name="ce255"/>
          <table:table-cell table:style-name="ce256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5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style-name="ro12">
          <table:table-cell table:style-name="ce294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6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07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1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3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8"/>
          <table:table-cell table:number-columns-repeated="2" table:style-name="ce15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2"/>
          <table:table-cell table:number-columns-repeated="2" table:style-name="ce153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2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2"/>
          <table:table-cell table:number-columns-repeated="16369"/>
        </table:table-row>
        <table:table-row table:style-name="ro4">
          <table:table-cell table:number-columns-repeated="12"/>
          <table:table-cell table:style-name="ce158"/>
          <table:table-cell table:number-columns-repeated="2" table:style-name="ce152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P0">
      <number:text>+</number:text>
      <number:number number:decimal-places="1" number:min-integer-digits="1"/>
      <number:text>             </number:text>
    </number:number-style>
    <number:number-style style:name="N43">
      <number:text>-</number:text>
      <number:number number:decimal-places="1" number:min-integer-digits="1"/>
      <number:text>             </number:text>
      <style:map style:condition="value()&gt;=0" style:apply-style-name="N43P0"/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mília Josué;Ana Paula Brito</meta:initial-creator>
    <dc:creator>Ana Paula Brito</dc:creator>
    <meta:creation-date>2014-01-15T09:56:08Z</meta:creation-date>
    <dc:date>2020-03-10T09:46:40Z</dc:date>
    <meta:print-date>2020-03-09T11:51:57Z</meta:print-date>
  </office:meta>
</office:document-meta>
</file>